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4"/>
    <style:style style:name="ce3" style:family="table-cell" style:parent-style-name="Default" style:data-style-name="N41"/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ext-properties style:font-name="Liberation Sans" style:font-name-asian="Noto Sans CJK SC Regular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S:3138</text:p>
          </table:table-cell>
          <table:table-cell office:value-type="string" calcext:value-type="string">
            <text:p>t:2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/V</text:p>
          </table:table-cell>
          <table:table-cell office:value-type="string" calcext:value-type="string">
            <text:p>finished_state</text:p>
          </table:table-cell>
          <table:table-cell office:value-type="string" calcext:value-type="string">
            <text:p>IRQ_Cnt</text:p>
          </table:table-cell>
          <table:table-cell office:value-type="string" calcext:value-type="string">
            <text:p>laps_S/V</text:p>
          </table:table-cell>
          <table:table-cell office:value-type="string" calcext:value-type="string">
            <text:p>finished_state</text:p>
          </table:table-cell>
          <table:table-cell office:value-type="string" calcext:value-type="string">
            <text:p>IRQ_Cnt</text:p>
          </table:table-cell>
          <table:table-cell office:value-type="string" calcext:value-type="string">
            <text:p>laps_time</text:p>
          </table:table-cell>
          <table:table-cell office:value-type="string" calcext:value-type="string">
            <text:p>pulse_duration</text:p>
          </table:table-cell>
          <table:table-cell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9069649" calcext:value-type="float">
            <text:p>39069649</text:p>
          </table:table-cell>
          <table:table-cell office:value-type="float" office:value="1" calcext:value-type="float">
            <text:p>1</text:p>
          </table:table-cell>
          <table:table-cell table:style-name="ce2" table:formula="of:=[.D3]/86400000" office:value-type="time" office:time-value="PT10H51M09.649S" calcext:value-type="time">
            <text:p>10:51: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9069650" calcext:value-type="float">
            <text:p>3906965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4]-[.$D$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9069651" calcext:value-type="float">
            <text:p>390696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5]-[.$D$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9069652" calcext:value-type="float">
            <text:p>3906965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6]-[.$D$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9069654" calcext:value-type="float">
            <text:p>3906965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7]-[.$D$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9069656" calcext:value-type="float">
            <text:p>3906965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8]-[.$D$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39069657" calcext:value-type="float">
            <text:p>390696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9]-[.$D$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9069659" calcext:value-type="float">
            <text:p>3906965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0]-[.$D$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39069660" calcext:value-type="float">
            <text:p>3906966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11]-[.$D$3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39069662" calcext:value-type="float">
            <text:p>390696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2]-[.$D$3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39069663" calcext:value-type="float">
            <text:p>390696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3]-[.$D$3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9069664" calcext:value-type="float">
            <text:p>390696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4]-[.$D$3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39069666" calcext:value-type="float">
            <text:p>3906966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15]-[.$D$3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9069668" calcext:value-type="float">
            <text:p>3906966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16]-[.$D$3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9069669" calcext:value-type="float">
            <text:p>3906966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17]-[.$D$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39069671" calcext:value-type="float">
            <text:p>3906967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18]-[.$D$3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9069673" calcext:value-type="float">
            <text:p>3906967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D19]-[.$D$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39069675" calcext:value-type="float">
            <text:p>3906967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20]-[.$D$3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39069694" calcext:value-type="float">
            <text:p>39069694</text:p>
          </table:table-cell>
          <table:table-cell office:value-type="float" office:value="698788" calcext:value-type="float">
            <text:p>698788</text:p>
          </table:table-cell>
          <table:table-cell table:number-columns-repeated="3"/>
          <table:table-cell table:formula="of:=[.D21]-[.$D$3]"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069696" calcext:value-type="float">
            <text:p>39069696</text:p>
          </table:table-cell>
          <table:table-cell office:value-type="float" office:value="603928" calcext:value-type="float">
            <text:p>603928</text:p>
          </table:table-cell>
          <table:table-cell table:number-columns-repeated="4"/>
          <table:table-cell table:formula="of:=[.D22]-[.$D$3]" office:value-type="float" office:value="-38465721" calcext:value-type="float">
            <text:p>-3846572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69697" calcext:value-type="float">
            <text:p>3906969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[.D23]-[.$D$3]"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073757" calcext:value-type="float">
            <text:p>390737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4]-[.$D$3]" office:value-type="float" office:value="4108" calcext:value-type="float">
            <text:p>4108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9073758" calcext:value-type="float">
            <text:p>3907375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25]-[.$D$3]" office:value-type="float" office:value="4109" calcext:value-type="float">
            <text:p>4109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9073759" calcext:value-type="float">
            <text:p>3907375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6]-[.$D$3]" office:value-type="float" office:value="4110" calcext:value-type="float">
            <text:p>4110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9073760" calcext:value-type="float">
            <text:p>3907376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7]-[.$D$3]" office:value-type="float" office:value="4111" calcext:value-type="float">
            <text:p>4111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9073761" calcext:value-type="float">
            <text:p>390737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8]-[.$D$3]" office:value-type="float" office:value="4112" calcext:value-type="float">
            <text:p>4112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9073761" calcext:value-type="float">
            <text:p>390737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9]-[.$D$3]" office:value-type="float" office:value="4112" calcext:value-type="float">
            <text:p>4112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9073782" calcext:value-type="float">
            <text:p>39073782</text:p>
          </table:table-cell>
          <table:table-cell office:value-type="float" office:value="608036" calcext:value-type="float">
            <text:p>608036</text:p>
          </table:table-cell>
          <table:table-cell table:number-columns-repeated="3"/>
          <table:table-cell table:formula="of:=[.D30]-[.$D$3]" office:value-type="float" office:value="4133" calcext:value-type="float">
            <text:p>4133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73783" calcext:value-type="float">
            <text:p>39073783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31]-[.$D$3]" office:value-type="float" office:value="4134" calcext:value-type="float">
            <text:p>413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076296" calcext:value-type="float">
            <text:p>3907629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32]-[.$D$3]" office:value-type="float" office:value="6647" calcext:value-type="float">
            <text:p>664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076297" calcext:value-type="float">
            <text:p>3907629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3]-[.$D$3]" office:value-type="float" office:value="6648" calcext:value-type="float">
            <text:p>664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9076298" calcext:value-type="float">
            <text:p>3907629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4]-[.$D$3]" office:value-type="float" office:value="6649" calcext:value-type="float">
            <text:p>664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76318" calcext:value-type="float">
            <text:p>39076318</text:p>
          </table:table-cell>
          <table:table-cell office:value-type="float" office:value="6645" calcext:value-type="float">
            <text:p>6645</text:p>
          </table:table-cell>
          <table:table-cell table:number-columns-repeated="3"/>
          <table:table-cell table:formula="of:=[.D35]-[.$D$3]" office:value-type="float" office:value="6669" calcext:value-type="float">
            <text:p>666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76319" calcext:value-type="float">
            <text:p>39076319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36]-[.$D$3]" office:value-type="float" office:value="6670" calcext:value-type="float">
            <text:p>667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080130" calcext:value-type="float">
            <text:p>390801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37]-[.$D$3]" office:value-type="float" office:value="10481" calcext:value-type="float">
            <text:p>1048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080131" calcext:value-type="float">
            <text:p>390801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8]-[.$D$3]" office:value-type="float" office:value="10482" calcext:value-type="float">
            <text:p>1048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9080132" calcext:value-type="float">
            <text:p>390801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9]-[.$D$3]"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080133" calcext:value-type="float">
            <text:p>3908013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0]-[.$D$3]" office:value-type="float" office:value="10484" calcext:value-type="float">
            <text:p>1048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9080134" calcext:value-type="float">
            <text:p>390801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1]-[.$D$3]" office:value-type="float" office:value="10485" calcext:value-type="float">
            <text:p>1048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9080134" calcext:value-type="float">
            <text:p>3908013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42]-[.$D$3]" office:value-type="float" office:value="10485" calcext:value-type="float">
            <text:p>1048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9080139" calcext:value-type="float">
            <text:p>390801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3]-[.$D$3]" office:value-type="float" office:value="10490" calcext:value-type="float">
            <text:p>1049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9080141" calcext:value-type="float">
            <text:p>3908014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44]-[.$D$3]" office:value-type="float" office:value="10492" calcext:value-type="float">
            <text:p>1049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39080142" calcext:value-type="float">
            <text:p>390801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5]-[.$D$3]"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9080143" calcext:value-type="float">
            <text:p>3908014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6]-[.$D$3]" office:value-type="float" office:value="10494" calcext:value-type="float">
            <text:p>1049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39080144" calcext:value-type="float">
            <text:p>390801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7]-[.$D$3]" office:value-type="float" office:value="10495" calcext:value-type="float">
            <text:p>1049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39080146" calcext:value-type="float">
            <text:p>3908014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8]-[.$D$3]" office:value-type="float" office:value="10497" calcext:value-type="float">
            <text:p>1049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39080146" calcext:value-type="float">
            <text:p>3908014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49]-[.$D$3]" office:value-type="float" office:value="10497" calcext:value-type="float">
            <text:p>1049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39080147" calcext:value-type="float">
            <text:p>3908014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50]-[.$D$3]" office:value-type="float" office:value="10498" calcext:value-type="float">
            <text:p>1049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9080155" calcext:value-type="float">
            <text:p>3908015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51]-[.$D$3]" office:value-type="float" office:value="10506" calcext:value-type="float">
            <text:p>1050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9080157" calcext:value-type="float">
            <text:p>3908015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52]-[.$D$3]" office:value-type="float" office:value="10508" calcext:value-type="float">
            <text:p>1050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39080161" calcext:value-type="float">
            <text:p>3908016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53]-[.$D$3]" office:value-type="float" office:value="10512" calcext:value-type="float">
            <text:p>1051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9080162" calcext:value-type="float">
            <text:p>390801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54]-[.$D$3]" office:value-type="float" office:value="10513" calcext:value-type="float">
            <text:p>1051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9080163" calcext:value-type="float">
            <text:p>3908016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55]-[.$D$3]" office:value-type="float" office:value="10514" calcext:value-type="float">
            <text:p>1051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9080165" calcext:value-type="float">
            <text:p>390801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56]-[.$D$3]" office:value-type="float" office:value="10516" calcext:value-type="float">
            <text:p>1051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9080166" calcext:value-type="float">
            <text:p>3908016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57]-[.$D$3]" office:value-type="float" office:value="10517" calcext:value-type="float">
            <text:p>1051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39080170" calcext:value-type="float">
            <text:p>390801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58]-[.$D$3]" office:value-type="float" office:value="10521" calcext:value-type="float">
            <text:p>1052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080170" calcext:value-type="float">
            <text:p>390801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59]-[.$D$3]" office:value-type="float" office:value="10521" calcext:value-type="float">
            <text:p>1052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9080171" calcext:value-type="float">
            <text:p>3908017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60]-[.$D$3]" office:value-type="float" office:value="10522" calcext:value-type="float">
            <text:p>105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39080172" calcext:value-type="float">
            <text:p>3908017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61]-[.$D$3]" office:value-type="float" office:value="10523" calcext:value-type="float">
            <text:p>1052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39080175" calcext:value-type="float">
            <text:p>390801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62]-[.$D$3]" office:value-type="float" office:value="10526" calcext:value-type="float">
            <text:p>1052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9080176" calcext:value-type="float">
            <text:p>3908017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63]-[.$D$3]" office:value-type="float" office:value="10527" calcext:value-type="float">
            <text:p>10527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39080196" calcext:value-type="float">
            <text:p>39080196</text:p>
          </table:table-cell>
          <table:table-cell office:value-type="float" office:value="3899" calcext:value-type="float">
            <text:p>3899</text:p>
          </table:table-cell>
          <table:table-cell table:number-columns-repeated="3"/>
          <table:table-cell table:formula="of:=[.D64]-[.$D$3]" office:value-type="float" office:value="10547" calcext:value-type="float">
            <text:p>1054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80197" calcext:value-type="float">
            <text:p>3908019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65]-[.$D$3]" office:value-type="float" office:value="10548" calcext:value-type="float">
            <text:p>10548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084697" calcext:value-type="float">
            <text:p>39084697</text:p>
          </table:table-cell>
          <table:table-cell office:value-type="float" office:value="15001" calcext:value-type="float">
            <text:p>15001</text:p>
          </table:table-cell>
          <table:table-cell table:number-columns-repeated="4"/>
          <table:table-cell table:formula="of:=[.D66]-[.$D$3]" office:value-type="float" office:value="-39054648" calcext:value-type="float">
            <text:p>-3905464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086965" calcext:value-type="float">
            <text:p>3908696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67]-[.$D$3]" office:value-type="float" office:value="17316" calcext:value-type="float">
            <text:p>1731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9086966" calcext:value-type="float">
            <text:p>3908696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68]-[.$D$3]" office:value-type="float" office:value="17317" calcext:value-type="float">
            <text:p>1731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9086967" calcext:value-type="float">
            <text:p>390869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69]-[.$D$3]" office:value-type="float" office:value="17318" calcext:value-type="float">
            <text:p>1731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086968" calcext:value-type="float">
            <text:p>3908696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70]-[.$D$3]" office:value-type="float" office:value="17319" calcext:value-type="float">
            <text:p>1731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9086968" calcext:value-type="float">
            <text:p>3908696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71]-[.$D$3]" office:value-type="float" office:value="17319" calcext:value-type="float">
            <text:p>1731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9086989" calcext:value-type="float">
            <text:p>39086989</text:p>
          </table:table-cell>
          <table:table-cell office:value-type="float" office:value="6814" calcext:value-type="float">
            <text:p>6814</text:p>
          </table:table-cell>
          <table:table-cell table:number-columns-repeated="3"/>
          <table:table-cell table:formula="of:=[.D72]-[.$D$3]" office:value-type="float" office:value="17340" calcext:value-type="float">
            <text:p>1734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86990" calcext:value-type="float">
            <text:p>3908699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73]-[.$D$3]" office:value-type="float" office:value="17341" calcext:value-type="float">
            <text:p>1734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090838" calcext:value-type="float">
            <text:p>3909083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74]-[.$D$3]" office:value-type="float" office:value="21189" calcext:value-type="float">
            <text:p>2118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9090839" calcext:value-type="float">
            <text:p>390908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75]-[.$D$3]" office:value-type="float" office:value="21190" calcext:value-type="float">
            <text:p>2119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090840" calcext:value-type="float">
            <text:p>390908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76]-[.$D$3]" office:value-type="float" office:value="21191" calcext:value-type="float">
            <text:p>2119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9090841" calcext:value-type="float">
            <text:p>390908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77]-[.$D$3]" office:value-type="float" office:value="21192" calcext:value-type="float">
            <text:p>2119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090841" calcext:value-type="float">
            <text:p>390908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78]-[.$D$3]" office:value-type="float" office:value="21192" calcext:value-type="float">
            <text:p>2119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9090845" calcext:value-type="float">
            <text:p>390908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79]-[.$D$3]" office:value-type="float" office:value="21196" calcext:value-type="float">
            <text:p>2119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9090845" calcext:value-type="float">
            <text:p>3909084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80]-[.$D$3]" office:value-type="float" office:value="21196" calcext:value-type="float">
            <text:p>2119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9090854" calcext:value-type="float">
            <text:p>3909085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81]-[.$D$3]" office:value-type="float" office:value="21205" calcext:value-type="float">
            <text:p>2120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090855" calcext:value-type="float">
            <text:p>3909085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82]-[.$D$3]" office:value-type="float" office:value="21206" calcext:value-type="float">
            <text:p>2120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9090859" calcext:value-type="float">
            <text:p>3909085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83]-[.$D$3]" office:value-type="float" office:value="21210" calcext:value-type="float">
            <text:p>2121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9090861" calcext:value-type="float">
            <text:p>390908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84]-[.$D$3]" office:value-type="float" office:value="21212" calcext:value-type="float">
            <text:p>2121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9090861" calcext:value-type="float">
            <text:p>3909086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85]-[.$D$3]" office:value-type="float" office:value="21212" calcext:value-type="float">
            <text:p>2121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9090863" calcext:value-type="float">
            <text:p>3909086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86]-[.$D$3]" office:value-type="float" office:value="21214" calcext:value-type="float">
            <text:p>2121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9090867" calcext:value-type="float">
            <text:p>390908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87]-[.$D$3]" office:value-type="float" office:value="21218" calcext:value-type="float">
            <text:p>2121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9090868" calcext:value-type="float">
            <text:p>3909086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88]-[.$D$3]" office:value-type="float" office:value="21219" calcext:value-type="float">
            <text:p>2121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9090870" calcext:value-type="float">
            <text:p>3909087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89]-[.$D$3]" office:value-type="float" office:value="21221" calcext:value-type="float">
            <text:p>2122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9090873" calcext:value-type="float">
            <text:p>3909087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90]-[.$D$3]" office:value-type="float" office:value="21224" calcext:value-type="float">
            <text:p>2122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39090877" calcext:value-type="float">
            <text:p>390908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91]-[.$D$3]" office:value-type="float" office:value="21228" calcext:value-type="float">
            <text:p>2122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9090878" calcext:value-type="float">
            <text:p>390908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92]-[.$D$3]" office:value-type="float" office:value="21229" calcext:value-type="float">
            <text:p>2122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9090878" calcext:value-type="float">
            <text:p>390908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93]-[.$D$3]" office:value-type="float" office:value="21229" calcext:value-type="float">
            <text:p>2122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9090879" calcext:value-type="float">
            <text:p>3909087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94]-[.$D$3]" office:value-type="float" office:value="21230" calcext:value-type="float">
            <text:p>2123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9090899" calcext:value-type="float">
            <text:p>39090899</text:p>
          </table:table-cell>
          <table:table-cell office:value-type="float" office:value="3931" calcext:value-type="float">
            <text:p>3931</text:p>
          </table:table-cell>
          <table:table-cell table:number-columns-repeated="3"/>
          <table:table-cell table:formula="of:=[.D95]-[.$D$3]" office:value-type="float" office:value="21250" calcext:value-type="float">
            <text:p>2125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90900" calcext:value-type="float">
            <text:p>390909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96]-[.$D$3]" office:value-type="float" office:value="21251" calcext:value-type="float">
            <text:p>2125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097726" calcext:value-type="float">
            <text:p>390977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97]-[.$D$3]" office:value-type="float" office:value="28077" calcext:value-type="float">
            <text:p>2807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9097726" calcext:value-type="float">
            <text:p>3909772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98]-[.$D$3]" office:value-type="float" office:value="28077" calcext:value-type="float">
            <text:p>2807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9097728" calcext:value-type="float">
            <text:p>390977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99]-[.$D$3]" office:value-type="float" office:value="28079" calcext:value-type="float">
            <text:p>2807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9097729" calcext:value-type="float">
            <text:p>390977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00]-[.$D$3]" office:value-type="float" office:value="28080" calcext:value-type="float">
            <text:p>2808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97750" calcext:value-type="float">
            <text:p>39097750</text:p>
          </table:table-cell>
          <table:table-cell office:value-type="float" office:value="6872" calcext:value-type="float">
            <text:p>6872</text:p>
          </table:table-cell>
          <table:table-cell table:number-columns-repeated="3"/>
          <table:table-cell table:formula="of:=[.D101]-[.$D$3]" office:value-type="float" office:value="28101" calcext:value-type="float">
            <text:p>2810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97751" calcext:value-type="float">
            <text:p>3909775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102]-[.$D$3]" office:value-type="float" office:value="28102" calcext:value-type="float">
            <text:p>2810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099698" calcext:value-type="float">
            <text:p>39099698</text:p>
          </table:table-cell>
          <table:table-cell office:value-type="float" office:value="15001" calcext:value-type="float">
            <text:p>15001</text:p>
          </table:table-cell>
          <table:table-cell table:number-columns-repeated="4"/>
          <table:table-cell table:formula="of:=[.D103]-[.$D$3]" office:value-type="float" office:value="-39054648" calcext:value-type="float">
            <text:p>-3905464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101616" calcext:value-type="float">
            <text:p>391016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104]-[.$D$3]" office:value-type="float" office:value="31967" calcext:value-type="float">
            <text:p>3196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9101617" calcext:value-type="float">
            <text:p>391016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05]-[.$D$3]" office:value-type="float" office:value="31968" calcext:value-type="float">
            <text:p>3196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9101618" calcext:value-type="float">
            <text:p>391016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06]-[.$D$3]" office:value-type="float" office:value="31969" calcext:value-type="float">
            <text:p>3196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9101618" calcext:value-type="float">
            <text:p>391016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07]-[.$D$3]" office:value-type="float" office:value="31969" calcext:value-type="float">
            <text:p>3196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9101619" calcext:value-type="float">
            <text:p>3910161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08]-[.$D$3]" office:value-type="float" office:value="31970" calcext:value-type="float">
            <text:p>3197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9101620" calcext:value-type="float">
            <text:p>391016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109]-[.$D$3]" office:value-type="float" office:value="31971" calcext:value-type="float">
            <text:p>3197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9101630" calcext:value-type="float">
            <text:p>391016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10]-[.$D$3]" office:value-type="float" office:value="31981" calcext:value-type="float">
            <text:p>3198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9101631" calcext:value-type="float">
            <text:p>3910163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111]-[.$D$3]" office:value-type="float" office:value="31982" calcext:value-type="float">
            <text:p>3198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9101634" calcext:value-type="float">
            <text:p>391016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12]-[.$D$3]" office:value-type="float" office:value="31985" calcext:value-type="float">
            <text:p>3198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101636" calcext:value-type="float">
            <text:p>3910163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13]-[.$D$3]" office:value-type="float" office:value="31987" calcext:value-type="float">
            <text:p>3198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39101638" calcext:value-type="float">
            <text:p>3910163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114]-[.$D$3]" office:value-type="float" office:value="31989" calcext:value-type="float">
            <text:p>3198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9101643" calcext:value-type="float">
            <text:p>3910164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15]-[.$D$3]" office:value-type="float" office:value="31994" calcext:value-type="float">
            <text:p>3199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39101649" calcext:value-type="float">
            <text:p>3910164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116]-[.$D$3]"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9101649" calcext:value-type="float">
            <text:p>3910164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17]-[.$D$3]"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9101656" calcext:value-type="float">
            <text:p>3910165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118]-[.$D$3]" office:value-type="float" office:value="32007" calcext:value-type="float">
            <text:p>3200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9101657" calcext:value-type="float">
            <text:p>3910165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119]-[.$D$3]" office:value-type="float" office:value="32008" calcext:value-type="float">
            <text:p>3200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101663" calcext:value-type="float">
            <text:p>391016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20]-[.$D$3]" office:value-type="float" office:value="32014" calcext:value-type="float">
            <text:p>3201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9101664" calcext:value-type="float">
            <text:p>391016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21]-[.$D$3]" office:value-type="float" office:value="32015" calcext:value-type="float">
            <text:p>3201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39101684" calcext:value-type="float">
            <text:p>39101684</text:p>
          </table:table-cell>
          <table:table-cell office:value-type="float" office:value="3955" calcext:value-type="float">
            <text:p>3955</text:p>
          </table:table-cell>
          <table:table-cell table:number-columns-repeated="3"/>
          <table:table-cell table:formula="of:=[.D122]-[.$D$3]" office:value-type="float" office:value="32035" calcext:value-type="float">
            <text:p>3203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01685" calcext:value-type="float">
            <text:p>3910168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123]-[.$D$3]" office:value-type="float" office:value="32036" calcext:value-type="float">
            <text:p>32036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101957" calcext:value-type="float">
            <text:p>391019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24]-[.$D$3]" office:value-type="float" office:value="32308" calcext:value-type="float">
            <text:p>32308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9101958" calcext:value-type="float">
            <text:p>3910195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25]-[.$D$3]" office:value-type="float" office:value="32309" calcext:value-type="float">
            <text:p>32309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9101978" calcext:value-type="float">
            <text:p>39101978</text:p>
          </table:table-cell>
          <table:table-cell office:value-type="float" office:value="28217" calcext:value-type="float">
            <text:p>28217</text:p>
          </table:table-cell>
          <table:table-cell table:number-columns-repeated="3"/>
          <table:table-cell table:formula="of:=[.D126]-[.$D$3]" office:value-type="float" office:value="32329" calcext:value-type="float">
            <text:p>32329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01979" calcext:value-type="float">
            <text:p>39101979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127]-[.$D$3]" office:value-type="float" office:value="32330" calcext:value-type="float">
            <text:p>3233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108549" calcext:value-type="float">
            <text:p>3910854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28]-[.$D$3]" office:value-type="float" office:value="38900" calcext:value-type="float">
            <text:p>3890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9108549" calcext:value-type="float">
            <text:p>3910854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29]-[.$D$3]" office:value-type="float" office:value="38900" calcext:value-type="float">
            <text:p>3890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9108550" calcext:value-type="float">
            <text:p>391085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30]-[.$D$3]" office:value-type="float" office:value="38901" calcext:value-type="float">
            <text:p>3890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108571" calcext:value-type="float">
            <text:p>39108571</text:p>
          </table:table-cell>
          <table:table-cell office:value-type="float" office:value="6908" calcext:value-type="float">
            <text:p>6908</text:p>
          </table:table-cell>
          <table:table-cell table:number-columns-repeated="3"/>
          <table:table-cell table:formula="of:=[.D131]-[.$D$3]" office:value-type="float" office:value="38922" calcext:value-type="float">
            <text:p>389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08572" calcext:value-type="float">
            <text:p>39108572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132]-[.$D$3]" office:value-type="float" office:value="38923" calcext:value-type="float">
            <text:p>3892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12407" calcext:value-type="float">
            <text:p>3911240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33]-[.$D$3]" office:value-type="float" office:value="42758" calcext:value-type="float">
            <text:p>4275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112408" calcext:value-type="float">
            <text:p>391124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34]-[.$D$3]" office:value-type="float" office:value="42759" calcext:value-type="float">
            <text:p>4275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39112409" calcext:value-type="float">
            <text:p>391124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35]-[.$D$3]" office:value-type="float" office:value="42760" calcext:value-type="float">
            <text:p>4276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39112410" calcext:value-type="float">
            <text:p>391124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36]-[.$D$3]" office:value-type="float" office:value="42761" calcext:value-type="float">
            <text:p>4276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9112419" calcext:value-type="float">
            <text:p>391124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137]-[.$D$3]" office:value-type="float" office:value="42770" calcext:value-type="float">
            <text:p>4277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39112420" calcext:value-type="float">
            <text:p>391124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38]-[.$D$3]" office:value-type="float" office:value="42771" calcext:value-type="float">
            <text:p>4277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39112423" calcext:value-type="float">
            <text:p>3911242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139]-[.$D$3]" office:value-type="float" office:value="42774" calcext:value-type="float">
            <text:p>4277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39112425" calcext:value-type="float">
            <text:p>391124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40]-[.$D$3]" office:value-type="float" office:value="42776" calcext:value-type="float">
            <text:p>4277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9112427" calcext:value-type="float">
            <text:p>391124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41]-[.$D$3]" office:value-type="float" office:value="42778" calcext:value-type="float">
            <text:p>4277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39112431" calcext:value-type="float">
            <text:p>391124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42]-[.$D$3]" office:value-type="float" office:value="42782" calcext:value-type="float">
            <text:p>4278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112432" calcext:value-type="float">
            <text:p>391124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43]-[.$D$3]" office:value-type="float" office:value="42783" calcext:value-type="float">
            <text:p>4278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39112433" calcext:value-type="float">
            <text:p>3911243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144]-[.$D$3]" office:value-type="float" office:value="42784" calcext:value-type="float">
            <text:p>4278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39112436" calcext:value-type="float">
            <text:p>3911243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45]-[.$D$3]" office:value-type="float" office:value="42787" calcext:value-type="float">
            <text:p>4278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39112437" calcext:value-type="float">
            <text:p>3911243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46]-[.$D$3]" office:value-type="float" office:value="42788" calcext:value-type="float">
            <text:p>4278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39112438" calcext:value-type="float">
            <text:p>3911243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47]-[.$D$3]" office:value-type="float" office:value="42789" calcext:value-type="float">
            <text:p>4278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39112439" calcext:value-type="float">
            <text:p>391124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48]-[.$D$3]" office:value-type="float" office:value="42790" calcext:value-type="float">
            <text:p>4279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39112440" calcext:value-type="float">
            <text:p>39112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49]-[.$D$3]" office:value-type="float" office:value="42791" calcext:value-type="float">
            <text:p>4279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9112440" calcext:value-type="float">
            <text:p>39112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50]-[.$D$3]" office:value-type="float" office:value="42791" calcext:value-type="float">
            <text:p>4279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39112442" calcext:value-type="float">
            <text:p>3911244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151]-[.$D$3]" office:value-type="float" office:value="42793" calcext:value-type="float">
            <text:p>4279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9112444" calcext:value-type="float">
            <text:p>3911244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152]-[.$D$3]" office:value-type="float" office:value="42795" calcext:value-type="float">
            <text:p>4279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39112445" calcext:value-type="float">
            <text:p>3911244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153]-[.$D$3]" office:value-type="float" office:value="42796" calcext:value-type="float">
            <text:p>4279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9112448" calcext:value-type="float">
            <text:p>3911244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D154]-[.$D$3]" office:value-type="float" office:value="42799" calcext:value-type="float">
            <text:p>4279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9112450" calcext:value-type="float">
            <text:p>391124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D155]-[.$D$3]" office:value-type="float" office:value="42801" calcext:value-type="float">
            <text:p>4280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39112452" calcext:value-type="float">
            <text:p>3911245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56]-[.$D$3]" office:value-type="float" office:value="42803" calcext:value-type="float">
            <text:p>4280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39112472" calcext:value-type="float">
            <text:p>39112472</text:p>
          </table:table-cell>
          <table:table-cell office:value-type="float" office:value="3922" calcext:value-type="float">
            <text:p>3922</text:p>
          </table:table-cell>
          <table:table-cell table:number-columns-repeated="3"/>
          <table:table-cell table:formula="of:=[.D157]-[.$D$3]" office:value-type="float" office:value="42823" calcext:value-type="float">
            <text:p>4282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12473" calcext:value-type="float">
            <text:p>39112473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158]-[.$D$3]" office:value-type="float" office:value="42824" calcext:value-type="float">
            <text:p>4282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114699" calcext:value-type="float">
            <text:p>39114699</text:p>
          </table:table-cell>
          <table:table-cell office:value-type="float" office:value="15001" calcext:value-type="float">
            <text:p>15001</text:p>
          </table:table-cell>
          <table:table-cell table:number-columns-repeated="4"/>
          <table:table-cell table:formula="of:=[.D159]-[.$D$3]" office:value-type="float" office:value="-39054648" calcext:value-type="float">
            <text:p>-39054648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114804" calcext:value-type="float">
            <text:p>3911480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60]-[.$D$3]" office:value-type="float" office:value="45155" calcext:value-type="float">
            <text:p>45155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9114806" calcext:value-type="float">
            <text:p>391148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61]-[.$D$3]" office:value-type="float" office:value="45157" calcext:value-type="float">
            <text:p>45157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9114806" calcext:value-type="float">
            <text:p>391148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62]-[.$D$3]" office:value-type="float" office:value="45157" calcext:value-type="float">
            <text:p>45157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9114807" calcext:value-type="float">
            <text:p>3911480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63]-[.$D$3]" office:value-type="float" office:value="45158" calcext:value-type="float">
            <text:p>45158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39114808" calcext:value-type="float">
            <text:p>391148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64]-[.$D$3]" office:value-type="float" office:value="45159" calcext:value-type="float">
            <text:p>45159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9114817" calcext:value-type="float">
            <text:p>391148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165]-[.$D$3]" office:value-type="float" office:value="45168" calcext:value-type="float">
            <text:p>45168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9114822" calcext:value-type="float">
            <text:p>391148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66]-[.$D$3]" office:value-type="float" office:value="45173" calcext:value-type="float">
            <text:p>45173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114823" calcext:value-type="float">
            <text:p>391148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67]-[.$D$3]" office:value-type="float" office:value="45174" calcext:value-type="float">
            <text:p>45174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39114828" calcext:value-type="float">
            <text:p>391148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68]-[.$D$3]" office:value-type="float" office:value="45179" calcext:value-type="float">
            <text:p>45179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9114829" calcext:value-type="float">
            <text:p>391148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69]-[.$D$3]" office:value-type="float" office:value="45180" calcext:value-type="float">
            <text:p>45180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9114830" calcext:value-type="float">
            <text:p>391148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70]-[.$D$3]" office:value-type="float" office:value="45181" calcext:value-type="float">
            <text:p>45181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39114850" calcext:value-type="float">
            <text:p>39114850</text:p>
          </table:table-cell>
          <table:table-cell office:value-type="float" office:value="12893" calcext:value-type="float">
            <text:p>12893</text:p>
          </table:table-cell>
          <table:table-cell table:number-columns-repeated="3"/>
          <table:table-cell table:formula="of:=[.D171]-[.$D$3]" office:value-type="float" office:value="45201" calcext:value-type="float">
            <text:p>45201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14851" calcext:value-type="float">
            <text:p>3911485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172]-[.$D$3]" office:value-type="float" office:value="45202" calcext:value-type="float">
            <text:p>4520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119378" calcext:value-type="float">
            <text:p>391193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73]-[.$D$3]" office:value-type="float" office:value="49729" calcext:value-type="float">
            <text:p>4972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9119379" calcext:value-type="float">
            <text:p>3911937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74]-[.$D$3]" office:value-type="float" office:value="49730" calcext:value-type="float">
            <text:p>4973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9119380" calcext:value-type="float">
            <text:p>3911938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175]-[.$D$3]" office:value-type="float" office:value="49731" calcext:value-type="float">
            <text:p>4973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39119381" calcext:value-type="float">
            <text:p>391193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76]-[.$D$3]" office:value-type="float" office:value="49732" calcext:value-type="float">
            <text:p>4973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9119401" calcext:value-type="float">
            <text:p>39119401</text:p>
          </table:table-cell>
          <table:table-cell office:value-type="float" office:value="6950" calcext:value-type="float">
            <text:p>6950</text:p>
          </table:table-cell>
          <table:table-cell table:number-columns-repeated="3"/>
          <table:table-cell table:formula="of:=[.D177]-[.$D$3]" office:value-type="float" office:value="49752" calcext:value-type="float">
            <text:p>4975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19403" calcext:value-type="float">
            <text:p>39119403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formula="of:=[.D178]-[.$D$3]" office:value-type="float" office:value="49754" calcext:value-type="float">
            <text:p>4975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123334" calcext:value-type="float">
            <text:p>391233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79]-[.$D$3]" office:value-type="float" office:value="53685" calcext:value-type="float">
            <text:p>5368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9123336" calcext:value-type="float">
            <text:p>3912333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80]-[.$D$3]" office:value-type="float" office:value="53687" calcext:value-type="float">
            <text:p>5368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9123337" calcext:value-type="float">
            <text:p>3912333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81]-[.$D$3]" office:value-type="float" office:value="53688" calcext:value-type="float">
            <text:p>5368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39123338" calcext:value-type="float">
            <text:p>3912333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82]-[.$D$3]" office:value-type="float" office:value="53689" calcext:value-type="float">
            <text:p>5368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9123344" calcext:value-type="float">
            <text:p>3912334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183]-[.$D$3]" office:value-type="float" office:value="53695" calcext:value-type="float">
            <text:p>5369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39123345" calcext:value-type="float">
            <text:p>391233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84]-[.$D$3]" office:value-type="float" office:value="53696" calcext:value-type="float">
            <text:p>5369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9123347" calcext:value-type="float">
            <text:p>3912334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85]-[.$D$3]" office:value-type="float" office:value="53698" calcext:value-type="float">
            <text:p>5369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123348" calcext:value-type="float">
            <text:p>3912334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186]-[.$D$3]" office:value-type="float" office:value="53699" calcext:value-type="float">
            <text:p>5369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39123355" calcext:value-type="float">
            <text:p>3912335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187]-[.$D$3]" office:value-type="float" office:value="53706" calcext:value-type="float">
            <text:p>5370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39123360" calcext:value-type="float">
            <text:p>3912336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188]-[.$D$3]" office:value-type="float" office:value="53711" calcext:value-type="float">
            <text:p>5371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9123361" calcext:value-type="float">
            <text:p>3912336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189]-[.$D$3]" office:value-type="float" office:value="53712" calcext:value-type="float">
            <text:p>5371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39123365" calcext:value-type="float">
            <text:p>391233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90]-[.$D$3]" office:value-type="float" office:value="53716" calcext:value-type="float">
            <text:p>5371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39123366" calcext:value-type="float">
            <text:p>3912336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91]-[.$D$3]" office:value-type="float" office:value="53717" calcext:value-type="float">
            <text:p>5371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9123367" calcext:value-type="float">
            <text:p>391233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92]-[.$D$3]" office:value-type="float" office:value="53718" calcext:value-type="float">
            <text:p>5371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9123372" calcext:value-type="float">
            <text:p>3912337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93]-[.$D$3]" office:value-type="float" office:value="53723" calcext:value-type="float">
            <text:p>5372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39123372" calcext:value-type="float">
            <text:p>3912337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94]-[.$D$3]" office:value-type="float" office:value="53723" calcext:value-type="float">
            <text:p>5372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39123374" calcext:value-type="float">
            <text:p>3912337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95]-[.$D$3]" office:value-type="float" office:value="53725" calcext:value-type="float">
            <text:p>5372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39123376" calcext:value-type="float">
            <text:p>3912337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96]-[.$D$3]" office:value-type="float" office:value="53727" calcext:value-type="float">
            <text:p>5372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39123377" calcext:value-type="float">
            <text:p>391233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97]-[.$D$3]" office:value-type="float" office:value="53728" calcext:value-type="float">
            <text:p>5372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9123377" calcext:value-type="float">
            <text:p>391233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98]-[.$D$3]" office:value-type="float" office:value="53728" calcext:value-type="float">
            <text:p>5372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9123380" calcext:value-type="float">
            <text:p>39123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199]-[.$D$3]" office:value-type="float" office:value="53731" calcext:value-type="float">
            <text:p>5373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9123381" calcext:value-type="float">
            <text:p>391233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00]-[.$D$3]" office:value-type="float" office:value="53732" calcext:value-type="float">
            <text:p>5373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9123401" calcext:value-type="float">
            <text:p>39123401</text:p>
          </table:table-cell>
          <table:table-cell office:value-type="float" office:value="4021" calcext:value-type="float">
            <text:p>4021</text:p>
          </table:table-cell>
          <table:table-cell table:number-columns-repeated="3"/>
          <table:table-cell table:formula="of:=[.D201]-[.$D$3]" office:value-type="float" office:value="53752" calcext:value-type="float">
            <text:p>5375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23402" calcext:value-type="float">
            <text:p>39123402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202]-[.$D$3]" office:value-type="float" office:value="53753" calcext:value-type="float">
            <text:p>53753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129700" calcext:value-type="float">
            <text:p>39129700</text:p>
          </table:table-cell>
          <table:table-cell office:value-type="float" office:value="15001" calcext:value-type="float">
            <text:p>15001</text:p>
          </table:table-cell>
          <table:table-cell table:number-columns-repeated="4"/>
          <table:table-cell table:formula="of:=[.D203]-[.$D$3]" office:value-type="float" office:value="-39054648" calcext:value-type="float">
            <text:p>-3905464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130353" calcext:value-type="float">
            <text:p>3913035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04]-[.$D$3]" office:value-type="float" office:value="60704" calcext:value-type="float">
            <text:p>6070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9130354" calcext:value-type="float">
            <text:p>3913035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05]-[.$D$3]" office:value-type="float" office:value="60705" calcext:value-type="float">
            <text:p>6070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9130355" calcext:value-type="float">
            <text:p>3913035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06]-[.$D$3]" office:value-type="float" office:value="60706" calcext:value-type="float">
            <text:p>6070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9130356" calcext:value-type="float">
            <text:p>3913035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07]-[.$D$3]" office:value-type="float" office:value="60707" calcext:value-type="float">
            <text:p>60707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130376" calcext:value-type="float">
            <text:p>39130376</text:p>
          </table:table-cell>
          <table:table-cell office:value-type="float" office:value="6996" calcext:value-type="float">
            <text:p>6996</text:p>
          </table:table-cell>
          <table:table-cell table:number-columns-repeated="3"/>
          <table:table-cell table:formula="of:=[.D208]-[.$D$3]" office:value-type="float" office:value="60727" calcext:value-type="float">
            <text:p>6072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30377" calcext:value-type="float">
            <text:p>3913037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209]-[.$D$3]" office:value-type="float" office:value="60728" calcext:value-type="float">
            <text:p>60728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34332" calcext:value-type="float">
            <text:p>39134332</text:p>
          </table:table-cell>
          <table:table-cell office:value-type="float" office:value="3978" calcext:value-type="float">
            <text:p>3978</text:p>
          </table:table-cell>
          <table:table-cell table:number-columns-repeated="3"/>
          <table:table-cell table:formula="of:=[.D210]-[.$D$3]" office:value-type="float" office:value="64683" calcext:value-type="float">
            <text:p>6468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9134333" calcext:value-type="float">
            <text:p>3913433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11]-[.$D$3]" office:value-type="float" office:value="64684" calcext:value-type="float">
            <text:p>6468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9134334" calcext:value-type="float">
            <text:p>3913433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212]-[.$D$3]" office:value-type="float" office:value="64685" calcext:value-type="float">
            <text:p>6468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39134336" calcext:value-type="float">
            <text:p>3913433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13]-[.$D$3]" office:value-type="float" office:value="64687" calcext:value-type="float">
            <text:p>6468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9134345" calcext:value-type="float">
            <text:p>391343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14]-[.$D$3]" office:value-type="float" office:value="64696" calcext:value-type="float">
            <text:p>6469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9134349" calcext:value-type="float">
            <text:p>3913434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215]-[.$D$3]" office:value-type="float" office:value="64700" calcext:value-type="float">
            <text:p>6470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9134351" calcext:value-type="float">
            <text:p>391343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16]-[.$D$3]" office:value-type="float" office:value="64702" calcext:value-type="float">
            <text:p>6470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9134352" calcext:value-type="float">
            <text:p>3913435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17]-[.$D$3]" office:value-type="float" office:value="64703" calcext:value-type="float">
            <text:p>6470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9134353" calcext:value-type="float">
            <text:p>3913435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18]-[.$D$3]" office:value-type="float" office:value="64704" calcext:value-type="float">
            <text:p>6470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134355" calcext:value-type="float">
            <text:p>3913435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219]-[.$D$3]" office:value-type="float" office:value="64706" calcext:value-type="float">
            <text:p>6470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9134356" calcext:value-type="float">
            <text:p>3913435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20]-[.$D$3]" office:value-type="float" office:value="64707" calcext:value-type="float">
            <text:p>6470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9134357" calcext:value-type="float">
            <text:p>391343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21]-[.$D$3]" office:value-type="float" office:value="64708" calcext:value-type="float">
            <text:p>6470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9134366" calcext:value-type="float">
            <text:p>3913436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22]-[.$D$3]" office:value-type="float" office:value="64717" calcext:value-type="float">
            <text:p>6471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9134372" calcext:value-type="float">
            <text:p>3913437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23]-[.$D$3]" office:value-type="float" office:value="64723" calcext:value-type="float">
            <text:p>6472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9141322" calcext:value-type="float">
            <text:p>391413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24]-[.$D$3]" office:value-type="float" office:value="71673" calcext:value-type="float">
            <text:p>7167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39141323" calcext:value-type="float">
            <text:p>391413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25]-[.$D$3]" office:value-type="float" office:value="71674" calcext:value-type="float">
            <text:p>7167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39141343" calcext:value-type="float">
            <text:p>39141343</text:p>
          </table:table-cell>
          <table:table-cell office:value-type="float" office:value="10988" calcext:value-type="float">
            <text:p>10988</text:p>
          </table:table-cell>
          <table:table-cell table:number-columns-repeated="3"/>
          <table:table-cell table:formula="of:=[.D226]-[.$D$3]" office:value-type="float" office:value="71694" calcext:value-type="float">
            <text:p>7169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41344" calcext:value-type="float">
            <text:p>39141344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227]-[.$D$3]" office:value-type="float" office:value="71695" calcext:value-type="float">
            <text:p>71695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143693" calcext:value-type="float">
            <text:p>3914369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28]-[.$D$3]" office:value-type="float" office:value="74044" calcext:value-type="float">
            <text:p>74044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9143693" calcext:value-type="float">
            <text:p>3914369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29]-[.$D$3]" office:value-type="float" office:value="74044" calcext:value-type="float">
            <text:p>74044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143714" calcext:value-type="float">
            <text:p>39143714</text:p>
          </table:table-cell>
          <table:table-cell office:value-type="float" office:value="28885" calcext:value-type="float">
            <text:p>28885</text:p>
          </table:table-cell>
          <table:table-cell table:number-columns-repeated="3"/>
          <table:table-cell table:formula="of:=[.D230]-[.$D$3]" office:value-type="float" office:value="74065" calcext:value-type="float">
            <text:p>74065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43715" calcext:value-type="float">
            <text:p>391437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231]-[.$D$3]" office:value-type="float" office:value="74066" calcext:value-type="float">
            <text:p>74066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144701" calcext:value-type="float">
            <text:p>39144701</text:p>
          </table:table-cell>
          <table:table-cell office:value-type="float" office:value="15001" calcext:value-type="float">
            <text:p>15001</text:p>
          </table:table-cell>
          <table:table-cell table:number-columns-repeated="4"/>
          <table:table-cell table:formula="of:=[.D232]-[.$D$3]" office:value-type="float" office:value="-39054648" calcext:value-type="float">
            <text:p>-3905464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145208" calcext:value-type="float">
            <text:p>391452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33]-[.$D$3]" office:value-type="float" office:value="75559" calcext:value-type="float">
            <text:p>7555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9145209" calcext:value-type="float">
            <text:p>391452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34]-[.$D$3]" office:value-type="float" office:value="75560" calcext:value-type="float">
            <text:p>7556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9145210" calcext:value-type="float">
            <text:p>391452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35]-[.$D$3]" office:value-type="float" office:value="75561" calcext:value-type="float">
            <text:p>7556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145211" calcext:value-type="float">
            <text:p>391452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236]-[.$D$3]" office:value-type="float" office:value="75562" calcext:value-type="float">
            <text:p>7556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9145212" calcext:value-type="float">
            <text:p>391452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37]-[.$D$3]" office:value-type="float" office:value="75563" calcext:value-type="float">
            <text:p>7556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9145222" calcext:value-type="float">
            <text:p>391452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38]-[.$D$3]" office:value-type="float" office:value="75573" calcext:value-type="float">
            <text:p>7557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9145227" calcext:value-type="float">
            <text:p>391452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239]-[.$D$3]" office:value-type="float" office:value="75578" calcext:value-type="float">
            <text:p>7557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9145229" calcext:value-type="float">
            <text:p>391452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40]-[.$D$3]" office:value-type="float" office:value="75580" calcext:value-type="float">
            <text:p>7558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145229" calcext:value-type="float">
            <text:p>3914522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241]-[.$D$3]" office:value-type="float" office:value="75580" calcext:value-type="float">
            <text:p>7558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9145231" calcext:value-type="float">
            <text:p>391452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42]-[.$D$3]" office:value-type="float" office:value="75582" calcext:value-type="float">
            <text:p>7558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9145231" calcext:value-type="float">
            <text:p>3914523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243]-[.$D$3]" office:value-type="float" office:value="75582" calcext:value-type="float">
            <text:p>7558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9145233" calcext:value-type="float">
            <text:p>3914523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44]-[.$D$3]" office:value-type="float" office:value="75584" calcext:value-type="float">
            <text:p>7558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39145233" calcext:value-type="float">
            <text:p>3914523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245]-[.$D$3]" office:value-type="float" office:value="75584" calcext:value-type="float">
            <text:p>7558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9145238" calcext:value-type="float">
            <text:p>3914523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46]-[.$D$3]" office:value-type="float" office:value="75589" calcext:value-type="float">
            <text:p>7558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9145240" calcext:value-type="float">
            <text:p>391452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47]-[.$D$3]" office:value-type="float" office:value="75591" calcext:value-type="float">
            <text:p>7559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39145241" calcext:value-type="float">
            <text:p>391452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48]-[.$D$3]" office:value-type="float" office:value="75592" calcext:value-type="float">
            <text:p>7559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9145241" calcext:value-type="float">
            <text:p>391452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49]-[.$D$3]" office:value-type="float" office:value="75592" calcext:value-type="float">
            <text:p>7559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9145242" calcext:value-type="float">
            <text:p>391452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50]-[.$D$3]" office:value-type="float" office:value="75593" calcext:value-type="float">
            <text:p>7559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39145243" calcext:value-type="float">
            <text:p>3914524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51]-[.$D$3]" office:value-type="float" office:value="75594" calcext:value-type="float">
            <text:p>7559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39145244" calcext:value-type="float">
            <text:p>3914524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252]-[.$D$3]" office:value-type="float" office:value="75595" calcext:value-type="float">
            <text:p>7559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39145246" calcext:value-type="float">
            <text:p>3914524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253]-[.$D$3]" office:value-type="float" office:value="75597" calcext:value-type="float">
            <text:p>7559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39145248" calcext:value-type="float">
            <text:p>3914524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254]-[.$D$3]" office:value-type="float" office:value="75599" calcext:value-type="float">
            <text:p>7559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39145250" calcext:value-type="float">
            <text:p>3914525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255]-[.$D$3]" office:value-type="float" office:value="75601" calcext:value-type="float">
            <text:p>7560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39145251" calcext:value-type="float">
            <text:p>391452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56]-[.$D$3]" office:value-type="float" office:value="75602" calcext:value-type="float">
            <text:p>7560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9145253" calcext:value-type="float">
            <text:p>3914525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D257]-[.$D$3]" office:value-type="float" office:value="75604" calcext:value-type="float">
            <text:p>7560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39145272" calcext:value-type="float">
            <text:p>39145272</text:p>
          </table:table-cell>
          <table:table-cell office:value-type="float" office:value="3950" calcext:value-type="float">
            <text:p>3950</text:p>
          </table:table-cell>
          <table:table-cell table:number-columns-repeated="3"/>
          <table:table-cell table:formula="of:=[.D258]-[.$D$3]" office:value-type="float" office:value="75623" calcext:value-type="float">
            <text:p>7562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45273" calcext:value-type="float">
            <text:p>39145273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259]-[.$D$3]" office:value-type="float" office:value="75624" calcext:value-type="float">
            <text:p>7562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151960" calcext:value-type="float">
            <text:p>3915196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60]-[.$D$3]" office:value-type="float" office:value="82311" calcext:value-type="float">
            <text:p>8231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9151961" calcext:value-type="float">
            <text:p>391519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61]-[.$D$3]" office:value-type="float" office:value="82312" calcext:value-type="float">
            <text:p>8231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9151962" calcext:value-type="float">
            <text:p>391519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62]-[.$D$3]" office:value-type="float" office:value="82313" calcext:value-type="float">
            <text:p>8231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9151983" calcext:value-type="float">
            <text:p>39151983</text:p>
          </table:table-cell>
          <table:table-cell office:value-type="float" office:value="6732" calcext:value-type="float">
            <text:p>6732</text:p>
          </table:table-cell>
          <table:table-cell table:number-columns-repeated="3"/>
          <table:table-cell table:formula="of:=[.D263]-[.$D$3]" office:value-type="float" office:value="82334" calcext:value-type="float">
            <text:p>8233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51984" calcext:value-type="float">
            <text:p>39151984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264]-[.$D$3]" office:value-type="float" office:value="82335" calcext:value-type="float">
            <text:p>8233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9155801" calcext:value-type="float">
            <text:p>3915580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65]-[.$D$3]" office:value-type="float" office:value="86152" calcext:value-type="float">
            <text:p>8615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9155802" calcext:value-type="float">
            <text:p>391558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66]-[.$D$3]" office:value-type="float" office:value="86153" calcext:value-type="float">
            <text:p>8615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9155803" calcext:value-type="float">
            <text:p>3915580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67]-[.$D$3]" office:value-type="float" office:value="86154" calcext:value-type="float">
            <text:p>8615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39155804" calcext:value-type="float">
            <text:p>3915580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68]-[.$D$3]" office:value-type="float" office:value="86155" calcext:value-type="float">
            <text:p>8615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39155807" calcext:value-type="float">
            <text:p>3915580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69]-[.$D$3]" office:value-type="float" office:value="86158" calcext:value-type="float">
            <text:p>8615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39155808" calcext:value-type="float">
            <text:p>391558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70]-[.$D$3]" office:value-type="float" office:value="86159" calcext:value-type="float">
            <text:p>8615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39155813" calcext:value-type="float">
            <text:p>391558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271]-[.$D$3]" office:value-type="float" office:value="86164" calcext:value-type="float">
            <text:p>8616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39155814" calcext:value-type="float">
            <text:p>391558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272]-[.$D$3]" office:value-type="float" office:value="86165" calcext:value-type="float">
            <text:p>8616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9155821" calcext:value-type="float">
            <text:p>391558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73]-[.$D$3]" office:value-type="float" office:value="86172" calcext:value-type="float">
            <text:p>8617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39155826" calcext:value-type="float">
            <text:p>3915582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274]-[.$D$3]" office:value-type="float" office:value="86177" calcext:value-type="float">
            <text:p>8617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9155827" calcext:value-type="float">
            <text:p>391558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275]-[.$D$3]" office:value-type="float" office:value="86178" calcext:value-type="float">
            <text:p>8617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9155831" calcext:value-type="float">
            <text:p>391558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76]-[.$D$3]" office:value-type="float" office:value="86182" calcext:value-type="float">
            <text:p>8618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39155832" calcext:value-type="float">
            <text:p>391558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77]-[.$D$3]" office:value-type="float" office:value="86183" calcext:value-type="float">
            <text:p>8618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9155833" calcext:value-type="float">
            <text:p>3915583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78]-[.$D$3]" office:value-type="float" office:value="86184" calcext:value-type="float">
            <text:p>8618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9155854" calcext:value-type="float">
            <text:p>39155854</text:p>
          </table:table-cell>
          <table:table-cell office:value-type="float" office:value="3892" calcext:value-type="float">
            <text:p>3892</text:p>
          </table:table-cell>
          <table:table-cell table:number-columns-repeated="3"/>
          <table:table-cell table:formula="of:=[.D279]-[.$D$3]" office:value-type="float" office:value="86205" calcext:value-type="float">
            <text:p>8620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55855" calcext:value-type="float">
            <text:p>3915585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280]-[.$D$3]" office:value-type="float" office:value="86206" calcext:value-type="float">
            <text:p>86206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9158149" calcext:value-type="float">
            <text:p>3915814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81]-[.$D$3]" office:value-type="float" office:value="88500" calcext:value-type="float">
            <text:p>88500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9158150" calcext:value-type="float">
            <text:p>391581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82]-[.$D$3]" office:value-type="float" office:value="88501" calcext:value-type="float">
            <text:p>88501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9158151" calcext:value-type="float">
            <text:p>391581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83]-[.$D$3]" office:value-type="float" office:value="88502" calcext:value-type="float">
            <text:p>88502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158152" calcext:value-type="float">
            <text:p>391581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284]-[.$D$3]" office:value-type="float" office:value="88503" calcext:value-type="float">
            <text:p>88503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9158153" calcext:value-type="float">
            <text:p>3915815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85]-[.$D$3]" office:value-type="float" office:value="88504" calcext:value-type="float">
            <text:p>88504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9158162" calcext:value-type="float">
            <text:p>391581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86]-[.$D$3]" office:value-type="float" office:value="88513" calcext:value-type="float">
            <text:p>88513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9158167" calcext:value-type="float">
            <text:p>391581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287]-[.$D$3]" office:value-type="float" office:value="88518" calcext:value-type="float">
            <text:p>88518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9158168" calcext:value-type="float">
            <text:p>3915816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288]-[.$D$3]" office:value-type="float" office:value="88519" calcext:value-type="float">
            <text:p>88519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9158169" calcext:value-type="float">
            <text:p>3915816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89]-[.$D$3]" office:value-type="float" office:value="88520" calcext:value-type="float">
            <text:p>88520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9158172" calcext:value-type="float">
            <text:p>3915817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90]-[.$D$3]" office:value-type="float" office:value="88523" calcext:value-type="float">
            <text:p>88523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9158173" calcext:value-type="float">
            <text:p>3915817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91]-[.$D$3]" office:value-type="float" office:value="88524" calcext:value-type="float">
            <text:p>88524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9158174" calcext:value-type="float">
            <text:p>3915817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92]-[.$D$3]" office:value-type="float" office:value="88525" calcext:value-type="float">
            <text:p>88525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39158175" calcext:value-type="float">
            <text:p>391581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293]-[.$D$3]" office:value-type="float" office:value="88526" calcext:value-type="float">
            <text:p>88526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39158176" calcext:value-type="float">
            <text:p>3915817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294]-[.$D$3]" office:value-type="float" office:value="88527" calcext:value-type="float">
            <text:p>88527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39158177" calcext:value-type="float">
            <text:p>3915817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295]-[.$D$3]" office:value-type="float" office:value="88528" calcext:value-type="float">
            <text:p>88528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9158178" calcext:value-type="float">
            <text:p>3915817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296]-[.$D$3]" office:value-type="float" office:value="88529" calcext:value-type="float">
            <text:p>88529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9158180" calcext:value-type="float">
            <text:p>3915818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297]-[.$D$3]" office:value-type="float" office:value="88531" calcext:value-type="float">
            <text:p>88531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39158199" calcext:value-type="float">
            <text:p>39158199</text:p>
          </table:table-cell>
          <table:table-cell office:value-type="float" office:value="14506" calcext:value-type="float">
            <text:p>14506</text:p>
          </table:table-cell>
          <table:table-cell table:number-columns-repeated="3"/>
          <table:table-cell table:formula="of:=[.D298]-[.$D$3]" office:value-type="float" office:value="88550" calcext:value-type="float">
            <text:p>88550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58200" calcext:value-type="float">
            <text:p>391582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299]-[.$D$3]" office:value-type="float" office:value="88551" calcext:value-type="float">
            <text:p>8855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159702" calcext:value-type="float">
            <text:p>39159702</text:p>
          </table:table-cell>
          <table:table-cell office:value-type="float" office:value="15001" calcext:value-type="float">
            <text:p>15001</text:p>
          </table:table-cell>
          <table:table-cell table:number-columns-repeated="4"/>
          <table:table-cell table:formula="of:=[.D300]-[.$D$3]" office:value-type="float" office:value="-39054648" calcext:value-type="float">
            <text:p>-3905464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162744" calcext:value-type="float">
            <text:p>391627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01]-[.$D$3]" office:value-type="float" office:value="93095" calcext:value-type="float">
            <text:p>9309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162745" calcext:value-type="float">
            <text:p>391627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02]-[.$D$3]" office:value-type="float" office:value="93096" calcext:value-type="float">
            <text:p>9309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9162746" calcext:value-type="float">
            <text:p>3916274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03]-[.$D$3]" office:value-type="float" office:value="93097" calcext:value-type="float">
            <text:p>9309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9162747" calcext:value-type="float">
            <text:p>3916274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04]-[.$D$3]" office:value-type="float" office:value="93098" calcext:value-type="float">
            <text:p>93098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9162767" calcext:value-type="float">
            <text:p>39162767</text:p>
          </table:table-cell>
          <table:table-cell office:value-type="float" office:value="6934" calcext:value-type="float">
            <text:p>6934</text:p>
          </table:table-cell>
          <table:table-cell table:number-columns-repeated="3"/>
          <table:table-cell table:formula="of:=[.D305]-[.$D$3]" office:value-type="float" office:value="93118" calcext:value-type="float">
            <text:p>9311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62768" calcext:value-type="float">
            <text:p>39162768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306]-[.$D$3]" office:value-type="float" office:value="93119" calcext:value-type="float">
            <text:p>9311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166686" calcext:value-type="float">
            <text:p>3916668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307]-[.$D$3]" office:value-type="float" office:value="97037" calcext:value-type="float">
            <text:p>9703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166687" calcext:value-type="float">
            <text:p>3916668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308]-[.$D$3]" office:value-type="float" office:value="97038" calcext:value-type="float">
            <text:p>9703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9166688" calcext:value-type="float">
            <text:p>3916668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309]-[.$D$3]" office:value-type="float" office:value="97039" calcext:value-type="float">
            <text:p>9703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9166689" calcext:value-type="float">
            <text:p>3916668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10]-[.$D$3]" office:value-type="float" office:value="97040" calcext:value-type="float">
            <text:p>9704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166690" calcext:value-type="float">
            <text:p>3916669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311]-[.$D$3]" office:value-type="float" office:value="97041" calcext:value-type="float">
            <text:p>9704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9166691" calcext:value-type="float">
            <text:p>3916669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12]-[.$D$3]" office:value-type="float" office:value="97042" calcext:value-type="float">
            <text:p>9704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9166698" calcext:value-type="float">
            <text:p>3916669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313]-[.$D$3]" office:value-type="float" office:value="97049" calcext:value-type="float">
            <text:p>9704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9166699" calcext:value-type="float">
            <text:p>3916669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14]-[.$D$3]" office:value-type="float" office:value="97050" calcext:value-type="float">
            <text:p>9705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39166700" calcext:value-type="float">
            <text:p>391667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15]-[.$D$3]" office:value-type="float" office:value="97051" calcext:value-type="float">
            <text:p>9705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9166704" calcext:value-type="float">
            <text:p>3916670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16]-[.$D$3]" office:value-type="float" office:value="97055" calcext:value-type="float">
            <text:p>9705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9166706" calcext:value-type="float">
            <text:p>391667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17]-[.$D$3]" office:value-type="float" office:value="97057" calcext:value-type="float">
            <text:p>9705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9166710" calcext:value-type="float">
            <text:p>391667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18]-[.$D$3]" office:value-type="float" office:value="97061" calcext:value-type="float">
            <text:p>9706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9166711" calcext:value-type="float">
            <text:p>391667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19]-[.$D$3]" office:value-type="float" office:value="97062" calcext:value-type="float">
            <text:p>9706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9166712" calcext:value-type="float">
            <text:p>391667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320]-[.$D$3]" office:value-type="float" office:value="97063" calcext:value-type="float">
            <text:p>9706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166715" calcext:value-type="float">
            <text:p>391667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321]-[.$D$3]" office:value-type="float" office:value="97066" calcext:value-type="float">
            <text:p>9706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9166716" calcext:value-type="float">
            <text:p>391667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22]-[.$D$3]" office:value-type="float" office:value="97067" calcext:value-type="float">
            <text:p>9706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9166717" calcext:value-type="float">
            <text:p>391667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23]-[.$D$3]" office:value-type="float" office:value="97068" calcext:value-type="float">
            <text:p>9706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9166722" calcext:value-type="float">
            <text:p>391667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24]-[.$D$3]" office:value-type="float" office:value="97073" calcext:value-type="float">
            <text:p>9707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39166723" calcext:value-type="float">
            <text:p>391667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25]-[.$D$3]" office:value-type="float" office:value="97074" calcext:value-type="float">
            <text:p>9707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39166724" calcext:value-type="float">
            <text:p>3916672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26]-[.$D$3]" office:value-type="float" office:value="97075" calcext:value-type="float">
            <text:p>9707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39166725" calcext:value-type="float">
            <text:p>391667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27]-[.$D$3]" office:value-type="float" office:value="97076" calcext:value-type="float">
            <text:p>9707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39166746" calcext:value-type="float">
            <text:p>39166746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table:formula="of:=[.D328]-[.$D$3]" office:value-type="float" office:value="97097" calcext:value-type="float">
            <text:p>9709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66747" calcext:value-type="float">
            <text:p>3916674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329]-[.$D$3]" office:value-type="float" office:value="97098" calcext:value-type="float">
            <text:p>9709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173687" calcext:value-type="float">
            <text:p>3917368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330]-[.$D$3]" office:value-type="float" office:value="104038" calcext:value-type="float">
            <text:p>10403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173688" calcext:value-type="float">
            <text:p>3917368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31]-[.$D$3]" office:value-type="float" office:value="104039" calcext:value-type="float">
            <text:p>10403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9173689" calcext:value-type="float">
            <text:p>3917368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32]-[.$D$3]" office:value-type="float" office:value="104040" calcext:value-type="float">
            <text:p>10404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9173689" calcext:value-type="float">
            <text:p>3917368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33]-[.$D$3]" office:value-type="float" office:value="104040" calcext:value-type="float">
            <text:p>10404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9173710" calcext:value-type="float">
            <text:p>39173710</text:p>
          </table:table-cell>
          <table:table-cell office:value-type="float" office:value="6985" calcext:value-type="float">
            <text:p>6985</text:p>
          </table:table-cell>
          <table:table-cell table:number-columns-repeated="3"/>
          <table:table-cell table:formula="of:=[.D334]-[.$D$3]" office:value-type="float" office:value="104061" calcext:value-type="float">
            <text:p>10406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73711" calcext:value-type="float">
            <text:p>391737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335]-[.$D$3]" office:value-type="float" office:value="104062" calcext:value-type="float">
            <text:p>10406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174703" calcext:value-type="float">
            <text:p>39174703</text:p>
          </table:table-cell>
          <table:table-cell office:value-type="float" office:value="15001" calcext:value-type="float">
            <text:p>15001</text:p>
          </table:table-cell>
          <table:table-cell table:number-columns-repeated="4"/>
          <table:table-cell table:formula="of:=[.D336]-[.$D$3]" office:value-type="float" office:value="-39054648" calcext:value-type="float">
            <text:p>-3905464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177643" calcext:value-type="float">
            <text:p>3917764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37]-[.$D$3]" office:value-type="float" office:value="107994" calcext:value-type="float">
            <text:p>10799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177644" calcext:value-type="float">
            <text:p>3917764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338]-[.$D$3]" office:value-type="float" office:value="107995" calcext:value-type="float">
            <text:p>10799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9177645" calcext:value-type="float">
            <text:p>391776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39]-[.$D$3]" office:value-type="float" office:value="107996" calcext:value-type="float">
            <text:p>10799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9177646" calcext:value-type="float">
            <text:p>3917764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40]-[.$D$3]" office:value-type="float" office:value="107997" calcext:value-type="float">
            <text:p>10799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9177647" calcext:value-type="float">
            <text:p>3917764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41]-[.$D$3]" office:value-type="float" office:value="107998" calcext:value-type="float">
            <text:p>10799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39177648" calcext:value-type="float">
            <text:p>391776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42]-[.$D$3]" office:value-type="float" office:value="107999" calcext:value-type="float">
            <text:p>10799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177655" calcext:value-type="float">
            <text:p>3917765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43]-[.$D$3]" office:value-type="float" office:value="108006" calcext:value-type="float">
            <text:p>10800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39177656" calcext:value-type="float">
            <text:p>3917765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44]-[.$D$3]" office:value-type="float" office:value="108007" calcext:value-type="float">
            <text:p>10800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9177663" calcext:value-type="float">
            <text:p>391776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45]-[.$D$3]" office:value-type="float" office:value="108014" calcext:value-type="float">
            <text:p>10801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9177669" calcext:value-type="float">
            <text:p>3917766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46]-[.$D$3]" office:value-type="float" office:value="108020" calcext:value-type="float">
            <text:p>10802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9177669" calcext:value-type="float">
            <text:p>3917766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47]-[.$D$3]" office:value-type="float" office:value="108020" calcext:value-type="float">
            <text:p>10802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9177674" calcext:value-type="float">
            <text:p>3917767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48]-[.$D$3]" office:value-type="float" office:value="108025" calcext:value-type="float">
            <text:p>10802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9177675" calcext:value-type="float">
            <text:p>391776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49]-[.$D$3]" office:value-type="float" office:value="108026" calcext:value-type="float">
            <text:p>10802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9177676" calcext:value-type="float">
            <text:p>3917767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350]-[.$D$3]" office:value-type="float" office:value="108027" calcext:value-type="float">
            <text:p>10802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39177683" calcext:value-type="float">
            <text:p>3917768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51]-[.$D$3]" office:value-type="float" office:value="108034" calcext:value-type="float">
            <text:p>10803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9177704" calcext:value-type="float">
            <text:p>39177704</text:p>
          </table:table-cell>
          <table:table-cell office:value-type="float" office:value="4015" calcext:value-type="float">
            <text:p>4015</text:p>
          </table:table-cell>
          <table:table-cell table:number-columns-repeated="3"/>
          <table:table-cell table:formula="of:=[.D352]-[.$D$3]" office:value-type="float" office:value="108055" calcext:value-type="float">
            <text:p>10805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77705" calcext:value-type="float">
            <text:p>3917770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353]-[.$D$3]" office:value-type="float" office:value="108056" calcext:value-type="float">
            <text:p>10805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184663" calcext:value-type="float">
            <text:p>391846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54]-[.$D$3]" office:value-type="float" office:value="115014" calcext:value-type="float">
            <text:p>11501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184663" calcext:value-type="float">
            <text:p>391846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55]-[.$D$3]" office:value-type="float" office:value="115014" calcext:value-type="float">
            <text:p>11501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9184664" calcext:value-type="float">
            <text:p>391846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56]-[.$D$3]" office:value-type="float" office:value="115015" calcext:value-type="float">
            <text:p>11501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9184685" calcext:value-type="float">
            <text:p>39184685</text:p>
          </table:table-cell>
          <table:table-cell office:value-type="float" office:value="7002" calcext:value-type="float">
            <text:p>7002</text:p>
          </table:table-cell>
          <table:table-cell table:number-columns-repeated="3"/>
          <table:table-cell table:formula="of:=[.D357]-[.$D$3]" office:value-type="float" office:value="115036" calcext:value-type="float">
            <text:p>11503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84686" calcext:value-type="float">
            <text:p>3918468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358]-[.$D$3]" office:value-type="float" office:value="115037" calcext:value-type="float">
            <text:p>115037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187098" calcext:value-type="float">
            <text:p>3918709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359]-[.$D$3]" office:value-type="float" office:value="117449" calcext:value-type="float">
            <text:p>117449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187099" calcext:value-type="float">
            <text:p>3918709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60]-[.$D$3]" office:value-type="float" office:value="117450" calcext:value-type="float">
            <text:p>117450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9187100" calcext:value-type="float">
            <text:p>391871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61]-[.$D$3]" office:value-type="float" office:value="117451" calcext:value-type="float">
            <text:p>117451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9187120" calcext:value-type="float">
            <text:p>39187120</text:p>
          </table:table-cell>
          <table:table-cell office:value-type="float" office:value="28942" calcext:value-type="float">
            <text:p>28942</text:p>
          </table:table-cell>
          <table:table-cell table:number-columns-repeated="3"/>
          <table:table-cell table:formula="of:=[.D362]-[.$D$3]" office:value-type="float" office:value="117471" calcext:value-type="float">
            <text:p>117471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87121" calcext:value-type="float">
            <text:p>3918712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363]-[.$D$3]" office:value-type="float" office:value="117472" calcext:value-type="float">
            <text:p>11747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188617" calcext:value-type="float">
            <text:p>391886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64]-[.$D$3]" office:value-type="float" office:value="118968" calcext:value-type="float">
            <text:p>11896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9188619" calcext:value-type="float">
            <text:p>3918861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65]-[.$D$3]" office:value-type="float" office:value="118970" calcext:value-type="float">
            <text:p>11897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9188620" calcext:value-type="float">
            <text:p>391886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66]-[.$D$3]" office:value-type="float" office:value="118971" calcext:value-type="float">
            <text:p>11897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9188620" calcext:value-type="float">
            <text:p>391886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67]-[.$D$3]" office:value-type="float" office:value="118971" calcext:value-type="float">
            <text:p>11897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39188621" calcext:value-type="float">
            <text:p>3918862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368]-[.$D$3]" office:value-type="float" office:value="118972" calcext:value-type="float">
            <text:p>11897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39188624" calcext:value-type="float">
            <text:p>391886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369]-[.$D$3]" office:value-type="float" office:value="118975" calcext:value-type="float">
            <text:p>11897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39188625" calcext:value-type="float">
            <text:p>391886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70]-[.$D$3]" office:value-type="float" office:value="118976" calcext:value-type="float">
            <text:p>11897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188634" calcext:value-type="float">
            <text:p>3918863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371]-[.$D$3]" office:value-type="float" office:value="118985" calcext:value-type="float">
            <text:p>11898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9188639" calcext:value-type="float">
            <text:p>391886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372]-[.$D$3]" office:value-type="float" office:value="118990" calcext:value-type="float">
            <text:p>11899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39188640" calcext:value-type="float">
            <text:p>391886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73]-[.$D$3]" office:value-type="float" office:value="118991" calcext:value-type="float">
            <text:p>11899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9188641" calcext:value-type="float">
            <text:p>391886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74]-[.$D$3]" office:value-type="float" office:value="118992" calcext:value-type="float">
            <text:p>11899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9188644" calcext:value-type="float">
            <text:p>391886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75]-[.$D$3]" office:value-type="float" office:value="118995" calcext:value-type="float">
            <text:p>11899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9188645" calcext:value-type="float">
            <text:p>391886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76]-[.$D$3]" office:value-type="float" office:value="118996" calcext:value-type="float">
            <text:p>11899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39188646" calcext:value-type="float">
            <text:p>3918864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77]-[.$D$3]" office:value-type="float" office:value="118997" calcext:value-type="float">
            <text:p>11899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39188647" calcext:value-type="float">
            <text:p>3918864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78]-[.$D$3]" office:value-type="float" office:value="118998" calcext:value-type="float">
            <text:p>11899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39188647" calcext:value-type="float">
            <text:p>3918864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79]-[.$D$3]" office:value-type="float" office:value="118998" calcext:value-type="float">
            <text:p>11899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9188648" calcext:value-type="float">
            <text:p>391886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80]-[.$D$3]" office:value-type="float" office:value="118999" calcext:value-type="float">
            <text:p>11899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188651" calcext:value-type="float">
            <text:p>3918865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381]-[.$D$3]" office:value-type="float" office:value="119002" calcext:value-type="float">
            <text:p>11900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9188652" calcext:value-type="float">
            <text:p>3918865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382]-[.$D$3]" office:value-type="float" office:value="119003" calcext:value-type="float">
            <text:p>11900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9188654" calcext:value-type="float">
            <text:p>3918865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383]-[.$D$3]" office:value-type="float" office:value="119005" calcext:value-type="float">
            <text:p>11900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188656" calcext:value-type="float">
            <text:p>3918865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D384]-[.$D$3]" office:value-type="float" office:value="119007" calcext:value-type="float">
            <text:p>119007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188674" calcext:value-type="float">
            <text:p>39188674</text:p>
          </table:table-cell>
          <table:table-cell office:value-type="float" office:value="4010" calcext:value-type="float">
            <text:p>4010</text:p>
          </table:table-cell>
          <table:table-cell table:number-columns-repeated="3"/>
          <table:table-cell table:formula="of:=[.D385]-[.$D$3]" office:value-type="float" office:value="119025" calcext:value-type="float">
            <text:p>11902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88675" calcext:value-type="float">
            <text:p>3918867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386]-[.$D$3]" office:value-type="float" office:value="119026" calcext:value-type="float">
            <text:p>119026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189704" calcext:value-type="float">
            <text:p>39189704</text:p>
          </table:table-cell>
          <table:table-cell office:value-type="float" office:value="15001" calcext:value-type="float">
            <text:p>15001</text:p>
          </table:table-cell>
          <table:table-cell table:number-columns-repeated="4"/>
          <table:table-cell table:formula="of:=[.D387]-[.$D$3]" office:value-type="float" office:value="-39054648" calcext:value-type="float">
            <text:p>-3905464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195232" calcext:value-type="float">
            <text:p>391952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88]-[.$D$3]" office:value-type="float" office:value="125583" calcext:value-type="float">
            <text:p>12558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9195232" calcext:value-type="float">
            <text:p>391952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89]-[.$D$3]" office:value-type="float" office:value="125583" calcext:value-type="float">
            <text:p>12558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9195233" calcext:value-type="float">
            <text:p>3919523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90]-[.$D$3]" office:value-type="float" office:value="125584" calcext:value-type="float">
            <text:p>12558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195234" calcext:value-type="float">
            <text:p>3919523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391]-[.$D$3]" office:value-type="float" office:value="125585" calcext:value-type="float">
            <text:p>12558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195255" calcext:value-type="float">
            <text:p>39195255</text:p>
          </table:table-cell>
          <table:table-cell office:value-type="float" office:value="6602" calcext:value-type="float">
            <text:p>6602</text:p>
          </table:table-cell>
          <table:table-cell table:number-columns-repeated="3"/>
          <table:table-cell table:formula="of:=[.D392]-[.$D$3]" office:value-type="float" office:value="125606" calcext:value-type="float">
            <text:p>12560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95256" calcext:value-type="float">
            <text:p>3919525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393]-[.$D$3]" office:value-type="float" office:value="125607" calcext:value-type="float">
            <text:p>12560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198945" calcext:value-type="float">
            <text:p>391989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94]-[.$D$3]" office:value-type="float" office:value="129296" calcext:value-type="float">
            <text:p>12929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198945" calcext:value-type="float">
            <text:p>3919894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395]-[.$D$3]" office:value-type="float" office:value="129296" calcext:value-type="float">
            <text:p>12929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198947" calcext:value-type="float">
            <text:p>3919894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96]-[.$D$3]" office:value-type="float" office:value="129298" calcext:value-type="float">
            <text:p>12929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9198947" calcext:value-type="float">
            <text:p>3919894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97]-[.$D$3]" office:value-type="float" office:value="129298" calcext:value-type="float">
            <text:p>12929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9198948" calcext:value-type="float">
            <text:p>391989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98]-[.$D$3]" office:value-type="float" office:value="129299" calcext:value-type="float">
            <text:p>12929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39198949" calcext:value-type="float">
            <text:p>3919894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99]-[.$D$3]" office:value-type="float" office:value="129300" calcext:value-type="float">
            <text:p>12930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9198957" calcext:value-type="float">
            <text:p>391989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00]-[.$D$3]" office:value-type="float" office:value="129308" calcext:value-type="float">
            <text:p>12930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9198958" calcext:value-type="float">
            <text:p>3919895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01]-[.$D$3]" office:value-type="float" office:value="129309" calcext:value-type="float">
            <text:p>12930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9198964" calcext:value-type="float">
            <text:p>391989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02]-[.$D$3]" office:value-type="float" office:value="129315" calcext:value-type="float">
            <text:p>12931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9198965" calcext:value-type="float">
            <text:p>3919896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403]-[.$D$3]" office:value-type="float" office:value="129316" calcext:value-type="float">
            <text:p>12931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39198968" calcext:value-type="float">
            <text:p>3919896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04]-[.$D$3]" office:value-type="float" office:value="129319" calcext:value-type="float">
            <text:p>12931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9198970" calcext:value-type="float">
            <text:p>391989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05]-[.$D$3]" office:value-type="float" office:value="129321" calcext:value-type="float">
            <text:p>12932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39198971" calcext:value-type="float">
            <text:p>3919897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406]-[.$D$3]" office:value-type="float" office:value="129322" calcext:value-type="float">
            <text:p>1293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9198972" calcext:value-type="float">
            <text:p>3919897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07]-[.$D$3]" office:value-type="float" office:value="129323" calcext:value-type="float">
            <text:p>12932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9198973" calcext:value-type="float">
            <text:p>3919897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08]-[.$D$3]" office:value-type="float" office:value="129324" calcext:value-type="float">
            <text:p>12932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39198977" calcext:value-type="float">
            <text:p>3919897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409]-[.$D$3]" office:value-type="float" office:value="129328" calcext:value-type="float">
            <text:p>12932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39198978" calcext:value-type="float">
            <text:p>391989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10]-[.$D$3]" office:value-type="float" office:value="129329" calcext:value-type="float">
            <text:p>12932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39198979" calcext:value-type="float">
            <text:p>3919897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411]-[.$D$3]" office:value-type="float" office:value="129330" calcext:value-type="float">
            <text:p>12933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39198980" calcext:value-type="float">
            <text:p>391989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12]-[.$D$3]" office:value-type="float" office:value="129331" calcext:value-type="float">
            <text:p>12933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198981" calcext:value-type="float">
            <text:p>3919898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413]-[.$D$3]" office:value-type="float" office:value="129332" calcext:value-type="float">
            <text:p>12933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198982" calcext:value-type="float">
            <text:p>3919898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414]-[.$D$3]" office:value-type="float" office:value="129333" calcext:value-type="float">
            <text:p>12933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9198984" calcext:value-type="float">
            <text:p>3919898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D415]-[.$D$3]" office:value-type="float" office:value="129335" calcext:value-type="float">
            <text:p>12933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39198986" calcext:value-type="float">
            <text:p>3919898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416]-[.$D$3]" office:value-type="float" office:value="129337" calcext:value-type="float">
            <text:p>129337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39199005" calcext:value-type="float">
            <text:p>39199005</text:p>
          </table:table-cell>
          <table:table-cell office:value-type="float" office:value="3771" calcext:value-type="float">
            <text:p>3771</text:p>
          </table:table-cell>
          <table:table-cell table:number-columns-repeated="3"/>
          <table:table-cell table:formula="of:=[.D417]-[.$D$3]" office:value-type="float" office:value="129356" calcext:value-type="float">
            <text:p>12935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99006" calcext:value-type="float">
            <text:p>3919900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418]-[.$D$3]" office:value-type="float" office:value="129357" calcext:value-type="float">
            <text:p>129357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202387" calcext:value-type="float">
            <text:p>392023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19]-[.$D$3]" office:value-type="float" office:value="132738" calcext:value-type="float">
            <text:p>132738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202388" calcext:value-type="float">
            <text:p>3920238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20]-[.$D$3]" office:value-type="float" office:value="132739" calcext:value-type="float">
            <text:p>132739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9202390" calcext:value-type="float">
            <text:p>3920239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421]-[.$D$3]" office:value-type="float" office:value="132741" calcext:value-type="float">
            <text:p>132741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9202391" calcext:value-type="float">
            <text:p>3920239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422]-[.$D$3]" office:value-type="float" office:value="132742" calcext:value-type="float">
            <text:p>132742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9202392" calcext:value-type="float">
            <text:p>392023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23]-[.$D$3]" office:value-type="float" office:value="132743" calcext:value-type="float">
            <text:p>132743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39202402" calcext:value-type="float">
            <text:p>392024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24]-[.$D$3]" office:value-type="float" office:value="132753" calcext:value-type="float">
            <text:p>132753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39202403" calcext:value-type="float">
            <text:p>3920240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25]-[.$D$3]" office:value-type="float" office:value="132754" calcext:value-type="float">
            <text:p>132754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9202406" calcext:value-type="float">
            <text:p>3920240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426]-[.$D$3]" office:value-type="float" office:value="132757" calcext:value-type="float">
            <text:p>132757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9202409" calcext:value-type="float">
            <text:p>392024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27]-[.$D$3]" office:value-type="float" office:value="132760" calcext:value-type="float">
            <text:p>132760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39202410" calcext:value-type="float">
            <text:p>392024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28]-[.$D$3]" office:value-type="float" office:value="132761" calcext:value-type="float">
            <text:p>132761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39202417" calcext:value-type="float">
            <text:p>392024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429]-[.$D$3]" office:value-type="float" office:value="132768" calcext:value-type="float">
            <text:p>132768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9202418" calcext:value-type="float">
            <text:p>392024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30]-[.$D$3]" office:value-type="float" office:value="132769" calcext:value-type="float">
            <text:p>132769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39202421" calcext:value-type="float">
            <text:p>39202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31]-[.$D$3]" office:value-type="float" office:value="132772" calcext:value-type="float">
            <text:p>132772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39202424" calcext:value-type="float">
            <text:p>3920242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32]-[.$D$3]" office:value-type="float" office:value="132775" calcext:value-type="float">
            <text:p>132775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39202425" calcext:value-type="float">
            <text:p>3920242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433]-[.$D$3]" office:value-type="float" office:value="132776" calcext:value-type="float">
            <text:p>132776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39202433" calcext:value-type="float">
            <text:p>3920243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34]-[.$D$3]" office:value-type="float" office:value="132784" calcext:value-type="float">
            <text:p>132784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39202438" calcext:value-type="float">
            <text:p>3920243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435]-[.$D$3]" office:value-type="float" office:value="132789" calcext:value-type="float">
            <text:p>132789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9202439" calcext:value-type="float">
            <text:p>392024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36]-[.$D$3]" office:value-type="float" office:value="132790" calcext:value-type="float">
            <text:p>132790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39202442" calcext:value-type="float">
            <text:p>39202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37]-[.$D$3]" office:value-type="float" office:value="132793" calcext:value-type="float">
            <text:p>132793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39202443" calcext:value-type="float">
            <text:p>3920244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38]-[.$D$3]" office:value-type="float" office:value="132794" calcext:value-type="float">
            <text:p>132794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39202445" calcext:value-type="float">
            <text:p>392024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39]-[.$D$3]" office:value-type="float" office:value="132796" calcext:value-type="float">
            <text:p>132796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9202449" calcext:value-type="float">
            <text:p>3920244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40]-[.$D$3]" office:value-type="float" office:value="132800" calcext:value-type="float">
            <text:p>132800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39202450" calcext:value-type="float">
            <text:p>392024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41]-[.$D$3]" office:value-type="float" office:value="132801" calcext:value-type="float">
            <text:p>132801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9202451" calcext:value-type="float">
            <text:p>392024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42]-[.$D$3]" office:value-type="float" office:value="132802" calcext:value-type="float">
            <text:p>132802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39202454" calcext:value-type="float">
            <text:p>3920245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43]-[.$D$3]" office:value-type="float" office:value="132805" calcext:value-type="float">
            <text:p>132805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9202455" calcext:value-type="float">
            <text:p>3920245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44]-[.$D$3]" office:value-type="float" office:value="132806" calcext:value-type="float">
            <text:p>132806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39202456" calcext:value-type="float">
            <text:p>3920245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45]-[.$D$3]" office:value-type="float" office:value="132807" calcext:value-type="float">
            <text:p>132807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9202461" calcext:value-type="float">
            <text:p>392024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46]-[.$D$3]" office:value-type="float" office:value="132812" calcext:value-type="float">
            <text:p>132812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39202462" calcext:value-type="float">
            <text:p>392024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47]-[.$D$3]" office:value-type="float" office:value="132813" calcext:value-type="float">
            <text:p>132813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39202463" calcext:value-type="float">
            <text:p>392024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48]-[.$D$3]" office:value-type="float" office:value="132814" calcext:value-type="float">
            <text:p>132814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9202463" calcext:value-type="float">
            <text:p>392024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49]-[.$D$3]" office:value-type="float" office:value="132814" calcext:value-type="float">
            <text:p>132814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39202466" calcext:value-type="float">
            <text:p>3920246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50]-[.$D$3]" office:value-type="float" office:value="132817" calcext:value-type="float">
            <text:p>132817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39202467" calcext:value-type="float">
            <text:p>3920246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451]-[.$D$3]" office:value-type="float" office:value="132818" calcext:value-type="float">
            <text:p>132818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39202468" calcext:value-type="float">
            <text:p>3920246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452]-[.$D$3]" office:value-type="float" office:value="132819" calcext:value-type="float">
            <text:p>132819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9202469" calcext:value-type="float">
            <text:p>3920246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453]-[.$D$3]" office:value-type="float" office:value="132820" calcext:value-type="float">
            <text:p>132820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9202470" calcext:value-type="float">
            <text:p>392024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54]-[.$D$3]" office:value-type="float" office:value="132821" calcext:value-type="float">
            <text:p>132821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39202471" calcext:value-type="float">
            <text:p>3920247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455]-[.$D$3]" office:value-type="float" office:value="132822" calcext:value-type="float">
            <text:p>132822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39202473" calcext:value-type="float">
            <text:p>3920247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D456]-[.$D$3]" office:value-type="float" office:value="132824" calcext:value-type="float">
            <text:p>132824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39202476" calcext:value-type="float">
            <text:p>3920247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457]-[.$D$3]" office:value-type="float" office:value="132827" calcext:value-type="float">
            <text:p>132827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9202478" calcext:value-type="float">
            <text:p>3920247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D458]-[.$D$3]" office:value-type="float" office:value="132829" calcext:value-type="float">
            <text:p>132829</text:p>
          </table:table-cell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39202496" calcext:value-type="float">
            <text:p>39202496</text:p>
          </table:table-cell>
          <table:table-cell office:value-type="float" office:value="15397" calcext:value-type="float">
            <text:p>15397</text:p>
          </table:table-cell>
          <table:table-cell table:number-columns-repeated="3"/>
          <table:table-cell table:formula="of:=[.D459]-[.$D$3]" office:value-type="float" office:value="132847" calcext:value-type="float">
            <text:p>132847</text:p>
          </table:table-cell>
        </table:table-row>
        <table:table-row table:style-name="ro1" table:visibility="filter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02497" calcext:value-type="float">
            <text:p>3920249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D460]-[.$D$3]" office:value-type="float" office:value="132848" calcext:value-type="float">
            <text:p>132848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204705" calcext:value-type="float">
            <text:p>39204705</text:p>
          </table:table-cell>
          <table:table-cell office:value-type="float" office:value="15001" calcext:value-type="float">
            <text:p>15001</text:p>
          </table:table-cell>
          <table:table-cell/>
          <table:table-cell table:style-name="ce2" table:formula="of:=[.C461]/86400000" office:value-type="time" office:time-value="PT10H53M24.705S" calcext:value-type="time">
            <text:p>10:53:25</text:p>
          </table:table-cell>
          <table:table-cell table:style-name="ce3" office:value-type="time" office:time-value="PT19H50M00S" calcext:value-type="time">
            <text:p>19:50:00</text:p>
          </table:table-cell>
          <table:table-cell table:style-name="ce3" table:formula="of:=[.G461]-[.F461]" office:value-type="time" office:time-value="PT08H56M35.295S" calcext:value-type="time">
            <text:p>08:56:35</text:p>
          </table:table-cell>
          <table:table-cell table:formula="of:=[.D461]-[.$D$3]" office:value-type="float" office:value="-39054648" calcext:value-type="float">
            <text:p>-39054648</text:p>
          </table:table-cell>
        </table:table-row>
        <table:table-row table:style-name="ro1" table:visibility="filter">
          <table:table-cell office:value-type="string" calcext:value-type="string">
            <text:p>S:3141,T:2146.5</text:p>
          </table:table-cell>
          <table:table-cell table:number-columns-repeated="8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 table:visibility="filter">
          <table:table-cell table:style-name="ce1" office:value-type="string" calcext:value-type="string">
            <text:p>S:3138</text:p>
          </table:table-cell>
          <table:table-cell office:value-type="string" calcext:value-type="string">
            <text:p>t:2134</text:p>
          </table:table-cell>
          <table:table-cell table:number-columns-repeated="7"/>
        </table:table-row>
        <table:table-row table:style-name="ro1" table:visibility="filter">
          <table:table-cell table:formula="of:=[.A463]/2" office:value-type="float" office:value="3.5" calcext:value-type="float">
            <text:p>3,5</text:p>
          </table:table-cell>
          <table:table-cell table:formula="of:=[.B463]/2" office:value-type="float" office:value="12.5" calcext:value-type="float">
            <text:p>12,5</text:p>
          </table:table-cell>
          <table:table-cell table:number-columns-repeated="7"/>
        </table:table-row>
        <table:table-row table:style-name="ro1" table:visibility="filter">
          <table:table-cell table:formula="of:=3141-3138" office:value-type="float" office:value="3" calcext:value-type="float">
            <text:p>3</text:p>
          </table:table-cell>
          <table:table-cell table:formula="of:=2146.5-2134" office:value-type="float" office:value="12.5" calcext:value-type="float">
            <text:p>12,5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8/03/01</text:p>
          </table:table-cell>
          <table:table-cell office:value-type="string" calcext:value-type="string">
            <text:p>07:26:09.161783</text:p>
          </table:table-cell>
          <table:table-cell/>
          <table:table-cell office:value-type="string" calcext:value-type="string">
            <text:p>Studena:3123.5</text:p>
          </table:table-cell>
          <table:table-cell office:value-type="string" calcext:value-type="string">
            <text:p>Tepla:213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zn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by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udene</text:p>
          </table:table-cell>
        </table:table-row>
        <table:table-row table:style-name="ro1">
          <table:table-cell office:value-type="string" calcext:value-type="string">
            <text:p>S/V</text:p>
          </table:table-cell>
          <table:table-cell office:value-type="string" calcext:value-type="string">
            <text:p>finished_state</text:p>
          </table:table-cell>
          <table:table-cell office:value-type="string" calcext:value-type="string">
            <text:p>IRQ_Cnt</text:p>
          </table:table-cell>
          <table:table-cell office:value-type="string" calcext:value-type="string">
            <text:p>laps_S/V</text:p>
          </table:table-cell>
          <table:table-cell office:value-type="string" calcext:value-type="string">
            <text:p>finished_state</text:p>
          </table:table-cell>
          <table:table-cell office:value-type="string" calcext:value-type="string">
            <text:p>IRQ_Cnt</text:p>
          </table:table-cell>
          <table:table-cell office:value-type="string" calcext:value-type="string">
            <text:p>laps_time</text:p>
          </table:table-cell>
          <table:table-cell office:value-type="string" calcext:value-type="string">
            <text:p>pulse_durati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17139" calcext:value-type="float">
            <text:p>34117139</text:p>
          </table:table-cell>
          <table:table-cell office:value-type="float" office:value="34094069" calcext:value-type="float">
            <text:p>34094069</text:p>
          </table:table-cell>
          <table:table-cell table:style-name="ce2" table:formula="of:=[.D5]/86400000" office:value-type="time" office:time-value="PT09H28M37.139S" calcext:value-type="time">
            <text:p>09:28: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117140" calcext:value-type="float">
            <text:p>34117140</text:p>
          </table:table-cell>
          <table:table-cell office:value-type="float" office:value="34087138" calcext:value-type="float">
            <text:p>34087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119073" calcext:value-type="float">
            <text:p>341190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19093" calcext:value-type="float">
            <text:p>34119093</text:p>
          </table:table-cell>
          <table:table-cell office:value-type="float" office:value="34096022" calcext:value-type="float">
            <text:p>34096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19094" calcext:value-type="float">
            <text:p>34119094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4123512" calcext:value-type="float">
            <text:p>341235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123533" calcext:value-type="float">
            <text:p>34123533</text:p>
          </table:table-cell>
          <table:table-cell office:value-type="float" office:value="4461" calcext:value-type="float">
            <text:p>4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123533" calcext:value-type="float">
            <text:p>3412353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125258" calcext:value-type="float">
            <text:p>341252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25279" calcext:value-type="float">
            <text:p>34125279</text:p>
          </table:table-cell>
          <table:table-cell office:value-type="float" office:value="1767" calcext:value-type="float">
            <text:p>1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25279" calcext:value-type="float">
            <text:p>3412527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129220" calcext:value-type="float">
            <text:p>341292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129220" calcext:value-type="float">
            <text:p>341292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129240" calcext:value-type="float">
            <text:p>34129240</text:p>
          </table:table-cell>
          <table:table-cell office:value-type="float" office:value="3982" calcext:value-type="float">
            <text:p>3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129240" calcext:value-type="float">
            <text:p>3412924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130956" calcext:value-type="float">
            <text:p>341309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130977" calcext:value-type="float">
            <text:p>34130977</text:p>
          </table:table-cell>
          <table:table-cell office:value-type="float" office:value="1758" calcext:value-type="float">
            <text:p>1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30977" calcext:value-type="float">
            <text:p>3413097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132142" calcext:value-type="float">
            <text:p>34132142</text:p>
          </table:table-cell>
          <table:table-cell office:value-type="float" office:value="15001" calcext:value-type="float">
            <text:p>15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135061" calcext:value-type="float">
            <text:p>3413506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4135061" calcext:value-type="float">
            <text:p>3413506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4135083" calcext:value-type="float">
            <text:p>34135083</text:p>
          </table:table-cell>
          <table:table-cell office:value-type="float" office:value="4127" calcext:value-type="float">
            <text:p>4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135084" calcext:value-type="float">
            <text:p>3413508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139655" calcext:value-type="float">
            <text:p>3413965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139656" calcext:value-type="float">
            <text:p>341396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139657" calcext:value-type="float">
            <text:p>3413965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4139658" calcext:value-type="float">
            <text:p>341396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139659" calcext:value-type="float">
            <text:p>3413965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4139659" calcext:value-type="float">
            <text:p>3413965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4139673" calcext:value-type="float">
            <text:p>341396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4139674" calcext:value-type="float">
            <text:p>341396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4139675" calcext:value-type="float">
            <text:p>341396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34139676" calcext:value-type="float">
            <text:p>341396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4139677" calcext:value-type="float">
            <text:p>3413967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34139697" calcext:value-type="float">
            <text:p>34139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139698" calcext:value-type="float">
            <text:p>34139698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4147143" calcext:value-type="float">
            <text:p>34147143</text:p>
          </table:table-cell>
          <table:table-cell office:value-type="float" office:value="15001" calcext:value-type="float">
            <text:p>15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460826" calcext:value-type="float">
            <text:p>344608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4460827" calcext:value-type="float">
            <text:p>344608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4460828" calcext:value-type="float">
            <text:p>344608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34460829" calcext:value-type="float">
            <text:p>344608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4460833" calcext:value-type="float">
            <text:p>344608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34460833" calcext:value-type="float">
            <text:p>344608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4460838" calcext:value-type="float">
            <text:p>344608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34460840" calcext:value-type="float">
            <text:p>344608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34460845" calcext:value-type="float">
            <text:p>344608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34460846" calcext:value-type="float">
            <text:p>344608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34460847" calcext:value-type="float">
            <text:p>344608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34460850" calcext:value-type="float">
            <text:p>34460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4460851" calcext:value-type="float">
            <text:p>344608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34460852" calcext:value-type="float">
            <text:p>344608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4460856" calcext:value-type="float">
            <text:p>344608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34460858" calcext:value-type="float">
            <text:p>344608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34460859" calcext:value-type="float">
            <text:p>3446085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4460862" calcext:value-type="float">
            <text:p>3446086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4460863" calcext:value-type="float">
            <text:p>3446086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34460864" calcext:value-type="float">
            <text:p>344608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34460865" calcext:value-type="float">
            <text:p>344608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4460866" calcext:value-type="float">
            <text:p>344608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4460866" calcext:value-type="float">
            <text:p>344608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34460868" calcext:value-type="float">
            <text:p>3446086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34460869" calcext:value-type="float">
            <text:p>344608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34460871" calcext:value-type="float">
            <text:p>3446087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4460873" calcext:value-type="float">
            <text:p>344608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4460875" calcext:value-type="float">
            <text:p>344608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4460876" calcext:value-type="float">
            <text:p>3446087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34460896" calcext:value-type="float">
            <text:p>34460896</text:p>
          </table:table-cell>
          <table:table-cell office:value-type="float" office:value="325835" calcext:value-type="float">
            <text:p>3258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460897" calcext:value-type="float">
            <text:p>34460897</text:p>
          </table:table-cell>
          <table:table-cell office:value-type="float" office:value="313754" calcext:value-type="float">
            <text:p>313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60898" calcext:value-type="float">
            <text:p>3446089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67280" calcext:value-type="float">
            <text:p>349672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967281" calcext:value-type="float">
            <text:p>349672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967302" calcext:value-type="float">
            <text:p>34967302</text:p>
          </table:table-cell>
          <table:table-cell office:value-type="float" office:value="506427" calcext:value-type="float">
            <text:p>5064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67303" calcext:value-type="float">
            <text:p>34967303</text:p>
          </table:table-cell>
          <table:table-cell office:value-type="float" office:value="506406" calcext:value-type="float">
            <text:p>506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67303" calcext:value-type="float">
            <text:p>34967303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310020" calcext:value-type="float">
            <text:p>353100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5310021" calcext:value-type="float">
            <text:p>353100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5310022" calcext:value-type="float">
            <text:p>353100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5310024" calcext:value-type="float">
            <text:p>353100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310024" calcext:value-type="float">
            <text:p>353100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5310030" calcext:value-type="float">
            <text:p>35310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310031" calcext:value-type="float">
            <text:p>353100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5310032" calcext:value-type="float">
            <text:p>353100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5310033" calcext:value-type="float">
            <text:p>353100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5310053" calcext:value-type="float">
            <text:p>35310053</text:p>
          </table:table-cell>
          <table:table-cell office:value-type="float" office:value="342772" calcext:value-type="float">
            <text:p>3427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310054" calcext:value-type="float">
            <text:p>35310054</text:p>
          </table:table-cell>
          <table:table-cell office:value-type="float" office:value="342751" calcext:value-type="float">
            <text:p>3427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10054" calcext:value-type="float">
            <text:p>3531005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648519" calcext:value-type="float">
            <text:p>376485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648520" calcext:value-type="float">
            <text:p>376485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7648528" calcext:value-type="float">
            <text:p>376485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7648529" calcext:value-type="float">
            <text:p>376485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7648529" calcext:value-type="float">
            <text:p>376485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7648530" calcext:value-type="float">
            <text:p>376485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7648531" calcext:value-type="float">
            <text:p>376485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7648532" calcext:value-type="float">
            <text:p>376485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7648533" calcext:value-type="float">
            <text:p>376485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7648545" calcext:value-type="float">
            <text:p>376485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7648545" calcext:value-type="float">
            <text:p>376485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37648548" calcext:value-type="float">
            <text:p>376485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7648551" calcext:value-type="float">
            <text:p>376485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37648552" calcext:value-type="float">
            <text:p>376485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7648560" calcext:value-type="float">
            <text:p>376485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7648561" calcext:value-type="float">
            <text:p>3764856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7648565" calcext:value-type="float">
            <text:p>376485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7648567" calcext:value-type="float">
            <text:p>376485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648568" calcext:value-type="float">
            <text:p>3764856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7648575" calcext:value-type="float">
            <text:p>37648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7648580" calcext:value-type="float">
            <text:p>37648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7648581" calcext:value-type="float">
            <text:p>376485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37648584" calcext:value-type="float">
            <text:p>376485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7648585" calcext:value-type="float">
            <text:p>376485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37648587" calcext:value-type="float">
            <text:p>3764858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7648592" calcext:value-type="float">
            <text:p>3764859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37648592" calcext:value-type="float">
            <text:p>3764859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7648593" calcext:value-type="float">
            <text:p>3764859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37648596" calcext:value-type="float">
            <text:p>3764859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37648599" calcext:value-type="float">
            <text:p>376485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37648600" calcext:value-type="float">
            <text:p>376486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37648604" calcext:value-type="float">
            <text:p>376486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37648606" calcext:value-type="float">
            <text:p>376486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37648607" calcext:value-type="float">
            <text:p>376486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7648610" calcext:value-type="float">
            <text:p>376486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7648611" calcext:value-type="float">
            <text:p>376486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37648613" calcext:value-type="float">
            <text:p>376486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37648615" calcext:value-type="float">
            <text:p>37648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37648616" calcext:value-type="float">
            <text:p>376486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37648618" calcext:value-type="float">
            <text:p>376486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37648618" calcext:value-type="float">
            <text:p>376486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37648621" calcext:value-type="float">
            <text:p>376486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648623" calcext:value-type="float">
            <text:p>376486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37648624" calcext:value-type="float">
            <text:p>376486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37648625" calcext:value-type="float">
            <text:p>376486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7648626" calcext:value-type="float">
            <text:p>376486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37648627" calcext:value-type="float">
            <text:p>376486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37648628" calcext:value-type="float">
            <text:p>376486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7648630" calcext:value-type="float">
            <text:p>376486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37648631" calcext:value-type="float">
            <text:p>376486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37648650" calcext:value-type="float">
            <text:p>37648650</text:p>
          </table:table-cell>
          <table:table-cell office:value-type="float" office:value="3508974" calcext:value-type="float">
            <text:p>35089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648651" calcext:value-type="float">
            <text:p>37648651</text:p>
          </table:table-cell>
          <table:table-cell office:value-type="float" office:value="2338597" calcext:value-type="float">
            <text:p>2338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48652" calcext:value-type="float">
            <text:p>3764865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94520" calcext:value-type="float">
            <text:p>37794520</text:p>
          </table:table-cell>
          <table:table-cell office:value-type="float" office:value="2484488" calcext:value-type="float">
            <text:p>24844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794520" calcext:value-type="float">
            <text:p>37794520</text:p>
          </table:table-cell>
          <table:table-cell office:value-type="float" office:value="145870" calcext:value-type="float">
            <text:p>1458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796508" calcext:value-type="float">
            <text:p>377965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796509" calcext:value-type="float">
            <text:p>377965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7796529" calcext:value-type="float">
            <text:p>37796529</text:p>
          </table:table-cell>
          <table:table-cell office:value-type="float" office:value="2486497" calcext:value-type="float">
            <text:p>2486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96530" calcext:value-type="float">
            <text:p>3779653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7801085" calcext:value-type="float">
            <text:p>37801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801106" calcext:value-type="float">
            <text:p>37801106</text:p>
          </table:table-cell>
          <table:table-cell office:value-type="float" office:value="4598" calcext:value-type="float">
            <text:p>4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801106" calcext:value-type="float">
            <text:p>37801106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803095" calcext:value-type="float">
            <text:p>378030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803096" calcext:value-type="float">
            <text:p>3780309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803116" calcext:value-type="float">
            <text:p>37803116</text:p>
          </table:table-cell>
          <table:table-cell office:value-type="float" office:value="2031" calcext:value-type="float">
            <text:p>2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03116" calcext:value-type="float">
            <text:p>37803116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807644" calcext:value-type="float">
            <text:p>378076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807664" calcext:value-type="float">
            <text:p>37807664</text:p>
          </table:table-cell>
          <table:table-cell office:value-type="float" office:value="4569" calcext:value-type="float">
            <text:p>4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807665" calcext:value-type="float">
            <text:p>3780766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809522" calcext:value-type="float">
            <text:p>37809522</text:p>
          </table:table-cell>
          <table:table-cell office:value-type="float" office:value="15001" calcext:value-type="float">
            <text:p>15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370903" calcext:value-type="float">
            <text:p>383709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370904" calcext:value-type="float">
            <text:p>383709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370905" calcext:value-type="float">
            <text:p>383709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8370906" calcext:value-type="float">
            <text:p>383709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8370907" calcext:value-type="float">
            <text:p>383709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8370927" calcext:value-type="float">
            <text:p>38370927</text:p>
          </table:table-cell>
          <table:table-cell office:value-type="float" office:value="722298" calcext:value-type="float">
            <text:p>72229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370928" calcext:value-type="float">
            <text:p>38370928</text:p>
          </table:table-cell>
          <table:table-cell office:value-type="float" office:value="561406" calcext:value-type="float">
            <text:p>561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370928" calcext:value-type="float">
            <text:p>3837092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450358" calcext:value-type="float">
            <text:p>384503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8450359" calcext:value-type="float">
            <text:p>3845035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8450361" calcext:value-type="float">
            <text:p>3845036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8450364" calcext:value-type="float">
            <text:p>384503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8450365" calcext:value-type="float">
            <text:p>384503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8450369" calcext:value-type="float">
            <text:p>384503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8450371" calcext:value-type="float">
            <text:p>384503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8450371" calcext:value-type="float">
            <text:p>384503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8450392" calcext:value-type="float">
            <text:p>38450392</text:p>
          </table:table-cell>
          <table:table-cell office:value-type="float" office:value="642749" calcext:value-type="float">
            <text:p>6427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450393" calcext:value-type="float">
            <text:p>38450393</text:p>
          </table:table-cell>
          <table:table-cell office:value-type="float" office:value="79465" calcext:value-type="float">
            <text:p>79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50393" calcext:value-type="float">
            <text:p>38450393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465745" calcext:value-type="float">
            <text:p>384657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8465746" calcext:value-type="float">
            <text:p>384657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8465767" calcext:value-type="float">
            <text:p>38465767</text:p>
          </table:table-cell>
          <table:table-cell office:value-type="float" office:value="15396" calcext:value-type="float">
            <text:p>153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465768" calcext:value-type="float">
            <text:p>38465768</text:p>
          </table:table-cell>
          <table:table-cell office:value-type="float" office:value="15375" calcext:value-type="float">
            <text:p>15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465768" calcext:value-type="float">
            <text:p>3846576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123.5" calcext:value-type="float">
            <text:p>3123,5</text:p>
          </table:table-cell>
          <table:table-cell office:value-type="float" office:value="2132.5" calcext:value-type="float">
            <text:p>2132,5</text:p>
          </table:table-cell>
          <table:table-cell table:number-columns-repeated="6"/>
        </table:table-row>
        <table:table-row table:style-name="ro1">
          <table:table-cell table:style-name="ce1" office:value-type="float" office:value="3138" calcext:value-type="float">
            <text:p>3138</text:p>
          </table:table-cell>
          <table:table-cell office:value-type="float" office:value="2134" calcext:value-type="float">
            <text:p>2134</text:p>
          </table:table-cell>
          <table:table-cell table:number-columns-repeated="6"/>
        </table:table-row>
        <table:table-row table:style-name="ro1">
          <table:table-cell table:formula="of:=[.A187]-[.A186]" office:value-type="float" office:value="14.5" calcext:value-type="float">
            <text:p>14,5</text:p>
          </table:table-cell>
          <table:table-cell table:formula="of:=[.B187]-[.B186]"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table:formula="of:=[.A188]*2" office:value-type="float" office:value="29" calcext:value-type="float">
            <text:p>29</text:p>
          </table:table-cell>
          <table:table-cell table:formula="of:=[.B188]*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[.A189]-3*2*2" office:value-type="float" office:value="17" calcext:value-type="float">
            <text:p>17</text:p>
          </table:table-cell>
          <table:table-cell table:number-columns-repeated="7"/>
        </table:table-row>
      </table:table>
      <table:table table:name="S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/V</text:p>
          </table:table-cell>
          <table:table-cell office:value-type="string" calcext:value-type="string">
            <text:p>finished_state</text:p>
          </table:table-cell>
          <table:table-cell office:value-type="string" calcext:value-type="string">
            <text:p>IRQ_Cnt</text:p>
          </table:table-cell>
          <table:table-cell office:value-type="string" calcext:value-type="string">
            <text:p>laps_S/V</text:p>
          </table:table-cell>
          <table:table-cell office:value-type="string" calcext:value-type="string">
            <text:p>finished_state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In debounce</text:p>
          </table:table-cell>
          <table:table-cell office:value-type="string" calcext:value-type="string">
            <text:p>stav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073757" calcext:value-type="float">
            <text:p>390737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]-[.$D$2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9073758" calcext:value-type="float">
            <text:p>39073758</text:p>
          </table:table-cell>
          <table:table-cell office:value-type="float" office:value="0" calcext:value-type="float">
            <text:p>0</text:p>
          </table:table-cell>
          <table:table-cell table:formula="of:=[.D3]-[.D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-[.$D$2]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9073759" calcext:value-type="float">
            <text:p>39073759</text:p>
          </table:table-cell>
          <table:table-cell office:value-type="float" office:value="1" calcext:value-type="float">
            <text:p>1</text:p>
          </table:table-cell>
          <table:table-cell table:formula="of:=[.D4]-[.D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4]-[.$D$2]"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9073760" calcext:value-type="float">
            <text:p>39073760</text:p>
          </table:table-cell>
          <table:table-cell office:value-type="float" office:value="1" calcext:value-type="float">
            <text:p>1</text:p>
          </table:table-cell>
          <table:table-cell table:formula="of:=[.D5]-[.D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5]-[.$D$2]" office:value-type="float" office:value="3" calcext:value-type="float">
            <text:p>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9073761" calcext:value-type="float">
            <text:p>39073761</text:p>
          </table:table-cell>
          <table:table-cell office:value-type="float" office:value="1" calcext:value-type="float">
            <text:p>1</text:p>
          </table:table-cell>
          <table:table-cell table:formula="of:=[.D6]-[.D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6]-[.$D$2]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9073761" calcext:value-type="float">
            <text:p>39073761</text:p>
          </table:table-cell>
          <table:table-cell office:value-type="float" office:value="1" calcext:value-type="float">
            <text:p>1</text:p>
          </table:table-cell>
          <table:table-cell table:formula="of:=[.D7]-[.D6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7]-[.$D$2]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9073782" calcext:value-type="float">
            <text:p>39073782</text:p>
          </table:table-cell>
          <table:table-cell office:value-type="float" office:value="608036" calcext:value-type="float">
            <text:p>608036</text:p>
          </table:table-cell>
          <table:table-cell table:formula="of:=[.D8]-[.D7]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8]-[.$D$2]" office:value-type="float" office:value="25" calcext:value-type="float">
            <text:p>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73783" calcext:value-type="float">
            <text:p>39073783</text:p>
          </table:table-cell>
          <table:table-cell office:value-type="float" office:value="22" calcext:value-type="float">
            <text:p>22</text:p>
          </table:table-cell>
          <table:table-cell table:formula="of:=[.D9]-[.D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9]-[.$D$2]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101957" calcext:value-type="float">
            <text:p>3910195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0]-[.D9]" office:value-type="float" office:value="28174" calcext:value-type="float">
            <text:p>2817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xxxxx</text:p>
          </table:table-cell>
          <table:table-cell table:style-name="ce4" table:formula="of:=[.D10]-[.$D$10]" office:value-type="float" office:value="0" calcext:value-type="float">
            <text:p>0</text:p>
          </table:table-cell>
          <table:table-cell table:style-name="ce4" table:number-columns-repeated="1014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9101958" calcext:value-type="float">
            <text:p>39101958</text:p>
          </table:table-cell>
          <table:table-cell office:value-type="float" office:value="1" calcext:value-type="float">
            <text:p>1</text:p>
          </table:table-cell>
          <table:table-cell table:formula="of:=[.D11]-[.D10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5" table:formula="of:=[.D11]-[.$D$10]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9101978" calcext:value-type="float">
            <text:p>39101978</text:p>
          </table:table-cell>
          <table:table-cell office:value-type="float" office:value="28217" calcext:value-type="float">
            <text:p>28217</text:p>
          </table:table-cell>
          <table:table-cell table:formula="of:=[.D12]-[.D11]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5" table:formula="of:=[.D12]-[.$D$10]" office:value-type="float" office:value="21" calcext:value-type="float">
            <text:p>21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01979" calcext:value-type="float">
            <text:p>39101979</text:p>
          </table:table-cell>
          <table:table-cell office:value-type="float" office:value="22" calcext:value-type="float">
            <text:p>22</text:p>
          </table:table-cell>
          <table:table-cell table:formula="of:=[.D13]-[.D12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5" table:formula="of:=[.D13]-[.$D$10]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*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9114804" calcext:value-type="float">
            <text:p>3911480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4]-[.D13]" office:value-type="float" office:value="12825" calcext:value-type="float">
            <text:p>1282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xxxx</text:p>
          </table:table-cell>
          <table:table-cell table:style-name="ce4" table:number-columns-repeated="1014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9114806" calcext:value-type="float">
            <text:p>39114806</text:p>
          </table:table-cell>
          <table:table-cell office:value-type="float" office:value="1" calcext:value-type="float">
            <text:p>1</text:p>
          </table:table-cell>
          <table:table-cell table:formula="of:=[.D15]-[.D14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9114806" calcext:value-type="float">
            <text:p>39114806</text:p>
          </table:table-cell>
          <table:table-cell office:value-type="float" office:value="1" calcext:value-type="float">
            <text:p>1</text:p>
          </table:table-cell>
          <table:table-cell table:formula="of:=[.D16]-[.D15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9114807" calcext:value-type="float">
            <text:p>39114807</text:p>
          </table:table-cell>
          <table:table-cell office:value-type="float" office:value="1" calcext:value-type="float">
            <text:p>1</text:p>
          </table:table-cell>
          <table:table-cell table:formula="of:=[.D17]-[.D1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39114808" calcext:value-type="float">
            <text:p>39114808</text:p>
          </table:table-cell>
          <table:table-cell office:value-type="float" office:value="1" calcext:value-type="float">
            <text:p>1</text:p>
          </table:table-cell>
          <table:table-cell table:formula="of:=[.D18]-[.D1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9114817" calcext:value-type="float">
            <text:p>39114817</text:p>
          </table:table-cell>
          <table:table-cell office:value-type="float" office:value="0" calcext:value-type="float">
            <text:p>0</text:p>
          </table:table-cell>
          <table:table-cell table:formula="of:=[.D19]-[.D18]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9114822" calcext:value-type="float">
            <text:p>39114822</text:p>
          </table:table-cell>
          <table:table-cell office:value-type="float" office:value="1" calcext:value-type="float">
            <text:p>1</text:p>
          </table:table-cell>
          <table:table-cell table:formula="of:=[.D20]-[.D19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114823" calcext:value-type="float">
            <text:p>39114823</text:p>
          </table:table-cell>
          <table:table-cell office:value-type="float" office:value="1" calcext:value-type="float">
            <text:p>1</text:p>
          </table:table-cell>
          <table:table-cell table:formula="of:=[.D21]-[.D2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39114828" calcext:value-type="float">
            <text:p>39114828</text:p>
          </table:table-cell>
          <table:table-cell office:value-type="float" office:value="1" calcext:value-type="float">
            <text:p>1</text:p>
          </table:table-cell>
          <table:table-cell table:formula="of:=[.D22]-[.D21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9114829" calcext:value-type="float">
            <text:p>39114829</text:p>
          </table:table-cell>
          <table:table-cell office:value-type="float" office:value="1" calcext:value-type="float">
            <text:p>1</text:p>
          </table:table-cell>
          <table:table-cell table:formula="of:=[.D23]-[.D2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9114830" calcext:value-type="float">
            <text:p>39114830</text:p>
          </table:table-cell>
          <table:table-cell office:value-type="float" office:value="1" calcext:value-type="float">
            <text:p>1</text:p>
          </table:table-cell>
          <table:table-cell table:formula="of:=[.D24]-[.D2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39114850" calcext:value-type="float">
            <text:p>39114850</text:p>
          </table:table-cell>
          <table:table-cell office:value-type="float" office:value="12893" calcext:value-type="float">
            <text:p>12893</text:p>
          </table:table-cell>
          <table:table-cell table:formula="of:=[.D25]-[.D24]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14851" calcext:value-type="float">
            <text:p>39114851</text:p>
          </table:table-cell>
          <table:table-cell office:value-type="float" office:value="22" calcext:value-type="float">
            <text:p>22</text:p>
          </table:table-cell>
          <table:table-cell table:formula="of:=[.D26]-[.D2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*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143693" calcext:value-type="float">
            <text:p>3914369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27]-[.D26]" office:value-type="float" office:value="28842" calcext:value-type="float">
            <text:p>28842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9143693" calcext:value-type="float">
            <text:p>39143693</text:p>
          </table:table-cell>
          <table:table-cell office:value-type="float" office:value="1" calcext:value-type="float">
            <text:p>1</text:p>
          </table:table-cell>
          <table:table-cell table:formula="of:=[.D28]-[.D2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143714" calcext:value-type="float">
            <text:p>39143714</text:p>
          </table:table-cell>
          <table:table-cell office:value-type="float" office:value="28885" calcext:value-type="float">
            <text:p>28885</text:p>
          </table:table-cell>
          <table:table-cell table:formula="of:=[.D29]-[.D28]"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43715" calcext:value-type="float">
            <text:p>39143715</text:p>
          </table:table-cell>
          <table:table-cell office:value-type="float" office:value="22" calcext:value-type="float">
            <text:p>22</text:p>
          </table:table-cell>
          <table:table-cell table:formula="of:=[.D30]-[.D29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*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9158149" calcext:value-type="float">
            <text:p>3915814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31]-[.D30]" office:value-type="float" office:value="14434" calcext:value-type="float">
            <text:p>1443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9158150" calcext:value-type="float">
            <text:p>39158150</text:p>
          </table:table-cell>
          <table:table-cell office:value-type="float" office:value="1" calcext:value-type="float">
            <text:p>1</text:p>
          </table:table-cell>
          <table:table-cell table:formula="of:=[.D32]-[.D3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9158151" calcext:value-type="float">
            <text:p>39158151</text:p>
          </table:table-cell>
          <table:table-cell office:value-type="float" office:value="1" calcext:value-type="float">
            <text:p>1</text:p>
          </table:table-cell>
          <table:table-cell table:formula="of:=[.D33]-[.D3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158152" calcext:value-type="float">
            <text:p>39158152</text:p>
          </table:table-cell>
          <table:table-cell office:value-type="float" office:value="0" calcext:value-type="float">
            <text:p>0</text:p>
          </table:table-cell>
          <table:table-cell table:formula="of:=[.D34]-[.D3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9158153" calcext:value-type="float">
            <text:p>39158153</text:p>
          </table:table-cell>
          <table:table-cell office:value-type="float" office:value="1" calcext:value-type="float">
            <text:p>1</text:p>
          </table:table-cell>
          <table:table-cell table:formula="of:=[.D35]-[.D3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9158162" calcext:value-type="float">
            <text:p>39158162</text:p>
          </table:table-cell>
          <table:table-cell office:value-type="float" office:value="1" calcext:value-type="float">
            <text:p>1</text:p>
          </table:table-cell>
          <table:table-cell table:formula="of:=[.D36]-[.D35]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9158167" calcext:value-type="float">
            <text:p>39158167</text:p>
          </table:table-cell>
          <table:table-cell office:value-type="float" office:value="0" calcext:value-type="float">
            <text:p>0</text:p>
          </table:table-cell>
          <table:table-cell table:formula="of:=[.D37]-[.D36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9158168" calcext:value-type="float">
            <text:p>39158168</text:p>
          </table:table-cell>
          <table:table-cell office:value-type="float" office:value="0" calcext:value-type="float">
            <text:p>0</text:p>
          </table:table-cell>
          <table:table-cell table:formula="of:=[.D38]-[.D3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9158169" calcext:value-type="float">
            <text:p>39158169</text:p>
          </table:table-cell>
          <table:table-cell office:value-type="float" office:value="1" calcext:value-type="float">
            <text:p>1</text:p>
          </table:table-cell>
          <table:table-cell table:formula="of:=[.D39]-[.D3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9158172" calcext:value-type="float">
            <text:p>39158172</text:p>
          </table:table-cell>
          <table:table-cell office:value-type="float" office:value="1" calcext:value-type="float">
            <text:p>1</text:p>
          </table:table-cell>
          <table:table-cell table:formula="of:=[.D40]-[.D39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9158173" calcext:value-type="float">
            <text:p>39158173</text:p>
          </table:table-cell>
          <table:table-cell office:value-type="float" office:value="1" calcext:value-type="float">
            <text:p>1</text:p>
          </table:table-cell>
          <table:table-cell table:formula="of:=[.D41]-[.D4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9158174" calcext:value-type="float">
            <text:p>39158174</text:p>
          </table:table-cell>
          <table:table-cell office:value-type="float" office:value="1" calcext:value-type="float">
            <text:p>1</text:p>
          </table:table-cell>
          <table:table-cell table:formula="of:=[.D42]-[.D4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39158175" calcext:value-type="float">
            <text:p>39158175</text:p>
          </table:table-cell>
          <table:table-cell office:value-type="float" office:value="0" calcext:value-type="float">
            <text:p>0</text:p>
          </table:table-cell>
          <table:table-cell table:formula="of:=[.D43]-[.D4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39158176" calcext:value-type="float">
            <text:p>39158176</text:p>
          </table:table-cell>
          <table:table-cell office:value-type="float" office:value="0" calcext:value-type="float">
            <text:p>0</text:p>
          </table:table-cell>
          <table:table-cell table:formula="of:=[.D44]-[.D4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39158177" calcext:value-type="float">
            <text:p>39158177</text:p>
          </table:table-cell>
          <table:table-cell office:value-type="float" office:value="0" calcext:value-type="float">
            <text:p>0</text:p>
          </table:table-cell>
          <table:table-cell table:formula="of:=[.D45]-[.D4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9158178" calcext:value-type="float">
            <text:p>39158178</text:p>
          </table:table-cell>
          <table:table-cell office:value-type="float" office:value="2" calcext:value-type="float">
            <text:p>2</text:p>
          </table:table-cell>
          <table:table-cell table:formula="of:=[.D46]-[.D4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9158180" calcext:value-type="float">
            <text:p>39158180</text:p>
          </table:table-cell>
          <table:table-cell office:value-type="float" office:value="2" calcext:value-type="float">
            <text:p>2</text:p>
          </table:table-cell>
          <table:table-cell table:formula="of:=[.D47]-[.D46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39158199" calcext:value-type="float">
            <text:p>39158199</text:p>
          </table:table-cell>
          <table:table-cell office:value-type="float" office:value="14506" calcext:value-type="float">
            <text:p>14506</text:p>
          </table:table-cell>
          <table:table-cell table:formula="of:=[.D48]-[.D47]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58200" calcext:value-type="float">
            <text:p>39158200</text:p>
          </table:table-cell>
          <table:table-cell office:value-type="float" office:value="22" calcext:value-type="float">
            <text:p>22</text:p>
          </table:table-cell>
          <table:table-cell table:formula="of:=[.D49]-[.D4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*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187098" calcext:value-type="float">
            <text:p>3918709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D50]-[.D49]" office:value-type="float" office:value="28898" calcext:value-type="float">
            <text:p>2889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187099" calcext:value-type="float">
            <text:p>39187099</text:p>
          </table:table-cell>
          <table:table-cell office:value-type="float" office:value="1" calcext:value-type="float">
            <text:p>1</text:p>
          </table:table-cell>
          <table:table-cell table:formula="of:=[.D51]-[.D50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9187100" calcext:value-type="float">
            <text:p>39187100</text:p>
          </table:table-cell>
          <table:table-cell office:value-type="float" office:value="1" calcext:value-type="float">
            <text:p>1</text:p>
          </table:table-cell>
          <table:table-cell table:formula="of:=[.D52]-[.D51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9187120" calcext:value-type="float">
            <text:p>39187120</text:p>
          </table:table-cell>
          <table:table-cell office:value-type="float" office:value="28942" calcext:value-type="float">
            <text:p>28942</text:p>
          </table:table-cell>
          <table:table-cell table:formula="of:=[.D53]-[.D52]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87121" calcext:value-type="float">
            <text:p>39187121</text:p>
          </table:table-cell>
          <table:table-cell office:value-type="float" office:value="22" calcext:value-type="float">
            <text:p>22</text:p>
          </table:table-cell>
          <table:table-cell table:formula="of:=[.D54]-[.D53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*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202387" calcext:value-type="float">
            <text:p>3920238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55]-[.D54]" office:value-type="float" office:value="15266" calcext:value-type="float">
            <text:p>15266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202388" calcext:value-type="float">
            <text:p>39202388</text:p>
          </table:table-cell>
          <table:table-cell office:value-type="float" office:value="1" calcext:value-type="float">
            <text:p>1</text:p>
          </table:table-cell>
          <table:table-cell table:formula="of:=[.D56]-[.D5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9202390" calcext:value-type="float">
            <text:p>39202390</text:p>
          </table:table-cell>
          <table:table-cell office:value-type="float" office:value="2" calcext:value-type="float">
            <text:p>2</text:p>
          </table:table-cell>
          <table:table-cell table:formula="of:=[.D57]-[.D56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9202391" calcext:value-type="float">
            <text:p>39202391</text:p>
          </table:table-cell>
          <table:table-cell office:value-type="float" office:value="2" calcext:value-type="float">
            <text:p>2</text:p>
          </table:table-cell>
          <table:table-cell table:formula="of:=[.D58]-[.D5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9202392" calcext:value-type="float">
            <text:p>39202392</text:p>
          </table:table-cell>
          <table:table-cell office:value-type="float" office:value="1" calcext:value-type="float">
            <text:p>1</text:p>
          </table:table-cell>
          <table:table-cell table:formula="of:=[.D59]-[.D5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39202402" calcext:value-type="float">
            <text:p>39202402</text:p>
          </table:table-cell>
          <table:table-cell office:value-type="float" office:value="1" calcext:value-type="float">
            <text:p>1</text:p>
          </table:table-cell>
          <table:table-cell table:formula="of:=[.D60]-[.D59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39202403" calcext:value-type="float">
            <text:p>39202403</text:p>
          </table:table-cell>
          <table:table-cell office:value-type="float" office:value="1" calcext:value-type="float">
            <text:p>1</text:p>
          </table:table-cell>
          <table:table-cell table:formula="of:=[.D61]-[.D6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9202406" calcext:value-type="float">
            <text:p>39202406</text:p>
          </table:table-cell>
          <table:table-cell office:value-type="float" office:value="0" calcext:value-type="float">
            <text:p>0</text:p>
          </table:table-cell>
          <table:table-cell table:formula="of:=[.D62]-[.D61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9202409" calcext:value-type="float">
            <text:p>39202409</text:p>
          </table:table-cell>
          <table:table-cell office:value-type="float" office:value="1" calcext:value-type="float">
            <text:p>1</text:p>
          </table:table-cell>
          <table:table-cell table:formula="of:=[.D63]-[.D62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39202410" calcext:value-type="float">
            <text:p>39202410</text:p>
          </table:table-cell>
          <table:table-cell office:value-type="float" office:value="1" calcext:value-type="float">
            <text:p>1</text:p>
          </table:table-cell>
          <table:table-cell table:formula="of:=[.D64]-[.D6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39202417" calcext:value-type="float">
            <text:p>39202417</text:p>
          </table:table-cell>
          <table:table-cell office:value-type="float" office:value="0" calcext:value-type="float">
            <text:p>0</text:p>
          </table:table-cell>
          <table:table-cell table:formula="of:=[.D65]-[.D64]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9202418" calcext:value-type="float">
            <text:p>39202418</text:p>
          </table:table-cell>
          <table:table-cell office:value-type="float" office:value="1" calcext:value-type="float">
            <text:p>1</text:p>
          </table:table-cell>
          <table:table-cell table:formula="of:=[.D66]-[.D6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39202421" calcext:value-type="float">
            <text:p>39202421</text:p>
          </table:table-cell>
          <table:table-cell office:value-type="float" office:value="1" calcext:value-type="float">
            <text:p>1</text:p>
          </table:table-cell>
          <table:table-cell table:formula="of:=[.D67]-[.D66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39202424" calcext:value-type="float">
            <text:p>39202424</text:p>
          </table:table-cell>
          <table:table-cell office:value-type="float" office:value="1" calcext:value-type="float">
            <text:p>1</text:p>
          </table:table-cell>
          <table:table-cell table:formula="of:=[.D68]-[.D67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39202425" calcext:value-type="float">
            <text:p>39202425</text:p>
          </table:table-cell>
          <table:table-cell office:value-type="float" office:value="0" calcext:value-type="float">
            <text:p>0</text:p>
          </table:table-cell>
          <table:table-cell table:formula="of:=[.D69]-[.D6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39202433" calcext:value-type="float">
            <text:p>39202433</text:p>
          </table:table-cell>
          <table:table-cell office:value-type="float" office:value="1" calcext:value-type="float">
            <text:p>1</text:p>
          </table:table-cell>
          <table:table-cell table:formula="of:=[.D70]-[.D69]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39202438" calcext:value-type="float">
            <text:p>39202438</text:p>
          </table:table-cell>
          <table:table-cell office:value-type="float" office:value="0" calcext:value-type="float">
            <text:p>0</text:p>
          </table:table-cell>
          <table:table-cell table:formula="of:=[.D71]-[.D70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9202439" calcext:value-type="float">
            <text:p>39202439</text:p>
          </table:table-cell>
          <table:table-cell office:value-type="float" office:value="1" calcext:value-type="float">
            <text:p>1</text:p>
          </table:table-cell>
          <table:table-cell table:formula="of:=[.D72]-[.D7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39202442" calcext:value-type="float">
            <text:p>39202442</text:p>
          </table:table-cell>
          <table:table-cell office:value-type="float" office:value="1" calcext:value-type="float">
            <text:p>1</text:p>
          </table:table-cell>
          <table:table-cell table:formula="of:=[.D73]-[.D72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39202443" calcext:value-type="float">
            <text:p>39202443</text:p>
          </table:table-cell>
          <table:table-cell office:value-type="float" office:value="1" calcext:value-type="float">
            <text:p>1</text:p>
          </table:table-cell>
          <table:table-cell table:formula="of:=[.D74]-[.D7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39202445" calcext:value-type="float">
            <text:p>39202445</text:p>
          </table:table-cell>
          <table:table-cell office:value-type="float" office:value="1" calcext:value-type="float">
            <text:p>1</text:p>
          </table:table-cell>
          <table:table-cell table:formula="of:=[.D75]-[.D74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9202449" calcext:value-type="float">
            <text:p>39202449</text:p>
          </table:table-cell>
          <table:table-cell office:value-type="float" office:value="1" calcext:value-type="float">
            <text:p>1</text:p>
          </table:table-cell>
          <table:table-cell table:formula="of:=[.D76]-[.D75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39202450" calcext:value-type="float">
            <text:p>39202450</text:p>
          </table:table-cell>
          <table:table-cell office:value-type="float" office:value="1" calcext:value-type="float">
            <text:p>1</text:p>
          </table:table-cell>
          <table:table-cell table:formula="of:=[.D77]-[.D7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9202451" calcext:value-type="float">
            <text:p>39202451</text:p>
          </table:table-cell>
          <table:table-cell office:value-type="float" office:value="1" calcext:value-type="float">
            <text:p>1</text:p>
          </table:table-cell>
          <table:table-cell table:formula="of:=[.D78]-[.D7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39202454" calcext:value-type="float">
            <text:p>39202454</text:p>
          </table:table-cell>
          <table:table-cell office:value-type="float" office:value="1" calcext:value-type="float">
            <text:p>1</text:p>
          </table:table-cell>
          <table:table-cell table:formula="of:=[.D79]-[.D78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9202455" calcext:value-type="float">
            <text:p>39202455</text:p>
          </table:table-cell>
          <table:table-cell office:value-type="float" office:value="1" calcext:value-type="float">
            <text:p>1</text:p>
          </table:table-cell>
          <table:table-cell table:formula="of:=[.D80]-[.D79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39202456" calcext:value-type="float">
            <text:p>39202456</text:p>
          </table:table-cell>
          <table:table-cell office:value-type="float" office:value="1" calcext:value-type="float">
            <text:p>1</text:p>
          </table:table-cell>
          <table:table-cell table:formula="of:=[.D81]-[.D8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9202461" calcext:value-type="float">
            <text:p>39202461</text:p>
          </table:table-cell>
          <table:table-cell office:value-type="float" office:value="1" calcext:value-type="float">
            <text:p>1</text:p>
          </table:table-cell>
          <table:table-cell table:formula="of:=[.D82]-[.D81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39202462" calcext:value-type="float">
            <text:p>39202462</text:p>
          </table:table-cell>
          <table:table-cell office:value-type="float" office:value="1" calcext:value-type="float">
            <text:p>1</text:p>
          </table:table-cell>
          <table:table-cell table:formula="of:=[.D83]-[.D8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39202463" calcext:value-type="float">
            <text:p>39202463</text:p>
          </table:table-cell>
          <table:table-cell office:value-type="float" office:value="1" calcext:value-type="float">
            <text:p>1</text:p>
          </table:table-cell>
          <table:table-cell table:formula="of:=[.D84]-[.D8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9202463" calcext:value-type="float">
            <text:p>39202463</text:p>
          </table:table-cell>
          <table:table-cell office:value-type="float" office:value="1" calcext:value-type="float">
            <text:p>1</text:p>
          </table:table-cell>
          <table:table-cell table:formula="of:=[.D85]-[.D84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39202466" calcext:value-type="float">
            <text:p>39202466</text:p>
          </table:table-cell>
          <table:table-cell office:value-type="float" office:value="1" calcext:value-type="float">
            <text:p>1</text:p>
          </table:table-cell>
          <table:table-cell table:formula="of:=[.D86]-[.D85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39202467" calcext:value-type="float">
            <text:p>39202467</text:p>
          </table:table-cell>
          <table:table-cell office:value-type="float" office:value="2" calcext:value-type="float">
            <text:p>2</text:p>
          </table:table-cell>
          <table:table-cell table:formula="of:=[.D87]-[.D8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39202468" calcext:value-type="float">
            <text:p>39202468</text:p>
          </table:table-cell>
          <table:table-cell office:value-type="float" office:value="0" calcext:value-type="float">
            <text:p>0</text:p>
          </table:table-cell>
          <table:table-cell table:formula="of:=[.D88]-[.D8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9202469" calcext:value-type="float">
            <text:p>39202469</text:p>
          </table:table-cell>
          <table:table-cell office:value-type="float" office:value="0" calcext:value-type="float">
            <text:p>0</text:p>
          </table:table-cell>
          <table:table-cell table:formula="of:=[.D89]-[.D8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9202470" calcext:value-type="float">
            <text:p>39202470</text:p>
          </table:table-cell>
          <table:table-cell office:value-type="float" office:value="1" calcext:value-type="float">
            <text:p>1</text:p>
          </table:table-cell>
          <table:table-cell table:formula="of:=[.D90]-[.D89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39202471" calcext:value-type="float">
            <text:p>39202471</text:p>
          </table:table-cell>
          <table:table-cell office:value-type="float" office:value="1" calcext:value-type="float">
            <text:p>1</text:p>
          </table:table-cell>
          <table:table-cell table:formula="of:=[.D91]-[.D9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39202473" calcext:value-type="float">
            <text:p>39202473</text:p>
          </table:table-cell>
          <table:table-cell office:value-type="float" office:value="4" calcext:value-type="float">
            <text:p>4</text:p>
          </table:table-cell>
          <table:table-cell table:formula="of:=[.D92]-[.D91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39202476" calcext:value-type="float">
            <text:p>39202476</text:p>
          </table:table-cell>
          <table:table-cell office:value-type="float" office:value="2" calcext:value-type="float">
            <text:p>2</text:p>
          </table:table-cell>
          <table:table-cell table:formula="of:=[.D93]-[.D92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9202478" calcext:value-type="float">
            <text:p>39202478</text:p>
          </table:table-cell>
          <table:table-cell office:value-type="float" office:value="3" calcext:value-type="float">
            <text:p>3</text:p>
          </table:table-cell>
          <table:table-cell table:formula="of:=[.D94]-[.D93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39202496" calcext:value-type="float">
            <text:p>39202496</text:p>
          </table:table-cell>
          <table:table-cell office:value-type="float" office:value="15397" calcext:value-type="float">
            <text:p>15397</text:p>
          </table:table-cell>
          <table:table-cell table:formula="of:=[.D95]-[.D94]"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02497" calcext:value-type="float">
            <text:p>39202497</text:p>
          </table:table-cell>
          <table:table-cell office:value-type="float" office:value="22" calcext:value-type="float">
            <text:p>22</text:p>
          </table:table-cell>
          <table:table-cell table:formula="of:=[.D96]-[.D9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table:number-columns-repeated="3"/>
          <table:table-cell office:value-type="float" office:value="39204705" calcext:value-type="float">
            <text:p>39204705</text:p>
          </table:table-cell>
          <table:table-cell/>
          <table:table-cell table:formula="of:=[.D97]-[.D96]" office:value-type="float" office:value="2208" calcext:value-type="float">
            <text:p>22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formula="of:=AVERAGE([.F10];[.F27];[.F50])" office:value-type="float" office:value="28638" calcext:value-type="float">
            <text:p>28638</text:p>
          </table:table-cell>
          <table:table-cell table:formula="of:=AVERAGE([.F14];[.F31];[.F55])" office:value-type="float" office:value="14175" calcext:value-type="float">
            <text:p>1417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99]/[.F99]" office:value-type="float" office:value="0.494971715901948" calcext:value-type="float">
            <text:p>0,494971715901948</text:p>
          </table:table-cell>
          <table:table-cell table:formula="of:=[.F99]/([.F99]+[.G99])" office:value-type="float" office:value="0.668908976245533" calcext:value-type="float">
            <text:p>0,668908976245533</text:p>
          </table:table-cell>
          <table:table-cell table:number-columns-repeated="1016"/>
        </table:table-row>
      </table:table>
      <table:table table:name="T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/V</text:p>
          </table:table-cell>
          <table:table-cell office:value-type="string" calcext:value-type="string">
            <text:p>finished_state</text:p>
          </table:table-cell>
          <table:table-cell office:value-type="string" calcext:value-type="string">
            <text:p>IRQ_Cnt</text:p>
          </table:table-cell>
          <table:table-cell office:value-type="string" calcext:value-type="string">
            <text:p>laps_S/V</text:p>
          </table:table-cell>
          <table:table-cell office:value-type="string" calcext:value-type="string">
            <text:p>finished_state</text:p>
          </table:table-cell>
          <table:table-cell office:value-type="string" calcext:value-type="string">
            <text:p>IRQ_Cnt</text:p>
          </table:table-cell>
          <table:table-cell office:value-type="string" calcext:value-type="string">
            <text:p>laps_time</text:p>
          </table:table-cell>
          <table:table-cell office:value-type="string" calcext:value-type="string">
            <text:p>pulse_duration</text:p>
          </table:table-cell>
          <table:table-cell office:value-type="string" calcext:value-type="string">
            <text:p>dela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9069649" calcext:value-type="float">
            <text:p>39069649</text:p>
          </table:table-cell>
          <table:table-cell office:value-type="float" office:value="1" calcext:value-type="float">
            <text:p>1</text:p>
          </table:table-cell>
          <table:table-cell table:style-name="ce2" table:formula="of:=[.D2]/86400000" office:value-type="time" office:time-value="PT10H51M09.649S" calcext:value-type="time">
            <text:p>10:51:10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9069650" calcext:value-type="float">
            <text:p>390696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]-[.D2]" office:value-type="float" office:value="1" calcext:value-type="float">
            <text:p>1</text:p>
          </table:table-cell>
          <table:table-cell table:formula="of:=[.D3]-[.$D$3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9069651" calcext:value-type="float">
            <text:p>390696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4]-[.D3]" office:value-type="float" office:value="1" calcext:value-type="float">
            <text:p>1</text:p>
          </table:table-cell>
          <table:table-cell table:formula="of:=[.D4]-[.$D$3]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9069652" calcext:value-type="float">
            <text:p>390696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5]-[.D4]" office:value-type="float" office:value="1" calcext:value-type="float">
            <text:p>1</text:p>
          </table:table-cell>
          <table:table-cell table:formula="of:=[.D5]-[.$D$3]"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9069654" calcext:value-type="float">
            <text:p>390696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6]-[.D5]" office:value-type="float" office:value="2" calcext:value-type="float">
            <text:p>2</text:p>
          </table:table-cell>
          <table:table-cell table:formula="of:=[.D6]-[.$D$3]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9069656" calcext:value-type="float">
            <text:p>390696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7]-[.D6]" office:value-type="float" office:value="2" calcext:value-type="float">
            <text:p>2</text:p>
          </table:table-cell>
          <table:table-cell table:formula="of:=[.D7]-[.$D$3]" office:value-type="float" office:value="6" calcext:value-type="float">
            <text:p>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39069657" calcext:value-type="float">
            <text:p>390696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8]-[.D7]" office:value-type="float" office:value="1" calcext:value-type="float">
            <text:p>1</text:p>
          </table:table-cell>
          <table:table-cell table:formula="of:=[.D8]-[.$D$3]" office:value-type="float" office:value="7" calcext:value-type="float">
            <text:p>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9069659" calcext:value-type="float">
            <text:p>390696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9]-[.D8]" office:value-type="float" office:value="2" calcext:value-type="float">
            <text:p>2</text:p>
          </table:table-cell>
          <table:table-cell table:formula="of:=[.D9]-[.$D$3]" office:value-type="float" office:value="9" calcext:value-type="float">
            <text:p>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39069660" calcext:value-type="float">
            <text:p>390696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0]-[.D9]" office:value-type="float" office:value="1" calcext:value-type="float">
            <text:p>1</text:p>
          </table:table-cell>
          <table:table-cell table:formula="of:=[.D10]-[.$D$3]" office:value-type="float" office:value="10" calcext:value-type="float">
            <text:p>1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39069662" calcext:value-type="float">
            <text:p>390696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1]-[.D10]" office:value-type="float" office:value="2" calcext:value-type="float">
            <text:p>2</text:p>
          </table:table-cell>
          <table:table-cell table:formula="of:=[.D11]-[.$D$3]" office:value-type="float" office:value="12" calcext:value-type="float">
            <text:p>1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39069663" calcext:value-type="float">
            <text:p>390696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2]-[.D11]" office:value-type="float" office:value="1" calcext:value-type="float">
            <text:p>1</text:p>
          </table:table-cell>
          <table:table-cell table:formula="of:=[.D12]-[.$D$3]" office:value-type="float" office:value="13" calcext:value-type="float">
            <text:p>1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9069664" calcext:value-type="float">
            <text:p>390696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3]-[.D12]" office:value-type="float" office:value="1" calcext:value-type="float">
            <text:p>1</text:p>
          </table:table-cell>
          <table:table-cell table:formula="of:=[.D13]-[.$D$3]" office:value-type="float" office:value="14" calcext:value-type="float">
            <text:p>1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39069666" calcext:value-type="float">
            <text:p>390696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4]-[.D13]" office:value-type="float" office:value="2" calcext:value-type="float">
            <text:p>2</text:p>
          </table:table-cell>
          <table:table-cell table:formula="of:=[.D14]-[.$D$3]" office:value-type="float" office:value="16" calcext:value-type="float">
            <text:p>1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9069668" calcext:value-type="float">
            <text:p>3906966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5]-[.D14]" office:value-type="float" office:value="2" calcext:value-type="float">
            <text:p>2</text:p>
          </table:table-cell>
          <table:table-cell table:formula="of:=[.D15]-[.$D$3]" office:value-type="float" office:value="18" calcext:value-type="float">
            <text:p>1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9069669" calcext:value-type="float">
            <text:p>3906966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6]-[.D15]" office:value-type="float" office:value="1" calcext:value-type="float">
            <text:p>1</text:p>
          </table:table-cell>
          <table:table-cell table:formula="of:=[.D16]-[.$D$3]" office:value-type="float" office:value="19" calcext:value-type="float">
            <text:p>1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39069671" calcext:value-type="float">
            <text:p>390696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7]-[.D16]" office:value-type="float" office:value="2" calcext:value-type="float">
            <text:p>2</text:p>
          </table:table-cell>
          <table:table-cell table:formula="of:=[.D17]-[.$D$3]" office:value-type="float" office:value="21" calcext:value-type="float">
            <text:p>2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9069673" calcext:value-type="float">
            <text:p>390696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D18]-[.D17]" office:value-type="float" office:value="2" calcext:value-type="float">
            <text:p>2</text:p>
          </table:table-cell>
          <table:table-cell table:formula="of:=[.D18]-[.$D$3]" office:value-type="float" office:value="23" calcext:value-type="float">
            <text:p>2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39069675" calcext:value-type="float">
            <text:p>390696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9]-[.D18]" office:value-type="float" office:value="2" calcext:value-type="float">
            <text:p>2</text:p>
          </table:table-cell>
          <table:table-cell table:formula="of:=[.D19]-[.$D$3]" office:value-type="float" office:value="25" calcext:value-type="float">
            <text:p>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39069694" calcext:value-type="float">
            <text:p>39069694</text:p>
          </table:table-cell>
          <table:table-cell office:value-type="float" office:value="698788" calcext:value-type="float">
            <text:p>698788</text:p>
          </table:table-cell>
          <table:table-cell table:number-columns-repeated="2"/>
          <table:table-cell table:formula="of:=[.D20]-[.D19]" office:value-type="float" office:value="19" calcext:value-type="float">
            <text:p>19</text:p>
          </table:table-cell>
          <table:table-cell table:formula="of:=[.D20]-[.$D$3]" office:value-type="float" office:value="44" calcext:value-type="float">
            <text:p>4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69697" calcext:value-type="float">
            <text:p>3906969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D21]-[.D20]" office:value-type="float" office:value="3" calcext:value-type="float">
            <text:p>3</text:p>
          </table:table-cell>
          <table:table-cell table:formula="of:=[.D21]-[.$D$3]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076296" calcext:value-type="float">
            <text:p>3907629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48" calcext:value-type="float">
            <text:p>48</text:p>
          </table:table-cell>
          <table:table-cell table:style-name="ce4" table:formula="of:=[.D22]-[.D21]" office:value-type="float" office:value="6599" calcext:value-type="float">
            <text:p>6599</text:p>
          </table:table-cell>
          <table:table-cell table:style-name="ce4" table:formula="of:=[.D22]-[.$D$3]" office:value-type="float" office:value="6646" calcext:value-type="float">
            <text:p>6646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076297" calcext:value-type="float">
            <text:p>390762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3]-[.D22]" office:value-type="float" office:value="1" calcext:value-type="float">
            <text:p>1</text:p>
          </table:table-cell>
          <table:table-cell table:formula="of:=[.D23]-[.$D$3]" office:value-type="float" office:value="6647" calcext:value-type="float">
            <text:p>664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9076298" calcext:value-type="float">
            <text:p>390762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4]-[.D23]" office:value-type="float" office:value="1" calcext:value-type="float">
            <text:p>1</text:p>
          </table:table-cell>
          <table:table-cell table:formula="of:=[.D24]-[.$D$3]" office:value-type="float" office:value="6648" calcext:value-type="float">
            <text:p>664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76318" calcext:value-type="float">
            <text:p>39076318</text:p>
          </table:table-cell>
          <table:table-cell office:value-type="float" office:value="6645" calcext:value-type="float">
            <text:p>6645</text:p>
          </table:table-cell>
          <table:table-cell table:number-columns-repeated="2"/>
          <table:table-cell table:formula="of:=[.D25]-[.D24]" office:value-type="float" office:value="20" calcext:value-type="float">
            <text:p>20</text:p>
          </table:table-cell>
          <table:table-cell table:formula="of:=[.D25]-[.$D$3]" office:value-type="float" office:value="6668" calcext:value-type="float">
            <text:p>666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76319" calcext:value-type="float">
            <text:p>390763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26]-[.D25]" office:value-type="float" office:value="1" calcext:value-type="float">
            <text:p>1</text:p>
          </table:table-cell>
          <table:table-cell table:formula="of:=[.D26]-[.$D$3]" office:value-type="float" office:value="6669" calcext:value-type="float">
            <text:p>6669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080130" calcext:value-type="float">
            <text:p>3908013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23" calcext:value-type="float">
            <text:p>23</text:p>
          </table:table-cell>
          <table:table-cell table:style-name="ce4" table:formula="of:=[.D27]-[.D26]" office:value-type="float" office:value="3811" calcext:value-type="float">
            <text:p>3811</text:p>
          </table:table-cell>
          <table:table-cell table:style-name="ce4" table:formula="of:=[.D27]-[.$D$3]" office:value-type="float" office:value="10480" calcext:value-type="float">
            <text:p>10480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080131" calcext:value-type="float">
            <text:p>390801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8]-[.D27]" office:value-type="float" office:value="1" calcext:value-type="float">
            <text:p>1</text:p>
          </table:table-cell>
          <table:table-cell table:formula="of:=[.D28]-[.$D$3]" office:value-type="float" office:value="10481" calcext:value-type="float">
            <text:p>1048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9080132" calcext:value-type="float">
            <text:p>390801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9]-[.D28]" office:value-type="float" office:value="1" calcext:value-type="float">
            <text:p>1</text:p>
          </table:table-cell>
          <table:table-cell table:formula="of:=[.D29]-[.$D$3]" office:value-type="float" office:value="10482" calcext:value-type="float">
            <text:p>1048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080133" calcext:value-type="float">
            <text:p>39080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0]-[.D29]" office:value-type="float" office:value="1" calcext:value-type="float">
            <text:p>1</text:p>
          </table:table-cell>
          <table:table-cell table:formula="of:=[.D30]-[.$D$3]" office:value-type="float" office:value="10483" calcext:value-type="float">
            <text:p>1048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9080134" calcext:value-type="float">
            <text:p>390801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1]-[.D30]" office:value-type="float" office:value="1" calcext:value-type="float">
            <text:p>1</text:p>
          </table:table-cell>
          <table:table-cell table:formula="of:=[.D31]-[.$D$3]" office:value-type="float" office:value="10484" calcext:value-type="float">
            <text:p>1048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9080134" calcext:value-type="float">
            <text:p>390801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2]-[.D31]" office:value-type="float" office:value="0" calcext:value-type="float">
            <text:p>0</text:p>
          </table:table-cell>
          <table:table-cell table:formula="of:=[.D32]-[.$D$3]" office:value-type="float" office:value="10484" calcext:value-type="float">
            <text:p>1048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9080139" calcext:value-type="float">
            <text:p>39080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3]-[.D32]" office:value-type="float" office:value="5" calcext:value-type="float">
            <text:p>5</text:p>
          </table:table-cell>
          <table:table-cell table:formula="of:=[.D33]-[.$D$3]" office:value-type="float" office:value="10489" calcext:value-type="float">
            <text:p>1048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9080141" calcext:value-type="float">
            <text:p>390801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34]-[.D33]" office:value-type="float" office:value="2" calcext:value-type="float">
            <text:p>2</text:p>
          </table:table-cell>
          <table:table-cell table:formula="of:=[.D34]-[.$D$3]" office:value-type="float" office:value="10491" calcext:value-type="float">
            <text:p>1049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39080142" calcext:value-type="float">
            <text:p>390801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5]-[.D34]" office:value-type="float" office:value="1" calcext:value-type="float">
            <text:p>1</text:p>
          </table:table-cell>
          <table:table-cell table:formula="of:=[.D35]-[.$D$3]" office:value-type="float" office:value="10492" calcext:value-type="float">
            <text:p>1049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9080143" calcext:value-type="float">
            <text:p>390801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6]-[.D35]" office:value-type="float" office:value="1" calcext:value-type="float">
            <text:p>1</text:p>
          </table:table-cell>
          <table:table-cell table:formula="of:=[.D36]-[.$D$3]" office:value-type="float" office:value="10493" calcext:value-type="float">
            <text:p>1049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39080144" calcext:value-type="float">
            <text:p>39080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7]-[.D36]" office:value-type="float" office:value="1" calcext:value-type="float">
            <text:p>1</text:p>
          </table:table-cell>
          <table:table-cell table:formula="of:=[.D37]-[.$D$3]" office:value-type="float" office:value="10494" calcext:value-type="float">
            <text:p>1049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39080146" calcext:value-type="float">
            <text:p>390801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8]-[.D37]" office:value-type="float" office:value="2" calcext:value-type="float">
            <text:p>2</text:p>
          </table:table-cell>
          <table:table-cell table:formula="of:=[.D38]-[.$D$3]" office:value-type="float" office:value="10496" calcext:value-type="float">
            <text:p>1049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39080146" calcext:value-type="float">
            <text:p>390801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9]-[.D38]" office:value-type="float" office:value="0" calcext:value-type="float">
            <text:p>0</text:p>
          </table:table-cell>
          <table:table-cell table:formula="of:=[.D39]-[.$D$3]" office:value-type="float" office:value="10496" calcext:value-type="float">
            <text:p>1049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39080147" calcext:value-type="float">
            <text:p>390801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40]-[.D39]" office:value-type="float" office:value="1" calcext:value-type="float">
            <text:p>1</text:p>
          </table:table-cell>
          <table:table-cell table:formula="of:=[.D40]-[.$D$3]" office:value-type="float" office:value="10497" calcext:value-type="float">
            <text:p>1049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9080155" calcext:value-type="float">
            <text:p>390801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41]-[.D40]" office:value-type="float" office:value="8" calcext:value-type="float">
            <text:p>8</text:p>
          </table:table-cell>
          <table:table-cell table:formula="of:=[.D41]-[.$D$3]" office:value-type="float" office:value="10505" calcext:value-type="float">
            <text:p>1050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9080157" calcext:value-type="float">
            <text:p>390801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42]-[.D41]" office:value-type="float" office:value="2" calcext:value-type="float">
            <text:p>2</text:p>
          </table:table-cell>
          <table:table-cell table:formula="of:=[.D42]-[.$D$3]" office:value-type="float" office:value="10507" calcext:value-type="float">
            <text:p>1050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39080161" calcext:value-type="float">
            <text:p>390801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43]-[.D42]" office:value-type="float" office:value="4" calcext:value-type="float">
            <text:p>4</text:p>
          </table:table-cell>
          <table:table-cell table:formula="of:=[.D43]-[.$D$3]" office:value-type="float" office:value="10511" calcext:value-type="float">
            <text:p>1051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9080162" calcext:value-type="float">
            <text:p>390801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44]-[.D43]" office:value-type="float" office:value="1" calcext:value-type="float">
            <text:p>1</text:p>
          </table:table-cell>
          <table:table-cell table:formula="of:=[.D44]-[.$D$3]" office:value-type="float" office:value="10512" calcext:value-type="float">
            <text:p>1051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9080163" calcext:value-type="float">
            <text:p>390801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45]-[.D44]" office:value-type="float" office:value="1" calcext:value-type="float">
            <text:p>1</text:p>
          </table:table-cell>
          <table:table-cell table:formula="of:=[.D45]-[.$D$3]" office:value-type="float" office:value="10513" calcext:value-type="float">
            <text:p>1051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9080165" calcext:value-type="float">
            <text:p>390801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46]-[.D45]" office:value-type="float" office:value="2" calcext:value-type="float">
            <text:p>2</text:p>
          </table:table-cell>
          <table:table-cell table:formula="of:=[.D46]-[.$D$3]" office:value-type="float" office:value="10515" calcext:value-type="float">
            <text:p>1051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9080166" calcext:value-type="float">
            <text:p>390801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47]-[.D46]" office:value-type="float" office:value="1" calcext:value-type="float">
            <text:p>1</text:p>
          </table:table-cell>
          <table:table-cell table:formula="of:=[.D47]-[.$D$3]" office:value-type="float" office:value="10516" calcext:value-type="float">
            <text:p>1051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39080170" calcext:value-type="float">
            <text:p>390801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48]-[.D47]" office:value-type="float" office:value="4" calcext:value-type="float">
            <text:p>4</text:p>
          </table:table-cell>
          <table:table-cell table:formula="of:=[.D48]-[.$D$3]" office:value-type="float" office:value="10520" calcext:value-type="float">
            <text:p>1052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080170" calcext:value-type="float">
            <text:p>390801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49]-[.D48]" office:value-type="float" office:value="0" calcext:value-type="float">
            <text:p>0</text:p>
          </table:table-cell>
          <table:table-cell table:formula="of:=[.D49]-[.$D$3]" office:value-type="float" office:value="10520" calcext:value-type="float">
            <text:p>1052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9080171" calcext:value-type="float">
            <text:p>390801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50]-[.D49]" office:value-type="float" office:value="1" calcext:value-type="float">
            <text:p>1</text:p>
          </table:table-cell>
          <table:table-cell table:formula="of:=[.D50]-[.$D$3]" office:value-type="float" office:value="10521" calcext:value-type="float">
            <text:p>1052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39080172" calcext:value-type="float">
            <text:p>390801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51]-[.D50]" office:value-type="float" office:value="1" calcext:value-type="float">
            <text:p>1</text:p>
          </table:table-cell>
          <table:table-cell table:formula="of:=[.D51]-[.$D$3]" office:value-type="float" office:value="10522" calcext:value-type="float">
            <text:p>1052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39080175" calcext:value-type="float">
            <text:p>39080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52]-[.D51]" office:value-type="float" office:value="3" calcext:value-type="float">
            <text:p>3</text:p>
          </table:table-cell>
          <table:table-cell table:formula="of:=[.D52]-[.$D$3]" office:value-type="float" office:value="10525" calcext:value-type="float">
            <text:p>105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9080176" calcext:value-type="float">
            <text:p>39080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53]-[.D52]" office:value-type="float" office:value="1" calcext:value-type="float">
            <text:p>1</text:p>
          </table:table-cell>
          <table:table-cell table:formula="of:=[.D53]-[.$D$3]" office:value-type="float" office:value="10526" calcext:value-type="float">
            <text:p>1052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39080196" calcext:value-type="float">
            <text:p>39080196</text:p>
          </table:table-cell>
          <table:table-cell office:value-type="float" office:value="3899" calcext:value-type="float">
            <text:p>3899</text:p>
          </table:table-cell>
          <table:table-cell table:number-columns-repeated="2"/>
          <table:table-cell table:formula="of:=[.D54]-[.D53]" office:value-type="float" office:value="20" calcext:value-type="float">
            <text:p>20</text:p>
          </table:table-cell>
          <table:table-cell table:formula="of:=[.D54]-[.$D$3]" office:value-type="float" office:value="10546" calcext:value-type="float">
            <text:p>1054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80197" calcext:value-type="float">
            <text:p>3908019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55]-[.D54]" office:value-type="float" office:value="1" calcext:value-type="float">
            <text:p>1</text:p>
          </table:table-cell>
          <table:table-cell table:formula="of:=[.D55]-[.$D$3]" office:value-type="float" office:value="10547" calcext:value-type="float">
            <text:p>1054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086965" calcext:value-type="float">
            <text:p>3908696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67" calcext:value-type="float">
            <text:p>67</text:p>
          </table:table-cell>
          <table:table-cell table:style-name="ce4" table:formula="of:=[.D56]-[.D55]" office:value-type="float" office:value="6768" calcext:value-type="float">
            <text:p>6768</text:p>
          </table:table-cell>
          <table:table-cell table:style-name="ce4" table:formula="of:=[.D56]-[.$D$3]" office:value-type="float" office:value="17315" calcext:value-type="float">
            <text:p>17315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9086966" calcext:value-type="float">
            <text:p>390869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57]-[.D56]" office:value-type="float" office:value="1" calcext:value-type="float">
            <text:p>1</text:p>
          </table:table-cell>
          <table:table-cell table:formula="of:=[.D57]-[.$D$3]" office:value-type="float" office:value="17316" calcext:value-type="float">
            <text:p>1731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9086967" calcext:value-type="float">
            <text:p>39086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58]-[.D57]" office:value-type="float" office:value="1" calcext:value-type="float">
            <text:p>1</text:p>
          </table:table-cell>
          <table:table-cell table:formula="of:=[.D58]-[.$D$3]" office:value-type="float" office:value="17317" calcext:value-type="float">
            <text:p>1731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086968" calcext:value-type="float">
            <text:p>390869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59]-[.D58]" office:value-type="float" office:value="1" calcext:value-type="float">
            <text:p>1</text:p>
          </table:table-cell>
          <table:table-cell table:formula="of:=[.D59]-[.$D$3]" office:value-type="float" office:value="17318" calcext:value-type="float">
            <text:p>1731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9086968" calcext:value-type="float">
            <text:p>390869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0]-[.D59]" office:value-type="float" office:value="0" calcext:value-type="float">
            <text:p>0</text:p>
          </table:table-cell>
          <table:table-cell table:formula="of:=[.D60]-[.$D$3]" office:value-type="float" office:value="17318" calcext:value-type="float">
            <text:p>1731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9086989" calcext:value-type="float">
            <text:p>39086989</text:p>
          </table:table-cell>
          <table:table-cell office:value-type="float" office:value="6814" calcext:value-type="float">
            <text:p>6814</text:p>
          </table:table-cell>
          <table:table-cell table:number-columns-repeated="2"/>
          <table:table-cell table:formula="of:=[.D61]-[.D60]" office:value-type="float" office:value="21" calcext:value-type="float">
            <text:p>21</text:p>
          </table:table-cell>
          <table:table-cell table:formula="of:=[.D61]-[.$D$3]" office:value-type="float" office:value="17339" calcext:value-type="float">
            <text:p>1733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86990" calcext:value-type="float">
            <text:p>3908699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62]-[.D61]" office:value-type="float" office:value="1" calcext:value-type="float">
            <text:p>1</text:p>
          </table:table-cell>
          <table:table-cell table:formula="of:=[.D62]-[.$D$3]" office:value-type="float" office:value="17340" calcext:value-type="float">
            <text:p>1734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9090838" calcext:value-type="float">
            <text:p>39090838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table:formula="of:=[.D63]-[.D62]" office:value-type="float" office:value="3848" calcext:value-type="float">
            <text:p>3848</text:p>
          </table:table-cell>
          <table:table-cell table:style-name="ce4" table:formula="of:=[.D63]-[.$D$3]" office:value-type="float" office:value="21188" calcext:value-type="float">
            <text:p>21188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9090839" calcext:value-type="float">
            <text:p>390908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4]-[.D63]" office:value-type="float" office:value="1" calcext:value-type="float">
            <text:p>1</text:p>
          </table:table-cell>
          <table:table-cell table:formula="of:=[.D64]-[.$D$3]" office:value-type="float" office:value="21189" calcext:value-type="float">
            <text:p>2118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090840" calcext:value-type="float">
            <text:p>390908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5]-[.D64]" office:value-type="float" office:value="1" calcext:value-type="float">
            <text:p>1</text:p>
          </table:table-cell>
          <table:table-cell table:formula="of:=[.D65]-[.$D$3]" office:value-type="float" office:value="21190" calcext:value-type="float">
            <text:p>2119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9090841" calcext:value-type="float">
            <text:p>390908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6]-[.D65]" office:value-type="float" office:value="1" calcext:value-type="float">
            <text:p>1</text:p>
          </table:table-cell>
          <table:table-cell table:formula="of:=[.D66]-[.$D$3]" office:value-type="float" office:value="21191" calcext:value-type="float">
            <text:p>2119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090841" calcext:value-type="float">
            <text:p>390908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7]-[.D66]" office:value-type="float" office:value="0" calcext:value-type="float">
            <text:p>0</text:p>
          </table:table-cell>
          <table:table-cell table:formula="of:=[.D67]-[.$D$3]" office:value-type="float" office:value="21191" calcext:value-type="float">
            <text:p>2119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9090845" calcext:value-type="float">
            <text:p>390908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8]-[.D67]" office:value-type="float" office:value="4" calcext:value-type="float">
            <text:p>4</text:p>
          </table:table-cell>
          <table:table-cell table:formula="of:=[.D68]-[.$D$3]" office:value-type="float" office:value="21195" calcext:value-type="float">
            <text:p>2119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9090845" calcext:value-type="float">
            <text:p>390908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69]-[.D68]" office:value-type="float" office:value="0" calcext:value-type="float">
            <text:p>0</text:p>
          </table:table-cell>
          <table:table-cell table:formula="of:=[.D69]-[.$D$3]" office:value-type="float" office:value="21195" calcext:value-type="float">
            <text:p>2119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9090854" calcext:value-type="float">
            <text:p>390908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70]-[.D69]" office:value-type="float" office:value="9" calcext:value-type="float">
            <text:p>9</text:p>
          </table:table-cell>
          <table:table-cell table:formula="of:=[.D70]-[.$D$3]" office:value-type="float" office:value="21204" calcext:value-type="float">
            <text:p>2120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090855" calcext:value-type="float">
            <text:p>390908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71]-[.D70]" office:value-type="float" office:value="1" calcext:value-type="float">
            <text:p>1</text:p>
          </table:table-cell>
          <table:table-cell table:formula="of:=[.D71]-[.$D$3]" office:value-type="float" office:value="21205" calcext:value-type="float">
            <text:p>2120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9090859" calcext:value-type="float">
            <text:p>390908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72]-[.D71]" office:value-type="float" office:value="4" calcext:value-type="float">
            <text:p>4</text:p>
          </table:table-cell>
          <table:table-cell table:formula="of:=[.D72]-[.$D$3]" office:value-type="float" office:value="21209" calcext:value-type="float">
            <text:p>2120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9090861" calcext:value-type="float">
            <text:p>390908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73]-[.D72]" office:value-type="float" office:value="2" calcext:value-type="float">
            <text:p>2</text:p>
          </table:table-cell>
          <table:table-cell table:formula="of:=[.D73]-[.$D$3]" office:value-type="float" office:value="21211" calcext:value-type="float">
            <text:p>2121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9090861" calcext:value-type="float">
            <text:p>390908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74]-[.D73]" office:value-type="float" office:value="0" calcext:value-type="float">
            <text:p>0</text:p>
          </table:table-cell>
          <table:table-cell table:formula="of:=[.D74]-[.$D$3]" office:value-type="float" office:value="21211" calcext:value-type="float">
            <text:p>2121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9090863" calcext:value-type="float">
            <text:p>390908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75]-[.D74]" office:value-type="float" office:value="2" calcext:value-type="float">
            <text:p>2</text:p>
          </table:table-cell>
          <table:table-cell table:formula="of:=[.D75]-[.$D$3]" office:value-type="float" office:value="21213" calcext:value-type="float">
            <text:p>2121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9090867" calcext:value-type="float">
            <text:p>390908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76]-[.D75]" office:value-type="float" office:value="4" calcext:value-type="float">
            <text:p>4</text:p>
          </table:table-cell>
          <table:table-cell table:formula="of:=[.D76]-[.$D$3]" office:value-type="float" office:value="21217" calcext:value-type="float">
            <text:p>2121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9090868" calcext:value-type="float">
            <text:p>390908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77]-[.D76]" office:value-type="float" office:value="1" calcext:value-type="float">
            <text:p>1</text:p>
          </table:table-cell>
          <table:table-cell table:formula="of:=[.D77]-[.$D$3]" office:value-type="float" office:value="21218" calcext:value-type="float">
            <text:p>2121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9090870" calcext:value-type="float">
            <text:p>39090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78]-[.D77]" office:value-type="float" office:value="2" calcext:value-type="float">
            <text:p>2</text:p>
          </table:table-cell>
          <table:table-cell table:formula="of:=[.D78]-[.$D$3]" office:value-type="float" office:value="21220" calcext:value-type="float">
            <text:p>2122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9090873" calcext:value-type="float">
            <text:p>390908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79]-[.D78]" office:value-type="float" office:value="3" calcext:value-type="float">
            <text:p>3</text:p>
          </table:table-cell>
          <table:table-cell table:formula="of:=[.D79]-[.$D$3]" office:value-type="float" office:value="21223" calcext:value-type="float">
            <text:p>2122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39090877" calcext:value-type="float">
            <text:p>390908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80]-[.D79]" office:value-type="float" office:value="4" calcext:value-type="float">
            <text:p>4</text:p>
          </table:table-cell>
          <table:table-cell table:formula="of:=[.D80]-[.$D$3]" office:value-type="float" office:value="21227" calcext:value-type="float">
            <text:p>2122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9090878" calcext:value-type="float">
            <text:p>390908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81]-[.D80]" office:value-type="float" office:value="1" calcext:value-type="float">
            <text:p>1</text:p>
          </table:table-cell>
          <table:table-cell table:formula="of:=[.D81]-[.$D$3]" office:value-type="float" office:value="21228" calcext:value-type="float">
            <text:p>2122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9090878" calcext:value-type="float">
            <text:p>390908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82]-[.D81]" office:value-type="float" office:value="0" calcext:value-type="float">
            <text:p>0</text:p>
          </table:table-cell>
          <table:table-cell table:formula="of:=[.D82]-[.$D$3]" office:value-type="float" office:value="21228" calcext:value-type="float">
            <text:p>2122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9090879" calcext:value-type="float">
            <text:p>390908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83]-[.D82]" office:value-type="float" office:value="1" calcext:value-type="float">
            <text:p>1</text:p>
          </table:table-cell>
          <table:table-cell table:formula="of:=[.D83]-[.$D$3]" office:value-type="float" office:value="21229" calcext:value-type="float">
            <text:p>2122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9090899" calcext:value-type="float">
            <text:p>39090899</text:p>
          </table:table-cell>
          <table:table-cell office:value-type="float" office:value="3931" calcext:value-type="float">
            <text:p>3931</text:p>
          </table:table-cell>
          <table:table-cell table:number-columns-repeated="2"/>
          <table:table-cell table:formula="of:=[.D84]-[.D83]" office:value-type="float" office:value="20" calcext:value-type="float">
            <text:p>20</text:p>
          </table:table-cell>
          <table:table-cell table:formula="of:=[.D84]-[.$D$3]" office:value-type="float" office:value="21249" calcext:value-type="float">
            <text:p>2124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90900" calcext:value-type="float">
            <text:p>3909090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85]-[.D84]" office:value-type="float" office:value="1" calcext:value-type="float">
            <text:p>1</text:p>
          </table:table-cell>
          <table:table-cell table:formula="of:=[.D85]-[.$D$3]" office:value-type="float" office:value="21250" calcext:value-type="float">
            <text:p>2125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097726" calcext:value-type="float">
            <text:p>3909772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4" table:formula="of:=[.D86]-[.D85]" office:value-type="float" office:value="6826" calcext:value-type="float">
            <text:p>6826</text:p>
          </table:table-cell>
          <table:table-cell table:style-name="ce4" table:formula="of:=[.D86]-[.$D$3]" office:value-type="float" office:value="28076" calcext:value-type="float">
            <text:p>28076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9097726" calcext:value-type="float">
            <text:p>390977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87]-[.D86]" office:value-type="float" office:value="0" calcext:value-type="float">
            <text:p>0</text:p>
          </table:table-cell>
          <table:table-cell table:formula="of:=[.D87]-[.$D$3]" office:value-type="float" office:value="28076" calcext:value-type="float">
            <text:p>2807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9097728" calcext:value-type="float">
            <text:p>390977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88]-[.D87]" office:value-type="float" office:value="2" calcext:value-type="float">
            <text:p>2</text:p>
          </table:table-cell>
          <table:table-cell table:formula="of:=[.D88]-[.$D$3]" office:value-type="float" office:value="28078" calcext:value-type="float">
            <text:p>2807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9097729" calcext:value-type="float">
            <text:p>390977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89]-[.D88]" office:value-type="float" office:value="1" calcext:value-type="float">
            <text:p>1</text:p>
          </table:table-cell>
          <table:table-cell table:formula="of:=[.D89]-[.$D$3]" office:value-type="float" office:value="28079" calcext:value-type="float">
            <text:p>2807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97750" calcext:value-type="float">
            <text:p>39097750</text:p>
          </table:table-cell>
          <table:table-cell office:value-type="float" office:value="6872" calcext:value-type="float">
            <text:p>6872</text:p>
          </table:table-cell>
          <table:table-cell table:number-columns-repeated="2"/>
          <table:table-cell table:formula="of:=[.D90]-[.D89]" office:value-type="float" office:value="21" calcext:value-type="float">
            <text:p>21</text:p>
          </table:table-cell>
          <table:table-cell table:formula="of:=[.D90]-[.$D$3]" office:value-type="float" office:value="28100" calcext:value-type="float">
            <text:p>2810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97751" calcext:value-type="float">
            <text:p>3909775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91]-[.D90]" office:value-type="float" office:value="1" calcext:value-type="float">
            <text:p>1</text:p>
          </table:table-cell>
          <table:table-cell table:formula="of:=[.D91]-[.$D$3]" office:value-type="float" office:value="28101" calcext:value-type="float">
            <text:p>2810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101616" calcext:value-type="float">
            <text:p>3910161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table:formula="of:=[.D92]-[.D91]" office:value-type="float" office:value="3865" calcext:value-type="float">
            <text:p>3865</text:p>
          </table:table-cell>
          <table:table-cell table:style-name="ce4" table:formula="of:=[.D92]-[.$D$3]" office:value-type="float" office:value="31966" calcext:value-type="float">
            <text:p>31966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9101617" calcext:value-type="float">
            <text:p>391016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93]-[.D92]" office:value-type="float" office:value="1" calcext:value-type="float">
            <text:p>1</text:p>
          </table:table-cell>
          <table:table-cell table:formula="of:=[.D93]-[.$D$3]" office:value-type="float" office:value="31967" calcext:value-type="float">
            <text:p>3196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9101618" calcext:value-type="float">
            <text:p>391016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94]-[.D93]" office:value-type="float" office:value="1" calcext:value-type="float">
            <text:p>1</text:p>
          </table:table-cell>
          <table:table-cell table:formula="of:=[.D94]-[.$D$3]" office:value-type="float" office:value="31968" calcext:value-type="float">
            <text:p>3196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9101618" calcext:value-type="float">
            <text:p>391016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95]-[.D94]" office:value-type="float" office:value="0" calcext:value-type="float">
            <text:p>0</text:p>
          </table:table-cell>
          <table:table-cell table:formula="of:=[.D95]-[.$D$3]" office:value-type="float" office:value="31968" calcext:value-type="float">
            <text:p>3196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9101619" calcext:value-type="float">
            <text:p>391016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96]-[.D95]" office:value-type="float" office:value="1" calcext:value-type="float">
            <text:p>1</text:p>
          </table:table-cell>
          <table:table-cell table:formula="of:=[.D96]-[.$D$3]" office:value-type="float" office:value="31969" calcext:value-type="float">
            <text:p>3196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9101620" calcext:value-type="float">
            <text:p>391016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97]-[.D96]" office:value-type="float" office:value="1" calcext:value-type="float">
            <text:p>1</text:p>
          </table:table-cell>
          <table:table-cell table:formula="of:=[.D97]-[.$D$3]" office:value-type="float" office:value="31970" calcext:value-type="float">
            <text:p>3197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9101630" calcext:value-type="float">
            <text:p>391016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98]-[.D97]" office:value-type="float" office:value="10" calcext:value-type="float">
            <text:p>10</text:p>
          </table:table-cell>
          <table:table-cell table:formula="of:=[.D98]-[.$D$3]" office:value-type="float" office:value="31980" calcext:value-type="float">
            <text:p>3198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9101631" calcext:value-type="float">
            <text:p>391016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99]-[.D98]" office:value-type="float" office:value="1" calcext:value-type="float">
            <text:p>1</text:p>
          </table:table-cell>
          <table:table-cell table:formula="of:=[.D99]-[.$D$3]" office:value-type="float" office:value="31981" calcext:value-type="float">
            <text:p>3198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9101634" calcext:value-type="float">
            <text:p>391016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00]-[.D99]" office:value-type="float" office:value="3" calcext:value-type="float">
            <text:p>3</text:p>
          </table:table-cell>
          <table:table-cell table:formula="of:=[.D100]-[.$D$3]" office:value-type="float" office:value="31984" calcext:value-type="float">
            <text:p>3198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101636" calcext:value-type="float">
            <text:p>391016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01]-[.D100]" office:value-type="float" office:value="2" calcext:value-type="float">
            <text:p>2</text:p>
          </table:table-cell>
          <table:table-cell table:formula="of:=[.D101]-[.$D$3]" office:value-type="float" office:value="31986" calcext:value-type="float">
            <text:p>3198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39101638" calcext:value-type="float">
            <text:p>391016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102]-[.D101]" office:value-type="float" office:value="2" calcext:value-type="float">
            <text:p>2</text:p>
          </table:table-cell>
          <table:table-cell table:formula="of:=[.D102]-[.$D$3]" office:value-type="float" office:value="31988" calcext:value-type="float">
            <text:p>3198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9101643" calcext:value-type="float">
            <text:p>391016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03]-[.D102]" office:value-type="float" office:value="5" calcext:value-type="float">
            <text:p>5</text:p>
          </table:table-cell>
          <table:table-cell table:formula="of:=[.D103]-[.$D$3]" office:value-type="float" office:value="31993" calcext:value-type="float">
            <text:p>3199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39101649" calcext:value-type="float">
            <text:p>391016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104]-[.D103]" office:value-type="float" office:value="6" calcext:value-type="float">
            <text:p>6</text:p>
          </table:table-cell>
          <table:table-cell table:formula="of:=[.D104]-[.$D$3]" office:value-type="float" office:value="31999" calcext:value-type="float">
            <text:p>3199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9101649" calcext:value-type="float">
            <text:p>391016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05]-[.D104]" office:value-type="float" office:value="0" calcext:value-type="float">
            <text:p>0</text:p>
          </table:table-cell>
          <table:table-cell table:formula="of:=[.D105]-[.$D$3]" office:value-type="float" office:value="31999" calcext:value-type="float">
            <text:p>3199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9101656" calcext:value-type="float">
            <text:p>391016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106]-[.D105]" office:value-type="float" office:value="7" calcext:value-type="float">
            <text:p>7</text:p>
          </table:table-cell>
          <table:table-cell table:formula="of:=[.D106]-[.$D$3]" office:value-type="float" office:value="32006" calcext:value-type="float">
            <text:p>3200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9101657" calcext:value-type="float">
            <text:p>391016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107]-[.D106]" office:value-type="float" office:value="1" calcext:value-type="float">
            <text:p>1</text:p>
          </table:table-cell>
          <table:table-cell table:formula="of:=[.D107]-[.$D$3]" office:value-type="float" office:value="32007" calcext:value-type="float">
            <text:p>3200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101663" calcext:value-type="float">
            <text:p>391016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08]-[.D107]" office:value-type="float" office:value="6" calcext:value-type="float">
            <text:p>6</text:p>
          </table:table-cell>
          <table:table-cell table:formula="of:=[.D108]-[.$D$3]" office:value-type="float" office:value="32013" calcext:value-type="float">
            <text:p>3201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9101664" calcext:value-type="float">
            <text:p>391016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09]-[.D108]" office:value-type="float" office:value="1" calcext:value-type="float">
            <text:p>1</text:p>
          </table:table-cell>
          <table:table-cell table:formula="of:=[.D109]-[.$D$3]" office:value-type="float" office:value="32014" calcext:value-type="float">
            <text:p>3201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39101684" calcext:value-type="float">
            <text:p>39101684</text:p>
          </table:table-cell>
          <table:table-cell office:value-type="float" office:value="3955" calcext:value-type="float">
            <text:p>3955</text:p>
          </table:table-cell>
          <table:table-cell table:number-columns-repeated="2"/>
          <table:table-cell table:formula="of:=[.D110]-[.D109]" office:value-type="float" office:value="20" calcext:value-type="float">
            <text:p>20</text:p>
          </table:table-cell>
          <table:table-cell table:formula="of:=[.D110]-[.$D$3]" office:value-type="float" office:value="32034" calcext:value-type="float">
            <text:p>3203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01685" calcext:value-type="float">
            <text:p>3910168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111]-[.D110]" office:value-type="float" office:value="1" calcext:value-type="float">
            <text:p>1</text:p>
          </table:table-cell>
          <table:table-cell table:formula="of:=[.D111]-[.$D$3]" office:value-type="float" office:value="32035" calcext:value-type="float">
            <text:p>3203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108549" calcext:value-type="float">
            <text:p>3910854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69" calcext:value-type="float">
            <text:p>69</text:p>
          </table:table-cell>
          <table:table-cell table:style-name="ce4" table:formula="of:=[.D112]-[.D111]" office:value-type="float" office:value="6864" calcext:value-type="float">
            <text:p>6864</text:p>
          </table:table-cell>
          <table:table-cell table:style-name="ce4" table:formula="of:=[.D112]-[.$D$3]" office:value-type="float" office:value="38899" calcext:value-type="float">
            <text:p>38899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9108549" calcext:value-type="float">
            <text:p>391085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13]-[.D112]" office:value-type="float" office:value="0" calcext:value-type="float">
            <text:p>0</text:p>
          </table:table-cell>
          <table:table-cell table:formula="of:=[.D113]-[.$D$3]" office:value-type="float" office:value="38899" calcext:value-type="float">
            <text:p>3889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9108550" calcext:value-type="float">
            <text:p>391085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14]-[.D113]" office:value-type="float" office:value="1" calcext:value-type="float">
            <text:p>1</text:p>
          </table:table-cell>
          <table:table-cell table:formula="of:=[.D114]-[.$D$3]" office:value-type="float" office:value="38900" calcext:value-type="float">
            <text:p>3890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108571" calcext:value-type="float">
            <text:p>39108571</text:p>
          </table:table-cell>
          <table:table-cell office:value-type="float" office:value="6908" calcext:value-type="float">
            <text:p>6908</text:p>
          </table:table-cell>
          <table:table-cell table:number-columns-repeated="2"/>
          <table:table-cell table:formula="of:=[.D115]-[.D114]" office:value-type="float" office:value="21" calcext:value-type="float">
            <text:p>21</text:p>
          </table:table-cell>
          <table:table-cell table:formula="of:=[.D115]-[.$D$3]" office:value-type="float" office:value="38921" calcext:value-type="float">
            <text:p>3892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08572" calcext:value-type="float">
            <text:p>3910857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116]-[.D115]" office:value-type="float" office:value="1" calcext:value-type="float">
            <text:p>1</text:p>
          </table:table-cell>
          <table:table-cell table:formula="of:=[.D116]-[.$D$3]" office:value-type="float" office:value="38922" calcext:value-type="float">
            <text:p>3892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9112407" calcext:value-type="float">
            <text:p>3911240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3" calcext:value-type="float">
            <text:p>23</text:p>
          </table:table-cell>
          <table:table-cell table:style-name="ce4" table:formula="of:=[.D117]-[.D116]" office:value-type="float" office:value="3835" calcext:value-type="float">
            <text:p>3835</text:p>
          </table:table-cell>
          <table:table-cell table:style-name="ce4" table:formula="of:=[.D117]-[.$D$3]" office:value-type="float" office:value="42757" calcext:value-type="float">
            <text:p>42757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112408" calcext:value-type="float">
            <text:p>391124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18]-[.D117]" office:value-type="float" office:value="1" calcext:value-type="float">
            <text:p>1</text:p>
          </table:table-cell>
          <table:table-cell table:formula="of:=[.D118]-[.$D$3]" office:value-type="float" office:value="42758" calcext:value-type="float">
            <text:p>4275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39112409" calcext:value-type="float">
            <text:p>391124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19]-[.D118]" office:value-type="float" office:value="1" calcext:value-type="float">
            <text:p>1</text:p>
          </table:table-cell>
          <table:table-cell table:formula="of:=[.D119]-[.$D$3]" office:value-type="float" office:value="42759" calcext:value-type="float">
            <text:p>4275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39112410" calcext:value-type="float">
            <text:p>391124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20]-[.D119]" office:value-type="float" office:value="1" calcext:value-type="float">
            <text:p>1</text:p>
          </table:table-cell>
          <table:table-cell table:formula="of:=[.D120]-[.$D$3]" office:value-type="float" office:value="42760" calcext:value-type="float">
            <text:p>4276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9112419" calcext:value-type="float">
            <text:p>391124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121]-[.D120]" office:value-type="float" office:value="9" calcext:value-type="float">
            <text:p>9</text:p>
          </table:table-cell>
          <table:table-cell table:formula="of:=[.D121]-[.$D$3]" office:value-type="float" office:value="42769" calcext:value-type="float">
            <text:p>4276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39112420" calcext:value-type="float">
            <text:p>391124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22]-[.D121]" office:value-type="float" office:value="1" calcext:value-type="float">
            <text:p>1</text:p>
          </table:table-cell>
          <table:table-cell table:formula="of:=[.D122]-[.$D$3]" office:value-type="float" office:value="42770" calcext:value-type="float">
            <text:p>4277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39112423" calcext:value-type="float">
            <text:p>391124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123]-[.D122]" office:value-type="float" office:value="3" calcext:value-type="float">
            <text:p>3</text:p>
          </table:table-cell>
          <table:table-cell table:formula="of:=[.D123]-[.$D$3]" office:value-type="float" office:value="42773" calcext:value-type="float">
            <text:p>4277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39112425" calcext:value-type="float">
            <text:p>391124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24]-[.D123]" office:value-type="float" office:value="2" calcext:value-type="float">
            <text:p>2</text:p>
          </table:table-cell>
          <table:table-cell table:formula="of:=[.D124]-[.$D$3]" office:value-type="float" office:value="42775" calcext:value-type="float">
            <text:p>427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9112427" calcext:value-type="float">
            <text:p>391124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25]-[.D124]" office:value-type="float" office:value="2" calcext:value-type="float">
            <text:p>2</text:p>
          </table:table-cell>
          <table:table-cell table:formula="of:=[.D125]-[.$D$3]" office:value-type="float" office:value="42777" calcext:value-type="float">
            <text:p>4277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39112431" calcext:value-type="float">
            <text:p>391124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26]-[.D125]" office:value-type="float" office:value="4" calcext:value-type="float">
            <text:p>4</text:p>
          </table:table-cell>
          <table:table-cell table:formula="of:=[.D126]-[.$D$3]" office:value-type="float" office:value="42781" calcext:value-type="float">
            <text:p>4278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112432" calcext:value-type="float">
            <text:p>391124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27]-[.D126]" office:value-type="float" office:value="1" calcext:value-type="float">
            <text:p>1</text:p>
          </table:table-cell>
          <table:table-cell table:formula="of:=[.D127]-[.$D$3]" office:value-type="float" office:value="42782" calcext:value-type="float">
            <text:p>4278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39112433" calcext:value-type="float">
            <text:p>391124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128]-[.D127]" office:value-type="float" office:value="1" calcext:value-type="float">
            <text:p>1</text:p>
          </table:table-cell>
          <table:table-cell table:formula="of:=[.D128]-[.$D$3]" office:value-type="float" office:value="42783" calcext:value-type="float">
            <text:p>4278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39112436" calcext:value-type="float">
            <text:p>391124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29]-[.D128]" office:value-type="float" office:value="3" calcext:value-type="float">
            <text:p>3</text:p>
          </table:table-cell>
          <table:table-cell table:formula="of:=[.D129]-[.$D$3]" office:value-type="float" office:value="42786" calcext:value-type="float">
            <text:p>4278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39112437" calcext:value-type="float">
            <text:p>391124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30]-[.D129]" office:value-type="float" office:value="1" calcext:value-type="float">
            <text:p>1</text:p>
          </table:table-cell>
          <table:table-cell table:formula="of:=[.D130]-[.$D$3]" office:value-type="float" office:value="42787" calcext:value-type="float">
            <text:p>4278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39112438" calcext:value-type="float">
            <text:p>391124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31]-[.D130]" office:value-type="float" office:value="1" calcext:value-type="float">
            <text:p>1</text:p>
          </table:table-cell>
          <table:table-cell table:formula="of:=[.D131]-[.$D$3]" office:value-type="float" office:value="42788" calcext:value-type="float">
            <text:p>4278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39112439" calcext:value-type="float">
            <text:p>391124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32]-[.D131]" office:value-type="float" office:value="1" calcext:value-type="float">
            <text:p>1</text:p>
          </table:table-cell>
          <table:table-cell table:formula="of:=[.D132]-[.$D$3]" office:value-type="float" office:value="42789" calcext:value-type="float">
            <text:p>4278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39112440" calcext:value-type="float">
            <text:p>391124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33]-[.D132]" office:value-type="float" office:value="1" calcext:value-type="float">
            <text:p>1</text:p>
          </table:table-cell>
          <table:table-cell table:formula="of:=[.D133]-[.$D$3]" office:value-type="float" office:value="42790" calcext:value-type="float">
            <text:p>4279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9112440" calcext:value-type="float">
            <text:p>391124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34]-[.D133]" office:value-type="float" office:value="0" calcext:value-type="float">
            <text:p>0</text:p>
          </table:table-cell>
          <table:table-cell table:formula="of:=[.D134]-[.$D$3]" office:value-type="float" office:value="42790" calcext:value-type="float">
            <text:p>4279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39112442" calcext:value-type="float">
            <text:p>391124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35]-[.D134]" office:value-type="float" office:value="2" calcext:value-type="float">
            <text:p>2</text:p>
          </table:table-cell>
          <table:table-cell table:formula="of:=[.D135]-[.$D$3]" office:value-type="float" office:value="42792" calcext:value-type="float">
            <text:p>4279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9112444" calcext:value-type="float">
            <text:p>391124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36]-[.D135]" office:value-type="float" office:value="2" calcext:value-type="float">
            <text:p>2</text:p>
          </table:table-cell>
          <table:table-cell table:formula="of:=[.D136]-[.$D$3]" office:value-type="float" office:value="42794" calcext:value-type="float">
            <text:p>4279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39112445" calcext:value-type="float">
            <text:p>391124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37]-[.D136]" office:value-type="float" office:value="1" calcext:value-type="float">
            <text:p>1</text:p>
          </table:table-cell>
          <table:table-cell table:formula="of:=[.D137]-[.$D$3]" office:value-type="float" office:value="42795" calcext:value-type="float">
            <text:p>4279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9112448" calcext:value-type="float">
            <text:p>391124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D138]-[.D137]" office:value-type="float" office:value="3" calcext:value-type="float">
            <text:p>3</text:p>
          </table:table-cell>
          <table:table-cell table:formula="of:=[.D138]-[.$D$3]" office:value-type="float" office:value="42798" calcext:value-type="float">
            <text:p>4279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9112450" calcext:value-type="float">
            <text:p>391124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D139]-[.D138]" office:value-type="float" office:value="2" calcext:value-type="float">
            <text:p>2</text:p>
          </table:table-cell>
          <table:table-cell table:formula="of:=[.D139]-[.$D$3]" office:value-type="float" office:value="42800" calcext:value-type="float">
            <text:p>4280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39112452" calcext:value-type="float">
            <text:p>391124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40]-[.D139]" office:value-type="float" office:value="2" calcext:value-type="float">
            <text:p>2</text:p>
          </table:table-cell>
          <table:table-cell table:formula="of:=[.D140]-[.$D$3]" office:value-type="float" office:value="42802" calcext:value-type="float">
            <text:p>4280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39112472" calcext:value-type="float">
            <text:p>39112472</text:p>
          </table:table-cell>
          <table:table-cell office:value-type="float" office:value="3922" calcext:value-type="float">
            <text:p>3922</text:p>
          </table:table-cell>
          <table:table-cell table:number-columns-repeated="2"/>
          <table:table-cell table:formula="of:=[.D141]-[.D140]" office:value-type="float" office:value="20" calcext:value-type="float">
            <text:p>20</text:p>
          </table:table-cell>
          <table:table-cell table:formula="of:=[.D141]-[.$D$3]" office:value-type="float" office:value="42822" calcext:value-type="float">
            <text:p>4282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12473" calcext:value-type="float">
            <text:p>3911247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142]-[.D141]" office:value-type="float" office:value="1" calcext:value-type="float">
            <text:p>1</text:p>
          </table:table-cell>
          <table:table-cell table:formula="of:=[.D142]-[.$D$3]" office:value-type="float" office:value="42823" calcext:value-type="float">
            <text:p>4282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119378" calcext:value-type="float">
            <text:p>3911937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66" calcext:value-type="float">
            <text:p>66</text:p>
          </table:table-cell>
          <table:table-cell table:style-name="ce4" table:formula="of:=[.D143]-[.D142]" office:value-type="float" office:value="6905" calcext:value-type="float">
            <text:p>6905</text:p>
          </table:table-cell>
          <table:table-cell table:style-name="ce4" table:formula="of:=[.D143]-[.$D$3]" office:value-type="float" office:value="49728" calcext:value-type="float">
            <text:p>49728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9119379" calcext:value-type="float">
            <text:p>391193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44]-[.D143]" office:value-type="float" office:value="1" calcext:value-type="float">
            <text:p>1</text:p>
          </table:table-cell>
          <table:table-cell table:formula="of:=[.D144]-[.$D$3]" office:value-type="float" office:value="49729" calcext:value-type="float">
            <text:p>4972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9119380" calcext:value-type="float">
            <text:p>391193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45]-[.D144]" office:value-type="float" office:value="1" calcext:value-type="float">
            <text:p>1</text:p>
          </table:table-cell>
          <table:table-cell table:formula="of:=[.D145]-[.$D$3]" office:value-type="float" office:value="49730" calcext:value-type="float">
            <text:p>4973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39119381" calcext:value-type="float">
            <text:p>391193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46]-[.D145]" office:value-type="float" office:value="1" calcext:value-type="float">
            <text:p>1</text:p>
          </table:table-cell>
          <table:table-cell table:formula="of:=[.D146]-[.$D$3]" office:value-type="float" office:value="49731" calcext:value-type="float">
            <text:p>4973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9119401" calcext:value-type="float">
            <text:p>39119401</text:p>
          </table:table-cell>
          <table:table-cell office:value-type="float" office:value="6950" calcext:value-type="float">
            <text:p>6950</text:p>
          </table:table-cell>
          <table:table-cell table:number-columns-repeated="2"/>
          <table:table-cell table:formula="of:=[.D147]-[.D146]" office:value-type="float" office:value="20" calcext:value-type="float">
            <text:p>20</text:p>
          </table:table-cell>
          <table:table-cell table:formula="of:=[.D147]-[.$D$3]" office:value-type="float" office:value="49751" calcext:value-type="float">
            <text:p>4975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19403" calcext:value-type="float">
            <text:p>391194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D148]-[.D147]" office:value-type="float" office:value="2" calcext:value-type="float">
            <text:p>2</text:p>
          </table:table-cell>
          <table:table-cell table:formula="of:=[.D148]-[.$D$3]" office:value-type="float" office:value="49753" calcext:value-type="float">
            <text:p>4975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9123334" calcext:value-type="float">
            <text:p>3912333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table:formula="of:=[.D149]-[.D148]" office:value-type="float" office:value="3931" calcext:value-type="float">
            <text:p>3931</text:p>
          </table:table-cell>
          <table:table-cell table:style-name="ce4" table:formula="of:=[.D149]-[.$D$3]" office:value-type="float" office:value="53684" calcext:value-type="float">
            <text:p>53684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9123336" calcext:value-type="float">
            <text:p>391233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50]-[.D149]" office:value-type="float" office:value="2" calcext:value-type="float">
            <text:p>2</text:p>
          </table:table-cell>
          <table:table-cell table:formula="of:=[.D150]-[.$D$3]" office:value-type="float" office:value="53686" calcext:value-type="float">
            <text:p>5368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9123337" calcext:value-type="float">
            <text:p>391233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51]-[.D150]" office:value-type="float" office:value="1" calcext:value-type="float">
            <text:p>1</text:p>
          </table:table-cell>
          <table:table-cell table:formula="of:=[.D151]-[.$D$3]" office:value-type="float" office:value="53687" calcext:value-type="float">
            <text:p>5368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39123338" calcext:value-type="float">
            <text:p>391233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52]-[.D151]" office:value-type="float" office:value="1" calcext:value-type="float">
            <text:p>1</text:p>
          </table:table-cell>
          <table:table-cell table:formula="of:=[.D152]-[.$D$3]" office:value-type="float" office:value="53688" calcext:value-type="float">
            <text:p>5368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9123344" calcext:value-type="float">
            <text:p>391233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153]-[.D152]" office:value-type="float" office:value="6" calcext:value-type="float">
            <text:p>6</text:p>
          </table:table-cell>
          <table:table-cell table:formula="of:=[.D153]-[.$D$3]" office:value-type="float" office:value="53694" calcext:value-type="float">
            <text:p>5369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39123345" calcext:value-type="float">
            <text:p>391233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54]-[.D153]" office:value-type="float" office:value="1" calcext:value-type="float">
            <text:p>1</text:p>
          </table:table-cell>
          <table:table-cell table:formula="of:=[.D154]-[.$D$3]" office:value-type="float" office:value="53695" calcext:value-type="float">
            <text:p>5369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9123347" calcext:value-type="float">
            <text:p>391233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55]-[.D154]" office:value-type="float" office:value="2" calcext:value-type="float">
            <text:p>2</text:p>
          </table:table-cell>
          <table:table-cell table:formula="of:=[.D155]-[.$D$3]" office:value-type="float" office:value="53697" calcext:value-type="float">
            <text:p>5369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123348" calcext:value-type="float">
            <text:p>391233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156]-[.D155]" office:value-type="float" office:value="1" calcext:value-type="float">
            <text:p>1</text:p>
          </table:table-cell>
          <table:table-cell table:formula="of:=[.D156]-[.$D$3]" office:value-type="float" office:value="53698" calcext:value-type="float">
            <text:p>5369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39123355" calcext:value-type="float">
            <text:p>391233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157]-[.D156]" office:value-type="float" office:value="7" calcext:value-type="float">
            <text:p>7</text:p>
          </table:table-cell>
          <table:table-cell table:formula="of:=[.D157]-[.$D$3]" office:value-type="float" office:value="53705" calcext:value-type="float">
            <text:p>5370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39123360" calcext:value-type="float">
            <text:p>391233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158]-[.D157]" office:value-type="float" office:value="5" calcext:value-type="float">
            <text:p>5</text:p>
          </table:table-cell>
          <table:table-cell table:formula="of:=[.D158]-[.$D$3]" office:value-type="float" office:value="53710" calcext:value-type="float">
            <text:p>5371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9123361" calcext:value-type="float">
            <text:p>391233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159]-[.D158]" office:value-type="float" office:value="1" calcext:value-type="float">
            <text:p>1</text:p>
          </table:table-cell>
          <table:table-cell table:formula="of:=[.D159]-[.$D$3]" office:value-type="float" office:value="53711" calcext:value-type="float">
            <text:p>5371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39123365" calcext:value-type="float">
            <text:p>391233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60]-[.D159]" office:value-type="float" office:value="4" calcext:value-type="float">
            <text:p>4</text:p>
          </table:table-cell>
          <table:table-cell table:formula="of:=[.D160]-[.$D$3]" office:value-type="float" office:value="53715" calcext:value-type="float">
            <text:p>5371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39123366" calcext:value-type="float">
            <text:p>391233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61]-[.D160]" office:value-type="float" office:value="1" calcext:value-type="float">
            <text:p>1</text:p>
          </table:table-cell>
          <table:table-cell table:formula="of:=[.D161]-[.$D$3]" office:value-type="float" office:value="53716" calcext:value-type="float">
            <text:p>5371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9123367" calcext:value-type="float">
            <text:p>391233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62]-[.D161]" office:value-type="float" office:value="1" calcext:value-type="float">
            <text:p>1</text:p>
          </table:table-cell>
          <table:table-cell table:formula="of:=[.D162]-[.$D$3]" office:value-type="float" office:value="53717" calcext:value-type="float">
            <text:p>5371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9123372" calcext:value-type="float">
            <text:p>391233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63]-[.D162]" office:value-type="float" office:value="5" calcext:value-type="float">
            <text:p>5</text:p>
          </table:table-cell>
          <table:table-cell table:formula="of:=[.D163]-[.$D$3]" office:value-type="float" office:value="53722" calcext:value-type="float">
            <text:p>5372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39123372" calcext:value-type="float">
            <text:p>391233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64]-[.D163]" office:value-type="float" office:value="0" calcext:value-type="float">
            <text:p>0</text:p>
          </table:table-cell>
          <table:table-cell table:formula="of:=[.D164]-[.$D$3]" office:value-type="float" office:value="53722" calcext:value-type="float">
            <text:p>5372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39123374" calcext:value-type="float">
            <text:p>391233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65]-[.D164]" office:value-type="float" office:value="2" calcext:value-type="float">
            <text:p>2</text:p>
          </table:table-cell>
          <table:table-cell table:formula="of:=[.D165]-[.$D$3]" office:value-type="float" office:value="53724" calcext:value-type="float">
            <text:p>5372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39123376" calcext:value-type="float">
            <text:p>391233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66]-[.D165]" office:value-type="float" office:value="2" calcext:value-type="float">
            <text:p>2</text:p>
          </table:table-cell>
          <table:table-cell table:formula="of:=[.D166]-[.$D$3]" office:value-type="float" office:value="53726" calcext:value-type="float">
            <text:p>5372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39123377" calcext:value-type="float">
            <text:p>391233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67]-[.D166]" office:value-type="float" office:value="1" calcext:value-type="float">
            <text:p>1</text:p>
          </table:table-cell>
          <table:table-cell table:formula="of:=[.D167]-[.$D$3]" office:value-type="float" office:value="53727" calcext:value-type="float">
            <text:p>5372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9123377" calcext:value-type="float">
            <text:p>391233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68]-[.D167]" office:value-type="float" office:value="0" calcext:value-type="float">
            <text:p>0</text:p>
          </table:table-cell>
          <table:table-cell table:formula="of:=[.D168]-[.$D$3]" office:value-type="float" office:value="53727" calcext:value-type="float">
            <text:p>5372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9123380" calcext:value-type="float">
            <text:p>391233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69]-[.D168]" office:value-type="float" office:value="3" calcext:value-type="float">
            <text:p>3</text:p>
          </table:table-cell>
          <table:table-cell table:formula="of:=[.D169]-[.$D$3]" office:value-type="float" office:value="53730" calcext:value-type="float">
            <text:p>5373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9123381" calcext:value-type="float">
            <text:p>391233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70]-[.D169]" office:value-type="float" office:value="1" calcext:value-type="float">
            <text:p>1</text:p>
          </table:table-cell>
          <table:table-cell table:formula="of:=[.D170]-[.$D$3]" office:value-type="float" office:value="53731" calcext:value-type="float">
            <text:p>5373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9123401" calcext:value-type="float">
            <text:p>39123401</text:p>
          </table:table-cell>
          <table:table-cell office:value-type="float" office:value="4021" calcext:value-type="float">
            <text:p>4021</text:p>
          </table:table-cell>
          <table:table-cell table:number-columns-repeated="2"/>
          <table:table-cell table:formula="of:=[.D171]-[.D170]" office:value-type="float" office:value="20" calcext:value-type="float">
            <text:p>20</text:p>
          </table:table-cell>
          <table:table-cell table:formula="of:=[.D171]-[.$D$3]" office:value-type="float" office:value="53751" calcext:value-type="float">
            <text:p>5375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23402" calcext:value-type="float">
            <text:p>3912340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172]-[.D171]" office:value-type="float" office:value="1" calcext:value-type="float">
            <text:p>1</text:p>
          </table:table-cell>
          <table:table-cell table:formula="of:=[.D172]-[.$D$3]" office:value-type="float" office:value="53752" calcext:value-type="float">
            <text:p>5375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130353" calcext:value-type="float">
            <text:p>3913035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4" table:formula="of:=[.D173]-[.D172]" office:value-type="float" office:value="6951" calcext:value-type="float">
            <text:p>6951</text:p>
          </table:table-cell>
          <table:table-cell table:style-name="ce4" table:formula="of:=[.D173]-[.$D$3]" office:value-type="float" office:value="60703" calcext:value-type="float">
            <text:p>60703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9130354" calcext:value-type="float">
            <text:p>391303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74]-[.D173]" office:value-type="float" office:value="1" calcext:value-type="float">
            <text:p>1</text:p>
          </table:table-cell>
          <table:table-cell table:formula="of:=[.D174]-[.$D$3]" office:value-type="float" office:value="60704" calcext:value-type="float">
            <text:p>6070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9130355" calcext:value-type="float">
            <text:p>391303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75]-[.D174]" office:value-type="float" office:value="1" calcext:value-type="float">
            <text:p>1</text:p>
          </table:table-cell>
          <table:table-cell table:formula="of:=[.D175]-[.$D$3]" office:value-type="float" office:value="60705" calcext:value-type="float">
            <text:p>6070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9130356" calcext:value-type="float">
            <text:p>391303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76]-[.D175]" office:value-type="float" office:value="1" calcext:value-type="float">
            <text:p>1</text:p>
          </table:table-cell>
          <table:table-cell table:formula="of:=[.D176]-[.$D$3]" office:value-type="float" office:value="60706" calcext:value-type="float">
            <text:p>6070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130376" calcext:value-type="float">
            <text:p>39130376</text:p>
          </table:table-cell>
          <table:table-cell office:value-type="float" office:value="6996" calcext:value-type="float">
            <text:p>6996</text:p>
          </table:table-cell>
          <table:table-cell table:number-columns-repeated="2"/>
          <table:table-cell table:formula="of:=[.D177]-[.D176]" office:value-type="float" office:value="20" calcext:value-type="float">
            <text:p>20</text:p>
          </table:table-cell>
          <table:table-cell table:formula="of:=[.D177]-[.$D$3]" office:value-type="float" office:value="60726" calcext:value-type="float">
            <text:p>6072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30377" calcext:value-type="float">
            <text:p>3913037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178]-[.D177]" office:value-type="float" office:value="1" calcext:value-type="float">
            <text:p>1</text:p>
          </table:table-cell>
          <table:table-cell table:formula="of:=[.D178]-[.$D$3]" office:value-type="float" office:value="60727" calcext:value-type="float">
            <text:p>6072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9134332" calcext:value-type="float">
            <text:p>39134332</text:p>
          </table:table-cell>
          <table:table-cell table:style-name="ce4" office:value-type="float" office:value="3978" calcext:value-type="float">
            <text:p>3978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formula="of:=[.D179]-[.D178]" office:value-type="float" office:value="3955" calcext:value-type="float">
            <text:p>3955</text:p>
          </table:table-cell>
          <table:table-cell table:style-name="ce4" table:formula="of:=[.D179]-[.$D$3]" office:value-type="float" office:value="64682" calcext:value-type="float">
            <text:p>64682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9134333" calcext:value-type="float">
            <text:p>391343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80]-[.D179]" office:value-type="float" office:value="1" calcext:value-type="float">
            <text:p>1</text:p>
          </table:table-cell>
          <table:table-cell table:formula="of:=[.D180]-[.$D$3]" office:value-type="float" office:value="64683" calcext:value-type="float">
            <text:p>6468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9134334" calcext:value-type="float">
            <text:p>391343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81]-[.D180]" office:value-type="float" office:value="1" calcext:value-type="float">
            <text:p>1</text:p>
          </table:table-cell>
          <table:table-cell table:formula="of:=[.D181]-[.$D$3]" office:value-type="float" office:value="64684" calcext:value-type="float">
            <text:p>6468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39134336" calcext:value-type="float">
            <text:p>391343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82]-[.D181]" office:value-type="float" office:value="2" calcext:value-type="float">
            <text:p>2</text:p>
          </table:table-cell>
          <table:table-cell table:formula="of:=[.D182]-[.$D$3]" office:value-type="float" office:value="64686" calcext:value-type="float">
            <text:p>6468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9134345" calcext:value-type="float">
            <text:p>391343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83]-[.D182]" office:value-type="float" office:value="9" calcext:value-type="float">
            <text:p>9</text:p>
          </table:table-cell>
          <table:table-cell table:formula="of:=[.D183]-[.$D$3]" office:value-type="float" office:value="64695" calcext:value-type="float">
            <text:p>6469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9134349" calcext:value-type="float">
            <text:p>391343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184]-[.D183]" office:value-type="float" office:value="4" calcext:value-type="float">
            <text:p>4</text:p>
          </table:table-cell>
          <table:table-cell table:formula="of:=[.D184]-[.$D$3]" office:value-type="float" office:value="64699" calcext:value-type="float">
            <text:p>6469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9134351" calcext:value-type="float">
            <text:p>391343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85]-[.D184]" office:value-type="float" office:value="2" calcext:value-type="float">
            <text:p>2</text:p>
          </table:table-cell>
          <table:table-cell table:formula="of:=[.D185]-[.$D$3]" office:value-type="float" office:value="64701" calcext:value-type="float">
            <text:p>6470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9134352" calcext:value-type="float">
            <text:p>391343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86]-[.D185]" office:value-type="float" office:value="1" calcext:value-type="float">
            <text:p>1</text:p>
          </table:table-cell>
          <table:table-cell table:formula="of:=[.D186]-[.$D$3]" office:value-type="float" office:value="64702" calcext:value-type="float">
            <text:p>6470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9134353" calcext:value-type="float">
            <text:p>391343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87]-[.D186]" office:value-type="float" office:value="1" calcext:value-type="float">
            <text:p>1</text:p>
          </table:table-cell>
          <table:table-cell table:formula="of:=[.D187]-[.$D$3]" office:value-type="float" office:value="64703" calcext:value-type="float">
            <text:p>6470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134355" calcext:value-type="float">
            <text:p>391343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188]-[.D187]" office:value-type="float" office:value="2" calcext:value-type="float">
            <text:p>2</text:p>
          </table:table-cell>
          <table:table-cell table:formula="of:=[.D188]-[.$D$3]" office:value-type="float" office:value="64705" calcext:value-type="float">
            <text:p>6470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9134356" calcext:value-type="float">
            <text:p>391343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89]-[.D188]" office:value-type="float" office:value="1" calcext:value-type="float">
            <text:p>1</text:p>
          </table:table-cell>
          <table:table-cell table:formula="of:=[.D189]-[.$D$3]" office:value-type="float" office:value="64706" calcext:value-type="float">
            <text:p>6470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9134357" calcext:value-type="float">
            <text:p>391343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90]-[.D189]" office:value-type="float" office:value="1" calcext:value-type="float">
            <text:p>1</text:p>
          </table:table-cell>
          <table:table-cell table:formula="of:=[.D190]-[.$D$3]" office:value-type="float" office:value="64707" calcext:value-type="float">
            <text:p>6470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9134366" calcext:value-type="float">
            <text:p>391343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91]-[.D190]" office:value-type="float" office:value="9" calcext:value-type="float">
            <text:p>9</text:p>
          </table:table-cell>
          <table:table-cell table:formula="of:=[.D191]-[.$D$3]" office:value-type="float" office:value="64716" calcext:value-type="float">
            <text:p>6471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9134372" calcext:value-type="float">
            <text:p>391343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92]-[.D191]" office:value-type="float" office:value="6" calcext:value-type="float">
            <text:p>6</text:p>
          </table:table-cell>
          <table:table-cell table:formula="of:=[.D192]-[.$D$3]" office:value-type="float" office:value="64722" calcext:value-type="float">
            <text:p>6472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39141322" calcext:value-type="float">
            <text:p>3914132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table:formula="of:=[.D193]-[.D192]" office:value-type="float" office:value="6950" calcext:value-type="float">
            <text:p>6950</text:p>
          </table:table-cell>
          <table:table-cell table:style-name="ce4" table:formula="of:=[.D193]-[.$D$3]" office:value-type="float" office:value="71672" calcext:value-type="float">
            <text:p>71672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39141323" calcext:value-type="float">
            <text:p>391413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94]-[.D193]" office:value-type="float" office:value="1" calcext:value-type="float">
            <text:p>1</text:p>
          </table:table-cell>
          <table:table-cell table:formula="of:=[.D194]-[.$D$3]" office:value-type="float" office:value="71673" calcext:value-type="float">
            <text:p>7167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39141343" calcext:value-type="float">
            <text:p>39141343</text:p>
          </table:table-cell>
          <table:table-cell office:value-type="float" office:value="10988" calcext:value-type="float">
            <text:p>10988</text:p>
          </table:table-cell>
          <table:table-cell table:number-columns-repeated="2"/>
          <table:table-cell table:formula="of:=[.D195]-[.D194]" office:value-type="float" office:value="20" calcext:value-type="float">
            <text:p>20</text:p>
          </table:table-cell>
          <table:table-cell table:formula="of:=[.D195]-[.$D$3]" office:value-type="float" office:value="71693" calcext:value-type="float">
            <text:p>7169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41344" calcext:value-type="float">
            <text:p>3914134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196]-[.D195]" office:value-type="float" office:value="1" calcext:value-type="float">
            <text:p>1</text:p>
          </table:table-cell>
          <table:table-cell table:formula="of:=[.D196]-[.$D$3]" office:value-type="float" office:value="71694" calcext:value-type="float">
            <text:p>71694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9145208" calcext:value-type="float">
            <text:p>3914520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 table:formula="of:=[.D197]-[.D196]" office:value-type="float" office:value="3864" calcext:value-type="float">
            <text:p>3864</text:p>
          </table:table-cell>
          <table:table-cell table:style-name="ce4" table:formula="of:=[.D197]-[.$D$3]" office:value-type="float" office:value="75558" calcext:value-type="float">
            <text:p>75558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9145209" calcext:value-type="float">
            <text:p>391452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98]-[.D197]" office:value-type="float" office:value="1" calcext:value-type="float">
            <text:p>1</text:p>
          </table:table-cell>
          <table:table-cell table:formula="of:=[.D198]-[.$D$3]" office:value-type="float" office:value="75559" calcext:value-type="float">
            <text:p>7555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9145210" calcext:value-type="float">
            <text:p>391452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99]-[.D198]" office:value-type="float" office:value="1" calcext:value-type="float">
            <text:p>1</text:p>
          </table:table-cell>
          <table:table-cell table:formula="of:=[.D199]-[.$D$3]" office:value-type="float" office:value="75560" calcext:value-type="float">
            <text:p>7556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145211" calcext:value-type="float">
            <text:p>391452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200]-[.D199]" office:value-type="float" office:value="1" calcext:value-type="float">
            <text:p>1</text:p>
          </table:table-cell>
          <table:table-cell table:formula="of:=[.D200]-[.$D$3]" office:value-type="float" office:value="75561" calcext:value-type="float">
            <text:p>7556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9145212" calcext:value-type="float">
            <text:p>391452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01]-[.D200]" office:value-type="float" office:value="1" calcext:value-type="float">
            <text:p>1</text:p>
          </table:table-cell>
          <table:table-cell table:formula="of:=[.D201]-[.$D$3]" office:value-type="float" office:value="75562" calcext:value-type="float">
            <text:p>7556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9145222" calcext:value-type="float">
            <text:p>391452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02]-[.D201]" office:value-type="float" office:value="10" calcext:value-type="float">
            <text:p>10</text:p>
          </table:table-cell>
          <table:table-cell table:formula="of:=[.D202]-[.$D$3]" office:value-type="float" office:value="75572" calcext:value-type="float">
            <text:p>7557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9145227" calcext:value-type="float">
            <text:p>391452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203]-[.D202]" office:value-type="float" office:value="5" calcext:value-type="float">
            <text:p>5</text:p>
          </table:table-cell>
          <table:table-cell table:formula="of:=[.D203]-[.$D$3]" office:value-type="float" office:value="75577" calcext:value-type="float">
            <text:p>7557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9145229" calcext:value-type="float">
            <text:p>391452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04]-[.D203]" office:value-type="float" office:value="2" calcext:value-type="float">
            <text:p>2</text:p>
          </table:table-cell>
          <table:table-cell table:formula="of:=[.D204]-[.$D$3]" office:value-type="float" office:value="75579" calcext:value-type="float">
            <text:p>7557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145229" calcext:value-type="float">
            <text:p>391452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05]-[.D204]" office:value-type="float" office:value="0" calcext:value-type="float">
            <text:p>0</text:p>
          </table:table-cell>
          <table:table-cell table:formula="of:=[.D205]-[.$D$3]" office:value-type="float" office:value="75579" calcext:value-type="float">
            <text:p>7557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9145231" calcext:value-type="float">
            <text:p>391452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06]-[.D205]" office:value-type="float" office:value="2" calcext:value-type="float">
            <text:p>2</text:p>
          </table:table-cell>
          <table:table-cell table:formula="of:=[.D206]-[.$D$3]" office:value-type="float" office:value="75581" calcext:value-type="float">
            <text:p>7558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9145231" calcext:value-type="float">
            <text:p>391452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07]-[.D206]" office:value-type="float" office:value="0" calcext:value-type="float">
            <text:p>0</text:p>
          </table:table-cell>
          <table:table-cell table:formula="of:=[.D207]-[.$D$3]" office:value-type="float" office:value="75581" calcext:value-type="float">
            <text:p>7558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9145233" calcext:value-type="float">
            <text:p>391452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08]-[.D207]" office:value-type="float" office:value="2" calcext:value-type="float">
            <text:p>2</text:p>
          </table:table-cell>
          <table:table-cell table:formula="of:=[.D208]-[.$D$3]" office:value-type="float" office:value="75583" calcext:value-type="float">
            <text:p>7558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39145233" calcext:value-type="float">
            <text:p>391452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09]-[.D208]" office:value-type="float" office:value="0" calcext:value-type="float">
            <text:p>0</text:p>
          </table:table-cell>
          <table:table-cell table:formula="of:=[.D209]-[.$D$3]" office:value-type="float" office:value="75583" calcext:value-type="float">
            <text:p>7558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9145238" calcext:value-type="float">
            <text:p>39145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10]-[.D209]" office:value-type="float" office:value="5" calcext:value-type="float">
            <text:p>5</text:p>
          </table:table-cell>
          <table:table-cell table:formula="of:=[.D210]-[.$D$3]" office:value-type="float" office:value="75588" calcext:value-type="float">
            <text:p>7558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9145240" calcext:value-type="float">
            <text:p>391452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11]-[.D210]" office:value-type="float" office:value="2" calcext:value-type="float">
            <text:p>2</text:p>
          </table:table-cell>
          <table:table-cell table:formula="of:=[.D211]-[.$D$3]" office:value-type="float" office:value="75590" calcext:value-type="float">
            <text:p>7559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39145241" calcext:value-type="float">
            <text:p>391452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12]-[.D211]" office:value-type="float" office:value="1" calcext:value-type="float">
            <text:p>1</text:p>
          </table:table-cell>
          <table:table-cell table:formula="of:=[.D212]-[.$D$3]" office:value-type="float" office:value="75591" calcext:value-type="float">
            <text:p>7559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9145241" calcext:value-type="float">
            <text:p>391452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13]-[.D212]" office:value-type="float" office:value="0" calcext:value-type="float">
            <text:p>0</text:p>
          </table:table-cell>
          <table:table-cell table:formula="of:=[.D213]-[.$D$3]" office:value-type="float" office:value="75591" calcext:value-type="float">
            <text:p>7559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9145242" calcext:value-type="float">
            <text:p>391452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14]-[.D213]" office:value-type="float" office:value="1" calcext:value-type="float">
            <text:p>1</text:p>
          </table:table-cell>
          <table:table-cell table:formula="of:=[.D214]-[.$D$3]" office:value-type="float" office:value="75592" calcext:value-type="float">
            <text:p>7559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39145243" calcext:value-type="float">
            <text:p>391452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15]-[.D214]" office:value-type="float" office:value="1" calcext:value-type="float">
            <text:p>1</text:p>
          </table:table-cell>
          <table:table-cell table:formula="of:=[.D215]-[.$D$3]" office:value-type="float" office:value="75593" calcext:value-type="float">
            <text:p>7559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39145244" calcext:value-type="float">
            <text:p>391452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16]-[.D215]" office:value-type="float" office:value="1" calcext:value-type="float">
            <text:p>1</text:p>
          </table:table-cell>
          <table:table-cell table:formula="of:=[.D216]-[.$D$3]" office:value-type="float" office:value="75594" calcext:value-type="float">
            <text:p>7559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39145246" calcext:value-type="float">
            <text:p>391452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17]-[.D216]" office:value-type="float" office:value="2" calcext:value-type="float">
            <text:p>2</text:p>
          </table:table-cell>
          <table:table-cell table:formula="of:=[.D217]-[.$D$3]" office:value-type="float" office:value="75596" calcext:value-type="float">
            <text:p>7559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39145248" calcext:value-type="float">
            <text:p>3914524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18]-[.D217]" office:value-type="float" office:value="2" calcext:value-type="float">
            <text:p>2</text:p>
          </table:table-cell>
          <table:table-cell table:formula="of:=[.D218]-[.$D$3]" office:value-type="float" office:value="75598" calcext:value-type="float">
            <text:p>7559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39145250" calcext:value-type="float">
            <text:p>391452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19]-[.D218]" office:value-type="float" office:value="2" calcext:value-type="float">
            <text:p>2</text:p>
          </table:table-cell>
          <table:table-cell table:formula="of:=[.D219]-[.$D$3]" office:value-type="float" office:value="75600" calcext:value-type="float">
            <text:p>7560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39145251" calcext:value-type="float">
            <text:p>391452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20]-[.D219]" office:value-type="float" office:value="1" calcext:value-type="float">
            <text:p>1</text:p>
          </table:table-cell>
          <table:table-cell table:formula="of:=[.D220]-[.$D$3]" office:value-type="float" office:value="75601" calcext:value-type="float">
            <text:p>7560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9145253" calcext:value-type="float">
            <text:p>391452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D221]-[.D220]" office:value-type="float" office:value="2" calcext:value-type="float">
            <text:p>2</text:p>
          </table:table-cell>
          <table:table-cell table:formula="of:=[.D221]-[.$D$3]" office:value-type="float" office:value="75603" calcext:value-type="float">
            <text:p>7560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39145272" calcext:value-type="float">
            <text:p>39145272</text:p>
          </table:table-cell>
          <table:table-cell office:value-type="float" office:value="3950" calcext:value-type="float">
            <text:p>3950</text:p>
          </table:table-cell>
          <table:table-cell table:number-columns-repeated="2"/>
          <table:table-cell table:formula="of:=[.D222]-[.D221]" office:value-type="float" office:value="19" calcext:value-type="float">
            <text:p>19</text:p>
          </table:table-cell>
          <table:table-cell table:formula="of:=[.D222]-[.$D$3]" office:value-type="float" office:value="75622" calcext:value-type="float">
            <text:p>7562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45273" calcext:value-type="float">
            <text:p>3914527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223]-[.D222]" office:value-type="float" office:value="1" calcext:value-type="float">
            <text:p>1</text:p>
          </table:table-cell>
          <table:table-cell table:formula="of:=[.D223]-[.$D$3]" office:value-type="float" office:value="75623" calcext:value-type="float">
            <text:p>7562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151960" calcext:value-type="float">
            <text:p>3915196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65" calcext:value-type="float">
            <text:p>65</text:p>
          </table:table-cell>
          <table:table-cell table:style-name="ce4" table:formula="of:=[.D224]-[.D223]" office:value-type="float" office:value="6687" calcext:value-type="float">
            <text:p>6687</text:p>
          </table:table-cell>
          <table:table-cell table:style-name="ce4" table:formula="of:=[.D224]-[.$D$3]" office:value-type="float" office:value="82310" calcext:value-type="float">
            <text:p>82310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9151961" calcext:value-type="float">
            <text:p>391519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25]-[.D224]" office:value-type="float" office:value="1" calcext:value-type="float">
            <text:p>1</text:p>
          </table:table-cell>
          <table:table-cell table:formula="of:=[.D225]-[.$D$3]" office:value-type="float" office:value="82311" calcext:value-type="float">
            <text:p>8231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9151962" calcext:value-type="float">
            <text:p>391519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26]-[.D225]" office:value-type="float" office:value="1" calcext:value-type="float">
            <text:p>1</text:p>
          </table:table-cell>
          <table:table-cell table:formula="of:=[.D226]-[.$D$3]" office:value-type="float" office:value="82312" calcext:value-type="float">
            <text:p>8231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9151983" calcext:value-type="float">
            <text:p>39151983</text:p>
          </table:table-cell>
          <table:table-cell office:value-type="float" office:value="6732" calcext:value-type="float">
            <text:p>6732</text:p>
          </table:table-cell>
          <table:table-cell table:number-columns-repeated="2"/>
          <table:table-cell table:formula="of:=[.D227]-[.D226]" office:value-type="float" office:value="21" calcext:value-type="float">
            <text:p>21</text:p>
          </table:table-cell>
          <table:table-cell table:formula="of:=[.D227]-[.$D$3]" office:value-type="float" office:value="82333" calcext:value-type="float">
            <text:p>8233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51984" calcext:value-type="float">
            <text:p>3915198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228]-[.D227]" office:value-type="float" office:value="1" calcext:value-type="float">
            <text:p>1</text:p>
          </table:table-cell>
          <table:table-cell table:formula="of:=[.D228]-[.$D$3]" office:value-type="float" office:value="82334" calcext:value-type="float">
            <text:p>82334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9155801" calcext:value-type="float">
            <text:p>3915580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formula="of:=[.D229]-[.D228]" office:value-type="float" office:value="3817" calcext:value-type="float">
            <text:p>3817</text:p>
          </table:table-cell>
          <table:table-cell table:style-name="ce4" table:formula="of:=[.D229]-[.$D$3]" office:value-type="float" office:value="86151" calcext:value-type="float">
            <text:p>86151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9155802" calcext:value-type="float">
            <text:p>391558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30]-[.D229]" office:value-type="float" office:value="1" calcext:value-type="float">
            <text:p>1</text:p>
          </table:table-cell>
          <table:table-cell table:formula="of:=[.D230]-[.$D$3]" office:value-type="float" office:value="86152" calcext:value-type="float">
            <text:p>8615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9155803" calcext:value-type="float">
            <text:p>391558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31]-[.D230]" office:value-type="float" office:value="1" calcext:value-type="float">
            <text:p>1</text:p>
          </table:table-cell>
          <table:table-cell table:formula="of:=[.D231]-[.$D$3]" office:value-type="float" office:value="86153" calcext:value-type="float">
            <text:p>8615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39155804" calcext:value-type="float">
            <text:p>391558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32]-[.D231]" office:value-type="float" office:value="1" calcext:value-type="float">
            <text:p>1</text:p>
          </table:table-cell>
          <table:table-cell table:formula="of:=[.D232]-[.$D$3]" office:value-type="float" office:value="86154" calcext:value-type="float">
            <text:p>8615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39155807" calcext:value-type="float">
            <text:p>391558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33]-[.D232]" office:value-type="float" office:value="3" calcext:value-type="float">
            <text:p>3</text:p>
          </table:table-cell>
          <table:table-cell table:formula="of:=[.D233]-[.$D$3]" office:value-type="float" office:value="86157" calcext:value-type="float">
            <text:p>8615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39155808" calcext:value-type="float">
            <text:p>391558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34]-[.D233]" office:value-type="float" office:value="1" calcext:value-type="float">
            <text:p>1</text:p>
          </table:table-cell>
          <table:table-cell table:formula="of:=[.D234]-[.$D$3]" office:value-type="float" office:value="86158" calcext:value-type="float">
            <text:p>8615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39155813" calcext:value-type="float">
            <text:p>391558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235]-[.D234]" office:value-type="float" office:value="5" calcext:value-type="float">
            <text:p>5</text:p>
          </table:table-cell>
          <table:table-cell table:formula="of:=[.D235]-[.$D$3]" office:value-type="float" office:value="86163" calcext:value-type="float">
            <text:p>8616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39155814" calcext:value-type="float">
            <text:p>391558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236]-[.D235]" office:value-type="float" office:value="1" calcext:value-type="float">
            <text:p>1</text:p>
          </table:table-cell>
          <table:table-cell table:formula="of:=[.D236]-[.$D$3]" office:value-type="float" office:value="86164" calcext:value-type="float">
            <text:p>8616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9155821" calcext:value-type="float">
            <text:p>391558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37]-[.D236]" office:value-type="float" office:value="7" calcext:value-type="float">
            <text:p>7</text:p>
          </table:table-cell>
          <table:table-cell table:formula="of:=[.D237]-[.$D$3]" office:value-type="float" office:value="86171" calcext:value-type="float">
            <text:p>8617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39155826" calcext:value-type="float">
            <text:p>391558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238]-[.D237]" office:value-type="float" office:value="5" calcext:value-type="float">
            <text:p>5</text:p>
          </table:table-cell>
          <table:table-cell table:formula="of:=[.D238]-[.$D$3]" office:value-type="float" office:value="86176" calcext:value-type="float">
            <text:p>8617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9155827" calcext:value-type="float">
            <text:p>391558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239]-[.D238]" office:value-type="float" office:value="1" calcext:value-type="float">
            <text:p>1</text:p>
          </table:table-cell>
          <table:table-cell table:formula="of:=[.D239]-[.$D$3]" office:value-type="float" office:value="86177" calcext:value-type="float">
            <text:p>8617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9155831" calcext:value-type="float">
            <text:p>391558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40]-[.D239]" office:value-type="float" office:value="4" calcext:value-type="float">
            <text:p>4</text:p>
          </table:table-cell>
          <table:table-cell table:formula="of:=[.D240]-[.$D$3]" office:value-type="float" office:value="86181" calcext:value-type="float">
            <text:p>8618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39155832" calcext:value-type="float">
            <text:p>391558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41]-[.D240]" office:value-type="float" office:value="1" calcext:value-type="float">
            <text:p>1</text:p>
          </table:table-cell>
          <table:table-cell table:formula="of:=[.D241]-[.$D$3]" office:value-type="float" office:value="86182" calcext:value-type="float">
            <text:p>8618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9155833" calcext:value-type="float">
            <text:p>391558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42]-[.D241]" office:value-type="float" office:value="1" calcext:value-type="float">
            <text:p>1</text:p>
          </table:table-cell>
          <table:table-cell table:formula="of:=[.D242]-[.$D$3]" office:value-type="float" office:value="86183" calcext:value-type="float">
            <text:p>8618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9155854" calcext:value-type="float">
            <text:p>39155854</text:p>
          </table:table-cell>
          <table:table-cell office:value-type="float" office:value="3892" calcext:value-type="float">
            <text:p>3892</text:p>
          </table:table-cell>
          <table:table-cell table:number-columns-repeated="2"/>
          <table:table-cell table:formula="of:=[.D243]-[.D242]" office:value-type="float" office:value="21" calcext:value-type="float">
            <text:p>21</text:p>
          </table:table-cell>
          <table:table-cell table:formula="of:=[.D243]-[.$D$3]" office:value-type="float" office:value="86204" calcext:value-type="float">
            <text:p>8620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55855" calcext:value-type="float">
            <text:p>3915585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244]-[.D243]" office:value-type="float" office:value="1" calcext:value-type="float">
            <text:p>1</text:p>
          </table:table-cell>
          <table:table-cell table:formula="of:=[.D244]-[.$D$3]" office:value-type="float" office:value="86205" calcext:value-type="float">
            <text:p>8620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162744" calcext:value-type="float">
            <text:p>3916274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4" table:formula="of:=[.D245]-[.D244]" office:value-type="float" office:value="6889" calcext:value-type="float">
            <text:p>6889</text:p>
          </table:table-cell>
          <table:table-cell table:style-name="ce4" table:formula="of:=[.D245]-[.$D$3]" office:value-type="float" office:value="93094" calcext:value-type="float">
            <text:p>93094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162745" calcext:value-type="float">
            <text:p>391627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46]-[.D245]" office:value-type="float" office:value="1" calcext:value-type="float">
            <text:p>1</text:p>
          </table:table-cell>
          <table:table-cell table:formula="of:=[.D246]-[.$D$3]" office:value-type="float" office:value="93095" calcext:value-type="float">
            <text:p>9309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9162746" calcext:value-type="float">
            <text:p>391627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47]-[.D246]" office:value-type="float" office:value="1" calcext:value-type="float">
            <text:p>1</text:p>
          </table:table-cell>
          <table:table-cell table:formula="of:=[.D247]-[.$D$3]" office:value-type="float" office:value="93096" calcext:value-type="float">
            <text:p>9309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9162747" calcext:value-type="float">
            <text:p>391627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48]-[.D247]" office:value-type="float" office:value="1" calcext:value-type="float">
            <text:p>1</text:p>
          </table:table-cell>
          <table:table-cell table:formula="of:=[.D248]-[.$D$3]" office:value-type="float" office:value="93097" calcext:value-type="float">
            <text:p>9309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9162767" calcext:value-type="float">
            <text:p>39162767</text:p>
          </table:table-cell>
          <table:table-cell office:value-type="float" office:value="6934" calcext:value-type="float">
            <text:p>6934</text:p>
          </table:table-cell>
          <table:table-cell table:number-columns-repeated="2"/>
          <table:table-cell table:formula="of:=[.D249]-[.D248]" office:value-type="float" office:value="20" calcext:value-type="float">
            <text:p>20</text:p>
          </table:table-cell>
          <table:table-cell table:formula="of:=[.D249]-[.$D$3]" office:value-type="float" office:value="93117" calcext:value-type="float">
            <text:p>9311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62768" calcext:value-type="float">
            <text:p>3916276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250]-[.D249]" office:value-type="float" office:value="1" calcext:value-type="float">
            <text:p>1</text:p>
          </table:table-cell>
          <table:table-cell table:formula="of:=[.D250]-[.$D$3]" office:value-type="float" office:value="93118" calcext:value-type="float">
            <text:p>9311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9166686" calcext:value-type="float">
            <text:p>3916668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formula="of:=[.D251]-[.D250]" office:value-type="float" office:value="3918" calcext:value-type="float">
            <text:p>3918</text:p>
          </table:table-cell>
          <table:table-cell table:style-name="ce4" table:formula="of:=[.D251]-[.$D$3]" office:value-type="float" office:value="97036" calcext:value-type="float">
            <text:p>97036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166687" calcext:value-type="float">
            <text:p>391666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52]-[.D251]" office:value-type="float" office:value="1" calcext:value-type="float">
            <text:p>1</text:p>
          </table:table-cell>
          <table:table-cell table:formula="of:=[.D252]-[.$D$3]" office:value-type="float" office:value="97037" calcext:value-type="float">
            <text:p>9703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9166688" calcext:value-type="float">
            <text:p>391666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253]-[.D252]" office:value-type="float" office:value="1" calcext:value-type="float">
            <text:p>1</text:p>
          </table:table-cell>
          <table:table-cell table:formula="of:=[.D253]-[.$D$3]" office:value-type="float" office:value="97038" calcext:value-type="float">
            <text:p>9703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9166689" calcext:value-type="float">
            <text:p>391666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54]-[.D253]" office:value-type="float" office:value="1" calcext:value-type="float">
            <text:p>1</text:p>
          </table:table-cell>
          <table:table-cell table:formula="of:=[.D254]-[.$D$3]" office:value-type="float" office:value="97039" calcext:value-type="float">
            <text:p>9703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166690" calcext:value-type="float">
            <text:p>391666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255]-[.D254]" office:value-type="float" office:value="1" calcext:value-type="float">
            <text:p>1</text:p>
          </table:table-cell>
          <table:table-cell table:formula="of:=[.D255]-[.$D$3]" office:value-type="float" office:value="97040" calcext:value-type="float">
            <text:p>9704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9166691" calcext:value-type="float">
            <text:p>391666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56]-[.D255]" office:value-type="float" office:value="1" calcext:value-type="float">
            <text:p>1</text:p>
          </table:table-cell>
          <table:table-cell table:formula="of:=[.D256]-[.$D$3]" office:value-type="float" office:value="97041" calcext:value-type="float">
            <text:p>9704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9166698" calcext:value-type="float">
            <text:p>391666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257]-[.D256]" office:value-type="float" office:value="7" calcext:value-type="float">
            <text:p>7</text:p>
          </table:table-cell>
          <table:table-cell table:formula="of:=[.D257]-[.$D$3]" office:value-type="float" office:value="97048" calcext:value-type="float">
            <text:p>9704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9166699" calcext:value-type="float">
            <text:p>391666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58]-[.D257]" office:value-type="float" office:value="1" calcext:value-type="float">
            <text:p>1</text:p>
          </table:table-cell>
          <table:table-cell table:formula="of:=[.D258]-[.$D$3]" office:value-type="float" office:value="97049" calcext:value-type="float">
            <text:p>9704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39166700" calcext:value-type="float">
            <text:p>391667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59]-[.D258]" office:value-type="float" office:value="1" calcext:value-type="float">
            <text:p>1</text:p>
          </table:table-cell>
          <table:table-cell table:formula="of:=[.D259]-[.$D$3]" office:value-type="float" office:value="97050" calcext:value-type="float">
            <text:p>9705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9166704" calcext:value-type="float">
            <text:p>391667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60]-[.D259]" office:value-type="float" office:value="4" calcext:value-type="float">
            <text:p>4</text:p>
          </table:table-cell>
          <table:table-cell table:formula="of:=[.D260]-[.$D$3]" office:value-type="float" office:value="97054" calcext:value-type="float">
            <text:p>9705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9166706" calcext:value-type="float">
            <text:p>391667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61]-[.D260]" office:value-type="float" office:value="2" calcext:value-type="float">
            <text:p>2</text:p>
          </table:table-cell>
          <table:table-cell table:formula="of:=[.D261]-[.$D$3]" office:value-type="float" office:value="97056" calcext:value-type="float">
            <text:p>9705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9166710" calcext:value-type="float">
            <text:p>391667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62]-[.D261]" office:value-type="float" office:value="4" calcext:value-type="float">
            <text:p>4</text:p>
          </table:table-cell>
          <table:table-cell table:formula="of:=[.D262]-[.$D$3]" office:value-type="float" office:value="97060" calcext:value-type="float">
            <text:p>9706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9166711" calcext:value-type="float">
            <text:p>391667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63]-[.D262]" office:value-type="float" office:value="1" calcext:value-type="float">
            <text:p>1</text:p>
          </table:table-cell>
          <table:table-cell table:formula="of:=[.D263]-[.$D$3]" office:value-type="float" office:value="97061" calcext:value-type="float">
            <text:p>9706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9166712" calcext:value-type="float">
            <text:p>391667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264]-[.D263]" office:value-type="float" office:value="1" calcext:value-type="float">
            <text:p>1</text:p>
          </table:table-cell>
          <table:table-cell table:formula="of:=[.D264]-[.$D$3]" office:value-type="float" office:value="97062" calcext:value-type="float">
            <text:p>9706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166715" calcext:value-type="float">
            <text:p>391667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265]-[.D264]" office:value-type="float" office:value="3" calcext:value-type="float">
            <text:p>3</text:p>
          </table:table-cell>
          <table:table-cell table:formula="of:=[.D265]-[.$D$3]" office:value-type="float" office:value="97065" calcext:value-type="float">
            <text:p>9706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9166716" calcext:value-type="float">
            <text:p>391667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66]-[.D265]" office:value-type="float" office:value="1" calcext:value-type="float">
            <text:p>1</text:p>
          </table:table-cell>
          <table:table-cell table:formula="of:=[.D266]-[.$D$3]" office:value-type="float" office:value="97066" calcext:value-type="float">
            <text:p>9706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9166717" calcext:value-type="float">
            <text:p>391667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67]-[.D266]" office:value-type="float" office:value="1" calcext:value-type="float">
            <text:p>1</text:p>
          </table:table-cell>
          <table:table-cell table:formula="of:=[.D267]-[.$D$3]" office:value-type="float" office:value="97067" calcext:value-type="float">
            <text:p>9706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9166722" calcext:value-type="float">
            <text:p>391667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68]-[.D267]" office:value-type="float" office:value="5" calcext:value-type="float">
            <text:p>5</text:p>
          </table:table-cell>
          <table:table-cell table:formula="of:=[.D268]-[.$D$3]" office:value-type="float" office:value="97072" calcext:value-type="float">
            <text:p>9707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39166723" calcext:value-type="float">
            <text:p>391667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69]-[.D268]" office:value-type="float" office:value="1" calcext:value-type="float">
            <text:p>1</text:p>
          </table:table-cell>
          <table:table-cell table:formula="of:=[.D269]-[.$D$3]" office:value-type="float" office:value="97073" calcext:value-type="float">
            <text:p>9707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39166724" calcext:value-type="float">
            <text:p>391667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70]-[.D269]" office:value-type="float" office:value="1" calcext:value-type="float">
            <text:p>1</text:p>
          </table:table-cell>
          <table:table-cell table:formula="of:=[.D270]-[.$D$3]" office:value-type="float" office:value="97074" calcext:value-type="float">
            <text:p>9707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39166725" calcext:value-type="float">
            <text:p>391667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71]-[.D270]" office:value-type="float" office:value="1" calcext:value-type="float">
            <text:p>1</text:p>
          </table:table-cell>
          <table:table-cell table:formula="of:=[.D271]-[.$D$3]" office:value-type="float" office:value="97075" calcext:value-type="float">
            <text:p>970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39166746" calcext:value-type="float">
            <text:p>39166746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table:formula="of:=[.D272]-[.D271]" office:value-type="float" office:value="21" calcext:value-type="float">
            <text:p>21</text:p>
          </table:table-cell>
          <table:table-cell table:formula="of:=[.D272]-[.$D$3]" office:value-type="float" office:value="97096" calcext:value-type="float">
            <text:p>9709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66747" calcext:value-type="float">
            <text:p>3916674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273]-[.D272]" office:value-type="float" office:value="1" calcext:value-type="float">
            <text:p>1</text:p>
          </table:table-cell>
          <table:table-cell table:formula="of:=[.D273]-[.$D$3]" office:value-type="float" office:value="97097" calcext:value-type="float">
            <text:p>9709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173687" calcext:value-type="float">
            <text:p>39173687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61" calcext:value-type="float">
            <text:p>61</text:p>
          </table:table-cell>
          <table:table-cell table:style-name="ce4" table:formula="of:=[.D274]-[.D273]" office:value-type="float" office:value="6940" calcext:value-type="float">
            <text:p>6940</text:p>
          </table:table-cell>
          <table:table-cell table:style-name="ce4" table:formula="of:=[.D274]-[.$D$3]" office:value-type="float" office:value="104037" calcext:value-type="float">
            <text:p>104037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173688" calcext:value-type="float">
            <text:p>391736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75]-[.D274]" office:value-type="float" office:value="1" calcext:value-type="float">
            <text:p>1</text:p>
          </table:table-cell>
          <table:table-cell table:formula="of:=[.D275]-[.$D$3]" office:value-type="float" office:value="104038" calcext:value-type="float">
            <text:p>10403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9173689" calcext:value-type="float">
            <text:p>391736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76]-[.D275]" office:value-type="float" office:value="1" calcext:value-type="float">
            <text:p>1</text:p>
          </table:table-cell>
          <table:table-cell table:formula="of:=[.D276]-[.$D$3]" office:value-type="float" office:value="104039" calcext:value-type="float">
            <text:p>10403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9173689" calcext:value-type="float">
            <text:p>391736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77]-[.D276]" office:value-type="float" office:value="0" calcext:value-type="float">
            <text:p>0</text:p>
          </table:table-cell>
          <table:table-cell table:formula="of:=[.D277]-[.$D$3]" office:value-type="float" office:value="104039" calcext:value-type="float">
            <text:p>10403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9173710" calcext:value-type="float">
            <text:p>39173710</text:p>
          </table:table-cell>
          <table:table-cell office:value-type="float" office:value="6985" calcext:value-type="float">
            <text:p>6985</text:p>
          </table:table-cell>
          <table:table-cell table:number-columns-repeated="2"/>
          <table:table-cell table:formula="of:=[.D278]-[.D277]" office:value-type="float" office:value="21" calcext:value-type="float">
            <text:p>21</text:p>
          </table:table-cell>
          <table:table-cell table:formula="of:=[.D278]-[.$D$3]" office:value-type="float" office:value="104060" calcext:value-type="float">
            <text:p>10406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73711" calcext:value-type="float">
            <text:p>3917371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279]-[.D278]" office:value-type="float" office:value="1" calcext:value-type="float">
            <text:p>1</text:p>
          </table:table-cell>
          <table:table-cell table:formula="of:=[.D279]-[.$D$3]" office:value-type="float" office:value="104061" calcext:value-type="float">
            <text:p>10406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9177643" calcext:value-type="float">
            <text:p>3917764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formula="of:=[.D280]-[.D279]" office:value-type="float" office:value="3932" calcext:value-type="float">
            <text:p>3932</text:p>
          </table:table-cell>
          <table:table-cell table:style-name="ce4" table:formula="of:=[.D280]-[.$D$3]" office:value-type="float" office:value="107993" calcext:value-type="float">
            <text:p>107993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177644" calcext:value-type="float">
            <text:p>391776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81]-[.D280]" office:value-type="float" office:value="1" calcext:value-type="float">
            <text:p>1</text:p>
          </table:table-cell>
          <table:table-cell table:formula="of:=[.D281]-[.$D$3]" office:value-type="float" office:value="107994" calcext:value-type="float">
            <text:p>10799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9177645" calcext:value-type="float">
            <text:p>391776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82]-[.D281]" office:value-type="float" office:value="1" calcext:value-type="float">
            <text:p>1</text:p>
          </table:table-cell>
          <table:table-cell table:formula="of:=[.D282]-[.$D$3]" office:value-type="float" office:value="107995" calcext:value-type="float">
            <text:p>10799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9177646" calcext:value-type="float">
            <text:p>391776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83]-[.D282]" office:value-type="float" office:value="1" calcext:value-type="float">
            <text:p>1</text:p>
          </table:table-cell>
          <table:table-cell table:formula="of:=[.D283]-[.$D$3]" office:value-type="float" office:value="107996" calcext:value-type="float">
            <text:p>10799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9177647" calcext:value-type="float">
            <text:p>391776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84]-[.D283]" office:value-type="float" office:value="1" calcext:value-type="float">
            <text:p>1</text:p>
          </table:table-cell>
          <table:table-cell table:formula="of:=[.D284]-[.$D$3]" office:value-type="float" office:value="107997" calcext:value-type="float">
            <text:p>10799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39177648" calcext:value-type="float">
            <text:p>391776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85]-[.D284]" office:value-type="float" office:value="1" calcext:value-type="float">
            <text:p>1</text:p>
          </table:table-cell>
          <table:table-cell table:formula="of:=[.D285]-[.$D$3]" office:value-type="float" office:value="107998" calcext:value-type="float">
            <text:p>10799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177655" calcext:value-type="float">
            <text:p>391776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86]-[.D285]" office:value-type="float" office:value="7" calcext:value-type="float">
            <text:p>7</text:p>
          </table:table-cell>
          <table:table-cell table:formula="of:=[.D286]-[.$D$3]" office:value-type="float" office:value="108005" calcext:value-type="float">
            <text:p>10800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39177656" calcext:value-type="float">
            <text:p>391776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87]-[.D286]" office:value-type="float" office:value="1" calcext:value-type="float">
            <text:p>1</text:p>
          </table:table-cell>
          <table:table-cell table:formula="of:=[.D287]-[.$D$3]" office:value-type="float" office:value="108006" calcext:value-type="float">
            <text:p>10800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9177663" calcext:value-type="float">
            <text:p>391776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88]-[.D287]" office:value-type="float" office:value="7" calcext:value-type="float">
            <text:p>7</text:p>
          </table:table-cell>
          <table:table-cell table:formula="of:=[.D288]-[.$D$3]" office:value-type="float" office:value="108013" calcext:value-type="float">
            <text:p>10801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9177669" calcext:value-type="float">
            <text:p>391776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89]-[.D288]" office:value-type="float" office:value="6" calcext:value-type="float">
            <text:p>6</text:p>
          </table:table-cell>
          <table:table-cell table:formula="of:=[.D289]-[.$D$3]" office:value-type="float" office:value="108019" calcext:value-type="float">
            <text:p>10801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9177669" calcext:value-type="float">
            <text:p>391776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90]-[.D289]" office:value-type="float" office:value="0" calcext:value-type="float">
            <text:p>0</text:p>
          </table:table-cell>
          <table:table-cell table:formula="of:=[.D290]-[.$D$3]" office:value-type="float" office:value="108019" calcext:value-type="float">
            <text:p>10801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9177674" calcext:value-type="float">
            <text:p>391776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91]-[.D290]" office:value-type="float" office:value="5" calcext:value-type="float">
            <text:p>5</text:p>
          </table:table-cell>
          <table:table-cell table:formula="of:=[.D291]-[.$D$3]" office:value-type="float" office:value="108024" calcext:value-type="float">
            <text:p>10802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9177675" calcext:value-type="float">
            <text:p>391776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92]-[.D291]" office:value-type="float" office:value="1" calcext:value-type="float">
            <text:p>1</text:p>
          </table:table-cell>
          <table:table-cell table:formula="of:=[.D292]-[.$D$3]" office:value-type="float" office:value="108025" calcext:value-type="float">
            <text:p>1080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9177676" calcext:value-type="float">
            <text:p>391776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293]-[.D292]" office:value-type="float" office:value="1" calcext:value-type="float">
            <text:p>1</text:p>
          </table:table-cell>
          <table:table-cell table:formula="of:=[.D293]-[.$D$3]" office:value-type="float" office:value="108026" calcext:value-type="float">
            <text:p>10802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39177683" calcext:value-type="float">
            <text:p>391776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94]-[.D293]" office:value-type="float" office:value="7" calcext:value-type="float">
            <text:p>7</text:p>
          </table:table-cell>
          <table:table-cell table:formula="of:=[.D294]-[.$D$3]" office:value-type="float" office:value="108033" calcext:value-type="float">
            <text:p>10803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9177704" calcext:value-type="float">
            <text:p>39177704</text:p>
          </table:table-cell>
          <table:table-cell office:value-type="float" office:value="4015" calcext:value-type="float">
            <text:p>4015</text:p>
          </table:table-cell>
          <table:table-cell table:number-columns-repeated="2"/>
          <table:table-cell table:formula="of:=[.D295]-[.D294]" office:value-type="float" office:value="21" calcext:value-type="float">
            <text:p>21</text:p>
          </table:table-cell>
          <table:table-cell table:formula="of:=[.D295]-[.$D$3]" office:value-type="float" office:value="108054" calcext:value-type="float">
            <text:p>10805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77705" calcext:value-type="float">
            <text:p>3917770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296]-[.D295]" office:value-type="float" office:value="1" calcext:value-type="float">
            <text:p>1</text:p>
          </table:table-cell>
          <table:table-cell table:formula="of:=[.D296]-[.$D$3]" office:value-type="float" office:value="108055" calcext:value-type="float">
            <text:p>10805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184663" calcext:value-type="float">
            <text:p>3918466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4" table:formula="of:=[.D297]-[.D296]" office:value-type="float" office:value="6958" calcext:value-type="float">
            <text:p>6958</text:p>
          </table:table-cell>
          <table:table-cell table:style-name="ce4" table:formula="of:=[.D297]-[.$D$3]" office:value-type="float" office:value="115013" calcext:value-type="float">
            <text:p>115013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184663" calcext:value-type="float">
            <text:p>391846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98]-[.D297]" office:value-type="float" office:value="0" calcext:value-type="float">
            <text:p>0</text:p>
          </table:table-cell>
          <table:table-cell table:formula="of:=[.D298]-[.$D$3]" office:value-type="float" office:value="115013" calcext:value-type="float">
            <text:p>11501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9184664" calcext:value-type="float">
            <text:p>391846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99]-[.D298]" office:value-type="float" office:value="1" calcext:value-type="float">
            <text:p>1</text:p>
          </table:table-cell>
          <table:table-cell table:formula="of:=[.D299]-[.$D$3]" office:value-type="float" office:value="115014" calcext:value-type="float">
            <text:p>11501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9184685" calcext:value-type="float">
            <text:p>39184685</text:p>
          </table:table-cell>
          <table:table-cell office:value-type="float" office:value="7002" calcext:value-type="float">
            <text:p>7002</text:p>
          </table:table-cell>
          <table:table-cell table:number-columns-repeated="2"/>
          <table:table-cell table:formula="of:=[.D300]-[.D299]" office:value-type="float" office:value="21" calcext:value-type="float">
            <text:p>21</text:p>
          </table:table-cell>
          <table:table-cell table:formula="of:=[.D300]-[.$D$3]" office:value-type="float" office:value="115035" calcext:value-type="float">
            <text:p>11503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84686" calcext:value-type="float">
            <text:p>3918468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301]-[.D300]" office:value-type="float" office:value="1" calcext:value-type="float">
            <text:p>1</text:p>
          </table:table-cell>
          <table:table-cell table:formula="of:=[.D301]-[.$D$3]" office:value-type="float" office:value="115036" calcext:value-type="float">
            <text:p>11503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9188617" calcext:value-type="float">
            <text:p>391886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3" calcext:value-type="float">
            <text:p>23</text:p>
          </table:table-cell>
          <table:table-cell table:style-name="ce4" table:formula="of:=[.D302]-[.D301]" office:value-type="float" office:value="3931" calcext:value-type="float">
            <text:p>3931</text:p>
          </table:table-cell>
          <table:table-cell table:style-name="ce4" table:formula="of:=[.D302]-[.$D$3]" office:value-type="float" office:value="118967" calcext:value-type="float">
            <text:p>118967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9188619" calcext:value-type="float">
            <text:p>391886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03]-[.D302]" office:value-type="float" office:value="2" calcext:value-type="float">
            <text:p>2</text:p>
          </table:table-cell>
          <table:table-cell table:formula="of:=[.D303]-[.$D$3]" office:value-type="float" office:value="118969" calcext:value-type="float">
            <text:p>11896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9188620" calcext:value-type="float">
            <text:p>391886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04]-[.D303]" office:value-type="float" office:value="1" calcext:value-type="float">
            <text:p>1</text:p>
          </table:table-cell>
          <table:table-cell table:formula="of:=[.D304]-[.$D$3]" office:value-type="float" office:value="118970" calcext:value-type="float">
            <text:p>11897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9188620" calcext:value-type="float">
            <text:p>391886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05]-[.D304]" office:value-type="float" office:value="0" calcext:value-type="float">
            <text:p>0</text:p>
          </table:table-cell>
          <table:table-cell table:formula="of:=[.D305]-[.$D$3]" office:value-type="float" office:value="118970" calcext:value-type="float">
            <text:p>11897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39188621" calcext:value-type="float">
            <text:p>391886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06]-[.D305]" office:value-type="float" office:value="1" calcext:value-type="float">
            <text:p>1</text:p>
          </table:table-cell>
          <table:table-cell table:formula="of:=[.D306]-[.$D$3]" office:value-type="float" office:value="118971" calcext:value-type="float">
            <text:p>11897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39188624" calcext:value-type="float">
            <text:p>391886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307]-[.D306]" office:value-type="float" office:value="3" calcext:value-type="float">
            <text:p>3</text:p>
          </table:table-cell>
          <table:table-cell table:formula="of:=[.D307]-[.$D$3]" office:value-type="float" office:value="118974" calcext:value-type="float">
            <text:p>11897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39188625" calcext:value-type="float">
            <text:p>391886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08]-[.D307]" office:value-type="float" office:value="1" calcext:value-type="float">
            <text:p>1</text:p>
          </table:table-cell>
          <table:table-cell table:formula="of:=[.D308]-[.$D$3]" office:value-type="float" office:value="118975" calcext:value-type="float">
            <text:p>1189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188634" calcext:value-type="float">
            <text:p>391886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309]-[.D308]" office:value-type="float" office:value="9" calcext:value-type="float">
            <text:p>9</text:p>
          </table:table-cell>
          <table:table-cell table:formula="of:=[.D309]-[.$D$3]" office:value-type="float" office:value="118984" calcext:value-type="float">
            <text:p>11898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9188639" calcext:value-type="float">
            <text:p>391886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310]-[.D309]" office:value-type="float" office:value="5" calcext:value-type="float">
            <text:p>5</text:p>
          </table:table-cell>
          <table:table-cell table:formula="of:=[.D310]-[.$D$3]" office:value-type="float" office:value="118989" calcext:value-type="float">
            <text:p>11898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39188640" calcext:value-type="float">
            <text:p>391886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11]-[.D310]" office:value-type="float" office:value="1" calcext:value-type="float">
            <text:p>1</text:p>
          </table:table-cell>
          <table:table-cell table:formula="of:=[.D311]-[.$D$3]" office:value-type="float" office:value="118990" calcext:value-type="float">
            <text:p>11899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9188641" calcext:value-type="float">
            <text:p>391886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12]-[.D311]" office:value-type="float" office:value="1" calcext:value-type="float">
            <text:p>1</text:p>
          </table:table-cell>
          <table:table-cell table:formula="of:=[.D312]-[.$D$3]" office:value-type="float" office:value="118991" calcext:value-type="float">
            <text:p>11899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9188644" calcext:value-type="float">
            <text:p>391886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13]-[.D312]" office:value-type="float" office:value="3" calcext:value-type="float">
            <text:p>3</text:p>
          </table:table-cell>
          <table:table-cell table:formula="of:=[.D313]-[.$D$3]" office:value-type="float" office:value="118994" calcext:value-type="float">
            <text:p>11899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9188645" calcext:value-type="float">
            <text:p>391886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14]-[.D313]" office:value-type="float" office:value="1" calcext:value-type="float">
            <text:p>1</text:p>
          </table:table-cell>
          <table:table-cell table:formula="of:=[.D314]-[.$D$3]" office:value-type="float" office:value="118995" calcext:value-type="float">
            <text:p>11899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39188646" calcext:value-type="float">
            <text:p>391886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15]-[.D314]" office:value-type="float" office:value="1" calcext:value-type="float">
            <text:p>1</text:p>
          </table:table-cell>
          <table:table-cell table:formula="of:=[.D315]-[.$D$3]" office:value-type="float" office:value="118996" calcext:value-type="float">
            <text:p>11899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39188647" calcext:value-type="float">
            <text:p>391886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16]-[.D315]" office:value-type="float" office:value="1" calcext:value-type="float">
            <text:p>1</text:p>
          </table:table-cell>
          <table:table-cell table:formula="of:=[.D316]-[.$D$3]" office:value-type="float" office:value="118997" calcext:value-type="float">
            <text:p>11899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39188647" calcext:value-type="float">
            <text:p>391886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17]-[.D316]" office:value-type="float" office:value="0" calcext:value-type="float">
            <text:p>0</text:p>
          </table:table-cell>
          <table:table-cell table:formula="of:=[.D317]-[.$D$3]" office:value-type="float" office:value="118997" calcext:value-type="float">
            <text:p>11899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9188648" calcext:value-type="float">
            <text:p>391886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18]-[.D317]" office:value-type="float" office:value="1" calcext:value-type="float">
            <text:p>1</text:p>
          </table:table-cell>
          <table:table-cell table:formula="of:=[.D318]-[.$D$3]" office:value-type="float" office:value="118998" calcext:value-type="float">
            <text:p>11899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188651" calcext:value-type="float">
            <text:p>391886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19]-[.D318]" office:value-type="float" office:value="3" calcext:value-type="float">
            <text:p>3</text:p>
          </table:table-cell>
          <table:table-cell table:formula="of:=[.D319]-[.$D$3]" office:value-type="float" office:value="119001" calcext:value-type="float">
            <text:p>11900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9188652" calcext:value-type="float">
            <text:p>391886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20]-[.D319]" office:value-type="float" office:value="1" calcext:value-type="float">
            <text:p>1</text:p>
          </table:table-cell>
          <table:table-cell table:formula="of:=[.D320]-[.$D$3]" office:value-type="float" office:value="119002" calcext:value-type="float">
            <text:p>11900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9188654" calcext:value-type="float">
            <text:p>391886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21]-[.D320]" office:value-type="float" office:value="2" calcext:value-type="float">
            <text:p>2</text:p>
          </table:table-cell>
          <table:table-cell table:formula="of:=[.D321]-[.$D$3]" office:value-type="float" office:value="119004" calcext:value-type="float">
            <text:p>11900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188656" calcext:value-type="float">
            <text:p>391886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D322]-[.D321]" office:value-type="float" office:value="2" calcext:value-type="float">
            <text:p>2</text:p>
          </table:table-cell>
          <table:table-cell table:formula="of:=[.D322]-[.$D$3]" office:value-type="float" office:value="119006" calcext:value-type="float">
            <text:p>11900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188674" calcext:value-type="float">
            <text:p>39188674</text:p>
          </table:table-cell>
          <table:table-cell office:value-type="float" office:value="4010" calcext:value-type="float">
            <text:p>4010</text:p>
          </table:table-cell>
          <table:table-cell table:number-columns-repeated="2"/>
          <table:table-cell table:formula="of:=[.D323]-[.D322]" office:value-type="float" office:value="18" calcext:value-type="float">
            <text:p>18</text:p>
          </table:table-cell>
          <table:table-cell table:formula="of:=[.D323]-[.$D$3]" office:value-type="float" office:value="119024" calcext:value-type="float">
            <text:p>11902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88675" calcext:value-type="float">
            <text:p>3918867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324]-[.D323]" office:value-type="float" office:value="1" calcext:value-type="float">
            <text:p>1</text:p>
          </table:table-cell>
          <table:table-cell table:formula="of:=[.D324]-[.$D$3]" office:value-type="float" office:value="119025" calcext:value-type="float">
            <text:p>11902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195232" calcext:value-type="float">
            <text:p>3919523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58" calcext:value-type="float">
            <text:p>58</text:p>
          </table:table-cell>
          <table:table-cell table:style-name="ce4" table:formula="of:=[.D325]-[.D324]" office:value-type="float" office:value="6557" calcext:value-type="float">
            <text:p>6557</text:p>
          </table:table-cell>
          <table:table-cell table:style-name="ce4" table:formula="of:=[.D325]-[.$D$3]" office:value-type="float" office:value="125582" calcext:value-type="float">
            <text:p>125582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9195232" calcext:value-type="float">
            <text:p>391952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26]-[.D325]" office:value-type="float" office:value="0" calcext:value-type="float">
            <text:p>0</text:p>
          </table:table-cell>
          <table:table-cell table:formula="of:=[.D326]-[.$D$3]" office:value-type="float" office:value="125582" calcext:value-type="float">
            <text:p>12558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9195233" calcext:value-type="float">
            <text:p>391952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27]-[.D326]" office:value-type="float" office:value="1" calcext:value-type="float">
            <text:p>1</text:p>
          </table:table-cell>
          <table:table-cell table:formula="of:=[.D327]-[.$D$3]" office:value-type="float" office:value="125583" calcext:value-type="float">
            <text:p>12558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195234" calcext:value-type="float">
            <text:p>391952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328]-[.D327]" office:value-type="float" office:value="1" calcext:value-type="float">
            <text:p>1</text:p>
          </table:table-cell>
          <table:table-cell table:formula="of:=[.D328]-[.$D$3]" office:value-type="float" office:value="125584" calcext:value-type="float">
            <text:p>12558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195255" calcext:value-type="float">
            <text:p>39195255</text:p>
          </table:table-cell>
          <table:table-cell office:value-type="float" office:value="6602" calcext:value-type="float">
            <text:p>6602</text:p>
          </table:table-cell>
          <table:table-cell table:number-columns-repeated="2"/>
          <table:table-cell table:formula="of:=[.D329]-[.D328]" office:value-type="float" office:value="21" calcext:value-type="float">
            <text:p>21</text:p>
          </table:table-cell>
          <table:table-cell table:formula="of:=[.D329]-[.$D$3]" office:value-type="float" office:value="125605" calcext:value-type="float">
            <text:p>12560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95256" calcext:value-type="float">
            <text:p>3919525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330]-[.D329]" office:value-type="float" office:value="1" calcext:value-type="float">
            <text:p>1</text:p>
          </table:table-cell>
          <table:table-cell table:formula="of:=[.D330]-[.$D$3]" office:value-type="float" office:value="125606" calcext:value-type="float">
            <text:p>12560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*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9198945" calcext:value-type="float">
            <text:p>3919894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formula="of:=[.D331]-[.D330]" office:value-type="float" office:value="3689" calcext:value-type="float">
            <text:p>3689</text:p>
          </table:table-cell>
          <table:table-cell table:style-name="ce4" table:formula="of:=[.D331]-[.$D$3]" office:value-type="float" office:value="129295" calcext:value-type="float">
            <text:p>129295</text:p>
          </table:table-cell>
          <table:table-cell table:style-name="ce4"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198945" calcext:value-type="float">
            <text:p>391989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32]-[.D331]" office:value-type="float" office:value="0" calcext:value-type="float">
            <text:p>0</text:p>
          </table:table-cell>
          <table:table-cell table:formula="of:=[.D332]-[.$D$3]" office:value-type="float" office:value="129295" calcext:value-type="float">
            <text:p>12929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198947" calcext:value-type="float">
            <text:p>391989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33]-[.D332]" office:value-type="float" office:value="2" calcext:value-type="float">
            <text:p>2</text:p>
          </table:table-cell>
          <table:table-cell table:formula="of:=[.D333]-[.$D$3]" office:value-type="float" office:value="129297" calcext:value-type="float">
            <text:p>12929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9198947" calcext:value-type="float">
            <text:p>391989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34]-[.D333]" office:value-type="float" office:value="0" calcext:value-type="float">
            <text:p>0</text:p>
          </table:table-cell>
          <table:table-cell table:formula="of:=[.D334]-[.$D$3]" office:value-type="float" office:value="129297" calcext:value-type="float">
            <text:p>12929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9198948" calcext:value-type="float">
            <text:p>391989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35]-[.D334]" office:value-type="float" office:value="1" calcext:value-type="float">
            <text:p>1</text:p>
          </table:table-cell>
          <table:table-cell table:formula="of:=[.D335]-[.$D$3]" office:value-type="float" office:value="129298" calcext:value-type="float">
            <text:p>12929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39198949" calcext:value-type="float">
            <text:p>391989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36]-[.D335]" office:value-type="float" office:value="1" calcext:value-type="float">
            <text:p>1</text:p>
          </table:table-cell>
          <table:table-cell table:formula="of:=[.D336]-[.$D$3]" office:value-type="float" office:value="129299" calcext:value-type="float">
            <text:p>12929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9198957" calcext:value-type="float">
            <text:p>391989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37]-[.D336]" office:value-type="float" office:value="8" calcext:value-type="float">
            <text:p>8</text:p>
          </table:table-cell>
          <table:table-cell table:formula="of:=[.D337]-[.$D$3]" office:value-type="float" office:value="129307" calcext:value-type="float">
            <text:p>12930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9198958" calcext:value-type="float">
            <text:p>391989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38]-[.D337]" office:value-type="float" office:value="1" calcext:value-type="float">
            <text:p>1</text:p>
          </table:table-cell>
          <table:table-cell table:formula="of:=[.D338]-[.$D$3]" office:value-type="float" office:value="129308" calcext:value-type="float">
            <text:p>12930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9198964" calcext:value-type="float">
            <text:p>391989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39]-[.D338]" office:value-type="float" office:value="6" calcext:value-type="float">
            <text:p>6</text:p>
          </table:table-cell>
          <table:table-cell table:formula="of:=[.D339]-[.$D$3]" office:value-type="float" office:value="129314" calcext:value-type="float">
            <text:p>12931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9198965" calcext:value-type="float">
            <text:p>391989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40]-[.D339]" office:value-type="float" office:value="1" calcext:value-type="float">
            <text:p>1</text:p>
          </table:table-cell>
          <table:table-cell table:formula="of:=[.D340]-[.$D$3]" office:value-type="float" office:value="129315" calcext:value-type="float">
            <text:p>12931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39198968" calcext:value-type="float">
            <text:p>391989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41]-[.D340]" office:value-type="float" office:value="3" calcext:value-type="float">
            <text:p>3</text:p>
          </table:table-cell>
          <table:table-cell table:formula="of:=[.D341]-[.$D$3]" office:value-type="float" office:value="129318" calcext:value-type="float">
            <text:p>12931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9198970" calcext:value-type="float">
            <text:p>391989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42]-[.D341]" office:value-type="float" office:value="2" calcext:value-type="float">
            <text:p>2</text:p>
          </table:table-cell>
          <table:table-cell table:formula="of:=[.D342]-[.$D$3]" office:value-type="float" office:value="129320" calcext:value-type="float">
            <text:p>12932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39198971" calcext:value-type="float">
            <text:p>391989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43]-[.D342]" office:value-type="float" office:value="1" calcext:value-type="float">
            <text:p>1</text:p>
          </table:table-cell>
          <table:table-cell table:formula="of:=[.D343]-[.$D$3]" office:value-type="float" office:value="129321" calcext:value-type="float">
            <text:p>12932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9198972" calcext:value-type="float">
            <text:p>39198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44]-[.D343]" office:value-type="float" office:value="1" calcext:value-type="float">
            <text:p>1</text:p>
          </table:table-cell>
          <table:table-cell table:formula="of:=[.D344]-[.$D$3]" office:value-type="float" office:value="129322" calcext:value-type="float">
            <text:p>12932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9198973" calcext:value-type="float">
            <text:p>391989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45]-[.D344]" office:value-type="float" office:value="1" calcext:value-type="float">
            <text:p>1</text:p>
          </table:table-cell>
          <table:table-cell table:formula="of:=[.D345]-[.$D$3]" office:value-type="float" office:value="129323" calcext:value-type="float">
            <text:p>12932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39198977" calcext:value-type="float">
            <text:p>391989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346]-[.D345]" office:value-type="float" office:value="4" calcext:value-type="float">
            <text:p>4</text:p>
          </table:table-cell>
          <table:table-cell table:formula="of:=[.D346]-[.$D$3]" office:value-type="float" office:value="129327" calcext:value-type="float">
            <text:p>12932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39198978" calcext:value-type="float">
            <text:p>39198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47]-[.D346]" office:value-type="float" office:value="1" calcext:value-type="float">
            <text:p>1</text:p>
          </table:table-cell>
          <table:table-cell table:formula="of:=[.D347]-[.$D$3]" office:value-type="float" office:value="129328" calcext:value-type="float">
            <text:p>12932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39198979" calcext:value-type="float">
            <text:p>391989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348]-[.D347]" office:value-type="float" office:value="1" calcext:value-type="float">
            <text:p>1</text:p>
          </table:table-cell>
          <table:table-cell table:formula="of:=[.D348]-[.$D$3]" office:value-type="float" office:value="129329" calcext:value-type="float">
            <text:p>12932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39198980" calcext:value-type="float">
            <text:p>391989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49]-[.D348]" office:value-type="float" office:value="1" calcext:value-type="float">
            <text:p>1</text:p>
          </table:table-cell>
          <table:table-cell table:formula="of:=[.D349]-[.$D$3]" office:value-type="float" office:value="129330" calcext:value-type="float">
            <text:p>12933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198981" calcext:value-type="float">
            <text:p>391989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50]-[.D349]" office:value-type="float" office:value="1" calcext:value-type="float">
            <text:p>1</text:p>
          </table:table-cell>
          <table:table-cell table:formula="of:=[.D350]-[.$D$3]" office:value-type="float" office:value="129331" calcext:value-type="float">
            <text:p>12933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198982" calcext:value-type="float">
            <text:p>3919898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51]-[.D350]" office:value-type="float" office:value="1" calcext:value-type="float">
            <text:p>1</text:p>
          </table:table-cell>
          <table:table-cell table:formula="of:=[.D351]-[.$D$3]" office:value-type="float" office:value="129332" calcext:value-type="float">
            <text:p>12933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9198984" calcext:value-type="float">
            <text:p>3919898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D352]-[.D351]" office:value-type="float" office:value="2" calcext:value-type="float">
            <text:p>2</text:p>
          </table:table-cell>
          <table:table-cell table:formula="of:=[.D352]-[.$D$3]" office:value-type="float" office:value="129334" calcext:value-type="float">
            <text:p>12933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39198986" calcext:value-type="float">
            <text:p>391989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53]-[.D352]" office:value-type="float" office:value="2" calcext:value-type="float">
            <text:p>2</text:p>
          </table:table-cell>
          <table:table-cell table:formula="of:=[.D353]-[.$D$3]" office:value-type="float" office:value="129336" calcext:value-type="float">
            <text:p>12933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39199005" calcext:value-type="float">
            <text:p>39199005</text:p>
          </table:table-cell>
          <table:table-cell office:value-type="float" office:value="3771" calcext:value-type="float">
            <text:p>3771</text:p>
          </table:table-cell>
          <table:table-cell table:number-columns-repeated="2"/>
          <table:table-cell table:formula="of:=[.D354]-[.D353]" office:value-type="float" office:value="19" calcext:value-type="float">
            <text:p>19</text:p>
          </table:table-cell>
          <table:table-cell table:formula="of:=[.D354]-[.$D$3]" office:value-type="float" office:value="129355" calcext:value-type="float">
            <text:p>12935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99006" calcext:value-type="float">
            <text:p>3919900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D355]-[.D354]" office:value-type="float" office:value="1" calcext:value-type="float">
            <text:p>1</text:p>
          </table:table-cell>
          <table:table-cell table:formula="of:=[.D355]-[.$D$3]" office:value-type="float" office:value="129356" calcext:value-type="float">
            <text:p>12935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formula="of:=AVERAGE([.H22];[.H56];[.H86];[.H112];[.H143];[.H173];[.H193];[.H224];[.H245];[.H274];[.H297];[.H325])" office:value-type="float" office:value="6824.5" calcext:value-type="float">
            <text:p>6824,5</text:p>
          </table:table-cell>
          <table:table-cell table:formula="of:=AVERAGE([.H331];[.H302];[.H280];[.H251];[.H229];[.H197];[.H179];[.H149];[.H117];[.H92];[.H63];[.H27])" office:value-type="float" office:value="3866.33333333333" calcext:value-type="float">
            <text:p>3866,33333333333</text:p>
          </table:table-cell>
          <table:table-cell table:formula="of:=[.I358]/([.H358]+[.I358])" office:value-type="float" office:value="0.361649388105074" calcext:value-type="float">
            <text:p>0,361649388105074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formula="of:=[.I358]/[.H358]" office:value-type="float" office:value="0.566537231054778" calcext:value-type="float">
            <text:p>0,566537231054778</text:p>
          </table:table-cell>
          <table:table-cell table:number-columns-repeated="1015"/>
        </table:table-row>
      </table:table>
      <table:table table:name="Sheet5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ength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03:36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8395103" calcext:value-type="float">
            <text:p>483951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03:36]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8395123" calcext:value-type="float">
            <text:p>48395123</text:p>
          </table:table-cell>
          <table:table-cell office:value-type="float" office:value="1945432" calcext:value-type="float">
            <text:p>194543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03:3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395124" calcext:value-type="float">
            <text:p>48395124</text:p>
          </table:table-cell>
          <table:table-cell office:value-type="float" office:value="1944521" calcext:value-type="float">
            <text:p>1944521</text:p>
          </table:table-cell>
          <table:table-cell/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03:36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395125" calcext:value-type="float">
            <text:p>48395125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03:39]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397307" calcext:value-type="float">
            <text:p>48397307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03:39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397308" calcext:value-type="float">
            <text:p>483973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03:44]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402359" calcext:value-type="float">
            <text:p>48402359</text:p>
          </table:table-cell>
          <table:table-cell office:value-type="float" office:value="7258" calcext:value-type="float">
            <text:p>7258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03:44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402360" calcext:value-type="float">
            <text:p>4840236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03:46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404585" calcext:value-type="float">
            <text:p>4840458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03:46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404586" calcext:value-type="float">
            <text:p>4840458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03:46]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8404606" calcext:value-type="float">
            <text:p>48404606</text:p>
          </table:table-cell>
          <table:table-cell office:value-type="float" office:value="7299" calcext:value-type="float">
            <text:p>7299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03:46]</text:p>
          </table:table-cell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04608" calcext:value-type="float">
            <text:p>48404608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03:51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409641" calcext:value-type="float">
            <text:p>4840964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03:51]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409662" calcext:value-type="float">
            <text:p>48409662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03:51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409662" calcext:value-type="float">
            <text:p>48409662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03:5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410125" calcext:value-type="float">
            <text:p>48410125</text:p>
          </table:table-cell>
          <table:table-cell office:value-type="float" office:value="15001" calcext:value-type="float">
            <text:p>15001</text:p>
          </table:table-cell>
          <table:table-cell/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03:53]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411869" calcext:value-type="float">
            <text:p>48411869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04:0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425126" calcext:value-type="float">
            <text:p>48425126</text:p>
          </table:table-cell>
          <table:table-cell office:value-type="float" office:value="15001" calcext:value-type="float">
            <text:p>15001</text:p>
          </table:table-cell>
          <table:table-cell/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09:1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48731823" calcext:value-type="float">
            <text:p>4873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09:1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48731824" calcext:value-type="float">
            <text:p>4873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09:1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 office:value-type="float" office:value="48731825" calcext:value-type="float">
            <text:p>48731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09:1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  <table:table-cell office:value-type="float" office:value="48731826" calcext:value-type="float">
            <text:p>4873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09:1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48731827" calcext:value-type="float">
            <text:p>48731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09:16]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48731847" calcext:value-type="float">
            <text:p>48731847</text:p>
          </table:table-cell>
          <table:table-cell office:value-type="float" office:value="2335351" calcext:value-type="float">
            <text:p>233535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09:16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731848" calcext:value-type="float">
            <text:p>48731848</text:p>
          </table:table-cell>
          <table:table-cell office:value-type="float" office:value="306722" calcext:value-type="float">
            <text:p>306722</text:p>
          </table:table-cell>
          <table:table-cell/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09:1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731849" calcext:value-type="float">
            <text:p>487318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950403" calcext:value-type="float">
            <text:p>48950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8950404" calcext:value-type="float">
            <text:p>48950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8950407" calcext:value-type="float">
            <text:p>48950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950416" calcext:value-type="float">
            <text:p>48950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8950416" calcext:value-type="float">
            <text:p>48950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8950417" calcext:value-type="float">
            <text:p>48950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8950419" calcext:value-type="float">
            <text:p>48950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8950420" calcext:value-type="float">
            <text:p>48950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8950429" calcext:value-type="float">
            <text:p>48950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8950430" calcext:value-type="float">
            <text:p>48950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8950433" calcext:value-type="float">
            <text:p>48950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8950437" calcext:value-type="float">
            <text:p>48950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8950437" calcext:value-type="float">
            <text:p>48950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8950445" calcext:value-type="float">
            <text:p>48950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8950446" calcext:value-type="float">
            <text:p>489504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8950449" calcext:value-type="float">
            <text:p>48950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8950452" calcext:value-type="float">
            <text:p>48950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8950453" calcext:value-type="float">
            <text:p>48950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48950454" calcext:value-type="float">
            <text:p>48950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8950458" calcext:value-type="float">
            <text:p>48950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8950459" calcext:value-type="float">
            <text:p>48950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8950461" calcext:value-type="float">
            <text:p>48950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8950468" calcext:value-type="float">
            <text:p>48950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48950473" calcext:value-type="float">
            <text:p>48950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8950474" calcext:value-type="float">
            <text:p>48950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48950477" calcext:value-type="float">
            <text:p>48950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8950480" calcext:value-type="float">
            <text:p>48950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48950481" calcext:value-type="float">
            <text:p>48950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48950482" calcext:value-type="float">
            <text:p>48950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8950487" calcext:value-type="float">
            <text:p>48950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48950488" calcext:value-type="float">
            <text:p>48950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48950493" calcext:value-type="float">
            <text:p>48950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48950494" calcext:value-type="float">
            <text:p>48950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8950495" calcext:value-type="float">
            <text:p>48950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8950498" calcext:value-type="float">
            <text:p>48950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8950504" calcext:value-type="float">
            <text:p>48950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48950509" calcext:value-type="float">
            <text:p>48950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8950510" calcext:value-type="float">
            <text:p>48950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48950515" calcext:value-type="float">
            <text:p>48950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48950515" calcext:value-type="float">
            <text:p>48950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48950516" calcext:value-type="float">
            <text:p>48950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8950517" calcext:value-type="float">
            <text:p>48950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48950519" calcext:value-type="float">
            <text:p>4895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48950520" calcext:value-type="float">
            <text:p>48950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48950521" calcext:value-type="float">
            <text:p>48950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48950522" calcext:value-type="float">
            <text:p>489505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48950524" calcext:value-type="float">
            <text:p>48950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48950525" calcext:value-type="float">
            <text:p>48950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48950528" calcext:value-type="float">
            <text:p>48950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48950530" calcext:value-type="float">
            <text:p>489505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48950532" calcext:value-type="float">
            <text:p>489505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48950533" calcext:value-type="float">
            <text:p>489505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48950535" calcext:value-type="float">
            <text:p>48950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48950537" calcext:value-type="float">
            <text:p>48950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48950539" calcext:value-type="float">
            <text:p>48950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48950540" calcext:value-type="float">
            <text:p>489505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48950542" calcext:value-type="float">
            <text:p>489505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8950544" calcext:value-type="float">
            <text:p>48950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48950546" calcext:value-type="float">
            <text:p>48950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8950547" calcext:value-type="float">
            <text:p>48950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48950551" calcext:value-type="float">
            <text:p>48950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48950551" calcext:value-type="float">
            <text:p>48950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48950556" calcext:value-type="float">
            <text:p>48950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48950556" calcext:value-type="float">
            <text:p>489505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48950557" calcext:value-type="float">
            <text:p>48950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48950578" calcext:value-type="float">
            <text:p>48950578</text:p>
          </table:table-cell>
          <table:table-cell office:value-type="float" office:value="218752" calcext:value-type="float">
            <text:p>21875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950579" calcext:value-type="float">
            <text:p>48950579</text:p>
          </table:table-cell>
          <table:table-cell office:value-type="float" office:value="218731" calcext:value-type="float">
            <text:p>218731</text:p>
          </table:table-cell>
          <table:table-cell/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2:56]</text:p>
          </table:table-cell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50580" calcext:value-type="float">
            <text:p>489505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994427" calcext:value-type="float">
            <text:p>48994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994428" calcext:value-type="float">
            <text:p>48994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994429" calcext:value-type="float">
            <text:p>48994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8994430" calcext:value-type="float">
            <text:p>48994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8994432" calcext:value-type="float">
            <text:p>489944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0]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8994451" calcext:value-type="float">
            <text:p>48994451</text:p>
          </table:table-cell>
          <table:table-cell office:value-type="float" office:value="43894" calcext:value-type="float">
            <text:p>43894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3:40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994452" calcext:value-type="float">
            <text:p>48994452</text:p>
          </table:table-cell>
          <table:table-cell office:value-type="float" office:value="43873" calcext:value-type="float">
            <text:p>43873</text:p>
          </table:table-cell>
          <table:table-cell/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994452" calcext:value-type="float">
            <text:p>48994452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3:41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995302" calcext:value-type="float">
            <text:p>4899530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3:41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8995303" calcext:value-type="float">
            <text:p>489953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3:41]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8995323" calcext:value-type="float">
            <text:p>48995323</text:p>
          </table:table-cell>
          <table:table-cell office:value-type="float" office:value="585682" calcext:value-type="float">
            <text:p>58568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3:41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995324" calcext:value-type="float">
            <text:p>489953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8999613" calcext:value-type="float">
            <text:p>48999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8999614" calcext:value-type="float">
            <text:p>48999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999615" calcext:value-type="float">
            <text:p>48999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48999616" calcext:value-type="float">
            <text:p>48999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48999617" calcext:value-type="float">
            <text:p>48999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48999618" calcext:value-type="float">
            <text:p>48999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8999625" calcext:value-type="float">
            <text:p>48999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48999626" calcext:value-type="float">
            <text:p>48999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8999633" calcext:value-type="float">
            <text:p>48999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48999639" calcext:value-type="float">
            <text:p>489996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48999640" calcext:value-type="float">
            <text:p>48999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48999644" calcext:value-type="float">
            <text:p>48999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48999645" calcext:value-type="float">
            <text:p>489996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48999647" calcext:value-type="float">
            <text:p>48999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48999649" calcext:value-type="float">
            <text:p>48999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48999650" calcext:value-type="float">
            <text:p>48999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48999651" calcext:value-type="float">
            <text:p>48999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48999652" calcext:value-type="float">
            <text:p>48999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48999653" calcext:value-type="float">
            <text:p>48999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48999656" calcext:value-type="float">
            <text:p>48999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48999656" calcext:value-type="float">
            <text:p>489996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48999657" calcext:value-type="float">
            <text:p>48999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48999659" calcext:value-type="float">
            <text:p>489996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48999660" calcext:value-type="float">
            <text:p>489996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8999662" calcext:value-type="float">
            <text:p>489996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48999664" calcext:value-type="float">
            <text:p>48999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48999666" calcext:value-type="float">
            <text:p>489996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48999667" calcext:value-type="float">
            <text:p>48999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48999669" calcext:value-type="float">
            <text:p>489996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8999671" calcext:value-type="float">
            <text:p>489996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48999690" calcext:value-type="float">
            <text:p>48999690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46]</text:p>
          </table:table-cell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99691" calcext:value-type="float">
            <text:p>48999691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3:53]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06642" calcext:value-type="float">
            <text:p>49006642</text:p>
          </table:table-cell>
          <table:table-cell office:value-type="float" office:value="11341" calcext:value-type="float">
            <text:p>1134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3:53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9006643" calcext:value-type="float">
            <text:p>490066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3:53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006644" calcext:value-type="float">
            <text:p>490066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3:53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9006646" calcext:value-type="float">
            <text:p>490066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3:53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9006653" calcext:value-type="float">
            <text:p>490066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3:53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9006658" calcext:value-type="float">
            <text:p>490066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3:53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9006659" calcext:value-type="float">
            <text:p>4900665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3:53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9006666" calcext:value-type="float">
            <text:p>4900666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3:53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9006666" calcext:value-type="float">
            <text:p>490066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55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008856" calcext:value-type="float">
            <text:p>49008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55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9008857" calcext:value-type="float">
            <text:p>49008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55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9008858" calcext:value-type="float">
            <text:p>49008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55]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9008878" calcext:value-type="float">
            <text:p>49008878</text:p>
          </table:table-cell>
          <table:table-cell office:value-type="float" office:value="9209" calcext:value-type="float">
            <text:p>9209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3:55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08879" calcext:value-type="float">
            <text:p>49008879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3:56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009453" calcext:value-type="float">
            <text:p>49009453</text:p>
          </table:table-cell>
          <table:table-cell office:value-type="float" office:value="15001" calcext:value-type="float">
            <text:p>15001</text:p>
          </table:table-cell>
          <table:table-cell/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014037" calcext:value-type="float">
            <text:p>49014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9014038" calcext:value-type="float">
            <text:p>49014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9014039" calcext:value-type="float">
            <text:p>49014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49014040" calcext:value-type="float">
            <text:p>49014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9014041" calcext:value-type="float">
            <text:p>49014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49014042" calcext:value-type="float">
            <text:p>49014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49014050" calcext:value-type="float">
            <text:p>49014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49014051" calcext:value-type="float">
            <text:p>49014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9014059" calcext:value-type="float">
            <text:p>490140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49014064" calcext:value-type="float">
            <text:p>49014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49014065" calcext:value-type="float">
            <text:p>49014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49014066" calcext:value-type="float">
            <text:p>49014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49014067" calcext:value-type="float">
            <text:p>49014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49014068" calcext:value-type="float">
            <text:p>49014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9014069" calcext:value-type="float">
            <text:p>49014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49014071" calcext:value-type="float">
            <text:p>49014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49014080" calcext:value-type="float">
            <text:p>49014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49014081" calcext:value-type="float">
            <text:p>49014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49014084" calcext:value-type="float">
            <text:p>4901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49014085" calcext:value-type="float">
            <text:p>49014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49014088" calcext:value-type="float">
            <text:p>49014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49014088" calcext:value-type="float">
            <text:p>49014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49014091" calcext:value-type="float">
            <text:p>49014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49014093" calcext:value-type="float">
            <text:p>49014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49014094" calcext:value-type="float">
            <text:p>49014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9014095" calcext:value-type="float">
            <text:p>49014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49014115" calcext:value-type="float">
            <text:p>49014115</text:p>
          </table:table-cell>
          <table:table-cell office:value-type="float" office:value="5258" calcext:value-type="float">
            <text:p>5258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0]</text:p>
          </table:table-cell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14116" calcext:value-type="float">
            <text:p>490141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022823" calcext:value-type="float">
            <text:p>490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022823" calcext:value-type="float">
            <text:p>49022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9022824" calcext:value-type="float">
            <text:p>49022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9022825" calcext:value-type="float">
            <text:p>49022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49022826" calcext:value-type="float">
            <text:p>49022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9]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9022848" calcext:value-type="float">
            <text:p>49022848</text:p>
          </table:table-cell>
          <table:table-cell office:value-type="float" office:value="8754" calcext:value-type="float">
            <text:p>8754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0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22849" calcext:value-type="float">
            <text:p>49022849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4:11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024454" calcext:value-type="float">
            <text:p>49024454</text:p>
          </table:table-cell>
          <table:table-cell office:value-type="float" office:value="15001" calcext:value-type="float">
            <text:p>15001</text:p>
          </table:table-cell>
          <table:table-cell/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27521" calcext:value-type="float">
            <text:p>49027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027523" calcext:value-type="float">
            <text:p>49027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9027524" calcext:value-type="float">
            <text:p>49027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9027525" calcext:value-type="float">
            <text:p>49027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9027533" calcext:value-type="float">
            <text:p>49027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9027534" calcext:value-type="float">
            <text:p>49027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9027536" calcext:value-type="float">
            <text:p>49027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9027539" calcext:value-type="float">
            <text:p>49027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49027540" calcext:value-type="float">
            <text:p>49027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9027548" calcext:value-type="float">
            <text:p>49027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9027553" calcext:value-type="float">
            <text:p>49027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9027554" calcext:value-type="float">
            <text:p>49027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9027558" calcext:value-type="float">
            <text:p>49027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49027559" calcext:value-type="float">
            <text:p>49027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9027561" calcext:value-type="float">
            <text:p>49027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9027564" calcext:value-type="float">
            <text:p>49027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9027565" calcext:value-type="float">
            <text:p>49027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49027566" calcext:value-type="float">
            <text:p>49027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49027567" calcext:value-type="float">
            <text:p>49027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9027568" calcext:value-type="float">
            <text:p>49027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49027569" calcext:value-type="float">
            <text:p>49027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49027570" calcext:value-type="float">
            <text:p>49027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9027573" calcext:value-type="float">
            <text:p>49027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49027574" calcext:value-type="float">
            <text:p>49027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9027579" calcext:value-type="float">
            <text:p>49027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49027599" calcext:value-type="float">
            <text:p>49027599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14]</text:p>
          </table:table-cell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27600" calcext:value-type="float">
            <text:p>49027600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4:21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9035053" calcext:value-type="float">
            <text:p>490350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4:21]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9035074" calcext:value-type="float">
            <text:p>49035074</text:p>
          </table:table-cell>
          <table:table-cell office:value-type="float" office:value="39772" calcext:value-type="float">
            <text:p>3977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4:21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35075" calcext:value-type="float">
            <text:p>490350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036850" calcext:value-type="float">
            <text:p>49036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9036851" calcext:value-type="float">
            <text:p>49036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9036852" calcext:value-type="float">
            <text:p>49036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49036853" calcext:value-type="float">
            <text:p>49036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3]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9036873" calcext:value-type="float">
            <text:p>49036873</text:p>
          </table:table-cell>
          <table:table-cell office:value-type="float" office:value="9295" calcext:value-type="float">
            <text:p>9295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36874" calcext:value-type="float">
            <text:p>49036874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4:26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39455" calcext:value-type="float">
            <text:p>49039455</text:p>
          </table:table-cell>
          <table:table-cell office:value-type="float" office:value="15001" calcext:value-type="float">
            <text:p>15001</text:p>
          </table:table-cell>
          <table:table-cell/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42926" calcext:value-type="float">
            <text:p>49042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9042926" calcext:value-type="float">
            <text:p>49042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042927" calcext:value-type="float">
            <text:p>49042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9042929" calcext:value-type="float">
            <text:p>49042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9042930" calcext:value-type="float">
            <text:p>49042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9042939" calcext:value-type="float">
            <text:p>49042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49042945" calcext:value-type="float">
            <text:p>49042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49042947" calcext:value-type="float">
            <text:p>49042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9042948" calcext:value-type="float">
            <text:p>49042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49042950" calcext:value-type="float">
            <text:p>49042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49042957" calcext:value-type="float">
            <text:p>49042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9042958" calcext:value-type="float">
            <text:p>49042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49042962" calcext:value-type="float">
            <text:p>49042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49042964" calcext:value-type="float">
            <text:p>49042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49042965" calcext:value-type="float">
            <text:p>49042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49042971" calcext:value-type="float">
            <text:p>49042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49042977" calcext:value-type="float">
            <text:p>4904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49042978" calcext:value-type="float">
            <text:p>49042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9042979" calcext:value-type="float">
            <text:p>49042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49042982" calcext:value-type="float">
            <text:p>49042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49042983" calcext:value-type="float">
            <text:p>49042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49042984" calcext:value-type="float">
            <text:p>49042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49042985" calcext:value-type="float">
            <text:p>49042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49042987" calcext:value-type="float">
            <text:p>49042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49042989" calcext:value-type="float">
            <text:p>49042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49042990" calcext:value-type="float">
            <text:p>49042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9042991" calcext:value-type="float">
            <text:p>49042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49042992" calcext:value-type="float">
            <text:p>49042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49042994" calcext:value-type="float">
            <text:p>490429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49042996" calcext:value-type="float">
            <text:p>490429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49042998" calcext:value-type="float">
            <text:p>49042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49043002" calcext:value-type="float">
            <text:p>4904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9043003" calcext:value-type="float">
            <text:p>4904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49043023" calcext:value-type="float">
            <text:p>49043023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29]</text:p>
          </table:table-cell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43024" calcext:value-type="float">
            <text:p>49043024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4:30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043252" calcext:value-type="float">
            <text:p>490432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4:30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9043253" calcext:value-type="float">
            <text:p>490432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4:30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9043254" calcext:value-type="float">
            <text:p>490432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4:30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9043254" calcext:value-type="float">
            <text:p>490432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4:30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9043256" calcext:value-type="float">
            <text:p>4904325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4:30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9043264" calcext:value-type="float">
            <text:p>49043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4:30]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9043286" calcext:value-type="float">
            <text:p>49043286</text:p>
          </table:table-cell>
          <table:table-cell office:value-type="float" office:value="8233" calcext:value-type="float">
            <text:p>8233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4:30]</text:p>
          </table:table-cell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43287" calcext:value-type="float">
            <text:p>490432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053564" calcext:value-type="float">
            <text:p>49053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9053565" calcext:value-type="float">
            <text:p>49053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9053566" calcext:value-type="float">
            <text:p>49053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0]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9053586" calcext:value-type="float">
            <text:p>49053586</text:p>
          </table:table-cell>
          <table:table-cell office:value-type="float" office:value="10584" calcext:value-type="float">
            <text:p>10584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53587" calcext:value-type="float">
            <text:p>49053587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4:41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54456" calcext:value-type="float">
            <text:p>49054456</text:p>
          </table:table-cell>
          <table:table-cell office:value-type="float" office:value="15001" calcext:value-type="float">
            <text:p>15001</text:p>
          </table:table-cell>
          <table:table-cell/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59785" calcext:value-type="float">
            <text:p>4905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9059786" calcext:value-type="float">
            <text:p>49059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059787" calcext:value-type="float">
            <text:p>49059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9059788" calcext:value-type="float">
            <text:p>490597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49059788" calcext:value-type="float">
            <text:p>49059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9059800" calcext:value-type="float">
            <text:p>49059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9059801" calcext:value-type="float">
            <text:p>49059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9059803" calcext:value-type="float">
            <text:p>49059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9059804" calcext:value-type="float">
            <text:p>49059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9059812" calcext:value-type="float">
            <text:p>49059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9059813" calcext:value-type="float">
            <text:p>49059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9059816" calcext:value-type="float">
            <text:p>49059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9059818" calcext:value-type="float">
            <text:p>49059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9059820" calcext:value-type="float">
            <text:p>490598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9059826" calcext:value-type="float">
            <text:p>49059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9059831" calcext:value-type="float">
            <text:p>49059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49059832" calcext:value-type="float">
            <text:p>490598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9059833" calcext:value-type="float">
            <text:p>49059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49059837" calcext:value-type="float">
            <text:p>49059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49059837" calcext:value-type="float">
            <text:p>49059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49059838" calcext:value-type="float">
            <text:p>490598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49059840" calcext:value-type="float">
            <text:p>490598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49059841" calcext:value-type="float">
            <text:p>49059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49059844" calcext:value-type="float">
            <text:p>49059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49059845" calcext:value-type="float">
            <text:p>49059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9059845" calcext:value-type="float">
            <text:p>49059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49059847" calcext:value-type="float">
            <text:p>49059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49059849" calcext:value-type="float">
            <text:p>49059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49059850" calcext:value-type="float">
            <text:p>490598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49059852" calcext:value-type="float">
            <text:p>49059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49059854" calcext:value-type="float">
            <text:p>49059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49059857" calcext:value-type="float">
            <text:p>49059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49059857" calcext:value-type="float">
            <text:p>49059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49059859" calcext:value-type="float">
            <text:p>490598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49059862" calcext:value-type="float">
            <text:p>49059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49059883" calcext:value-type="float">
            <text:p>49059883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46]</text:p>
          </table:table-cell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59884" calcext:value-type="float">
            <text:p>49059884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4:52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065528" calcext:value-type="float">
            <text:p>490655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4:52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9065529" calcext:value-type="float">
            <text:p>4906552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4:52]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065549" calcext:value-type="float">
            <text:p>49065549</text:p>
          </table:table-cell>
          <table:table-cell office:value-type="float" office:value="22285" calcext:value-type="float">
            <text:p>22285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4:52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65550" calcext:value-type="float">
            <text:p>49065550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4:56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69457" calcext:value-type="float">
            <text:p>49069457</text:p>
          </table:table-cell>
          <table:table-cell office:value-type="float" office:value="15001" calcext:value-type="float">
            <text:p>15001</text:p>
          </table:table-cell>
          <table:table-cell/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57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070646" calcext:value-type="float">
            <text:p>49070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57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9070647" calcext:value-type="float">
            <text:p>49070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57]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070667" calcext:value-type="float">
            <text:p>49070667</text:p>
          </table:table-cell>
          <table:table-cell office:value-type="float" office:value="10806" calcext:value-type="float">
            <text:p>10806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4:57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70668" calcext:value-type="float">
            <text:p>490706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76327" calcext:value-type="float">
            <text:p>49076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076327" calcext:value-type="float">
            <text:p>49076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9076331" calcext:value-type="float">
            <text:p>49076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9076332" calcext:value-type="float">
            <text:p>49076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9076334" calcext:value-type="float">
            <text:p>49076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076334" calcext:value-type="float">
            <text:p>49076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9076335" calcext:value-type="float">
            <text:p>49076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9076336" calcext:value-type="float">
            <text:p>49076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9076337" calcext:value-type="float">
            <text:p>49076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9076338" calcext:value-type="float">
            <text:p>490763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9076339" calcext:value-type="float">
            <text:p>49076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9076341" calcext:value-type="float">
            <text:p>490763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49076343" calcext:value-type="float">
            <text:p>490763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49076345" calcext:value-type="float">
            <text:p>49076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49076346" calcext:value-type="float">
            <text:p>49076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49076348" calcext:value-type="float">
            <text:p>490763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49076350" calcext:value-type="float">
            <text:p>49076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49076353" calcext:value-type="float">
            <text:p>490763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49076363" calcext:value-type="float">
            <text:p>49076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49076364" calcext:value-type="float">
            <text:p>49076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49076365" calcext:value-type="float">
            <text:p>49076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49076367" calcext:value-type="float">
            <text:p>49076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49076368" calcext:value-type="float">
            <text:p>49076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49076368" calcext:value-type="float">
            <text:p>49076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49076369" calcext:value-type="float">
            <text:p>49076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49076390" calcext:value-type="float">
            <text:p>49076390</text:p>
          </table:table-cell>
          <table:table-cell office:value-type="float" office:value="5744" calcext:value-type="float">
            <text:p>5744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03]</text:p>
          </table:table-cell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76391" calcext:value-type="float">
            <text:p>49076391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04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076946" calcext:value-type="float">
            <text:p>4907694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04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9076947" calcext:value-type="float">
            <text:p>4907694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04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076947" calcext:value-type="float">
            <text:p>4907694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04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9076948" calcext:value-type="float">
            <text:p>490769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04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9076950" calcext:value-type="float">
            <text:p>4907695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04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076959" calcext:value-type="float">
            <text:p>4907695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04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9076964" calcext:value-type="float">
            <text:p>490769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04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9076964" calcext:value-type="float">
            <text:p>490769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04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9076969" calcext:value-type="float">
            <text:p>490769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04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9076970" calcext:value-type="float">
            <text:p>4907697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04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9076971" calcext:value-type="float">
            <text:p>490769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04]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9076992" calcext:value-type="float">
            <text:p>49076992</text:p>
          </table:table-cell>
          <table:table-cell office:value-type="float" office:value="11464" calcext:value-type="float">
            <text:p>11464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04]</text:p>
          </table:table-cell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76993" calcext:value-type="float">
            <text:p>49076993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11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84459" calcext:value-type="float">
            <text:p>49084459</text:p>
          </table:table-cell>
          <table:table-cell office:value-type="float" office:value="15002" calcext:value-type="float">
            <text:p>15002</text:p>
          </table:table-cell>
          <table:table-cell/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086153" calcext:value-type="float">
            <text:p>49086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9086154" calcext:value-type="float">
            <text:p>49086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9086155" calcext:value-type="float">
            <text:p>49086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3]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086176" calcext:value-type="float">
            <text:p>49086176</text:p>
          </table:table-cell>
          <table:table-cell office:value-type="float" office:value="9807" calcext:value-type="float">
            <text:p>9807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86177" calcext:value-type="float">
            <text:p>490861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086191" calcext:value-type="float">
            <text:p>49086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9086192" calcext:value-type="float">
            <text:p>49086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9086192" calcext:value-type="float">
            <text:p>49086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9086193" calcext:value-type="float">
            <text:p>49086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9091873" calcext:value-type="float">
            <text:p>49091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49091874" calcext:value-type="float">
            <text:p>49091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49091875" calcext:value-type="float">
            <text:p>49091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49091876" calcext:value-type="float">
            <text:p>490918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49091877" calcext:value-type="float">
            <text:p>49091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49091887" calcext:value-type="float">
            <text:p>49091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9091888" calcext:value-type="float">
            <text:p>49091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49091892" calcext:value-type="float">
            <text:p>49091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49091894" calcext:value-type="float">
            <text:p>49091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49091895" calcext:value-type="float">
            <text:p>49091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49091902" calcext:value-type="float">
            <text:p>4909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49091907" calcext:value-type="float">
            <text:p>4909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49091909" calcext:value-type="float">
            <text:p>49091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49091910" calcext:value-type="float">
            <text:p>490919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49091910" calcext:value-type="float">
            <text:p>49091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49091916" calcext:value-type="float">
            <text:p>49091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49091917" calcext:value-type="float">
            <text:p>4909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49091918" calcext:value-type="float">
            <text:p>49091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49091919" calcext:value-type="float">
            <text:p>49091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49091920" calcext:value-type="float">
            <text:p>49091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49091927" calcext:value-type="float">
            <text:p>49091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49091928" calcext:value-type="float">
            <text:p>49091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9091929" calcext:value-type="float">
            <text:p>49091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49091931" calcext:value-type="float">
            <text:p>49091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49091932" calcext:value-type="float">
            <text:p>4909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49091933" calcext:value-type="float">
            <text:p>49091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49091936" calcext:value-type="float">
            <text:p>49091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49091937" calcext:value-type="float">
            <text:p>49091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9091938" calcext:value-type="float">
            <text:p>49091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49091941" calcext:value-type="float">
            <text:p>49091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9091942" calcext:value-type="float">
            <text:p>49091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49091962" calcext:value-type="float">
            <text:p>49091962</text:p>
          </table:table-cell>
          <table:table-cell office:value-type="float" office:value="5807" calcext:value-type="float">
            <text:p>5807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19]</text:p>
          </table:table-cell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91963" calcext:value-type="float">
            <text:p>49091963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26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099460" calcext:value-type="float">
            <text:p>49099460</text:p>
          </table:table-cell>
          <table:table-cell office:value-type="float" office:value="15001" calcext:value-type="float">
            <text:p>15001</text:p>
          </table:table-cell>
          <table:table-cell/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27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100269" calcext:value-type="float">
            <text:p>4910026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27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9100269" calcext:value-type="float">
            <text:p>4910026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27]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9100290" calcext:value-type="float">
            <text:p>49100290</text:p>
          </table:table-cell>
          <table:table-cell office:value-type="float" office:value="23319" calcext:value-type="float">
            <text:p>23319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27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00291" calcext:value-type="float">
            <text:p>491002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2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102625" calcext:value-type="float">
            <text:p>4910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9102626" calcext:value-type="float">
            <text:p>49102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9102627" calcext:value-type="float">
            <text:p>49102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49102627" calcext:value-type="float">
            <text:p>49102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29]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9102648" calcext:value-type="float">
            <text:p>49102648</text:p>
          </table:table-cell>
          <table:table-cell office:value-type="float" office:value="10707" calcext:value-type="float">
            <text:p>10707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2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02649" calcext:value-type="float">
            <text:p>491026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5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108617" calcext:value-type="float">
            <text:p>49108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5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108618" calcext:value-type="float">
            <text:p>49108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5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9108619" calcext:value-type="float">
            <text:p>491086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5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9108620" calcext:value-type="float">
            <text:p>49108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5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9108621" calcext:value-type="float">
            <text:p>49108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5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9108631" calcext:value-type="float">
            <text:p>49108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5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9108632" calcext:value-type="float">
            <text:p>491086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5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9108633" calcext:value-type="float">
            <text:p>49108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5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9108635" calcext:value-type="float">
            <text:p>49108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5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9108636" calcext:value-type="float">
            <text:p>49108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5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9108645" calcext:value-type="float">
            <text:p>49108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5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9108646" calcext:value-type="float">
            <text:p>49108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49108649" calcext:value-type="float">
            <text:p>491086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9108653" calcext:value-type="float">
            <text:p>49108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49108654" calcext:value-type="float">
            <text:p>49108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49108654" calcext:value-type="float">
            <text:p>49108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9108659" calcext:value-type="float">
            <text:p>49108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49108660" calcext:value-type="float">
            <text:p>49108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9108665" calcext:value-type="float">
            <text:p>49108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49108666" calcext:value-type="float">
            <text:p>49108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49108667" calcext:value-type="float">
            <text:p>49108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49108670" calcext:value-type="float">
            <text:p>49108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49108671" calcext:value-type="float">
            <text:p>49108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9108672" calcext:value-type="float">
            <text:p>49108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49108672" calcext:value-type="float">
            <text:p>491086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49108673" calcext:value-type="float">
            <text:p>491086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49108676" calcext:value-type="float">
            <text:p>49108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49108677" calcext:value-type="float">
            <text:p>49108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49108678" calcext:value-type="float">
            <text:p>49108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49108679" calcext:value-type="float">
            <text:p>49108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49108681" calcext:value-type="float">
            <text:p>491086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9108683" calcext:value-type="float">
            <text:p>491086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49108684" calcext:value-type="float">
            <text:p>491086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49108686" calcext:value-type="float">
            <text:p>491086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49108689" calcext:value-type="float">
            <text:p>4910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49108710" calcext:value-type="float">
            <text:p>49108710</text:p>
          </table:table-cell>
          <table:table-cell office:value-type="float" office:value="6083" calcext:value-type="float">
            <text:p>608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36]</text:p>
          </table:table-cell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08711" calcext:value-type="float">
            <text:p>49108711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37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9109944" calcext:value-type="float">
            <text:p>491099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37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109944" calcext:value-type="float">
            <text:p>491099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37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9109947" calcext:value-type="float">
            <text:p>491099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37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9109950" calcext:value-type="float">
            <text:p>4910995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37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9109951" calcext:value-type="float">
            <text:p>491099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37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9109954" calcext:value-type="float">
            <text:p>491099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37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9109955" calcext:value-type="float">
            <text:p>491099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37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9109956" calcext:value-type="float">
            <text:p>491099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37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9109957" calcext:value-type="float">
            <text:p>491099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37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9109957" calcext:value-type="float">
            <text:p>491099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37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9109958" calcext:value-type="float">
            <text:p>491099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37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9109959" calcext:value-type="float">
            <text:p>4910995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37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9109960" calcext:value-type="float">
            <text:p>4910996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37]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49109980" calcext:value-type="float">
            <text:p>49109980</text:p>
          </table:table-cell>
          <table:table-cell office:value-type="float" office:value="9711" calcext:value-type="float">
            <text:p>971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37]</text:p>
          </table:table-cell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09981" calcext:value-type="float">
            <text:p>49109981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41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114461" calcext:value-type="float">
            <text:p>49114461</text:p>
          </table:table-cell>
          <table:table-cell office:value-type="float" office:value="15001" calcext:value-type="float">
            <text:p>15001</text:p>
          </table:table-cell>
          <table:table-cell/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118969" calcext:value-type="float">
            <text:p>49118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118970" calcext:value-type="float">
            <text:p>49118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9118971" calcext:value-type="float">
            <text:p>49118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49118973" calcext:value-type="float">
            <text:p>49118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49118973" calcext:value-type="float">
            <text:p>49118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4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49118986" calcext:value-type="float">
            <text:p>49118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49118987" calcext:value-type="float">
            <text:p>49118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49118988" calcext:value-type="float">
            <text:p>49118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49118989" calcext:value-type="float">
            <text:p>49118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46]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49119009" calcext:value-type="float">
            <text:p>49119009</text:p>
          </table:table-cell>
          <table:table-cell office:value-type="float" office:value="10320" calcext:value-type="float">
            <text:p>1032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4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19010" calcext:value-type="float">
            <text:p>491190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124241" calcext:value-type="float">
            <text:p>49124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124243" calcext:value-type="float">
            <text:p>49124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124244" calcext:value-type="float">
            <text:p>49124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9124244" calcext:value-type="float">
            <text:p>49124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9124245" calcext:value-type="float">
            <text:p>49124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9124246" calcext:value-type="float">
            <text:p>49124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9124256" calcext:value-type="float">
            <text:p>49124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9124261" calcext:value-type="float">
            <text:p>49124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9124262" calcext:value-type="float">
            <text:p>49124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9124263" calcext:value-type="float">
            <text:p>49124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9124267" calcext:value-type="float">
            <text:p>49124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9124268" calcext:value-type="float">
            <text:p>49124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9124269" calcext:value-type="float">
            <text:p>49124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9124270" calcext:value-type="float">
            <text:p>49124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9124274" calcext:value-type="float">
            <text:p>49124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9124274" calcext:value-type="float">
            <text:p>49124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9124275" calcext:value-type="float">
            <text:p>49124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9124276" calcext:value-type="float">
            <text:p>49124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9124280" calcext:value-type="float">
            <text:p>49124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49124281" calcext:value-type="float">
            <text:p>49124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49124281" calcext:value-type="float">
            <text:p>49124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49124283" calcext:value-type="float">
            <text:p>49124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49124283" calcext:value-type="float">
            <text:p>49124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49124285" calcext:value-type="float">
            <text:p>491242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49124286" calcext:value-type="float">
            <text:p>49124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49124288" calcext:value-type="float">
            <text:p>49124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49124290" calcext:value-type="float">
            <text:p>491242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49124291" calcext:value-type="float">
            <text:p>49124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49124293" calcext:value-type="float">
            <text:p>491242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49124295" calcext:value-type="float">
            <text:p>49124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49124297" calcext:value-type="float">
            <text:p>49124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9124298" calcext:value-type="float">
            <text:p>491242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49124300" calcext:value-type="float">
            <text:p>49124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49124321" calcext:value-type="float">
            <text:p>49124321</text:p>
          </table:table-cell>
          <table:table-cell office:value-type="float" office:value="5333" calcext:value-type="float">
            <text:p>533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5:51]</text:p>
          </table:table-cell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24322" calcext:value-type="float">
            <text:p>49124322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5:56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129462" calcext:value-type="float">
            <text:p>49129462</text:p>
          </table:table-cell>
          <table:table-cell office:value-type="float" office:value="15001" calcext:value-type="float">
            <text:p>15001</text:p>
          </table:table-cell>
          <table:table-cell/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133637" calcext:value-type="float">
            <text:p>49133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133638" calcext:value-type="float">
            <text:p>49133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9133639" calcext:value-type="float">
            <text:p>491336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49133640" calcext:value-type="float">
            <text:p>49133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49133655" calcext:value-type="float">
            <text:p>49133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9133656" calcext:value-type="float">
            <text:p>49133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49133657" calcext:value-type="float">
            <text:p>49133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49133658" calcext:value-type="float">
            <text:p>49133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1]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49133678" calcext:value-type="float">
            <text:p>49133678</text:p>
          </table:table-cell>
          <table:table-cell office:value-type="float" office:value="9378" calcext:value-type="float">
            <text:p>9378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33679" calcext:value-type="float">
            <text:p>49133679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04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137361" calcext:value-type="float">
            <text:p>4913736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04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9137362" calcext:value-type="float">
            <text:p>4913736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04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9137363" calcext:value-type="float">
            <text:p>4913736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04]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9137383" calcext:value-type="float">
            <text:p>49137383</text:p>
          </table:table-cell>
          <table:table-cell office:value-type="float" office:value="27424" calcext:value-type="float">
            <text:p>27424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04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37384" calcext:value-type="float">
            <text:p>491373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138971" calcext:value-type="float">
            <text:p>49138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138972" calcext:value-type="float">
            <text:p>49138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138973" calcext:value-type="float">
            <text:p>49138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9138974" calcext:value-type="float">
            <text:p>49138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9138982" calcext:value-type="float">
            <text:p>49138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9138983" calcext:value-type="float">
            <text:p>49138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9138988" calcext:value-type="float">
            <text:p>49138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9138990" calcext:value-type="float">
            <text:p>49138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9138991" calcext:value-type="float">
            <text:p>49138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9138996" calcext:value-type="float">
            <text:p>49138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9138997" calcext:value-type="float">
            <text:p>49138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9138998" calcext:value-type="float">
            <text:p>49138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9139001" calcext:value-type="float">
            <text:p>49139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9139007" calcext:value-type="float">
            <text:p>49139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9139013" calcext:value-type="float">
            <text:p>49139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6]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49139034" calcext:value-type="float">
            <text:p>49139034</text:p>
          </table:table-cell>
          <table:table-cell office:value-type="float" office:value="5377" calcext:value-type="float">
            <text:p>5377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06]</text:p>
          </table:table-cell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39035" calcext:value-type="float">
            <text:p>49139035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12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144463" calcext:value-type="float">
            <text:p>49144463</text:p>
          </table:table-cell>
          <table:table-cell office:value-type="float" office:value="15001" calcext:value-type="float">
            <text:p>15001</text:p>
          </table:table-cell>
          <table:table-cell/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16]</text:p>
          </table:table-cell>
          <table:table-cell office:value-type="string" calcext:value-type="string">
            <text:p>*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148498" calcext:value-type="float">
            <text:p>49148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1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9148499" calcext:value-type="float">
            <text:p>49148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16]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9148520" calcext:value-type="float">
            <text:p>49148520</text:p>
          </table:table-cell>
          <table:table-cell office:value-type="float" office:value="9507" calcext:value-type="float">
            <text:p>9507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1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48521" calcext:value-type="float">
            <text:p>49148521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18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150364" calcext:value-type="float">
            <text:p>491503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18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9150365" calcext:value-type="float">
            <text:p>491503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18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9150365" calcext:value-type="float">
            <text:p>491503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18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9150366" calcext:value-type="float">
            <text:p>4915036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18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9150367" calcext:value-type="float">
            <text:p>491503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18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9150368" calcext:value-type="float">
            <text:p>4915036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18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9150375" calcext:value-type="float">
            <text:p>4915037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18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9150376" calcext:value-type="float">
            <text:p>4915037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18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9150377" calcext:value-type="float">
            <text:p>4915037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18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9150380" calcext:value-type="float">
            <text:p>4915038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18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9150382" calcext:value-type="float">
            <text:p>4915038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18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9150382" calcext:value-type="float">
            <text:p>4915038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18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9150383" calcext:value-type="float">
            <text:p>4915038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18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9150384" calcext:value-type="float">
            <text:p>4915038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18]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49150404" calcext:value-type="float">
            <text:p>49150404</text:p>
          </table:table-cell>
          <table:table-cell office:value-type="float" office:value="13042" calcext:value-type="float">
            <text:p>1304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18]</text:p>
          </table:table-cell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50405" calcext:value-type="float">
            <text:p>491504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9154728" calcext:value-type="float">
            <text:p>49154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9154728" calcext:value-type="float">
            <text:p>49154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9154729" calcext:value-type="float">
            <text:p>491547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49154731" calcext:value-type="float">
            <text:p>49154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49154732" calcext:value-type="float">
            <text:p>49154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49154733" calcext:value-type="float">
            <text:p>49154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9154745" calcext:value-type="float">
            <text:p>49154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49154745" calcext:value-type="float">
            <text:p>49154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49154748" calcext:value-type="float">
            <text:p>491547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49154749" calcext:value-type="float">
            <text:p>49154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49154757" calcext:value-type="float">
            <text:p>49154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49154758" calcext:value-type="float">
            <text:p>49154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49154761" calcext:value-type="float">
            <text:p>49154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49154763" calcext:value-type="float">
            <text:p>49154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9154764" calcext:value-type="float">
            <text:p>49154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49154765" calcext:value-type="float">
            <text:p>49154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49154769" calcext:value-type="float">
            <text:p>49154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9154771" calcext:value-type="float">
            <text:p>49154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49154772" calcext:value-type="float">
            <text:p>49154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49154776" calcext:value-type="float">
            <text:p>49154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49154778" calcext:value-type="float">
            <text:p>49154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49154779" calcext:value-type="float">
            <text:p>49154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49154782" calcext:value-type="float">
            <text:p>49154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49154786" calcext:value-type="float">
            <text:p>49154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49154787" calcext:value-type="float">
            <text:p>49154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49154788" calcext:value-type="float">
            <text:p>49154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49154790" calcext:value-type="float">
            <text:p>49154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9154791" calcext:value-type="float">
            <text:p>49154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49154793" calcext:value-type="float">
            <text:p>49154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49154793" calcext:value-type="float">
            <text:p>49154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49154794" calcext:value-type="float">
            <text:p>491547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49154795" calcext:value-type="float">
            <text:p>491547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49154797" calcext:value-type="float">
            <text:p>49154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49154798" calcext:value-type="float">
            <text:p>491547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49154800" calcext:value-type="float">
            <text:p>49154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49154802" calcext:value-type="float">
            <text:p>491548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9154804" calcext:value-type="float">
            <text:p>49154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49154811" calcext:value-type="float">
            <text:p>49154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49154831" calcext:value-type="float">
            <text:p>49154831</text:p>
          </table:table-cell>
          <table:table-cell office:value-type="float" office:value="6332" calcext:value-type="float">
            <text:p>633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22]</text:p>
          </table:table-cell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54832" calcext:value-type="float">
            <text:p>49154832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27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159464" calcext:value-type="float">
            <text:p>49159464</text:p>
          </table:table-cell>
          <table:table-cell office:value-type="float" office:value="15001" calcext:value-type="float">
            <text:p>15001</text:p>
          </table:table-cell>
          <table:table-cell/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165795" calcext:value-type="float">
            <text:p>49165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165797" calcext:value-type="float">
            <text:p>49165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9165797" calcext:value-type="float">
            <text:p>49165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3]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9165818" calcext:value-type="float">
            <text:p>49165818</text:p>
          </table:table-cell>
          <table:table-cell office:value-type="float" office:value="11008" calcext:value-type="float">
            <text:p>11008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65819" calcext:value-type="float">
            <text:p>491658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71650" calcext:value-type="float">
            <text:p>49171650</text:p>
          </table:table-cell>
          <table:table-cell office:value-type="float" office:value="5854" calcext:value-type="float">
            <text:p>5854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9171652" calcext:value-type="float">
            <text:p>49171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9171653" calcext:value-type="float">
            <text:p>49171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9171653" calcext:value-type="float">
            <text:p>49171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9171655" calcext:value-type="float">
            <text:p>49171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9171655" calcext:value-type="float">
            <text:p>491716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9171663" calcext:value-type="float">
            <text:p>49171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9171664" calcext:value-type="float">
            <text:p>49171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9171672" calcext:value-type="float">
            <text:p>49171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9171676" calcext:value-type="float">
            <text:p>49171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9171678" calcext:value-type="float">
            <text:p>49171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9171679" calcext:value-type="float">
            <text:p>49171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49171680" calcext:value-type="float">
            <text:p>4917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9171683" calcext:value-type="float">
            <text:p>49171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49171683" calcext:value-type="float">
            <text:p>491716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49171684" calcext:value-type="float">
            <text:p>491716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9171693" calcext:value-type="float">
            <text:p>49171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49171698" calcext:value-type="float">
            <text:p>49171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9171699" calcext:value-type="float">
            <text:p>49171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49171703" calcext:value-type="float">
            <text:p>49171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49171704" calcext:value-type="float">
            <text:p>49171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49171706" calcext:value-type="float">
            <text:p>4917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49171709" calcext:value-type="float">
            <text:p>49171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49171710" calcext:value-type="float">
            <text:p>491717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9171712" calcext:value-type="float">
            <text:p>4917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49171713" calcext:value-type="float">
            <text:p>4917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9171714" calcext:value-type="float">
            <text:p>49171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49171715" calcext:value-type="float">
            <text:p>49171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49171716" calcext:value-type="float">
            <text:p>491717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49171718" calcext:value-type="float">
            <text:p>491717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39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49171719" calcext:value-type="float">
            <text:p>4917171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42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174465" calcext:value-type="float">
            <text:p>49174465</text:p>
          </table:table-cell>
          <table:table-cell office:value-type="float" office:value="15001" calcext:value-type="float">
            <text:p>15001</text:p>
          </table:table-cell>
          <table:table-cell/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49]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81092" calcext:value-type="float">
            <text:p>49181092</text:p>
          </table:table-cell>
          <table:table-cell office:value-type="float" office:value="30709" calcext:value-type="float">
            <text:p>30709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49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9181093" calcext:value-type="float">
            <text:p>49181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49182212" calcext:value-type="float">
            <text:p>49182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49182213" calcext:value-type="float">
            <text:p>49182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0]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49182234" calcext:value-type="float">
            <text:p>49182234</text:p>
          </table:table-cell>
          <table:table-cell office:value-type="float" office:value="16437" calcext:value-type="float">
            <text:p>16437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82235" calcext:value-type="float">
            <text:p>491822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188247" calcext:value-type="float">
            <text:p>49188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9188247" calcext:value-type="float">
            <text:p>491882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188248" calcext:value-type="float">
            <text:p>49188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49188250" calcext:value-type="float">
            <text:p>49188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9188250" calcext:value-type="float">
            <text:p>49188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49188251" calcext:value-type="float">
            <text:p>491882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9188259" calcext:value-type="float">
            <text:p>49188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49188260" calcext:value-type="float">
            <text:p>49188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49188268" calcext:value-type="float">
            <text:p>49188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9188269" calcext:value-type="float">
            <text:p>49188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49188272" calcext:value-type="float">
            <text:p>49188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49188275" calcext:value-type="float">
            <text:p>49188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49188276" calcext:value-type="float">
            <text:p>49188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49188283" calcext:value-type="float">
            <text:p>49188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49188288" calcext:value-type="float">
            <text:p>49188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9188289" calcext:value-type="float">
            <text:p>49188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9188290" calcext:value-type="float">
            <text:p>49188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9188293" calcext:value-type="float">
            <text:p>49188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9188299" calcext:value-type="float">
            <text:p>49188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49188305" calcext:value-type="float">
            <text:p>49188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9188305" calcext:value-type="float">
            <text:p>49188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49188313" calcext:value-type="float">
            <text:p>49188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49188333" calcext:value-type="float">
            <text:p>49188333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6:56]</text:p>
          </table:table-cell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88334" calcext:value-type="float">
            <text:p>49188334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6:57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189466" calcext:value-type="float">
            <text:p>49189466</text:p>
          </table:table-cell>
          <table:table-cell office:value-type="float" office:value="15001" calcext:value-type="float">
            <text:p>15001</text:p>
          </table:table-cell>
          <table:table-cell/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9197500" calcext:value-type="float">
            <text:p>49197500</text:p>
          </table:table-cell>
          <table:table-cell office:value-type="float" office:value="47118" calcext:value-type="float">
            <text:p>47118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9197502" calcext:value-type="float">
            <text:p>4919750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9197503" calcext:value-type="float">
            <text:p>491975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49197504" calcext:value-type="float">
            <text:p>491975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49197505" calcext:value-type="float">
            <text:p>4919750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9197514" calcext:value-type="float">
            <text:p>4919751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49197519" calcext:value-type="float">
            <text:p>491975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49197521" calcext:value-type="float">
            <text:p>491975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49197522" calcext:value-type="float">
            <text:p>491975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49197523" calcext:value-type="float">
            <text:p>491975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49197526" calcext:value-type="float">
            <text:p>491975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9197527" calcext:value-type="float">
            <text:p>4919752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49197528" calcext:value-type="float">
            <text:p>491975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49197532" calcext:value-type="float">
            <text:p>491975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49197533" calcext:value-type="float">
            <text:p>491975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49197537" calcext:value-type="float">
            <text:p>4919753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49197541" calcext:value-type="float">
            <text:p>4919754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49197541" calcext:value-type="float">
            <text:p>4919754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49197543" calcext:value-type="float">
            <text:p>491975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05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49197543" calcext:value-type="float">
            <text:p>49197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07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199089" calcext:value-type="float">
            <text:p>49199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07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199090" calcext:value-type="float">
            <text:p>491990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07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9199091" calcext:value-type="float">
            <text:p>49199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07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9199092" calcext:value-type="float">
            <text:p>49199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07]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9199112" calcext:value-type="float">
            <text:p>49199112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07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99113" calcext:value-type="float">
            <text:p>49199113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12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204467" calcext:value-type="float">
            <text:p>49204467</text:p>
          </table:table-cell>
          <table:table-cell office:value-type="float" office:value="15001" calcext:value-type="float">
            <text:p>15001</text:p>
          </table:table-cell>
          <table:table-cell/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205260" calcext:value-type="float">
            <text:p>49205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205260" calcext:value-type="float">
            <text:p>49205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205269" calcext:value-type="float">
            <text:p>49205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9205270" calcext:value-type="float">
            <text:p>49205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9205271" calcext:value-type="float">
            <text:p>492052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9205272" calcext:value-type="float">
            <text:p>49205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9205273" calcext:value-type="float">
            <text:p>49205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9205283" calcext:value-type="float">
            <text:p>49205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9205287" calcext:value-type="float">
            <text:p>49205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9205289" calcext:value-type="float">
            <text:p>49205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9205291" calcext:value-type="float">
            <text:p>49205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49205293" calcext:value-type="float">
            <text:p>49205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9205300" calcext:value-type="float">
            <text:p>49205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49205305" calcext:value-type="float">
            <text:p>49205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49205305" calcext:value-type="float">
            <text:p>49205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9205306" calcext:value-type="float">
            <text:p>492053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9205310" calcext:value-type="float">
            <text:p>49205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9205310" calcext:value-type="float">
            <text:p>49205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9205311" calcext:value-type="float">
            <text:p>49205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9205312" calcext:value-type="float">
            <text:p>492053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49205316" calcext:value-type="float">
            <text:p>49205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49205317" calcext:value-type="float">
            <text:p>49205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49205318" calcext:value-type="float">
            <text:p>49205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49205319" calcext:value-type="float">
            <text:p>49205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49205319" calcext:value-type="float">
            <text:p>49205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49205320" calcext:value-type="float">
            <text:p>49205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49205322" calcext:value-type="float">
            <text:p>49205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49205324" calcext:value-type="float">
            <text:p>49205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49205326" calcext:value-type="float">
            <text:p>49205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49205327" calcext:value-type="float">
            <text:p>49205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49205329" calcext:value-type="float">
            <text:p>49205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49205331" calcext:value-type="float">
            <text:p>49205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49205334" calcext:value-type="float">
            <text:p>492053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9205335" calcext:value-type="float">
            <text:p>49205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49205337" calcext:value-type="float">
            <text:p>492053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49205341" calcext:value-type="float">
            <text:p>49205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49205344" calcext:value-type="float">
            <text:p>49205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49205365" calcext:value-type="float">
            <text:p>49205365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13]</text:p>
          </table:table-cell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05366" calcext:value-type="float">
            <text:p>492053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24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216288" calcext:value-type="float">
            <text:p>49216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24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216289" calcext:value-type="float">
            <text:p>49216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24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9216290" calcext:value-type="float">
            <text:p>492162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24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9216291" calcext:value-type="float">
            <text:p>49216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24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9216292" calcext:value-type="float">
            <text:p>49216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24]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9216312" calcext:value-type="float">
            <text:p>49216312</text:p>
          </table:table-cell>
          <table:table-cell office:value-type="float" office:value="10968" calcext:value-type="float">
            <text:p>10968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24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216313" calcext:value-type="float">
            <text:p>49216313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27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219468" calcext:value-type="float">
            <text:p>49219468</text:p>
          </table:table-cell>
          <table:table-cell office:value-type="float" office:value="15001" calcext:value-type="float">
            <text:p>15001</text:p>
          </table:table-cell>
          <table:table-cell/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222500" calcext:value-type="float">
            <text:p>4922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222501" calcext:value-type="float">
            <text:p>49222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9222502" calcext:value-type="float">
            <text:p>49222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9222503" calcext:value-type="float">
            <text:p>49222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9222503" calcext:value-type="float">
            <text:p>49222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9222514" calcext:value-type="float">
            <text:p>49222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9222514" calcext:value-type="float">
            <text:p>49222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9222516" calcext:value-type="float">
            <text:p>49222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9222520" calcext:value-type="float">
            <text:p>49222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9222521" calcext:value-type="float">
            <text:p>49222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49222522" calcext:value-type="float">
            <text:p>4922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9222531" calcext:value-type="float">
            <text:p>49222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9222532" calcext:value-type="float">
            <text:p>49222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9222534" calcext:value-type="float">
            <text:p>49222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9222537" calcext:value-type="float">
            <text:p>49222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9222538" calcext:value-type="float">
            <text:p>49222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49222539" calcext:value-type="float">
            <text:p>49222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9222543" calcext:value-type="float">
            <text:p>49222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9222544" calcext:value-type="float">
            <text:p>49222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9222545" calcext:value-type="float">
            <text:p>49222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9222550" calcext:value-type="float">
            <text:p>49222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9222552" calcext:value-type="float">
            <text:p>49222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9222553" calcext:value-type="float">
            <text:p>49222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49222554" calcext:value-type="float">
            <text:p>49222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9222555" calcext:value-type="float">
            <text:p>49222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49222556" calcext:value-type="float">
            <text:p>49222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9222560" calcext:value-type="float">
            <text:p>49222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9222562" calcext:value-type="float">
            <text:p>49222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49222563" calcext:value-type="float">
            <text:p>49222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49222564" calcext:value-type="float">
            <text:p>49222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49222569" calcext:value-type="float">
            <text:p>492225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9222571" calcext:value-type="float">
            <text:p>49222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49222572" calcext:value-type="float">
            <text:p>4922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49222593" calcext:value-type="float">
            <text:p>49222593</text:p>
          </table:table-cell>
          <table:table-cell office:value-type="float" office:value="6302" calcext:value-type="float">
            <text:p>630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30]</text:p>
          </table:table-cell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22594" calcext:value-type="float">
            <text:p>492225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1]</text:p>
          </table:table-cell>
          <table:table-cell office:value-type="string" calcext:value-type="string">
            <text:p>*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233630" calcext:value-type="float">
            <text:p>492336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9233631" calcext:value-type="float">
            <text:p>49233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1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233632" calcext:value-type="float">
            <text:p>49233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233634" calcext:value-type="float">
            <text:p>49233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9233644" calcext:value-type="float">
            <text:p>49233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9233645" calcext:value-type="float">
            <text:p>49233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9233645" calcext:value-type="float">
            <text:p>49233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1]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9233666" calcext:value-type="float">
            <text:p>49233666</text:p>
          </table:table-cell>
          <table:table-cell office:value-type="float" office:value="11094" calcext:value-type="float">
            <text:p>11094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1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233667" calcext:value-type="float">
            <text:p>49233667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42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234469" calcext:value-type="float">
            <text:p>49234469</text:p>
          </table:table-cell>
          <table:table-cell office:value-type="float" office:value="15001" calcext:value-type="float">
            <text:p>15001</text:p>
          </table:table-cell>
          <table:table-cell/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45]</text:p>
          </table:table-cell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49237150" calcext:value-type="float">
            <text:p>492371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45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49237151" calcext:value-type="float">
            <text:p>492371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45]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49237171" calcext:value-type="float">
            <text:p>49237171</text:p>
          </table:table-cell>
          <table:table-cell office:value-type="float" office:value="56079" calcext:value-type="float">
            <text:p>56079</text:p>
          </table:table-cell>
        </table:table-row>
        <table:table-row table:style-name="ro1" table:visibility="filter">
          <table:table-cell office:value-type="string" calcext:value-type="string">
            <text:p>[2018-03-01</text:p>
          </table:table-cell>
          <table:table-cell office:value-type="string" calcext:value-type="string">
            <text:p>21:17:45]</text:p>
          </table:table-cell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237172" calcext:value-type="float">
            <text:p>492371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239980" calcext:value-type="float">
            <text:p>49239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239981" calcext:value-type="float">
            <text:p>49239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9239989" calcext:value-type="float">
            <text:p>49239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9239990" calcext:value-type="float">
            <text:p>49239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9239991" calcext:value-type="float">
            <text:p>49239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9239992" calcext:value-type="float">
            <text:p>49239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9239992" calcext:value-type="float">
            <text:p>49239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240003" calcext:value-type="float">
            <text:p>49240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9240003" calcext:value-type="float">
            <text:p>49240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9240006" calcext:value-type="float">
            <text:p>4924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240009" calcext:value-type="float">
            <text:p>4924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9240010" calcext:value-type="float">
            <text:p>49240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9240016" calcext:value-type="float">
            <text:p>49240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9240023" calcext:value-type="float">
            <text:p>49240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9240024" calcext:value-type="float">
            <text:p>4924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9240028" calcext:value-type="float">
            <text:p>49240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9240031" calcext:value-type="float">
            <text:p>49240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9240034" calcext:value-type="float">
            <text:p>49240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9240035" calcext:value-type="float">
            <text:p>49240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9240037" calcext:value-type="float">
            <text:p>49240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9240037" calcext:value-type="float">
            <text:p>49240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9240040" calcext:value-type="float">
            <text:p>49240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9240040" calcext:value-type="float">
            <text:p>49240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9240041" calcext:value-type="float">
            <text:p>49240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9240042" calcext:value-type="float">
            <text:p>49240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9240043" calcext:value-type="float">
            <text:p>49240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9240044" calcext:value-type="float">
            <text:p>49240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9240046" calcext:value-type="float">
            <text:p>49240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49240048" calcext:value-type="float">
            <text:p>49240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49240049" calcext:value-type="float">
            <text:p>49240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49240051" calcext:value-type="float">
            <text:p>49240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9240053" calcext:value-type="float">
            <text:p>492400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49240056" calcext:value-type="float">
            <text:p>4924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49240057" calcext:value-type="float">
            <text:p>49240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49240077" calcext:value-type="float">
            <text:p>49240077</text:p>
          </table:table-cell>
          <table:table-cell office:value-type="float" office:value="6432" calcext:value-type="float">
            <text:p>6432</text:p>
          </table:table-cell>
        </table:table-row>
        <table:table-row table:style-name="ro1">
          <table:table-cell office:value-type="string" calcext:value-type="string">
            <text:p>[2018-03-01</text:p>
          </table:table-cell>
          <table:table-cell office:value-type="string" calcext:value-type="string">
            <text:p>21:17:48]</text:p>
          </table:table-cell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40078" calcext:value-type="float">
            <text:p>49240078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S2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l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8395103" calcext:value-type="float">
            <text:p>4839510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8395123" calcext:value-type="float">
            <text:p>48395123</text:p>
          </table:table-cell>
          <table:table-cell office:value-type="float" office:value="1945432" calcext:value-type="float">
            <text:p>1945432</text:p>
          </table:table-cell>
          <table:table-cell table:formula="of:=[.D3]-[.D2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395125" calcext:value-type="float">
            <text:p>48395125</text:p>
          </table:table-cell>
          <table:table-cell office:value-type="float" office:value="23" calcext:value-type="float">
            <text:p>23</text:p>
          </table:table-cell>
          <table:table-cell table:formula="of:=[.D4]-[.D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8397307" calcext:value-type="float">
            <text:p>48397307</text:p>
          </table:table-cell>
          <table:table-cell table:style-name="ce4" office:value-type="float" office:value="2205" calcext:value-type="float">
            <text:p>2205</text:p>
          </table:table-cell>
          <table:table-cell table:style-name="ce4" table:formula="of:=[.D5]-[.D4]" office:value-type="float" office:value="2182" calcext:value-type="float">
            <text:p>2182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397308" calcext:value-type="float">
            <text:p>48397308</text:p>
          </table:table-cell>
          <table:table-cell office:value-type="float" office:value="1" calcext:value-type="float">
            <text:p>1</text:p>
          </table:table-cell>
          <table:table-cell table:formula="of:=[.D6]-[.D5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402359" calcext:value-type="float">
            <text:p>48402359</text:p>
          </table:table-cell>
          <table:table-cell table:style-name="ce4" office:value-type="float" office:value="7258" calcext:value-type="float">
            <text:p>7258</text:p>
          </table:table-cell>
          <table:table-cell table:style-name="ce4" table:formula="of:=[.D7]-[.D6]" office:value-type="float" office:value="5051" calcext:value-type="float">
            <text:p>505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402360" calcext:value-type="float">
            <text:p>48402360</text:p>
          </table:table-cell>
          <table:table-cell office:value-type="float" office:value="2" calcext:value-type="float">
            <text:p>2</text:p>
          </table:table-cell>
          <table:table-cell table:formula="of:=[.D8]-[.D7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*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8404585" calcext:value-type="float">
            <text:p>4840458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D9]-[.D8]" office:value-type="float" office:value="2225" calcext:value-type="float">
            <text:p>22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7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404586" calcext:value-type="float">
            <text:p>48404586</text:p>
          </table:table-cell>
          <table:table-cell office:value-type="float" office:value="1" calcext:value-type="float">
            <text:p>1</text:p>
          </table:table-cell>
          <table:table-cell table:formula="of:=[.D10]-[.D9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8404606" calcext:value-type="float">
            <text:p>48404606</text:p>
          </table:table-cell>
          <table:table-cell office:value-type="float" office:value="7299" calcext:value-type="float">
            <text:p>7299</text:p>
          </table:table-cell>
          <table:table-cell table:formula="of:=[.D11]-[.D10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04608" calcext:value-type="float">
            <text:p>48404608</text:p>
          </table:table-cell>
          <table:table-cell office:value-type="float" office:value="23" calcext:value-type="float">
            <text:p>23</text:p>
          </table:table-cell>
          <table:table-cell table:formula="of:=[.D12]-[.D11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*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8409641" calcext:value-type="float">
            <text:p>4840964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D13]-[.D12]" office:value-type="float" office:value="5033" calcext:value-type="float">
            <text:p>5033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409662" calcext:value-type="float">
            <text:p>48409662</text:p>
          </table:table-cell>
          <table:table-cell office:value-type="float" office:value="5077" calcext:value-type="float">
            <text:p>5077</text:p>
          </table:table-cell>
          <table:table-cell table:formula="of:=[.D14]-[.D13]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409662" calcext:value-type="float">
            <text:p>48409662</text:p>
          </table:table-cell>
          <table:table-cell office:value-type="float" office:value="22" calcext:value-type="float">
            <text:p>22</text:p>
          </table:table-cell>
          <table:table-cell table:formula="of:=[.D15]-[.D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8411869" calcext:value-type="float">
            <text:p>48411869</text:p>
          </table:table-cell>
          <table:table-cell table:style-name="ce4" office:value-type="float" office:value="2229" calcext:value-type="float">
            <text:p>2229</text:p>
          </table:table-cell>
          <table:table-cell table:style-name="ce4" table:formula="of:=[.D16]-[.D15]" office:value-type="float" office:value="2207" calcext:value-type="float">
            <text:p>2207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number-columns-repeated="1017"/>
        </table:table-row>
        <table:table-row table:style-name="ro1" table:visibility="filter">
          <table:table-cell table:style-name="ce4" office:value-type="string" calcext:value-type="string">
            <text:p>*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8995302" calcext:value-type="float">
            <text:p>4899530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7]-[.D16]" office:value-type="float" office:value="583433" calcext:value-type="float">
            <text:p>58343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17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8995303" calcext:value-type="float">
            <text:p>48995303</text:p>
          </table:table-cell>
          <table:table-cell office:value-type="float" office:value="1" calcext:value-type="float">
            <text:p>1</text:p>
          </table:table-cell>
          <table:table-cell table:formula="of:=[.D18]-[.D17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8995323" calcext:value-type="float">
            <text:p>48995323</text:p>
          </table:table-cell>
          <table:table-cell office:value-type="float" office:value="585682" calcext:value-type="float">
            <text:p>585682</text:p>
          </table:table-cell>
          <table:table-cell table:formula="of:=[.D19]-[.D18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995324" calcext:value-type="float">
            <text:p>48995324</text:p>
          </table:table-cell>
          <table:table-cell office:value-type="float" office:value="22" calcext:value-type="float">
            <text:p>22</text:p>
          </table:table-cell>
          <table:table-cell table:formula="of:=[.D20]-[.D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9006642" calcext:value-type="float">
            <text:p>49006642</text:p>
          </table:table-cell>
          <table:table-cell table:style-name="ce4" office:value-type="float" office:value="11341" calcext:value-type="float">
            <text:p>11341</text:p>
          </table:table-cell>
          <table:table-cell table:style-name="ce4" table:formula="of:=[.D21]-[.D20]" office:value-type="float" office:value="11318" calcext:value-type="float">
            <text:p>11318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9006643" calcext:value-type="float">
            <text:p>49006643</text:p>
          </table:table-cell>
          <table:table-cell office:value-type="float" office:value="1" calcext:value-type="float">
            <text:p>1</text:p>
          </table:table-cell>
          <table:table-cell table:formula="of:=[.D22]-[.D21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006644" calcext:value-type="float">
            <text:p>49006644</text:p>
          </table:table-cell>
          <table:table-cell office:value-type="float" office:value="1" calcext:value-type="float">
            <text:p>1</text:p>
          </table:table-cell>
          <table:table-cell table:formula="of:=[.D23]-[.D22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9006646" calcext:value-type="float">
            <text:p>49006646</text:p>
          </table:table-cell>
          <table:table-cell office:value-type="float" office:value="0" calcext:value-type="float">
            <text:p>0</text:p>
          </table:table-cell>
          <table:table-cell table:formula="of:=[.D24]-[.D23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9006653" calcext:value-type="float">
            <text:p>49006653</text:p>
          </table:table-cell>
          <table:table-cell office:value-type="float" office:value="1" calcext:value-type="float">
            <text:p>1</text:p>
          </table:table-cell>
          <table:table-cell table:formula="of:=[.D25]-[.D24]" office:value-type="float" office:value="7" calcext:value-type="float">
            <text:p>7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9006658" calcext:value-type="float">
            <text:p>49006658</text:p>
          </table:table-cell>
          <table:table-cell office:value-type="float" office:value="1" calcext:value-type="float">
            <text:p>1</text:p>
          </table:table-cell>
          <table:table-cell table:formula="of:=[.D26]-[.D25]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9006659" calcext:value-type="float">
            <text:p>49006659</text:p>
          </table:table-cell>
          <table:table-cell office:value-type="float" office:value="1" calcext:value-type="float">
            <text:p>1</text:p>
          </table:table-cell>
          <table:table-cell table:formula="of:=[.D27]-[.D26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9006666" calcext:value-type="float">
            <text:p>49006666</text:p>
          </table:table-cell>
          <table:table-cell office:value-type="float" office:value="1" calcext:value-type="float">
            <text:p>1</text:p>
          </table:table-cell>
          <table:table-cell table:formula="of:=[.D28]-[.D27]" office:value-type="float" office:value="7" calcext:value-type="float">
            <text:p>7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9006666" calcext:value-type="float">
            <text:p>49006666</text:p>
          </table:table-cell>
          <table:table-cell office:value-type="float" office:value="2" calcext:value-type="float">
            <text:p>2</text:p>
          </table:table-cell>
          <table:table-cell table:formula="of:=[.D29]-[.D28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*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9035053" calcext:value-type="float">
            <text:p>4903505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30]-[.D29]" office:value-type="float" office:value="28387" calcext:value-type="float">
            <text:p>28387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1017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9035074" calcext:value-type="float">
            <text:p>49035074</text:p>
          </table:table-cell>
          <table:table-cell office:value-type="float" office:value="39772" calcext:value-type="float">
            <text:p>39772</text:p>
          </table:table-cell>
          <table:table-cell table:formula="of:=[.D31]-[.D30]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35075" calcext:value-type="float">
            <text:p>49035075</text:p>
          </table:table-cell>
          <table:table-cell office:value-type="float" office:value="22" calcext:value-type="float">
            <text:p>22</text:p>
          </table:table-cell>
          <table:table-cell table:formula="of:=[.D32]-[.D31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*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9043252" calcext:value-type="float">
            <text:p>4904325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33]-[.D32]" office:value-type="float" office:value="8177" calcext:value-type="float">
            <text:p>8177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9043253" calcext:value-type="float">
            <text:p>49043253</text:p>
          </table:table-cell>
          <table:table-cell office:value-type="float" office:value="0" calcext:value-type="float">
            <text:p>0</text:p>
          </table:table-cell>
          <table:table-cell table:formula="of:=[.D34]-[.D33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9043254" calcext:value-type="float">
            <text:p>49043254</text:p>
          </table:table-cell>
          <table:table-cell office:value-type="float" office:value="1" calcext:value-type="float">
            <text:p>1</text:p>
          </table:table-cell>
          <table:table-cell table:formula="of:=[.D35]-[.D34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9043254" calcext:value-type="float">
            <text:p>49043254</text:p>
          </table:table-cell>
          <table:table-cell office:value-type="float" office:value="1" calcext:value-type="float">
            <text:p>1</text:p>
          </table:table-cell>
          <table:table-cell table:formula="of:=[.D36]-[.D35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9043256" calcext:value-type="float">
            <text:p>49043256</text:p>
          </table:table-cell>
          <table:table-cell office:value-type="float" office:value="1" calcext:value-type="float">
            <text:p>1</text:p>
          </table:table-cell>
          <table:table-cell table:formula="of:=[.D37]-[.D36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9043264" calcext:value-type="float">
            <text:p>49043264</text:p>
          </table:table-cell>
          <table:table-cell office:value-type="float" office:value="1" calcext:value-type="float">
            <text:p>1</text:p>
          </table:table-cell>
          <table:table-cell table:formula="of:=[.D38]-[.D37]"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9043286" calcext:value-type="float">
            <text:p>49043286</text:p>
          </table:table-cell>
          <table:table-cell office:value-type="float" office:value="8233" calcext:value-type="float">
            <text:p>8233</text:p>
          </table:table-cell>
          <table:table-cell table:formula="of:=[.D39]-[.D38]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43287" calcext:value-type="float">
            <text:p>49043287</text:p>
          </table:table-cell>
          <table:table-cell office:value-type="float" office:value="23" calcext:value-type="float">
            <text:p>23</text:p>
          </table:table-cell>
          <table:table-cell table:formula="of:=[.D40]-[.D39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*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9065528" calcext:value-type="float">
            <text:p>4906552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D41]-[.D40]" office:value-type="float" office:value="22241" calcext:value-type="float">
            <text:p>22241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1017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9065529" calcext:value-type="float">
            <text:p>49065529</text:p>
          </table:table-cell>
          <table:table-cell office:value-type="float" office:value="1" calcext:value-type="float">
            <text:p>1</text:p>
          </table:table-cell>
          <table:table-cell table:formula="of:=[.D42]-[.D41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065549" calcext:value-type="float">
            <text:p>49065549</text:p>
          </table:table-cell>
          <table:table-cell office:value-type="float" office:value="22285" calcext:value-type="float">
            <text:p>22285</text:p>
          </table:table-cell>
          <table:table-cell table:formula="of:=[.D43]-[.D42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65550" calcext:value-type="float">
            <text:p>49065550</text:p>
          </table:table-cell>
          <table:table-cell office:value-type="float" office:value="22" calcext:value-type="float">
            <text:p>22</text:p>
          </table:table-cell>
          <table:table-cell table:formula="of:=[.D44]-[.D43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*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9076946" calcext:value-type="float">
            <text:p>4907694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45]-[.D44]" office:value-type="float" office:value="11396" calcext:value-type="float">
            <text:p>11396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9076947" calcext:value-type="float">
            <text:p>49076947</text:p>
          </table:table-cell>
          <table:table-cell office:value-type="float" office:value="1" calcext:value-type="float">
            <text:p>1</text:p>
          </table:table-cell>
          <table:table-cell table:formula="of:=[.D46]-[.D45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076947" calcext:value-type="float">
            <text:p>49076947</text:p>
          </table:table-cell>
          <table:table-cell office:value-type="float" office:value="1" calcext:value-type="float">
            <text:p>1</text:p>
          </table:table-cell>
          <table:table-cell table:formula="of:=[.D47]-[.D46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9076948" calcext:value-type="float">
            <text:p>49076948</text:p>
          </table:table-cell>
          <table:table-cell office:value-type="float" office:value="3" calcext:value-type="float">
            <text:p>3</text:p>
          </table:table-cell>
          <table:table-cell table:formula="of:=[.D48]-[.D47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9076950" calcext:value-type="float">
            <text:p>49076950</text:p>
          </table:table-cell>
          <table:table-cell office:value-type="float" office:value="0" calcext:value-type="float">
            <text:p>0</text:p>
          </table:table-cell>
          <table:table-cell table:formula="of:=[.D49]-[.D48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076959" calcext:value-type="float">
            <text:p>49076959</text:p>
          </table:table-cell>
          <table:table-cell office:value-type="float" office:value="1" calcext:value-type="float">
            <text:p>1</text:p>
          </table:table-cell>
          <table:table-cell table:formula="of:=[.D50]-[.D49]" office:value-type="float" office:value="9" calcext:value-type="float">
            <text:p>9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9076964" calcext:value-type="float">
            <text:p>49076964</text:p>
          </table:table-cell>
          <table:table-cell office:value-type="float" office:value="1" calcext:value-type="float">
            <text:p>1</text:p>
          </table:table-cell>
          <table:table-cell table:formula="of:=[.D51]-[.D50]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9076964" calcext:value-type="float">
            <text:p>49076964</text:p>
          </table:table-cell>
          <table:table-cell office:value-type="float" office:value="1" calcext:value-type="float">
            <text:p>1</text:p>
          </table:table-cell>
          <table:table-cell table:formula="of:=[.D52]-[.D51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9076969" calcext:value-type="float">
            <text:p>49076969</text:p>
          </table:table-cell>
          <table:table-cell office:value-type="float" office:value="0" calcext:value-type="float">
            <text:p>0</text:p>
          </table:table-cell>
          <table:table-cell table:formula="of:=[.D53]-[.D52]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9076970" calcext:value-type="float">
            <text:p>49076970</text:p>
          </table:table-cell>
          <table:table-cell office:value-type="float" office:value="1" calcext:value-type="float">
            <text:p>1</text:p>
          </table:table-cell>
          <table:table-cell table:formula="of:=[.D54]-[.D53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9076971" calcext:value-type="float">
            <text:p>49076971</text:p>
          </table:table-cell>
          <table:table-cell office:value-type="float" office:value="0" calcext:value-type="float">
            <text:p>0</text:p>
          </table:table-cell>
          <table:table-cell table:formula="of:=[.D55]-[.D54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9076992" calcext:value-type="float">
            <text:p>49076992</text:p>
          </table:table-cell>
          <table:table-cell office:value-type="float" office:value="11464" calcext:value-type="float">
            <text:p>11464</text:p>
          </table:table-cell>
          <table:table-cell table:formula="of:=[.D56]-[.D55]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76993" calcext:value-type="float">
            <text:p>49076993</text:p>
          </table:table-cell>
          <table:table-cell office:value-type="float" office:value="22" calcext:value-type="float">
            <text:p>22</text:p>
          </table:table-cell>
          <table:table-cell table:formula="of:=[.D57]-[.D56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*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100269" calcext:value-type="float">
            <text:p>4910026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58]-[.D57]" office:value-type="float" office:value="23276" calcext:value-type="float">
            <text:p>23276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number-columns-repeated="1017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9100269" calcext:value-type="float">
            <text:p>49100269</text:p>
          </table:table-cell>
          <table:table-cell office:value-type="float" office:value="1" calcext:value-type="float">
            <text:p>1</text:p>
          </table:table-cell>
          <table:table-cell table:formula="of:=[.D59]-[.D58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9100290" calcext:value-type="float">
            <text:p>49100290</text:p>
          </table:table-cell>
          <table:table-cell office:value-type="float" office:value="23319" calcext:value-type="float">
            <text:p>23319</text:p>
          </table:table-cell>
          <table:table-cell table:formula="of:=[.D60]-[.D59]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00291" calcext:value-type="float">
            <text:p>49100291</text:p>
          </table:table-cell>
          <table:table-cell office:value-type="float" office:value="22" calcext:value-type="float">
            <text:p>22</text:p>
          </table:table-cell>
          <table:table-cell table:formula="of:=[.D61]-[.D60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*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9109944" calcext:value-type="float">
            <text:p>4910994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62]-[.D61]" office:value-type="float" office:value="9653" calcext:value-type="float">
            <text:p>9653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109944" calcext:value-type="float">
            <text:p>49109944</text:p>
          </table:table-cell>
          <table:table-cell office:value-type="float" office:value="1" calcext:value-type="float">
            <text:p>1</text:p>
          </table:table-cell>
          <table:table-cell table:formula="of:=[.D63]-[.D62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9109947" calcext:value-type="float">
            <text:p>49109947</text:p>
          </table:table-cell>
          <table:table-cell office:value-type="float" office:value="0" calcext:value-type="float">
            <text:p>0</text:p>
          </table:table-cell>
          <table:table-cell table:formula="of:=[.D64]-[.D63]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9109950" calcext:value-type="float">
            <text:p>49109950</text:p>
          </table:table-cell>
          <table:table-cell office:value-type="float" office:value="0" calcext:value-type="float">
            <text:p>0</text:p>
          </table:table-cell>
          <table:table-cell table:formula="of:=[.D65]-[.D64]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9109951" calcext:value-type="float">
            <text:p>49109951</text:p>
          </table:table-cell>
          <table:table-cell office:value-type="float" office:value="0" calcext:value-type="float">
            <text:p>0</text:p>
          </table:table-cell>
          <table:table-cell table:formula="of:=[.D66]-[.D65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9109954" calcext:value-type="float">
            <text:p>49109954</text:p>
          </table:table-cell>
          <table:table-cell office:value-type="float" office:value="1" calcext:value-type="float">
            <text:p>1</text:p>
          </table:table-cell>
          <table:table-cell table:formula="of:=[.D67]-[.D66]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9109955" calcext:value-type="float">
            <text:p>49109955</text:p>
          </table:table-cell>
          <table:table-cell office:value-type="float" office:value="1" calcext:value-type="float">
            <text:p>1</text:p>
          </table:table-cell>
          <table:table-cell table:formula="of:=[.D68]-[.D67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9109956" calcext:value-type="float">
            <text:p>49109956</text:p>
          </table:table-cell>
          <table:table-cell office:value-type="float" office:value="0" calcext:value-type="float">
            <text:p>0</text:p>
          </table:table-cell>
          <table:table-cell table:formula="of:=[.D69]-[.D68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9109957" calcext:value-type="float">
            <text:p>49109957</text:p>
          </table:table-cell>
          <table:table-cell office:value-type="float" office:value="1" calcext:value-type="float">
            <text:p>1</text:p>
          </table:table-cell>
          <table:table-cell table:formula="of:=[.D70]-[.D69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9109957" calcext:value-type="float">
            <text:p>49109957</text:p>
          </table:table-cell>
          <table:table-cell office:value-type="float" office:value="1" calcext:value-type="float">
            <text:p>1</text:p>
          </table:table-cell>
          <table:table-cell table:formula="of:=[.D71]-[.D70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9109958" calcext:value-type="float">
            <text:p>49109958</text:p>
          </table:table-cell>
          <table:table-cell office:value-type="float" office:value="1" calcext:value-type="float">
            <text:p>1</text:p>
          </table:table-cell>
          <table:table-cell table:formula="of:=[.D72]-[.D71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9109959" calcext:value-type="float">
            <text:p>49109959</text:p>
          </table:table-cell>
          <table:table-cell office:value-type="float" office:value="1" calcext:value-type="float">
            <text:p>1</text:p>
          </table:table-cell>
          <table:table-cell table:formula="of:=[.D73]-[.D72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9109960" calcext:value-type="float">
            <text:p>49109960</text:p>
          </table:table-cell>
          <table:table-cell office:value-type="float" office:value="2" calcext:value-type="float">
            <text:p>2</text:p>
          </table:table-cell>
          <table:table-cell table:formula="of:=[.D74]-[.D73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49109980" calcext:value-type="float">
            <text:p>49109980</text:p>
          </table:table-cell>
          <table:table-cell office:value-type="float" office:value="9711" calcext:value-type="float">
            <text:p>9711</text:p>
          </table:table-cell>
          <table:table-cell table:formula="of:=[.D75]-[.D74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09981" calcext:value-type="float">
            <text:p>49109981</text:p>
          </table:table-cell>
          <table:table-cell office:value-type="float" office:value="22" calcext:value-type="float">
            <text:p>22</text:p>
          </table:table-cell>
          <table:table-cell table:formula="of:=[.D76]-[.D75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*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9137361" calcext:value-type="float">
            <text:p>4913736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77]-[.D76]" office:value-type="float" office:value="27380" calcext:value-type="float">
            <text:p>27380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9137362" calcext:value-type="float">
            <text:p>49137362</text:p>
          </table:table-cell>
          <table:table-cell office:value-type="float" office:value="1" calcext:value-type="float">
            <text:p>1</text:p>
          </table:table-cell>
          <table:table-cell table:formula="of:=[.D78]-[.D77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9137363" calcext:value-type="float">
            <text:p>49137363</text:p>
          </table:table-cell>
          <table:table-cell office:value-type="float" office:value="2" calcext:value-type="float">
            <text:p>2</text:p>
          </table:table-cell>
          <table:table-cell table:formula="of:=[.D79]-[.D78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9137383" calcext:value-type="float">
            <text:p>49137383</text:p>
          </table:table-cell>
          <table:table-cell office:value-type="float" office:value="27424" calcext:value-type="float">
            <text:p>27424</text:p>
          </table:table-cell>
          <table:table-cell table:formula="of:=[.D80]-[.D79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37384" calcext:value-type="float">
            <text:p>49137384</text:p>
          </table:table-cell>
          <table:table-cell office:value-type="float" office:value="22" calcext:value-type="float">
            <text:p>22</text:p>
          </table:table-cell>
          <table:table-cell table:formula="of:=[.D81]-[.D80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*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9150364" calcext:value-type="float">
            <text:p>4915036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82]-[.D81]" office:value-type="float" office:value="12980" calcext:value-type="float">
            <text:p>12980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9150365" calcext:value-type="float">
            <text:p>49150365</text:p>
          </table:table-cell>
          <table:table-cell office:value-type="float" office:value="1" calcext:value-type="float">
            <text:p>1</text:p>
          </table:table-cell>
          <table:table-cell table:formula="of:=[.D83]-[.D82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9150365" calcext:value-type="float">
            <text:p>49150365</text:p>
          </table:table-cell>
          <table:table-cell office:value-type="float" office:value="1" calcext:value-type="float">
            <text:p>1</text:p>
          </table:table-cell>
          <table:table-cell table:formula="of:=[.D84]-[.D83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9150366" calcext:value-type="float">
            <text:p>49150366</text:p>
          </table:table-cell>
          <table:table-cell office:value-type="float" office:value="2" calcext:value-type="float">
            <text:p>2</text:p>
          </table:table-cell>
          <table:table-cell table:formula="of:=[.D85]-[.D84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9150367" calcext:value-type="float">
            <text:p>49150367</text:p>
          </table:table-cell>
          <table:table-cell office:value-type="float" office:value="0" calcext:value-type="float">
            <text:p>0</text:p>
          </table:table-cell>
          <table:table-cell table:formula="of:=[.D86]-[.D85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9150368" calcext:value-type="float">
            <text:p>49150368</text:p>
          </table:table-cell>
          <table:table-cell office:value-type="float" office:value="1" calcext:value-type="float">
            <text:p>1</text:p>
          </table:table-cell>
          <table:table-cell table:formula="of:=[.D87]-[.D86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9150375" calcext:value-type="float">
            <text:p>49150375</text:p>
          </table:table-cell>
          <table:table-cell office:value-type="float" office:value="1" calcext:value-type="float">
            <text:p>1</text:p>
          </table:table-cell>
          <table:table-cell table:formula="of:=[.D88]-[.D87]" office:value-type="float" office:value="7" calcext:value-type="float">
            <text:p>7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9150376" calcext:value-type="float">
            <text:p>49150376</text:p>
          </table:table-cell>
          <table:table-cell office:value-type="float" office:value="1" calcext:value-type="float">
            <text:p>1</text:p>
          </table:table-cell>
          <table:table-cell table:formula="of:=[.D89]-[.D88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9150377" calcext:value-type="float">
            <text:p>49150377</text:p>
          </table:table-cell>
          <table:table-cell office:value-type="float" office:value="2" calcext:value-type="float">
            <text:p>2</text:p>
          </table:table-cell>
          <table:table-cell table:formula="of:=[.D90]-[.D89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9150380" calcext:value-type="float">
            <text:p>49150380</text:p>
          </table:table-cell>
          <table:table-cell office:value-type="float" office:value="1" calcext:value-type="float">
            <text:p>1</text:p>
          </table:table-cell>
          <table:table-cell table:formula="of:=[.D91]-[.D90]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9150382" calcext:value-type="float">
            <text:p>49150382</text:p>
          </table:table-cell>
          <table:table-cell office:value-type="float" office:value="1" calcext:value-type="float">
            <text:p>1</text:p>
          </table:table-cell>
          <table:table-cell table:formula="of:=[.D92]-[.D91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9150382" calcext:value-type="float">
            <text:p>49150382</text:p>
          </table:table-cell>
          <table:table-cell office:value-type="float" office:value="2" calcext:value-type="float">
            <text:p>2</text:p>
          </table:table-cell>
          <table:table-cell table:formula="of:=[.D93]-[.D92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9150383" calcext:value-type="float">
            <text:p>49150383</text:p>
          </table:table-cell>
          <table:table-cell office:value-type="float" office:value="1" calcext:value-type="float">
            <text:p>1</text:p>
          </table:table-cell>
          <table:table-cell table:formula="of:=[.D94]-[.D93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9150384" calcext:value-type="float">
            <text:p>49150384</text:p>
          </table:table-cell>
          <table:table-cell office:value-type="float" office:value="2" calcext:value-type="float">
            <text:p>2</text:p>
          </table:table-cell>
          <table:table-cell table:formula="of:=[.D95]-[.D94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49150404" calcext:value-type="float">
            <text:p>49150404</text:p>
          </table:table-cell>
          <table:table-cell office:value-type="float" office:value="13042" calcext:value-type="float">
            <text:p>13042</text:p>
          </table:table-cell>
          <table:table-cell table:formula="of:=[.D96]-[.D95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50405" calcext:value-type="float">
            <text:p>49150405</text:p>
          </table:table-cell>
          <table:table-cell office:value-type="float" office:value="22" calcext:value-type="float">
            <text:p>22</text:p>
          </table:table-cell>
          <table:table-cell table:formula="of:=[.D97]-[.D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9181092" calcext:value-type="float">
            <text:p>49181092</text:p>
          </table:table-cell>
          <table:table-cell table:style-name="ce4" office:value-type="float" office:value="30709" calcext:value-type="float">
            <text:p>30709</text:p>
          </table:table-cell>
          <table:table-cell table:style-name="ce4" table:formula="of:=[.D98]-[.D97]" office:value-type="float" office:value="30687" calcext:value-type="float">
            <text:p>3068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1017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9181093" calcext:value-type="float">
            <text:p>49181093</text:p>
          </table:table-cell>
          <table:table-cell office:value-type="float" office:value="1" calcext:value-type="float">
            <text:p>1</text:p>
          </table:table-cell>
          <table:table-cell table:formula="of:=[.D99]-[.D98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9197500" calcext:value-type="float">
            <text:p>49197500</text:p>
          </table:table-cell>
          <table:table-cell table:style-name="ce4" office:value-type="float" office:value="47118" calcext:value-type="float">
            <text:p>47118</text:p>
          </table:table-cell>
          <table:table-cell table:style-name="ce4" table:formula="of:=[.D100]-[.D99]" office:value-type="float" office:value="16407" calcext:value-type="float">
            <text:p>1640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7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9197502" calcext:value-type="float">
            <text:p>49197502</text:p>
          </table:table-cell>
          <table:table-cell office:value-type="float" office:value="1" calcext:value-type="float">
            <text:p>1</text:p>
          </table:table-cell>
          <table:table-cell table:formula="of:=[.D101]-[.D100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9197503" calcext:value-type="float">
            <text:p>49197503</text:p>
          </table:table-cell>
          <table:table-cell office:value-type="float" office:value="1" calcext:value-type="float">
            <text:p>1</text:p>
          </table:table-cell>
          <table:table-cell table:formula="of:=[.D102]-[.D101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49197504" calcext:value-type="float">
            <text:p>49197504</text:p>
          </table:table-cell>
          <table:table-cell office:value-type="float" office:value="1" calcext:value-type="float">
            <text:p>1</text:p>
          </table:table-cell>
          <table:table-cell table:formula="of:=[.D103]-[.D102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49197505" calcext:value-type="float">
            <text:p>49197505</text:p>
          </table:table-cell>
          <table:table-cell office:value-type="float" office:value="1" calcext:value-type="float">
            <text:p>1</text:p>
          </table:table-cell>
          <table:table-cell table:formula="of:=[.D104]-[.D103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9197514" calcext:value-type="float">
            <text:p>49197514</text:p>
          </table:table-cell>
          <table:table-cell office:value-type="float" office:value="1" calcext:value-type="float">
            <text:p>1</text:p>
          </table:table-cell>
          <table:table-cell table:formula="of:=[.D105]-[.D104]" office:value-type="float" office:value="9" calcext:value-type="float">
            <text:p>9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49197519" calcext:value-type="float">
            <text:p>49197519</text:p>
          </table:table-cell>
          <table:table-cell office:value-type="float" office:value="0" calcext:value-type="float">
            <text:p>0</text:p>
          </table:table-cell>
          <table:table-cell table:formula="of:=[.D106]-[.D105]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49197521" calcext:value-type="float">
            <text:p>49197521</text:p>
          </table:table-cell>
          <table:table-cell office:value-type="float" office:value="0" calcext:value-type="float">
            <text:p>0</text:p>
          </table:table-cell>
          <table:table-cell table:formula="of:=[.D107]-[.D106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49197522" calcext:value-type="float">
            <text:p>49197522</text:p>
          </table:table-cell>
          <table:table-cell office:value-type="float" office:value="1" calcext:value-type="float">
            <text:p>1</text:p>
          </table:table-cell>
          <table:table-cell table:formula="of:=[.D108]-[.D107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49197523" calcext:value-type="float">
            <text:p>49197523</text:p>
          </table:table-cell>
          <table:table-cell office:value-type="float" office:value="1" calcext:value-type="float">
            <text:p>1</text:p>
          </table:table-cell>
          <table:table-cell table:formula="of:=[.D109]-[.D108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49197526" calcext:value-type="float">
            <text:p>49197526</text:p>
          </table:table-cell>
          <table:table-cell office:value-type="float" office:value="0" calcext:value-type="float">
            <text:p>0</text:p>
          </table:table-cell>
          <table:table-cell table:formula="of:=[.D110]-[.D109]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9197527" calcext:value-type="float">
            <text:p>49197527</text:p>
          </table:table-cell>
          <table:table-cell office:value-type="float" office:value="1" calcext:value-type="float">
            <text:p>1</text:p>
          </table:table-cell>
          <table:table-cell table:formula="of:=[.D111]-[.D110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49197528" calcext:value-type="float">
            <text:p>49197528</text:p>
          </table:table-cell>
          <table:table-cell office:value-type="float" office:value="1" calcext:value-type="float">
            <text:p>1</text:p>
          </table:table-cell>
          <table:table-cell table:formula="of:=[.D112]-[.D111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49197532" calcext:value-type="float">
            <text:p>49197532</text:p>
          </table:table-cell>
          <table:table-cell office:value-type="float" office:value="0" calcext:value-type="float">
            <text:p>0</text:p>
          </table:table-cell>
          <table:table-cell table:formula="of:=[.D113]-[.D112]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49197533" calcext:value-type="float">
            <text:p>49197533</text:p>
          </table:table-cell>
          <table:table-cell office:value-type="float" office:value="1" calcext:value-type="float">
            <text:p>1</text:p>
          </table:table-cell>
          <table:table-cell table:formula="of:=[.D114]-[.D113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49197537" calcext:value-type="float">
            <text:p>49197537</text:p>
          </table:table-cell>
          <table:table-cell office:value-type="float" office:value="1" calcext:value-type="float">
            <text:p>1</text:p>
          </table:table-cell>
          <table:table-cell table:formula="of:=[.D115]-[.D114]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49197541" calcext:value-type="float">
            <text:p>49197541</text:p>
          </table:table-cell>
          <table:table-cell office:value-type="float" office:value="1" calcext:value-type="float">
            <text:p>1</text:p>
          </table:table-cell>
          <table:table-cell table:formula="of:=[.D116]-[.D115]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49197541" calcext:value-type="float">
            <text:p>49197541</text:p>
          </table:table-cell>
          <table:table-cell office:value-type="float" office:value="1" calcext:value-type="float">
            <text:p>1</text:p>
          </table:table-cell>
          <table:table-cell table:formula="of:=[.D117]-[.D116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49197543" calcext:value-type="float">
            <text:p>49197543</text:p>
          </table:table-cell>
          <table:table-cell office:value-type="float" office:value="1" calcext:value-type="float">
            <text:p>1</text:p>
          </table:table-cell>
          <table:table-cell table:formula="of:=[.D118]-[.D117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49197543" calcext:value-type="float">
            <text:p>49197543</text:p>
          </table:table-cell>
          <table:table-cell office:value-type="float" office:value="2" calcext:value-type="float">
            <text:p>2</text:p>
          </table:table-cell>
          <table:table-cell table:formula="of:=[.D119]-[.D118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4" office:value-type="string" calcext:value-type="string">
            <text:p>*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49237150" calcext:value-type="float">
            <text:p>4923715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20]-[.D119]" office:value-type="float" office:value="39607" calcext:value-type="float">
            <text:p>39607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1017"/>
        </table:table-row>
        <table:table-row table:style-name="ro1" table:visibility="filter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49237151" calcext:value-type="float">
            <text:p>49237151</text:p>
          </table:table-cell>
          <table:table-cell office:value-type="float" office:value="1" calcext:value-type="float">
            <text:p>1</text:p>
          </table:table-cell>
          <table:table-cell table:formula="of:=[.D121]-[.D120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49237171" calcext:value-type="float">
            <text:p>49237171</text:p>
          </table:table-cell>
          <table:table-cell office:value-type="float" office:value="56079" calcext:value-type="float">
            <text:p>56079</text:p>
          </table:table-cell>
          <table:table-cell table:formula="of:=[.D122]-[.D121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237172" calcext:value-type="float">
            <text:p>49237172</text:p>
          </table:table-cell>
          <table:table-cell office:value-type="float" office:value="22" calcext:value-type="float">
            <text:p>22</text:p>
          </table:table-cell>
          <table:table-cell table:formula="of:=[.D123]-[.D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1017"/>
        </table:table-row>
      </table:table>
      <table:table table:name="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48731823" calcext:value-type="float">
            <text:p>4873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48731824" calcext:value-type="float">
            <text:p>4873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 office:value-type="float" office:value="48731825" calcext:value-type="float">
            <text:p>48731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  <table:table-cell office:value-type="float" office:value="48731826" calcext:value-type="float">
            <text:p>4873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48731827" calcext:value-type="float">
            <text:p>48731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48731847" calcext:value-type="float">
            <text:p>48731847</text:p>
          </table:table-cell>
          <table:table-cell office:value-type="float" office:value="2335351" calcext:value-type="float">
            <text:p>233535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731849" calcext:value-type="float">
            <text:p>487318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950403" calcext:value-type="float">
            <text:p>48950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8950404" calcext:value-type="float">
            <text:p>48950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8950407" calcext:value-type="float">
            <text:p>48950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950416" calcext:value-type="float">
            <text:p>48950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8950416" calcext:value-type="float">
            <text:p>48950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8950417" calcext:value-type="float">
            <text:p>48950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8950419" calcext:value-type="float">
            <text:p>48950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8950420" calcext:value-type="float">
            <text:p>48950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8950429" calcext:value-type="float">
            <text:p>48950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8950430" calcext:value-type="float">
            <text:p>48950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8950433" calcext:value-type="float">
            <text:p>48950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8950437" calcext:value-type="float">
            <text:p>48950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8950437" calcext:value-type="float">
            <text:p>48950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8950445" calcext:value-type="float">
            <text:p>48950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8950446" calcext:value-type="float">
            <text:p>489504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8950449" calcext:value-type="float">
            <text:p>48950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8950452" calcext:value-type="float">
            <text:p>48950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8950453" calcext:value-type="float">
            <text:p>48950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48950454" calcext:value-type="float">
            <text:p>48950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8950458" calcext:value-type="float">
            <text:p>48950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8950459" calcext:value-type="float">
            <text:p>48950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8950461" calcext:value-type="float">
            <text:p>48950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8950468" calcext:value-type="float">
            <text:p>48950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48950473" calcext:value-type="float">
            <text:p>48950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8950474" calcext:value-type="float">
            <text:p>48950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48950477" calcext:value-type="float">
            <text:p>48950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8950480" calcext:value-type="float">
            <text:p>48950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48950481" calcext:value-type="float">
            <text:p>48950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48950482" calcext:value-type="float">
            <text:p>48950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8950487" calcext:value-type="float">
            <text:p>48950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48950488" calcext:value-type="float">
            <text:p>48950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48950493" calcext:value-type="float">
            <text:p>48950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48950494" calcext:value-type="float">
            <text:p>48950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8950495" calcext:value-type="float">
            <text:p>48950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8950498" calcext:value-type="float">
            <text:p>48950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8950504" calcext:value-type="float">
            <text:p>48950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48950509" calcext:value-type="float">
            <text:p>48950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8950510" calcext:value-type="float">
            <text:p>48950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48950515" calcext:value-type="float">
            <text:p>48950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48950515" calcext:value-type="float">
            <text:p>48950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48950516" calcext:value-type="float">
            <text:p>48950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8950517" calcext:value-type="float">
            <text:p>48950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48950519" calcext:value-type="float">
            <text:p>4895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48950520" calcext:value-type="float">
            <text:p>48950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48950521" calcext:value-type="float">
            <text:p>48950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48950522" calcext:value-type="float">
            <text:p>489505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48950524" calcext:value-type="float">
            <text:p>48950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48950525" calcext:value-type="float">
            <text:p>48950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48950528" calcext:value-type="float">
            <text:p>48950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48950530" calcext:value-type="float">
            <text:p>489505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48950532" calcext:value-type="float">
            <text:p>489505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48950533" calcext:value-type="float">
            <text:p>489505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48950535" calcext:value-type="float">
            <text:p>48950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48950537" calcext:value-type="float">
            <text:p>48950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48950539" calcext:value-type="float">
            <text:p>48950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48950540" calcext:value-type="float">
            <text:p>489505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48950542" calcext:value-type="float">
            <text:p>489505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8950544" calcext:value-type="float">
            <text:p>48950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48950546" calcext:value-type="float">
            <text:p>48950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8950547" calcext:value-type="float">
            <text:p>48950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48950551" calcext:value-type="float">
            <text:p>48950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48950551" calcext:value-type="float">
            <text:p>48950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48950556" calcext:value-type="float">
            <text:p>48950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48950556" calcext:value-type="float">
            <text:p>489505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48950557" calcext:value-type="float">
            <text:p>48950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48950578" calcext:value-type="float">
            <text:p>48950578</text:p>
          </table:table-cell>
          <table:table-cell office:value-type="float" office:value="218752" calcext:value-type="float">
            <text:p>21875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50580" calcext:value-type="float">
            <text:p>489505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994427" calcext:value-type="float">
            <text:p>48994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994428" calcext:value-type="float">
            <text:p>48994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994429" calcext:value-type="float">
            <text:p>48994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8994430" calcext:value-type="float">
            <text:p>48994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8994432" calcext:value-type="float">
            <text:p>489944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8994451" calcext:value-type="float">
            <text:p>48994451</text:p>
          </table:table-cell>
          <table:table-cell office:value-type="float" office:value="43894" calcext:value-type="float">
            <text:p>4389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994452" calcext:value-type="float">
            <text:p>489944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8999613" calcext:value-type="float">
            <text:p>48999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8999614" calcext:value-type="float">
            <text:p>48999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999615" calcext:value-type="float">
            <text:p>48999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48999616" calcext:value-type="float">
            <text:p>48999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48999617" calcext:value-type="float">
            <text:p>48999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48999618" calcext:value-type="float">
            <text:p>48999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8999625" calcext:value-type="float">
            <text:p>48999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48999626" calcext:value-type="float">
            <text:p>48999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8999633" calcext:value-type="float">
            <text:p>48999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48999639" calcext:value-type="float">
            <text:p>489996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48999640" calcext:value-type="float">
            <text:p>48999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48999644" calcext:value-type="float">
            <text:p>48999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48999645" calcext:value-type="float">
            <text:p>489996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48999647" calcext:value-type="float">
            <text:p>48999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48999649" calcext:value-type="float">
            <text:p>48999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48999650" calcext:value-type="float">
            <text:p>48999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48999651" calcext:value-type="float">
            <text:p>48999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48999652" calcext:value-type="float">
            <text:p>48999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48999653" calcext:value-type="float">
            <text:p>48999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48999656" calcext:value-type="float">
            <text:p>48999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48999656" calcext:value-type="float">
            <text:p>489996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48999657" calcext:value-type="float">
            <text:p>48999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48999659" calcext:value-type="float">
            <text:p>489996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48999660" calcext:value-type="float">
            <text:p>489996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8999662" calcext:value-type="float">
            <text:p>489996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48999664" calcext:value-type="float">
            <text:p>48999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48999666" calcext:value-type="float">
            <text:p>489996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48999667" calcext:value-type="float">
            <text:p>48999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48999669" calcext:value-type="float">
            <text:p>489996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8999671" calcext:value-type="float">
            <text:p>489996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48999690" calcext:value-type="float">
            <text:p>48999690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99691" calcext:value-type="float">
            <text:p>489996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008856" calcext:value-type="float">
            <text:p>49008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9008857" calcext:value-type="float">
            <text:p>49008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9008858" calcext:value-type="float">
            <text:p>49008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9008878" calcext:value-type="float">
            <text:p>49008878</text:p>
          </table:table-cell>
          <table:table-cell office:value-type="float" office:value="9209" calcext:value-type="float">
            <text:p>9209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08879" calcext:value-type="float">
            <text:p>490088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014037" calcext:value-type="float">
            <text:p>49014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9014038" calcext:value-type="float">
            <text:p>49014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9014039" calcext:value-type="float">
            <text:p>49014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49014040" calcext:value-type="float">
            <text:p>49014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9014041" calcext:value-type="float">
            <text:p>49014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49014042" calcext:value-type="float">
            <text:p>49014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49014050" calcext:value-type="float">
            <text:p>49014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49014051" calcext:value-type="float">
            <text:p>49014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9014059" calcext:value-type="float">
            <text:p>490140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49014064" calcext:value-type="float">
            <text:p>49014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49014065" calcext:value-type="float">
            <text:p>49014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49014066" calcext:value-type="float">
            <text:p>49014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49014067" calcext:value-type="float">
            <text:p>49014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49014068" calcext:value-type="float">
            <text:p>49014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9014069" calcext:value-type="float">
            <text:p>49014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49014071" calcext:value-type="float">
            <text:p>49014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49014080" calcext:value-type="float">
            <text:p>49014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49014081" calcext:value-type="float">
            <text:p>49014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49014084" calcext:value-type="float">
            <text:p>4901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49014085" calcext:value-type="float">
            <text:p>49014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49014088" calcext:value-type="float">
            <text:p>49014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49014088" calcext:value-type="float">
            <text:p>49014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49014091" calcext:value-type="float">
            <text:p>49014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49014093" calcext:value-type="float">
            <text:p>49014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49014094" calcext:value-type="float">
            <text:p>49014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9014095" calcext:value-type="float">
            <text:p>49014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49014115" calcext:value-type="float">
            <text:p>49014115</text:p>
          </table:table-cell>
          <table:table-cell office:value-type="float" office:value="5258" calcext:value-type="float">
            <text:p>525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14116" calcext:value-type="float">
            <text:p>490141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022823" calcext:value-type="float">
            <text:p>490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022823" calcext:value-type="float">
            <text:p>49022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9022824" calcext:value-type="float">
            <text:p>49022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9022825" calcext:value-type="float">
            <text:p>49022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49022826" calcext:value-type="float">
            <text:p>49022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9022848" calcext:value-type="float">
            <text:p>49022848</text:p>
          </table:table-cell>
          <table:table-cell office:value-type="float" office:value="8754" calcext:value-type="float">
            <text:p>875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22849" calcext:value-type="float">
            <text:p>490228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27521" calcext:value-type="float">
            <text:p>49027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027523" calcext:value-type="float">
            <text:p>49027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9027524" calcext:value-type="float">
            <text:p>49027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9027525" calcext:value-type="float">
            <text:p>49027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9027533" calcext:value-type="float">
            <text:p>49027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9027534" calcext:value-type="float">
            <text:p>49027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9027536" calcext:value-type="float">
            <text:p>49027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9027539" calcext:value-type="float">
            <text:p>49027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49027540" calcext:value-type="float">
            <text:p>49027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9027548" calcext:value-type="float">
            <text:p>49027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9027553" calcext:value-type="float">
            <text:p>49027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9027554" calcext:value-type="float">
            <text:p>49027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9027558" calcext:value-type="float">
            <text:p>49027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49027559" calcext:value-type="float">
            <text:p>49027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9027561" calcext:value-type="float">
            <text:p>49027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9027564" calcext:value-type="float">
            <text:p>49027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9027565" calcext:value-type="float">
            <text:p>49027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49027566" calcext:value-type="float">
            <text:p>49027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49027567" calcext:value-type="float">
            <text:p>49027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9027568" calcext:value-type="float">
            <text:p>49027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49027569" calcext:value-type="float">
            <text:p>49027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49027570" calcext:value-type="float">
            <text:p>49027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9027573" calcext:value-type="float">
            <text:p>49027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49027574" calcext:value-type="float">
            <text:p>49027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9027579" calcext:value-type="float">
            <text:p>49027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49027599" calcext:value-type="float">
            <text:p>49027599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27600" calcext:value-type="float">
            <text:p>490276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036850" calcext:value-type="float">
            <text:p>49036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9036851" calcext:value-type="float">
            <text:p>49036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9036852" calcext:value-type="float">
            <text:p>49036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49036853" calcext:value-type="float">
            <text:p>49036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9036873" calcext:value-type="float">
            <text:p>49036873</text:p>
          </table:table-cell>
          <table:table-cell office:value-type="float" office:value="9295" calcext:value-type="float">
            <text:p>9295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36874" calcext:value-type="float">
            <text:p>490368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42926" calcext:value-type="float">
            <text:p>49042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9042926" calcext:value-type="float">
            <text:p>49042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042927" calcext:value-type="float">
            <text:p>49042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9042929" calcext:value-type="float">
            <text:p>49042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9042930" calcext:value-type="float">
            <text:p>49042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9042939" calcext:value-type="float">
            <text:p>49042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49042945" calcext:value-type="float">
            <text:p>49042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49042947" calcext:value-type="float">
            <text:p>49042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9042948" calcext:value-type="float">
            <text:p>49042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49042950" calcext:value-type="float">
            <text:p>49042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49042957" calcext:value-type="float">
            <text:p>49042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9042958" calcext:value-type="float">
            <text:p>49042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49042962" calcext:value-type="float">
            <text:p>49042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49042964" calcext:value-type="float">
            <text:p>49042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49042965" calcext:value-type="float">
            <text:p>49042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49042971" calcext:value-type="float">
            <text:p>49042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49042977" calcext:value-type="float">
            <text:p>4904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49042978" calcext:value-type="float">
            <text:p>49042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9042979" calcext:value-type="float">
            <text:p>49042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49042982" calcext:value-type="float">
            <text:p>49042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49042983" calcext:value-type="float">
            <text:p>49042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49042984" calcext:value-type="float">
            <text:p>49042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49042985" calcext:value-type="float">
            <text:p>49042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49042987" calcext:value-type="float">
            <text:p>49042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49042989" calcext:value-type="float">
            <text:p>49042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49042990" calcext:value-type="float">
            <text:p>49042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9042991" calcext:value-type="float">
            <text:p>49042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49042992" calcext:value-type="float">
            <text:p>49042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49042994" calcext:value-type="float">
            <text:p>490429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49042996" calcext:value-type="float">
            <text:p>490429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49042998" calcext:value-type="float">
            <text:p>49042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49043002" calcext:value-type="float">
            <text:p>4904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9043003" calcext:value-type="float">
            <text:p>4904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49043023" calcext:value-type="float">
            <text:p>49043023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43024" calcext:value-type="float">
            <text:p>490430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053564" calcext:value-type="float">
            <text:p>49053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9053565" calcext:value-type="float">
            <text:p>49053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9053566" calcext:value-type="float">
            <text:p>49053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9053586" calcext:value-type="float">
            <text:p>49053586</text:p>
          </table:table-cell>
          <table:table-cell office:value-type="float" office:value="10584" calcext:value-type="float">
            <text:p>1058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53587" calcext:value-type="float">
            <text:p>490535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59785" calcext:value-type="float">
            <text:p>4905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9059786" calcext:value-type="float">
            <text:p>49059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059787" calcext:value-type="float">
            <text:p>49059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9059788" calcext:value-type="float">
            <text:p>490597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49059788" calcext:value-type="float">
            <text:p>49059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9059800" calcext:value-type="float">
            <text:p>49059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9059801" calcext:value-type="float">
            <text:p>49059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9059803" calcext:value-type="float">
            <text:p>49059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9059804" calcext:value-type="float">
            <text:p>49059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9059812" calcext:value-type="float">
            <text:p>49059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9059813" calcext:value-type="float">
            <text:p>49059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9059816" calcext:value-type="float">
            <text:p>49059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9059818" calcext:value-type="float">
            <text:p>49059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9059820" calcext:value-type="float">
            <text:p>490598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9059826" calcext:value-type="float">
            <text:p>49059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9059831" calcext:value-type="float">
            <text:p>49059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49059832" calcext:value-type="float">
            <text:p>490598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9059833" calcext:value-type="float">
            <text:p>49059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49059837" calcext:value-type="float">
            <text:p>49059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49059837" calcext:value-type="float">
            <text:p>49059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49059838" calcext:value-type="float">
            <text:p>490598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49059840" calcext:value-type="float">
            <text:p>490598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49059841" calcext:value-type="float">
            <text:p>49059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49059844" calcext:value-type="float">
            <text:p>49059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49059845" calcext:value-type="float">
            <text:p>49059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9059845" calcext:value-type="float">
            <text:p>49059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49059847" calcext:value-type="float">
            <text:p>49059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49059849" calcext:value-type="float">
            <text:p>49059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49059850" calcext:value-type="float">
            <text:p>490598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49059852" calcext:value-type="float">
            <text:p>49059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49059854" calcext:value-type="float">
            <text:p>49059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49059857" calcext:value-type="float">
            <text:p>49059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49059857" calcext:value-type="float">
            <text:p>49059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49059859" calcext:value-type="float">
            <text:p>490598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49059862" calcext:value-type="float">
            <text:p>49059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49059883" calcext:value-type="float">
            <text:p>49059883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59884" calcext:value-type="float">
            <text:p>490598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070646" calcext:value-type="float">
            <text:p>49070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9070647" calcext:value-type="float">
            <text:p>49070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070667" calcext:value-type="float">
            <text:p>49070667</text:p>
          </table:table-cell>
          <table:table-cell office:value-type="float" office:value="10806" calcext:value-type="float">
            <text:p>10806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70668" calcext:value-type="float">
            <text:p>490706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76327" calcext:value-type="float">
            <text:p>49076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076327" calcext:value-type="float">
            <text:p>49076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9076331" calcext:value-type="float">
            <text:p>49076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9076332" calcext:value-type="float">
            <text:p>49076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9076334" calcext:value-type="float">
            <text:p>49076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076334" calcext:value-type="float">
            <text:p>49076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9076335" calcext:value-type="float">
            <text:p>49076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9076336" calcext:value-type="float">
            <text:p>49076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9076337" calcext:value-type="float">
            <text:p>49076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9076338" calcext:value-type="float">
            <text:p>490763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9076339" calcext:value-type="float">
            <text:p>49076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9076341" calcext:value-type="float">
            <text:p>490763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49076343" calcext:value-type="float">
            <text:p>490763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49076345" calcext:value-type="float">
            <text:p>49076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49076346" calcext:value-type="float">
            <text:p>49076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49076348" calcext:value-type="float">
            <text:p>490763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49076350" calcext:value-type="float">
            <text:p>49076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49076353" calcext:value-type="float">
            <text:p>490763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49076363" calcext:value-type="float">
            <text:p>49076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49076364" calcext:value-type="float">
            <text:p>49076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49076365" calcext:value-type="float">
            <text:p>49076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49076367" calcext:value-type="float">
            <text:p>49076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49076368" calcext:value-type="float">
            <text:p>49076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49076368" calcext:value-type="float">
            <text:p>49076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49076369" calcext:value-type="float">
            <text:p>49076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49076390" calcext:value-type="float">
            <text:p>49076390</text:p>
          </table:table-cell>
          <table:table-cell office:value-type="float" office:value="5744" calcext:value-type="float">
            <text:p>574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76391" calcext:value-type="float">
            <text:p>49076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086153" calcext:value-type="float">
            <text:p>49086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9086154" calcext:value-type="float">
            <text:p>49086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9086155" calcext:value-type="float">
            <text:p>49086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086176" calcext:value-type="float">
            <text:p>49086176</text:p>
          </table:table-cell>
          <table:table-cell office:value-type="float" office:value="9807" calcext:value-type="float">
            <text:p>980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86177" calcext:value-type="float">
            <text:p>490861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086191" calcext:value-type="float">
            <text:p>49086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9086192" calcext:value-type="float">
            <text:p>49086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9086192" calcext:value-type="float">
            <text:p>49086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9086193" calcext:value-type="float">
            <text:p>49086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9091873" calcext:value-type="float">
            <text:p>49091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49091874" calcext:value-type="float">
            <text:p>49091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49091875" calcext:value-type="float">
            <text:p>49091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49091876" calcext:value-type="float">
            <text:p>490918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49091877" calcext:value-type="float">
            <text:p>49091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49091887" calcext:value-type="float">
            <text:p>49091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9091888" calcext:value-type="float">
            <text:p>49091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49091892" calcext:value-type="float">
            <text:p>49091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49091894" calcext:value-type="float">
            <text:p>49091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49091895" calcext:value-type="float">
            <text:p>49091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49091902" calcext:value-type="float">
            <text:p>4909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49091907" calcext:value-type="float">
            <text:p>4909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49091909" calcext:value-type="float">
            <text:p>49091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49091910" calcext:value-type="float">
            <text:p>490919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49091910" calcext:value-type="float">
            <text:p>49091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49091916" calcext:value-type="float">
            <text:p>49091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49091917" calcext:value-type="float">
            <text:p>4909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49091918" calcext:value-type="float">
            <text:p>49091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49091919" calcext:value-type="float">
            <text:p>49091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49091920" calcext:value-type="float">
            <text:p>49091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49091927" calcext:value-type="float">
            <text:p>49091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49091928" calcext:value-type="float">
            <text:p>49091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9091929" calcext:value-type="float">
            <text:p>49091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49091931" calcext:value-type="float">
            <text:p>49091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49091932" calcext:value-type="float">
            <text:p>4909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49091933" calcext:value-type="float">
            <text:p>49091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49091936" calcext:value-type="float">
            <text:p>49091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49091937" calcext:value-type="float">
            <text:p>49091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9091938" calcext:value-type="float">
            <text:p>49091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49091941" calcext:value-type="float">
            <text:p>49091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9091942" calcext:value-type="float">
            <text:p>49091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49091962" calcext:value-type="float">
            <text:p>49091962</text:p>
          </table:table-cell>
          <table:table-cell office:value-type="float" office:value="5807" calcext:value-type="float">
            <text:p>580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91963" calcext:value-type="float">
            <text:p>490919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102625" calcext:value-type="float">
            <text:p>4910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9102626" calcext:value-type="float">
            <text:p>49102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9102627" calcext:value-type="float">
            <text:p>49102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49102627" calcext:value-type="float">
            <text:p>49102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9102648" calcext:value-type="float">
            <text:p>49102648</text:p>
          </table:table-cell>
          <table:table-cell office:value-type="float" office:value="10707" calcext:value-type="float">
            <text:p>1070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02649" calcext:value-type="float">
            <text:p>491026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108617" calcext:value-type="float">
            <text:p>49108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108618" calcext:value-type="float">
            <text:p>49108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9108619" calcext:value-type="float">
            <text:p>491086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9108620" calcext:value-type="float">
            <text:p>49108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9108621" calcext:value-type="float">
            <text:p>49108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9108631" calcext:value-type="float">
            <text:p>49108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9108632" calcext:value-type="float">
            <text:p>491086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9108633" calcext:value-type="float">
            <text:p>49108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9108635" calcext:value-type="float">
            <text:p>49108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9108636" calcext:value-type="float">
            <text:p>49108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9108645" calcext:value-type="float">
            <text:p>49108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9108646" calcext:value-type="float">
            <text:p>49108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49108649" calcext:value-type="float">
            <text:p>491086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9108653" calcext:value-type="float">
            <text:p>49108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49108654" calcext:value-type="float">
            <text:p>49108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49108654" calcext:value-type="float">
            <text:p>49108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9108659" calcext:value-type="float">
            <text:p>49108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49108660" calcext:value-type="float">
            <text:p>49108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9108665" calcext:value-type="float">
            <text:p>49108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49108666" calcext:value-type="float">
            <text:p>49108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49108667" calcext:value-type="float">
            <text:p>49108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49108670" calcext:value-type="float">
            <text:p>49108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49108671" calcext:value-type="float">
            <text:p>49108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9108672" calcext:value-type="float">
            <text:p>49108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49108672" calcext:value-type="float">
            <text:p>491086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49108673" calcext:value-type="float">
            <text:p>491086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49108676" calcext:value-type="float">
            <text:p>49108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49108677" calcext:value-type="float">
            <text:p>49108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49108678" calcext:value-type="float">
            <text:p>49108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49108679" calcext:value-type="float">
            <text:p>49108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49108681" calcext:value-type="float">
            <text:p>491086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9108683" calcext:value-type="float">
            <text:p>491086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49108684" calcext:value-type="float">
            <text:p>491086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49108686" calcext:value-type="float">
            <text:p>491086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49108689" calcext:value-type="float">
            <text:p>4910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49108710" calcext:value-type="float">
            <text:p>49108710</text:p>
          </table:table-cell>
          <table:table-cell office:value-type="float" office:value="6083" calcext:value-type="float">
            <text:p>608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08711" calcext:value-type="float">
            <text:p>491087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118969" calcext:value-type="float">
            <text:p>49118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118970" calcext:value-type="float">
            <text:p>49118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9118971" calcext:value-type="float">
            <text:p>49118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49118973" calcext:value-type="float">
            <text:p>49118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49118973" calcext:value-type="float">
            <text:p>49118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49118986" calcext:value-type="float">
            <text:p>49118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49118987" calcext:value-type="float">
            <text:p>49118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49118988" calcext:value-type="float">
            <text:p>49118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49118989" calcext:value-type="float">
            <text:p>49118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49119009" calcext:value-type="float">
            <text:p>49119009</text:p>
          </table:table-cell>
          <table:table-cell office:value-type="float" office:value="10320" calcext:value-type="float">
            <text:p>1032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19010" calcext:value-type="float">
            <text:p>491190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124241" calcext:value-type="float">
            <text:p>49124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124243" calcext:value-type="float">
            <text:p>49124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124244" calcext:value-type="float">
            <text:p>49124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9124244" calcext:value-type="float">
            <text:p>49124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9124245" calcext:value-type="float">
            <text:p>49124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9124246" calcext:value-type="float">
            <text:p>49124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9124256" calcext:value-type="float">
            <text:p>49124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9124261" calcext:value-type="float">
            <text:p>49124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9124262" calcext:value-type="float">
            <text:p>49124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9124263" calcext:value-type="float">
            <text:p>49124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9124267" calcext:value-type="float">
            <text:p>49124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9124268" calcext:value-type="float">
            <text:p>49124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9124269" calcext:value-type="float">
            <text:p>49124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9124270" calcext:value-type="float">
            <text:p>49124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9124274" calcext:value-type="float">
            <text:p>49124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9124274" calcext:value-type="float">
            <text:p>49124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9124275" calcext:value-type="float">
            <text:p>49124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9124276" calcext:value-type="float">
            <text:p>49124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9124280" calcext:value-type="float">
            <text:p>49124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49124281" calcext:value-type="float">
            <text:p>49124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49124281" calcext:value-type="float">
            <text:p>49124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49124283" calcext:value-type="float">
            <text:p>49124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49124283" calcext:value-type="float">
            <text:p>49124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49124285" calcext:value-type="float">
            <text:p>491242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49124286" calcext:value-type="float">
            <text:p>49124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49124288" calcext:value-type="float">
            <text:p>49124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49124290" calcext:value-type="float">
            <text:p>491242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49124291" calcext:value-type="float">
            <text:p>49124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49124293" calcext:value-type="float">
            <text:p>491242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49124295" calcext:value-type="float">
            <text:p>49124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49124297" calcext:value-type="float">
            <text:p>49124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9124298" calcext:value-type="float">
            <text:p>491242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49124300" calcext:value-type="float">
            <text:p>49124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49124321" calcext:value-type="float">
            <text:p>49124321</text:p>
          </table:table-cell>
          <table:table-cell office:value-type="float" office:value="5333" calcext:value-type="float">
            <text:p>533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24322" calcext:value-type="float">
            <text:p>491243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133637" calcext:value-type="float">
            <text:p>49133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133638" calcext:value-type="float">
            <text:p>49133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9133639" calcext:value-type="float">
            <text:p>491336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49133640" calcext:value-type="float">
            <text:p>49133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49133655" calcext:value-type="float">
            <text:p>49133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9133656" calcext:value-type="float">
            <text:p>49133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49133657" calcext:value-type="float">
            <text:p>49133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49133658" calcext:value-type="float">
            <text:p>49133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49133678" calcext:value-type="float">
            <text:p>49133678</text:p>
          </table:table-cell>
          <table:table-cell office:value-type="float" office:value="9378" calcext:value-type="float">
            <text:p>937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33679" calcext:value-type="float">
            <text:p>491336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138971" calcext:value-type="float">
            <text:p>49138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138972" calcext:value-type="float">
            <text:p>49138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138973" calcext:value-type="float">
            <text:p>49138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9138974" calcext:value-type="float">
            <text:p>49138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9138982" calcext:value-type="float">
            <text:p>49138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9138983" calcext:value-type="float">
            <text:p>49138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9138988" calcext:value-type="float">
            <text:p>49138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9138990" calcext:value-type="float">
            <text:p>49138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9138991" calcext:value-type="float">
            <text:p>49138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9138996" calcext:value-type="float">
            <text:p>49138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9138997" calcext:value-type="float">
            <text:p>49138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9138998" calcext:value-type="float">
            <text:p>49138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9139001" calcext:value-type="float">
            <text:p>49139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9139007" calcext:value-type="float">
            <text:p>49139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9139013" calcext:value-type="float">
            <text:p>49139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49139034" calcext:value-type="float">
            <text:p>49139034</text:p>
          </table:table-cell>
          <table:table-cell office:value-type="float" office:value="5377" calcext:value-type="float">
            <text:p>537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39035" calcext:value-type="float">
            <text:p>491390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148498" calcext:value-type="float">
            <text:p>49148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9148499" calcext:value-type="float">
            <text:p>49148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9148520" calcext:value-type="float">
            <text:p>49148520</text:p>
          </table:table-cell>
          <table:table-cell office:value-type="float" office:value="9507" calcext:value-type="float">
            <text:p>950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48521" calcext:value-type="float">
            <text:p>49148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9154728" calcext:value-type="float">
            <text:p>49154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9154728" calcext:value-type="float">
            <text:p>49154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9154729" calcext:value-type="float">
            <text:p>491547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49154731" calcext:value-type="float">
            <text:p>49154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49154732" calcext:value-type="float">
            <text:p>49154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49154733" calcext:value-type="float">
            <text:p>49154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9154745" calcext:value-type="float">
            <text:p>49154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49154745" calcext:value-type="float">
            <text:p>49154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49154748" calcext:value-type="float">
            <text:p>491547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49154749" calcext:value-type="float">
            <text:p>49154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49154757" calcext:value-type="float">
            <text:p>49154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49154758" calcext:value-type="float">
            <text:p>49154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49154761" calcext:value-type="float">
            <text:p>49154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49154763" calcext:value-type="float">
            <text:p>49154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9154764" calcext:value-type="float">
            <text:p>49154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49154765" calcext:value-type="float">
            <text:p>49154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49154769" calcext:value-type="float">
            <text:p>49154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9154771" calcext:value-type="float">
            <text:p>49154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49154772" calcext:value-type="float">
            <text:p>49154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49154776" calcext:value-type="float">
            <text:p>49154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49154778" calcext:value-type="float">
            <text:p>49154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49154779" calcext:value-type="float">
            <text:p>49154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49154782" calcext:value-type="float">
            <text:p>49154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49154786" calcext:value-type="float">
            <text:p>49154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49154787" calcext:value-type="float">
            <text:p>49154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49154788" calcext:value-type="float">
            <text:p>49154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49154790" calcext:value-type="float">
            <text:p>49154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9154791" calcext:value-type="float">
            <text:p>49154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49154793" calcext:value-type="float">
            <text:p>49154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49154793" calcext:value-type="float">
            <text:p>49154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49154794" calcext:value-type="float">
            <text:p>491547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49154795" calcext:value-type="float">
            <text:p>491547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49154797" calcext:value-type="float">
            <text:p>49154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49154798" calcext:value-type="float">
            <text:p>491547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49154800" calcext:value-type="float">
            <text:p>49154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49154802" calcext:value-type="float">
            <text:p>491548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9154804" calcext:value-type="float">
            <text:p>49154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49154811" calcext:value-type="float">
            <text:p>49154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49154831" calcext:value-type="float">
            <text:p>49154831</text:p>
          </table:table-cell>
          <table:table-cell office:value-type="float" office:value="6332" calcext:value-type="float">
            <text:p>633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54832" calcext:value-type="float">
            <text:p>491548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165795" calcext:value-type="float">
            <text:p>49165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165797" calcext:value-type="float">
            <text:p>49165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9165797" calcext:value-type="float">
            <text:p>49165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9165818" calcext:value-type="float">
            <text:p>49165818</text:p>
          </table:table-cell>
          <table:table-cell office:value-type="float" office:value="11008" calcext:value-type="float">
            <text:p>1100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65819" calcext:value-type="float">
            <text:p>491658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71650" calcext:value-type="float">
            <text:p>49171650</text:p>
          </table:table-cell>
          <table:table-cell office:value-type="float" office:value="5854" calcext:value-type="float">
            <text:p>585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9171652" calcext:value-type="float">
            <text:p>49171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9171653" calcext:value-type="float">
            <text:p>49171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9171653" calcext:value-type="float">
            <text:p>49171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9171655" calcext:value-type="float">
            <text:p>49171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9171655" calcext:value-type="float">
            <text:p>491716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9171663" calcext:value-type="float">
            <text:p>49171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9171664" calcext:value-type="float">
            <text:p>49171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9171672" calcext:value-type="float">
            <text:p>49171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9171676" calcext:value-type="float">
            <text:p>49171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9171678" calcext:value-type="float">
            <text:p>49171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9171679" calcext:value-type="float">
            <text:p>49171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49171680" calcext:value-type="float">
            <text:p>4917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9171683" calcext:value-type="float">
            <text:p>49171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49171683" calcext:value-type="float">
            <text:p>491716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49171684" calcext:value-type="float">
            <text:p>491716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9171693" calcext:value-type="float">
            <text:p>49171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49171698" calcext:value-type="float">
            <text:p>49171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9171699" calcext:value-type="float">
            <text:p>49171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49171703" calcext:value-type="float">
            <text:p>49171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49171704" calcext:value-type="float">
            <text:p>49171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49171706" calcext:value-type="float">
            <text:p>4917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49171709" calcext:value-type="float">
            <text:p>49171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49171710" calcext:value-type="float">
            <text:p>491717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9171712" calcext:value-type="float">
            <text:p>4917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49171713" calcext:value-type="float">
            <text:p>4917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9171714" calcext:value-type="float">
            <text:p>49171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49171715" calcext:value-type="float">
            <text:p>49171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49171716" calcext:value-type="float">
            <text:p>491717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49171718" calcext:value-type="float">
            <text:p>491717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49171719" calcext:value-type="float">
            <text:p>491717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49182212" calcext:value-type="float">
            <text:p>49182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49182213" calcext:value-type="float">
            <text:p>49182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49182234" calcext:value-type="float">
            <text:p>49182234</text:p>
          </table:table-cell>
          <table:table-cell office:value-type="float" office:value="16437" calcext:value-type="float">
            <text:p>16437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82235" calcext:value-type="float">
            <text:p>491822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188247" calcext:value-type="float">
            <text:p>49188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9188247" calcext:value-type="float">
            <text:p>491882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188248" calcext:value-type="float">
            <text:p>49188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49188250" calcext:value-type="float">
            <text:p>49188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9188250" calcext:value-type="float">
            <text:p>49188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49188251" calcext:value-type="float">
            <text:p>491882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9188259" calcext:value-type="float">
            <text:p>49188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49188260" calcext:value-type="float">
            <text:p>49188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49188268" calcext:value-type="float">
            <text:p>49188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9188269" calcext:value-type="float">
            <text:p>49188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49188272" calcext:value-type="float">
            <text:p>49188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49188275" calcext:value-type="float">
            <text:p>49188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49188276" calcext:value-type="float">
            <text:p>49188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49188283" calcext:value-type="float">
            <text:p>49188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49188288" calcext:value-type="float">
            <text:p>49188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9188289" calcext:value-type="float">
            <text:p>49188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9188290" calcext:value-type="float">
            <text:p>49188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9188293" calcext:value-type="float">
            <text:p>49188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9188299" calcext:value-type="float">
            <text:p>49188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49188305" calcext:value-type="float">
            <text:p>49188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9188305" calcext:value-type="float">
            <text:p>49188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49188313" calcext:value-type="float">
            <text:p>49188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49188333" calcext:value-type="float">
            <text:p>49188333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88334" calcext:value-type="float">
            <text:p>491883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199089" calcext:value-type="float">
            <text:p>49199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199090" calcext:value-type="float">
            <text:p>491990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9199091" calcext:value-type="float">
            <text:p>49199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9199092" calcext:value-type="float">
            <text:p>49199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9199112" calcext:value-type="float">
            <text:p>49199112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99113" calcext:value-type="float">
            <text:p>491991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205260" calcext:value-type="float">
            <text:p>49205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205260" calcext:value-type="float">
            <text:p>49205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205269" calcext:value-type="float">
            <text:p>49205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9205270" calcext:value-type="float">
            <text:p>49205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9205271" calcext:value-type="float">
            <text:p>492052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9205272" calcext:value-type="float">
            <text:p>49205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9205273" calcext:value-type="float">
            <text:p>49205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9205283" calcext:value-type="float">
            <text:p>49205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9205287" calcext:value-type="float">
            <text:p>49205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9205289" calcext:value-type="float">
            <text:p>49205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9205291" calcext:value-type="float">
            <text:p>49205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49205293" calcext:value-type="float">
            <text:p>49205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9205300" calcext:value-type="float">
            <text:p>49205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49205305" calcext:value-type="float">
            <text:p>49205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49205305" calcext:value-type="float">
            <text:p>49205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9205306" calcext:value-type="float">
            <text:p>492053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9205310" calcext:value-type="float">
            <text:p>49205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9205310" calcext:value-type="float">
            <text:p>49205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9205311" calcext:value-type="float">
            <text:p>49205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9205312" calcext:value-type="float">
            <text:p>492053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49205316" calcext:value-type="float">
            <text:p>49205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49205317" calcext:value-type="float">
            <text:p>49205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49205318" calcext:value-type="float">
            <text:p>49205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49205319" calcext:value-type="float">
            <text:p>49205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49205319" calcext:value-type="float">
            <text:p>49205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49205320" calcext:value-type="float">
            <text:p>49205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49205322" calcext:value-type="float">
            <text:p>49205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49205324" calcext:value-type="float">
            <text:p>49205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49205326" calcext:value-type="float">
            <text:p>49205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49205327" calcext:value-type="float">
            <text:p>49205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49205329" calcext:value-type="float">
            <text:p>49205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49205331" calcext:value-type="float">
            <text:p>49205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49205334" calcext:value-type="float">
            <text:p>492053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9205335" calcext:value-type="float">
            <text:p>49205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49205337" calcext:value-type="float">
            <text:p>492053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49205341" calcext:value-type="float">
            <text:p>49205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49205344" calcext:value-type="float">
            <text:p>49205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49205365" calcext:value-type="float">
            <text:p>49205365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05366" calcext:value-type="float">
            <text:p>492053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216288" calcext:value-type="float">
            <text:p>49216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216289" calcext:value-type="float">
            <text:p>49216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9216290" calcext:value-type="float">
            <text:p>492162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9216291" calcext:value-type="float">
            <text:p>49216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9216292" calcext:value-type="float">
            <text:p>49216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9216312" calcext:value-type="float">
            <text:p>49216312</text:p>
          </table:table-cell>
          <table:table-cell office:value-type="float" office:value="10968" calcext:value-type="float">
            <text:p>10968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216313" calcext:value-type="float">
            <text:p>492163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222500" calcext:value-type="float">
            <text:p>4922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222501" calcext:value-type="float">
            <text:p>49222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9222502" calcext:value-type="float">
            <text:p>49222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9222503" calcext:value-type="float">
            <text:p>49222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9222503" calcext:value-type="float">
            <text:p>49222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9222514" calcext:value-type="float">
            <text:p>49222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9222514" calcext:value-type="float">
            <text:p>49222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9222516" calcext:value-type="float">
            <text:p>49222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9222520" calcext:value-type="float">
            <text:p>49222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9222521" calcext:value-type="float">
            <text:p>49222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49222522" calcext:value-type="float">
            <text:p>4922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9222531" calcext:value-type="float">
            <text:p>49222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9222532" calcext:value-type="float">
            <text:p>49222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9222534" calcext:value-type="float">
            <text:p>49222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9222537" calcext:value-type="float">
            <text:p>49222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9222538" calcext:value-type="float">
            <text:p>49222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49222539" calcext:value-type="float">
            <text:p>49222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9222543" calcext:value-type="float">
            <text:p>49222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9222544" calcext:value-type="float">
            <text:p>49222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9222545" calcext:value-type="float">
            <text:p>49222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9222550" calcext:value-type="float">
            <text:p>49222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9222552" calcext:value-type="float">
            <text:p>49222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9222553" calcext:value-type="float">
            <text:p>49222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49222554" calcext:value-type="float">
            <text:p>49222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9222555" calcext:value-type="float">
            <text:p>49222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49222556" calcext:value-type="float">
            <text:p>49222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9222560" calcext:value-type="float">
            <text:p>49222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9222562" calcext:value-type="float">
            <text:p>49222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49222563" calcext:value-type="float">
            <text:p>49222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49222564" calcext:value-type="float">
            <text:p>49222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49222569" calcext:value-type="float">
            <text:p>492225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9222571" calcext:value-type="float">
            <text:p>49222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49222572" calcext:value-type="float">
            <text:p>4922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49222593" calcext:value-type="float">
            <text:p>49222593</text:p>
          </table:table-cell>
          <table:table-cell office:value-type="float" office:value="6302" calcext:value-type="float">
            <text:p>630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22594" calcext:value-type="float">
            <text:p>492225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233630" calcext:value-type="float">
            <text:p>492336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9233631" calcext:value-type="float">
            <text:p>49233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233632" calcext:value-type="float">
            <text:p>49233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233634" calcext:value-type="float">
            <text:p>49233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9233644" calcext:value-type="float">
            <text:p>49233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9233645" calcext:value-type="float">
            <text:p>49233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9233645" calcext:value-type="float">
            <text:p>49233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9233666" calcext:value-type="float">
            <text:p>49233666</text:p>
          </table:table-cell>
          <table:table-cell office:value-type="float" office:value="11094" calcext:value-type="float">
            <text:p>1109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233667" calcext:value-type="float">
            <text:p>492336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239980" calcext:value-type="float">
            <text:p>49239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239981" calcext:value-type="float">
            <text:p>49239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9239989" calcext:value-type="float">
            <text:p>49239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9239990" calcext:value-type="float">
            <text:p>49239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9239991" calcext:value-type="float">
            <text:p>49239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9239992" calcext:value-type="float">
            <text:p>49239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9239992" calcext:value-type="float">
            <text:p>49239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240003" calcext:value-type="float">
            <text:p>49240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9240003" calcext:value-type="float">
            <text:p>49240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9240006" calcext:value-type="float">
            <text:p>4924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240009" calcext:value-type="float">
            <text:p>4924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9240010" calcext:value-type="float">
            <text:p>49240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9240016" calcext:value-type="float">
            <text:p>49240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9240023" calcext:value-type="float">
            <text:p>49240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9240024" calcext:value-type="float">
            <text:p>4924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9240028" calcext:value-type="float">
            <text:p>49240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9240031" calcext:value-type="float">
            <text:p>49240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9240034" calcext:value-type="float">
            <text:p>49240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9240035" calcext:value-type="float">
            <text:p>49240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9240037" calcext:value-type="float">
            <text:p>49240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9240037" calcext:value-type="float">
            <text:p>49240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9240040" calcext:value-type="float">
            <text:p>49240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9240040" calcext:value-type="float">
            <text:p>49240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9240041" calcext:value-type="float">
            <text:p>49240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9240042" calcext:value-type="float">
            <text:p>49240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9240043" calcext:value-type="float">
            <text:p>49240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9240044" calcext:value-type="float">
            <text:p>49240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9240046" calcext:value-type="float">
            <text:p>49240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49240048" calcext:value-type="float">
            <text:p>49240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49240049" calcext:value-type="float">
            <text:p>49240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49240051" calcext:value-type="float">
            <text:p>49240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9240053" calcext:value-type="float">
            <text:p>492400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49240056" calcext:value-type="float">
            <text:p>4924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49240057" calcext:value-type="float">
            <text:p>49240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49240077" calcext:value-type="float">
            <text:p>49240077</text:p>
          </table:table-cell>
          <table:table-cell office:value-type="float" office:value="6432" calcext:value-type="float">
            <text:p>6432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40078" calcext:value-type="float">
            <text:p>49240078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  <table:database-ranges>
        <table:database-range table:name="__Anonymous_Sheet_DB__0" table:target-range-address="Sheet1.A2:Sheet1.E466" table:display-filter-buttons="true" table:orientation="column">
          <table:filter>
            <table:filter-and>
              <table:filter-condition table:field-number="-1" table:value="*t" table:operator="=">
                <table:filter-set-item table:value="*t"/>
                <table:filter-set-item table:value="T"/>
              </table:filter-condition>
            </table:filter-and>
          </table:filter>
        </table:database-range>
        <table:database-range table:name="__Anonymous_Sheet_DB__1" table:target-range-address="Sheet2.A4:Sheet2.E190" table:display-filter-buttons="true" table:orientation="column"/>
        <table:database-range table:name="__Anonymous_Sheet_DB__2" table:target-range-address="S.A1:S.J97" table:display-filter-buttons="true" table:orientation="column">
          <table:filter>
            <table:filter-and>
              <table:filter-condition table:field-number="6" table:value="22" table:operator="=">
                <table:filter-set-item table:value="22"/>
                <table:filter-set-item table:value="23"/>
                <table:filter-set-item table:value="26"/>
                <table:filter-set-item table:value="47"/>
                <table:filter-set-item table:value="51"/>
              </table:filter-condition>
            </table:filter-and>
          </table:filter>
        </table:database-range>
        <table:database-range table:name="__Anonymous_Sheet_DB__3" table:target-range-address="T.A1:T.I355" table:display-filter-buttons="true" table:orientation="column">
          <table:filter>
            <table:filter-and>
              <table:filter-condition table:field-number="7" table:data-type="number" table:value="21" table:operator="&gt;"/>
            </table:filter-and>
          </table:filter>
        </table:database-range>
        <table:database-range table:name="__Anonymous_Sheet_DB__4" table:target-range-address="Sheet5.A1:Sheet5.G837" table:display-filter-buttons="true">
          <table:filter>
            <table:filter-and>
              <table:filter-condition table:field-number="2" table:value="*t" table:operator="=">
                <table:filter-set-item table:value="*t"/>
                <table:filter-set-item table:value="T"/>
              </table:filter-condition>
            </table:filter-and>
          </table:filter>
        </table:database-range>
        <table:database-range table:name="__Anonymous_Sheet_DB__5" table:target-range-address="S2.A1:S2.F123" table:display-filter-buttons="true">
          <table:filter>
            <table:filter-and>
              <table:filter-condition table:field-number="2" table:value="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1">00.00.0000</text:date>, <text:time style:data-style-name="N2" text:time-value="22:22:53.315565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9:45:43.765769920</meta:creation-date>
    <dc:date>2018-03-01T23:34:31.355433423</dc:date>
    <meta:editing-duration>PT7M24S</meta:editing-duration>
    <meta:editing-cycles>2</meta:editing-cycles>
    <meta:generator>LibreOffice/5.4.5.1$Linux_X86_64 LibreOffice_project/40m0$Build-1</meta:generator>
    <meta:document-statistic meta:table-count="7" meta:cell-count="16956" meta:object-count="0"/>
  </office:meta>
</office:document-meta>
</file>